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871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4.856cm"/>
    </style:style>
    <style:style style:name="co14" style:family="table-column">
      <style:table-column-properties fo:break-before="auto" style:column-width="23.973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1.071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0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1" style:family="table-cell" style:parent-style-name="Red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2" style:family="table-cell" style:parent-style-name="Default" style:data-style-name="N104">
      <style:map style:condition="cell-content()&lt;=1" style:apply-style-name="Good" style:base-cell-address="Components.C3"/>
      <style:map style:condition="cell-content()&gt;5" style:apply-style-name="Warning" style:base-cell-address="Components.C3"/>
    </style:style>
    <style:style style:name="ce23" style:family="table-cell" style:parent-style-name="Default" style:data-style-name="N3">
      <style:map style:condition="cell-content()&lt;5" style:apply-style-name="Error" style:base-cell-address="Components.D3"/>
      <style:map style:condition="cell-content()&lt;20" style:apply-style-name="Warning" style:base-cell-address="Components.D3"/>
      <style:map style:condition="cell-content()&gt;50" style:apply-style-name="Good" style:base-cell-address="Components.D3"/>
    </style:style>
    <style:style style:name="ce24" style:family="table-cell" style:parent-style-name="Default" style:data-style-name="N2">
      <style:map style:condition="cell-content()&gt;5" style:apply-style-name="Error" style:base-cell-address="Components.E3"/>
      <style:map style:condition="cell-content()&gt;4.6" style:apply-style-name="Warning" style:base-cell-address="Components.E3"/>
      <style:map style:condition="cell-content-is-between(4.1,4.6)" style:apply-style-name="Good" style:base-cell-address="Components.E3"/>
      <style:map style:condition="cell-content-is-between(2.1,2.6)" style:apply-style-name="Good" style:base-cell-address="Components.E3"/>
    </style:style>
    <style:style style:name="ce25" style:family="table-cell" style:parent-style-name="Default">
      <style:map style:condition="cell-content()&gt;1000" style:apply-style-name="Error" style:base-cell-address="Components.F3"/>
      <style:map style:condition="cell-content()&gt;450" style:apply-style-name="Warning" style:base-cell-address="Components.F3"/>
      <style:map style:condition="cell-content-is-between(20,100)" style:apply-style-name="Good" style:base-cell-address="Components.F3"/>
    </style:style>
    <style:style style:name="ce26" style:family="table-cell" style:parent-style-name="Default">
      <style:map style:condition="cell-content()&gt;1000" style:apply-style-name="Warning" style:base-cell-address="Components.G3"/>
      <style:map style:condition="cell-content()&lt;30" style:apply-style-name="Warning" style:base-cell-address="Components.G3"/>
      <style:map style:condition="cell-content-is-between(40,200)" style:apply-style-name="Good" style:base-cell-address="Components.G3"/>
    </style:style>
    <style:style style:name="ce27" style:family="table-cell" style:parent-style-name="Default" style:data-style-name="N2">
      <style:map style:condition="cell-content()&gt;6" style:apply-style-name="Error" style:base-cell-address="Components.H3"/>
      <style:map style:condition="cell-content()&gt;5.5" style:apply-style-name="Warning" style:base-cell-address="Components.H3"/>
      <style:map style:condition="cell-content()&lt;1.6" style:apply-style-name="Warning" style:base-cell-address="Components.H3"/>
      <style:map style:condition="cell-content()&gt;=2" style:apply-style-name="Good" style:base-cell-address="Components.H3"/>
    </style:style>
    <style:style style:name="ce28" style:family="table-cell" style:parent-style-name="Default" style:data-style-name="N2">
      <style:map style:condition="cell-content()&gt;3.5" style:apply-style-name="Error" style:base-cell-address="Components.I3"/>
      <style:map style:condition="cell-content()&lt;0.8" style:apply-style-name="Warning" style:base-cell-address="Components.I3"/>
      <style:map style:condition="cell-content()&gt;=1.25" style:apply-style-name="Good" style:base-cell-address="Components.I3"/>
    </style:style>
    <style:style style:name="ce29" style:family="table-cell" style:parent-style-name="Default" style:data-style-name="N2">
      <style:map style:condition="cell-content()&gt;1.75" style:apply-style-name="Error" style:base-cell-address="Components.J3"/>
      <style:map style:condition="cell-content()&gt;1.6" style:apply-style-name="Warning" style:base-cell-address="Components.J3"/>
      <style:map style:condition="cell-content()&lt;0.5" style:apply-style-name="Warning" style:base-cell-address="Components.J3"/>
      <style:map style:condition="cell-content()&gt;2" style:apply-style-name="Good" style:base-cell-address="Components.J3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none" fo:border-left="0.06pt solid #000000" fo:border-right="none" fo:border-top="0.06pt solid #000000"/>
    </style:style>
    <style:style style:name="ce3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3" style:family="table-cell" style:parent-style-name="Default" style:data-style-name="N2"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  <style:map style:condition="cell-content()=&quot;PD4&quot;" style:apply-style-name="IR" style:base-cell-address="Components.O2"/>
      <style:map style:condition="cell-content()=&quot;PD3&quot;" style:apply-style-name="Red" style:base-cell-address="Components.O2"/>
      <style:map style:condition="cell-content()=&quot;PD2&quot;" style:apply-style-name="Orange" style:base-cell-address="Components.O2"/>
      <style:map style:condition="cell-content()=&quot;PD1&quot;" style:apply-style-name="Yellow" style:base-cell-address="Components.O2"/>
    </style:style>
    <style:style style:name="ce38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&quot;PD4&quot;" style:apply-style-name="IR" style:base-cell-address="Components.O2"/>
      <style:map style:condition="cell-content()=&quot;PD3&quot;" style:apply-style-name="Red" style:base-cell-address="Components.O2"/>
      <style:map style:condition="cell-content()=&quot;PD2&quot;" style:apply-style-name="Orange" style:base-cell-address="Components.O2"/>
      <style:map style:condition="cell-content()=&quot;PD1&quot;" style:apply-style-name="Yellow" style:base-cell-address="Components.O2"/>
    </style:style>
    <style:style style:name="ce39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&quot;PD4&quot;" style:apply-style-name="IR" style:base-cell-address="Components.O2"/>
      <style:map style:condition="cell-content()=&quot;PD3&quot;" style:apply-style-name="Red" style:base-cell-address="Components.O2"/>
      <style:map style:condition="cell-content()=&quot;PD2&quot;" style:apply-style-name="Orange" style:base-cell-address="Components.O2"/>
      <style:map style:condition="cell-content()=&quot;PD1&quot;" style:apply-style-name="Yellow" style:base-cell-address="Components.O2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  <style:style style:name="ce41" style:family="table-cell" style:parent-style-name="Default" style:data-style-name="N2"/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Default"/>
        <table:table-column table:style-name="co2" table:default-cell-style-name="ce20"/>
        <table:table-column table:style-name="co3" table:default-cell-style-name="ce22"/>
        <table:table-column table:style-name="co4" table:default-cell-style-name="ce23"/>
        <table:table-column table:style-name="co5" table:default-cell-style-name="ce24"/>
        <table:table-column table:style-name="co6" table:default-cell-style-name="ce25"/>
        <table:table-column table:style-name="co7" table:default-cell-style-name="ce26"/>
        <table:table-column table:style-name="co8" table:default-cell-style-name="ce27"/>
        <table:table-column table:style-name="co8" table:default-cell-style-name="ce28"/>
        <table:table-column table:style-name="co8" table:default-cell-style-name="ce29"/>
        <table:table-column table:style-name="co9" table:default-cell-style-name="ce32"/>
        <table:table-column table:style-name="co9" table:default-cell-style-name="ce33"/>
        <table:table-column table:style-name="co10" table:default-cell-style-name="ce33"/>
        <table:table-column table:style-name="co11" table:default-cell-style-name="ce36"/>
        <table:table-column table:style-name="co12" table:default-cell-style-name="ce39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8" table:number-columns-repeated="1006" table:default-cell-style-name="Default"/>
        <table:table-row table:style-name="ro1">
          <table:table-cell office:value-type="string" calcext:value-type="string">
            <text:p>Wavelength (nm)</text:p>
          </table:table-cell>
          <table:table-cell table:style-name="Default" office:value-type="string" calcext:value-type="string">
            <text:p>Color</text:p>
          </table:table-cell>
          <table:table-cell table:style-name="Default" office:value-type="string" calcext:value-type="string">
            <text:p><text:s/>Price (£)</text:p>
          </table:table-cell>
          <table:table-cell table:style-name="Default" office:value-type="string" calcext:value-type="string">
            <text:p>Availability</text:p>
          </table:table-cell>
          <table:table-cell table:style-name="Default" office:value-type="string" calcext:value-type="string">
            <text:p>Voltage</text:p>
          </table:table-cell>
          <table:table-cell table:style-name="Default" office:value-type="string" calcext:value-type="string">
            <text:p><text:s/>Current (mA)</text:p>
          </table:table-cell>
          <table:table-cell table:style-name="Default" office:value-type="string" calcext:value-type="string">
            <text:p>Power (mW)</text:p>
          </table:table-cell>
          <table:table-cell table:style-name="Default" office:value-type="string" calcext:value-type="string">
            <text:p>Length (mm)</text:p>
          </table:table-cell>
          <table:table-cell table:style-name="Default" office:value-type="string" calcext:value-type="string">
            <text:p>Width (mm)</text:p>
          </table:table-cell>
          <table:table-cell table:style-name="Default" office:value-type="string" calcext:value-type="string">
            <text:p>Height (mm)</text:p>
          </table:table-cell>
          <table:table-cell table:style-name="ce30" office:value-type="string" calcext:value-type="string">
            <text:p>PD1</text:p>
          </table:table-cell>
          <table:table-cell table:style-name="Default" office:value-type="string" calcext:value-type="string">
            <text:p>PD2</text:p>
          </table:table-cell>
          <table:table-cell table:style-name="Default" office:value-type="string" calcext:value-type="string">
            <text:p>PD3</text:p>
          </table:table-cell>
          <table:table-cell table:style-name="ce34" office:value-type="string" calcext:value-type="string">
            <text:p>PD4</text:p>
          </table:table-cell>
          <table:table-cell table:style-name="ce34" office:value-type="string" calcext:value-type="string">
            <text:p>Photodi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<text:s/>URL</text:p>
          </table:table-cell>
          <table:table-cell table:style-name="ce40"/>
          <table:table-cell table:number-columns-repeated="1006"/>
        </table:table-row>
        <table:table-row table:style-name="ro1">
          <table:table-cell table:style-name="ce10" table:number-columns-repeated="10"/>
          <table:table-cell table:style-name="ce31"/>
          <table:table-cell table:style-name="ce10" table:number-columns-repeated="2"/>
          <table:table-cell table:style-name="ce35"/>
          <table:table-cell table:style-name="ce37"/>
          <table:table-cell table:style-name="ce10" table:number-columns-repeated="2"/>
          <table:table-cell/>
          <table:table-cell table:style-name="ce10" table:number-columns-repeated="1006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VLOOKUP([.A3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3]*[.F3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$A3]; OFFSET([$Photodiode.$B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C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D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E$2]; MATCH([.$A3];[$Photodiode.$A$3:$Photodiode.$A$21];1); 0; 2); OFFSET([$Photodiode.$A$2]; MATCH([.$A3];[$Photodiode.$A$3:$Photodiode.$A$21];1); 0; 2))" office:value-type="float" office:value="0.725" calcext:value-type="float">
            <text:p>0.73</text:p>
          </table:table-cell>
          <table:table-cell table:style-name="ce38" table:formula="of:=IF([.K3] = MAX([.K3:.N3]); &quot;PD1&quot;; IF([.L3] = MAX([.K3:.N3]); &quot;PD2&quot;; IF([.M3] = MAX([.K3:.N3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5016-199-IR/1125-1354-ND/5872623</text:p>
          </table:table-cell>
          <table:table-cell table:number-columns-repeated="1007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VLOOKUP([.A4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4]*[.F4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4]; OFFSET([$Photodiode.$B$2]; MATCH([.A4];[$Photodiode.$A$3:$Photodiode.$A$21];1); 0; 2); OFFSET([$Photodiode.$A$2]; MATCH([.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C$2]; MATCH([.$A4];[$Photodiode.$A$3:$Photodiode.$A$21];1); 0; 2); OFFSET([$Photodiode.$A$2]; MATCH([.$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D$2]; MATCH([.$A4];[$Photodiode.$A$3:$Photodiode.$A$21];1); 0; 2); OFFSET([$Photodiode.$A$2]; MATCH([.$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E$2]; MATCH([.$A4];[$Photodiode.$A$3:$Photodiode.$A$21];1); 0; 2); OFFSET([$Photodiode.$A$2]; MATCH([.$A4];[$Photodiode.$A$3:$Photodiode.$A$21];1); 0; 2))" office:value-type="float" office:value="0.958333333333333" calcext:value-type="float">
            <text:p>0.96</text:p>
          </table:table-cell>
          <table:table-cell table:style-name="ce38" table:formula="of:=IF([.K4] = MAX([.K4:.N4]); &quot;PD1&quot;; IF([.L4] = MAX([.K4:.N4]); &quot;PD2&quot;; IF([.M4] = MAX([.K4:.N4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5015-199-IR/1125-1350-ND/5872619</text:p>
          </table:table-cell>
          <table:table-cell table:number-columns-repeated="100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VLOOKUP([.A5];[$Colors.$A$3:$Colors.$C$15];3;1)" office:value-type="string" office:string-value="SWIR" calcext:value-type="string">
            <text:p>SWIR</text:p>
          </table:table-cell>
          <table:table-cell office:value-type="currency" office:currency="GBP" office:value="18.59" calcext:value-type="currency">
            <text:p>£18.59</text:p>
          </table:table-cell>
          <table:table-cell office:value-type="float" office:value="1240" calcext:value-type="float">
            <text:p>1,240</text:p>
          </table:table-cell>
          <table:table-cell office:value-type="float" office:value="1.05" calcext:value-type="float">
            <text:p>1.05</text:p>
          </table:table-cell>
          <table:table-cell office:value-type="float" office:value="50" calcext:value-type="float">
            <text:p>50</text:p>
          </table:table-cell>
          <table:table-cell table:formula="of:=[.E5]*[.F5]" office:value-type="float" office:value="52.5" calcext:value-type="float">
            <text:p>52.5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1.95" calcext:value-type="float">
            <text:p>1.95</text:p>
          </table:table-cell>
          <table:table-cell table:formula="of:=COM.MICROSOFT.FORECAST.LINEAR([.A5]; OFFSET([$Photodiode.$B$2]; MATCH([.A5];[$Photodiode.$A$3:$Photodiode.$A$21];1); 0; 2); OFFSET([$Photodiode.$A$2]; MATCH([.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C$2]; MATCH([.$A5];[$Photodiode.$A$3:$Photodiode.$A$21];1); 0; 2); OFFSET([$Photodiode.$A$2]; MATCH([.$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D$2]; MATCH([.$A5];[$Photodiode.$A$3:$Photodiode.$A$21];1); 0; 2); OFFSET([$Photodiode.$A$2]; MATCH([.$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E$2]; MATCH([.$A5];[$Photodiode.$A$3:$Photodiode.$A$21];1); 0; 2); OFFSET([$Photodiode.$A$2]; MATCH([.$A5];[$Photodiode.$A$3:$Photodiode.$A$21];1); 0; 2))" office:value-type="float" office:value="0.95" calcext:value-type="float">
            <text:p>0.95</text:p>
          </table:table-cell>
          <table:table-cell table:style-name="ce38" table:formula="of:=IF([.K5] = MAX([.K5:.N5]); &quot;PD1&quot;; IF([.L5] = MAX([.K5:.N5]); &quot;PD2&quot;; IF([.M5] = MAX([.K5:.N5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qt-brightek-qtb/QBHP684E-IR1500B/1516-QBHP684E-IR1500BCT-ND/10441186</text:p>
          </table:table-cell>
          <table:table-cell table:number-columns-repeated="1007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VLOOKUP([.A6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6]*[.F6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6]; OFFSET([$Photodiode.$B$2]; MATCH([.A6];[$Photodiode.$A$3:$Photodiode.$A$21];1); 0; 2); OFFSET([$Photodiode.$A$2]; MATCH([.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C$2]; MATCH([.$A6];[$Photodiode.$A$3:$Photodiode.$A$21];1); 0; 2); OFFSET([$Photodiode.$A$2]; MATCH([.$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D$2]; MATCH([.$A6];[$Photodiode.$A$3:$Photodiode.$A$21];1); 0; 2); OFFSET([$Photodiode.$A$2]; MATCH([.$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E$2]; MATCH([.$A6];[$Photodiode.$A$3:$Photodiode.$A$21];1); 0; 2); OFFSET([$Photodiode.$A$2]; MATCH([.$A6];[$Photodiode.$A$3:$Photodiode.$A$21];1); 0; 2))" office:value-type="float" office:value="0.935" calcext:value-type="float">
            <text:p>0.94</text:p>
          </table:table-cell>
          <table:table-cell table:style-name="ce38" table:formula="of:=IF([.K6] = MAX([.K6:.N6]); &quot;PD1&quot;; IF([.L6] = MAX([.K6:.N6]); &quot;PD2&quot;; IF([.M6] = MAX([.K6:.N6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5014-199-IR/1125-1346-ND/5872615</text:p>
          </table:table-cell>
          <table:table-cell table:number-columns-repeated="100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7];[$Colors.$A$3:$Colors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7]*[.F7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7]; OFFSET([$Photodiode.$B$2]; MATCH([.A7];[$Photodiode.$A$3:$Photodiode.$A$21];1); 0; 2); OFFSET([$Photodiode.$A$2]; MATCH([.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C$2]; MATCH([.$A7];[$Photodiode.$A$3:$Photodiode.$A$21];1); 0; 2); OFFSET([$Photodiode.$A$2]; MATCH([.$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D$2]; MATCH([.$A7];[$Photodiode.$A$3:$Photodiode.$A$21];1); 0; 2); OFFSET([$Photodiode.$A$2]; MATCH([.$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E$2]; MATCH([.$A7];[$Photodiode.$A$3:$Photodiode.$A$21];1); 0; 2); OFFSET([$Photodiode.$A$2]; MATCH([.$A7];[$Photodiode.$A$3:$Photodiode.$A$21];1); 0; 2))" office:value-type="float" office:value="0.86" calcext:value-type="float">
            <text:p>0.86</text:p>
          </table:table-cell>
          <table:table-cell table:style-name="ce38" table:formula="of:=IF([.K7] = MAX([.K7:.N7]); &quot;PD1&quot;; IF([.L7] = MAX([.K7:.N7]); &quot;PD2&quot;; IF([.M7] = MAX([.K7:.N7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0013-199-IR/1125-1335-ND/5872604</text:p>
          </table:table-cell>
          <table:table-cell table:number-columns-repeated="100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8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50" calcext:value-type="float">
            <text:p>50</text:p>
          </table:table-cell>
          <table:table-cell table:formula="of:=[.E8]*[.F8]" office:value-type="float" office:value="51.5" calcext:value-type="float">
            <text:p>51.5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8]; OFFSET([$Photodiode.$B$2]; MATCH([.A8];[$Photodiode.$A$3:$Photodiode.$A$21];1); 0; 2); OFFSET([$Photodiode.$A$2]; MATCH([.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C$2]; MATCH([.$A8];[$Photodiode.$A$3:$Photodiode.$A$21];1); 0; 2); OFFSET([$Photodiode.$A$2]; MATCH([.$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D$2]; MATCH([.$A8];[$Photodiode.$A$3:$Photodiode.$A$21];1); 0; 2); OFFSET([$Photodiode.$A$2]; MATCH([.$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E$2]; MATCH([.$A8];[$Photodiode.$A$3:$Photodiode.$A$21];1); 0; 2); OFFSET([$Photodiode.$A$2]; MATCH([.$A8];[$Photodiode.$A$3:$Photodiode.$A$21];1); 0; 2))" office:value-type="float" office:value="0.86" calcext:value-type="float">
            <text:p>0.86</text:p>
          </table:table-cell>
          <table:table-cell table:style-name="ce38" table:formula="of:=IF([.K8] = MAX([.K8:.N8]); &quot;PD1&quot;; IF([.L8] = MAX([.K8:.N8]); &quot;PD2&quot;; IF([.M8] = MAX([.K8:.N8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1300MT2-BK/1125-MTSM1300MT2-BKCT-ND/11307539</text:p>
          </table:table-cell>
          <table:table-cell table:number-columns-repeated="100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VLOOKUP([.A9];[$Colors.$A$3:$Colors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9]*[.F9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9]; OFFSET([$Photodiode.$B$2]; MATCH([.A9];[$Photodiode.$A$3:$Photodiode.$A$21];1); 0; 2); OFFSET([$Photodiode.$A$2]; MATCH([.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C$2]; MATCH([.$A9];[$Photodiode.$A$3:$Photodiode.$A$21];1); 0; 2); OFFSET([$Photodiode.$A$2]; MATCH([.$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D$2]; MATCH([.$A9];[$Photodiode.$A$3:$Photodiode.$A$21];1); 0; 2); OFFSET([$Photodiode.$A$2]; MATCH([.$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E$2]; MATCH([.$A9];[$Photodiode.$A$3:$Photodiode.$A$21];1); 0; 2); OFFSET([$Photodiode.$A$2]; MATCH([.$A9];[$Photodiode.$A$3:$Photodiode.$A$21];1); 0; 2))" office:value-type="float" office:value="0.8" calcext:value-type="float">
            <text:p>0.80</text:p>
          </table:table-cell>
          <table:table-cell table:style-name="ce38" table:formula="of:=IF([.K9] = MAX([.K9:.N9]); &quot;PD1&quot;; IF([.L9] = MAX([.K9:.N9]); &quot;PD2&quot;; IF([.M9] = MAX([.K9:.N9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0012-199-IR/1125-1331-ND/5872600</text:p>
          </table:table-cell>
          <table:table-cell table:number-columns-repeated="1007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VLOOKUP([.A10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32" calcext:value-type="float">
            <text:p>1.32</text:p>
          </table:table-cell>
          <table:table-cell office:value-type="float" office:value="100" calcext:value-type="float">
            <text:p>100</text:p>
          </table:table-cell>
          <table:table-cell table:formula="of:=[.E10]*[.F10]" office:value-type="float" office:value="132" calcext:value-type="float">
            <text:p>132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10]; OFFSET([$Photodiode.$B$2]; MATCH([.A10];[$Photodiode.$A$3:$Photodiode.$A$21];1); 0; 2); OFFSET([$Photodiode.$A$2]; MATCH([.A10];[$Photodiode.$A$3:$Photodiode.$A$21];1); 0; 2))" office:value-type="float" office:value="0.039" calcext:value-type="float">
            <text:p>0.04</text:p>
          </table:table-cell>
          <table:table-cell table:style-name="ce32" table:formula="of:=COM.MICROSOFT.FORECAST.LINEAR([.$A10]; OFFSET([$Photodiode.$C$2]; MATCH([.$A10];[$Photodiode.$A$3:$Photodiode.$A$21];1); 0; 2); OFFSET([$Photodiode.$A$2]; MATCH([.$A10];[$Photodiode.$A$3:$Photodiode.$A$21];1); 0; 2))" office:value-type="float" office:value="0.139" calcext:value-type="float">
            <text:p>0.14</text:p>
          </table:table-cell>
          <table:table-cell table:style-name="ce32" table:formula="of:=COM.MICROSOFT.FORECAST.LINEAR([.$A10]; OFFSET([$Photodiode.$D$2]; MATCH([.$A10];[$Photodiode.$A$3:$Photodiode.$A$21];1); 0; 2); OFFSET([$Photodiode.$A$2]; MATCH([.$A10];[$Photodiode.$A$3:$Photodiode.$A$21];1); 0; 2))" office:value-type="float" office:value="0.388" calcext:value-type="float">
            <text:p>0.39</text:p>
          </table:table-cell>
          <table:table-cell table:style-name="ce32" table:formula="of:=COM.MICROSOFT.FORECAST.LINEAR([.$A10]; OFFSET([$Photodiode.$E$2]; MATCH([.$A10];[$Photodiode.$A$3:$Photodiode.$A$21];1); 0; 2); OFFSET([$Photodiode.$A$2]; MATCH([.$A10];[$Photodiode.$A$3:$Photodiode.$A$21];1); 0; 2))" office:value-type="float" office:value="0.692" calcext:value-type="float">
            <text:p>0.69</text:p>
          </table:table-cell>
          <table:table-cell table:style-name="ce38" table:formula="of:=IF([.K10] = MAX([.K10:.N10]); &quot;PD1&quot;; IF([.L10] = MAX([.K10:.N10]); &quot;PD2&quot;; IF([.M10] = MAX([.K10:.N10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7110MT2-BK/1125-MTSM7110MT2-BKCT-ND/11307532</text:p>
          </table:table-cell>
          <table:table-cell table:number-columns-repeated="1007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VLOOKUP([.A11];[$Colors.$A$3:$Colors.$C$15];3;1)" office:value-type="string" office:string-value="NIR" calcext:value-type="string">
            <text:p>NIR</text:p>
          </table:table-cell>
          <table:table-cell office:value-type="currency" office:currency="GBP" office:value="15.05" calcext:value-type="currency">
            <text:p>£15.05</text:p>
          </table:table-cell>
          <table:table-cell office:value-type="float" office:value="124" calcext:value-type="float">
            <text:p>124</text:p>
          </table:table-cell>
          <table:table-cell office:value-type="float" office:value="1.2" calcext:value-type="float">
            <text:p>1.20</text:p>
          </table:table-cell>
          <table:table-cell office:value-type="float" office:value="50" calcext:value-type="float">
            <text:p>50</text:p>
          </table:table-cell>
          <table:table-cell table:formula="of:=[.E11]*[.F11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1]; OFFSET([$Photodiode.$B$2]; MATCH([.A11];[$Photodiode.$A$3:$Photodiode.$A$21];1); 0; 2); OFFSET([$Photodiode.$A$2]; MATCH([.A11];[$Photodiode.$A$3:$Photodiode.$A$21];1); 0; 2))" office:value-type="float" office:value="0.045" calcext:value-type="float">
            <text:p>0.05</text:p>
          </table:table-cell>
          <table:table-cell table:style-name="ce32" table:formula="of:=COM.MICROSOFT.FORECAST.LINEAR([.$A11]; OFFSET([$Photodiode.$C$2]; MATCH([.$A11];[$Photodiode.$A$3:$Photodiode.$A$21];1); 0; 2); OFFSET([$Photodiode.$A$2]; MATCH([.$A11];[$Photodiode.$A$3:$Photodiode.$A$21];1); 0; 2))" office:value-type="float" office:value="0.205" calcext:value-type="float">
            <text:p>0.21</text:p>
          </table:table-cell>
          <table:table-cell table:style-name="ce32" table:formula="of:=COM.MICROSOFT.FORECAST.LINEAR([.$A11]; OFFSET([$Photodiode.$D$2]; MATCH([.$A11];[$Photodiode.$A$3:$Photodiode.$A$21];1); 0; 2); OFFSET([$Photodiode.$A$2]; MATCH([.$A11];[$Photodiode.$A$3:$Photodiode.$A$21];1); 0; 2))" office:value-type="float" office:value="0.54" calcext:value-type="float">
            <text:p>0.54</text:p>
          </table:table-cell>
          <table:table-cell table:style-name="ce32" table:formula="of:=COM.MICROSOFT.FORECAST.LINEAR([.$A11]; OFFSET([$Photodiode.$E$2]; MATCH([.$A11];[$Photodiode.$A$3:$Photodiode.$A$21];1); 0; 2); OFFSET([$Photodiode.$A$2]; MATCH([.$A11];[$Photodiode.$A$3:$Photodiode.$A$21];1); 0; 2))" office:value-type="float" office:value="0.68" calcext:value-type="float">
            <text:p>0.68</text:p>
          </table:table-cell>
          <table:table-cell table:style-name="ce38" table:formula="of:=IF([.K11] = MAX([.K11:.N11]); &quot;PD1&quot;; IF([.L11] = MAX([.K11:.N11]); &quot;PD2&quot;; IF([.M11] = MAX([.K11:.N11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5010-199-IR/1125-1342-ND/5872611</text:p>
          </table:table-cell>
          <table:table-cell table:number-columns-repeated="1007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VLOOKUP([.A12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100" calcext:value-type="float">
            <text:p>100</text:p>
          </table:table-cell>
          <table:table-cell table:formula="of:=[.E12]*[.F12]" office:value-type="float" office:value="103" calcext:value-type="float">
            <text:p>103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12]; OFFSET([$Photodiode.$B$2]; MATCH([.A12];[$Photodiode.$A$3:$Photodiode.$A$21];1); 0; 2); OFFSET([$Photodiode.$A$2]; MATCH([.A12];[$Photodiode.$A$3:$Photodiode.$A$21];1); 0; 2))" office:value-type="float" office:value="0.048" calcext:value-type="float">
            <text:p>0.05</text:p>
          </table:table-cell>
          <table:table-cell table:style-name="ce32" table:formula="of:=COM.MICROSOFT.FORECAST.LINEAR([.$A12]; OFFSET([$Photodiode.$C$2]; MATCH([.$A12];[$Photodiode.$A$3:$Photodiode.$A$21];1); 0; 2); OFFSET([$Photodiode.$A$2]; MATCH([.$A12];[$Photodiode.$A$3:$Photodiode.$A$21];1); 0; 2))" office:value-type="float" office:value="0.238" calcext:value-type="float">
            <text:p>0.24</text:p>
          </table:table-cell>
          <table:table-cell table:style-name="ce32" table:formula="of:=COM.MICROSOFT.FORECAST.LINEAR([.$A12]; OFFSET([$Photodiode.$D$2]; MATCH([.$A12];[$Photodiode.$A$3:$Photodiode.$A$21];1); 0; 2); OFFSET([$Photodiode.$A$2]; MATCH([.$A12];[$Photodiode.$A$3:$Photodiode.$A$21];1); 0; 2))" office:value-type="float" office:value="0.616" calcext:value-type="float">
            <text:p>0.62</text:p>
          </table:table-cell>
          <table:table-cell table:style-name="ce32" table:formula="of:=COM.MICROSOFT.FORECAST.LINEAR([.$A12]; OFFSET([$Photodiode.$E$2]; MATCH([.$A12];[$Photodiode.$A$3:$Photodiode.$A$21];1); 0; 2); OFFSET([$Photodiode.$A$2]; MATCH([.$A12];[$Photodiode.$A$3:$Photodiode.$A$21];1); 0; 2))" office:value-type="float" office:value="0.674" calcext:value-type="float">
            <text:p>0.67</text:p>
          </table:table-cell>
          <table:table-cell table:style-name="ce38" table:formula="of:=IF([.K12] = MAX([.K12:.N12]); &quot;PD1&quot;; IF([.L12] = MAX([.K12:.N12]); &quot;PD2&quot;; IF([.M12] = MAX([.K12:.N12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4110MT2-BK/1125-MTSM4110MT2-BKCT-ND/11307533</text:p>
          </table:table-cell>
          <table:table-cell table:number-columns-repeated="1007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VLOOKUP([.A13];[$Colors.$A$3:$Colors.$C$15];3;1)" office:value-type="string" office:string-value="NIR" calcext:value-type="string">
            <text:p>NIR</text:p>
          </table:table-cell>
          <table:table-cell office:value-type="currency" office:currency="GBP" office:value="37.48" calcext:value-type="currency">
            <text:p>£37.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table:formula="of:=[.E13]*[.F13]" office:value-type="float" office:value="500" calcext:value-type="float">
            <text:p>500</text:p>
          </table:table-cell>
          <table:table-cell table:number-columns-repeated="2" office:value-type="float" office:value="3.8" calcext:value-type="float">
            <text:p>3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3]; OFFSET([$Photodiode.$B$2]; MATCH([.A13];[$Photodiode.$A$3:$Photodiode.$A$21];1); 0; 2); OFFSET([$Photodiode.$A$2]; MATCH([.A13];[$Photodiode.$A$3:$Photodiode.$A$21];1); 0; 2))" office:value-type="float" office:value="0.054" calcext:value-type="float">
            <text:p>0.05</text:p>
          </table:table-cell>
          <table:table-cell table:style-name="ce32" table:formula="of:=COM.MICROSOFT.FORECAST.LINEAR([.$A13]; OFFSET([$Photodiode.$C$2]; MATCH([.$A13];[$Photodiode.$A$3:$Photodiode.$A$21];1); 0; 2); OFFSET([$Photodiode.$A$2]; MATCH([.$A13];[$Photodiode.$A$3:$Photodiode.$A$21];1); 0; 2))" office:value-type="float" office:value="0.304" calcext:value-type="float">
            <text:p>0.30</text:p>
          </table:table-cell>
          <table:table-cell table:style-name="ce32" table:formula="of:=COM.MICROSOFT.FORECAST.LINEAR([.$A13]; OFFSET([$Photodiode.$D$2]; MATCH([.$A13];[$Photodiode.$A$3:$Photodiode.$A$21];1); 0; 2); OFFSET([$Photodiode.$A$2]; MATCH([.$A13];[$Photodiode.$A$3:$Photodiode.$A$21];1); 0; 2))" office:value-type="float" office:value="0.768" calcext:value-type="float">
            <text:p>0.77</text:p>
          </table:table-cell>
          <table:table-cell table:style-name="ce32" table:formula="of:=COM.MICROSOFT.FORECAST.LINEAR([.$A13]; OFFSET([$Photodiode.$E$2]; MATCH([.$A13];[$Photodiode.$A$3:$Photodiode.$A$21];1); 0; 2); OFFSET([$Photodiode.$A$2]; MATCH([.$A13];[$Photodiode.$A$3:$Photodiode.$A$21];1); 0; 2))" office:value-type="float" office:value="0.662" calcext:value-type="float">
            <text:p>0.66</text:p>
          </table:table-cell>
          <table:table-cell table:style-name="ce38" table:formula="of:=IF([.K13] = MAX([.K13:.N13]); &quot;PD1&quot;; IF([.L13] = MAX([.K13:.N13]); &quot;PD2&quot;; IF([.M13] = MAX([.K13:.N13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2010-496-IR/1125-1358-ND/5872627</text:p>
          </table:table-cell>
          <table:table-cell table:number-columns-repeated="1007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4];[$Colors.$A$3:$Colors.$C$15];3;1)" office:value-type="string" office:string-value="NIR" calcext:value-type="string">
            <text:p>NIR</text:p>
          </table:table-cell>
          <table:table-cell office:value-type="currency" office:currency="GBP" office:value="33.05" calcext:value-type="currency">
            <text:p>£33.05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30" calcext:value-type="float">
            <text:p>30</text:p>
          </table:table-cell>
          <table:table-cell table:formula="of:=[.E14]*[.F14]" office:value-type="float" office:value="43.5" calcext:value-type="float">
            <text:p>43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14]; OFFSET([$Photodiode.$B$2]; MATCH([.A14];[$Photodiode.$A$3:$Photodiode.$A$21];1); 0; 2); OFFSET([$Photodiode.$A$2]; MATCH([.A14];[$Photodiode.$A$3:$Photodiode.$A$21];1); 0; 2))" office:value-type="float" office:value="0.0666666666666667" calcext:value-type="float">
            <text:p>0.07</text:p>
          </table:table-cell>
          <table:table-cell table:style-name="ce32" table:formula="of:=COM.MICROSOFT.FORECAST.LINEAR([.$A14]; OFFSET([$Photodiode.$C$2]; MATCH([.$A14];[$Photodiode.$A$3:$Photodiode.$A$21];1); 0; 2); OFFSET([$Photodiode.$A$2]; MATCH([.$A14];[$Photodiode.$A$3:$Photodiode.$A$21];1); 0; 2))" office:value-type="float" office:value="0.463333333333333" calcext:value-type="float">
            <text:p>0.46</text:p>
          </table:table-cell>
          <table:table-cell table:style-name="ce32" table:formula="of:=COM.MICROSOFT.FORECAST.LINEAR([.$A14]; OFFSET([$Photodiode.$D$2]; MATCH([.$A14];[$Photodiode.$A$3:$Photodiode.$A$21];1); 0; 2); OFFSET([$Photodiode.$A$2]; MATCH([.$A14];[$Photodiode.$A$3:$Photodiode.$A$21];1); 0; 2))" office:value-type="float" office:value="0.946666666666667" calcext:value-type="float">
            <text:p>0.95</text:p>
          </table:table-cell>
          <table:table-cell table:style-name="ce32" table:formula="of:=COM.MICROSOFT.FORECAST.LINEAR([.$A14]; OFFSET([$Photodiode.$E$2]; MATCH([.$A14];[$Photodiode.$A$3:$Photodiode.$A$21];1); 0; 2); OFFSET([$Photodiode.$A$2]; MATCH([.$A14];[$Photodiode.$A$3:$Photodiode.$A$21];1); 0; 2))" office:value-type="float" office:value="0.573333333333333" calcext:value-type="float">
            <text:p>0.57</text:p>
          </table:table-cell>
          <table:table-cell table:style-name="ce38" table:formula="of:=IF([.K14] = MAX([.K14:.N14]); &quot;PD1&quot;; IF([.L14] = MAX([.K14:.N14]); &quot;PD2&quot;; IF([.M14] = MAX([.K14:.N14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PS2097MC/1125-1451-ND/9598984</text:p>
          </table:table-cell>
          <table:table-cell table:number-columns-repeated="1007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5];[$Colors.$A$3:$Colors.$C$15];3;1)" office:value-type="string" office:string-value="NIR" calcext:value-type="string">
            <text:p>NIR</text:p>
          </table:table-cell>
          <table:table-cell office:value-type="currency" office:currency="GBP" office:value="43.97" calcext:value-type="currency">
            <text:p>£43.9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.00</text:p>
          </table:table-cell>
          <table:table-cell office:value-type="float" office:value="80" calcext:value-type="float">
            <text:p>80</text:p>
          </table:table-cell>
          <table:table-cell table:formula="of:=[.E15]*[.F15]" office:value-type="float" office:value="160" calcext:value-type="float">
            <text:p>16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table:formula="of:=COM.MICROSOFT.FORECAST.LINEAR([.A15]; OFFSET([$Photodiode.$B$2]; MATCH([.A15];[$Photodiode.$A$3:$Photodiode.$A$21];1); 0; 2); OFFSET([$Photodiode.$A$2]; MATCH([.A15];[$Photodiode.$A$3:$Photodiode.$A$21];1); 0; 2))" office:value-type="float" office:value="0.0666666666666667" calcext:value-type="float">
            <text:p>0.07</text:p>
          </table:table-cell>
          <table:table-cell table:style-name="ce32" table:formula="of:=COM.MICROSOFT.FORECAST.LINEAR([.$A15]; OFFSET([$Photodiode.$C$2]; MATCH([.$A15];[$Photodiode.$A$3:$Photodiode.$A$21];1); 0; 2); OFFSET([$Photodiode.$A$2]; MATCH([.$A15];[$Photodiode.$A$3:$Photodiode.$A$21];1); 0; 2))" office:value-type="float" office:value="0.463333333333333" calcext:value-type="float">
            <text:p>0.46</text:p>
          </table:table-cell>
          <table:table-cell table:style-name="ce32" table:formula="of:=COM.MICROSOFT.FORECAST.LINEAR([.$A15]; OFFSET([$Photodiode.$D$2]; MATCH([.$A15];[$Photodiode.$A$3:$Photodiode.$A$21];1); 0; 2); OFFSET([$Photodiode.$A$2]; MATCH([.$A15];[$Photodiode.$A$3:$Photodiode.$A$21];1); 0; 2))" office:value-type="float" office:value="0.946666666666667" calcext:value-type="float">
            <text:p>0.95</text:p>
          </table:table-cell>
          <table:table-cell table:style-name="ce32" table:formula="of:=COM.MICROSOFT.FORECAST.LINEAR([.$A15]; OFFSET([$Photodiode.$E$2]; MATCH([.$A15];[$Photodiode.$A$3:$Photodiode.$A$21];1); 0; 2); OFFSET([$Photodiode.$A$2]; MATCH([.$A15];[$Photodiode.$A$3:$Photodiode.$A$21];1); 0; 2))" office:value-type="float" office:value="0.573333333333333" calcext:value-type="float">
            <text:p>0.57</text:p>
          </table:table-cell>
          <table:table-cell table:style-name="ce38" table:formula="of:=IF([.K15] = MAX([.K15:.N15]); &quot;PD1&quot;; IF([.L15] = MAX([.K15:.N15]); &quot;PD2&quot;; IF([.M15] = MAX([.K15:.N15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E9730CP/1125-1435-ND/8566064</text:p>
          </table:table-cell>
          <table:table-cell table:number-columns-repeated="1007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VLOOKUP([.A16];[$Colors.$A$3:$Colors.$C$15];3;1)" office:value-type="string" office:string-value="NIR" calcext:value-type="string">
            <text:p>NIR</text:p>
          </table:table-cell>
          <table:table-cell office:value-type="currency" office:currency="GBP" office:value="0.84" calcext:value-type="currency">
            <text:p>£0.84</text:p>
          </table:table-cell>
          <table:table-cell office:value-type="float" office:value="14970" calcext:value-type="float">
            <text:p>14,970</text:p>
          </table:table-cell>
          <table:table-cell office:value-type="float" office:value="1.6" calcext:value-type="float">
            <text:p>1.60</text:p>
          </table:table-cell>
          <table:table-cell office:value-type="float" office:value="70" calcext:value-type="float">
            <text:p>70</text:p>
          </table:table-cell>
          <table:table-cell table:formula="of:=[.E16]*[.F16]" office:value-type="float" office:value="112" calcext:value-type="float">
            <text:p>112</text:p>
          </table:table-cell>
          <table:table-cell office:value-type="float" office:value="3.1" calcext:value-type="float">
            <text:p>3.10</text:p>
          </table:table-cell>
          <table:table-cell office:value-type="float" office:value="2.25" calcext:value-type="float">
            <text:p>2.25</text:p>
          </table:table-cell>
          <table:table-cell office:value-type="float" office:value="1.6" calcext:value-type="float">
            <text:p>1.60</text:p>
          </table:table-cell>
          <table:table-cell table:formula="of:=COM.MICROSOFT.FORECAST.LINEAR([.A16]; OFFSET([$Photodiode.$B$2]; MATCH([.A16];[$Photodiode.$A$3:$Photodiode.$A$21];1); 0; 2); OFFSET([$Photodiode.$A$2]; MATCH([.A16];[$Photodiode.$A$3:$Photodiode.$A$21];1); 0; 2))" office:value-type="float" office:value="0.0766666666666667" calcext:value-type="float">
            <text:p>0.08</text:p>
          </table:table-cell>
          <table:table-cell table:style-name="ce32" table:formula="of:=COM.MICROSOFT.FORECAST.LINEAR([.$A16]; OFFSET([$Photodiode.$C$2]; MATCH([.$A16];[$Photodiode.$A$3:$Photodiode.$A$21];1); 0; 2); OFFSET([$Photodiode.$A$2]; MATCH([.$A16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16]; OFFSET([$Photodiode.$D$2]; MATCH([.$A16];[$Photodiode.$A$3:$Photodiode.$A$21];1); 0; 2); OFFSET([$Photodiode.$A$2]; MATCH([.$A16];[$Photodiode.$A$3:$Photodiode.$A$21];1); 0; 2))" office:value-type="float" office:value="0.986666666666667" calcext:value-type="float">
            <text:p>0.99</text:p>
          </table:table-cell>
          <table:table-cell table:style-name="ce32" table:formula="of:=COM.MICROSOFT.FORECAST.LINEAR([.$A16]; OFFSET([$Photodiode.$E$2]; MATCH([.$A16];[$Photodiode.$A$3:$Photodiode.$A$21];1); 0; 2); OFFSET([$Photodiode.$A$2]; MATCH([.$A16];[$Photodiode.$A$3:$Photodiode.$A$21];1); 0; 2))" office:value-type="float" office:value="0.458333333333333" calcext:value-type="float">
            <text:p>0.46</text:p>
          </table:table-cell>
          <table:table-cell table:style-name="ce38" table:formula="of:=IF([.K16] = MAX([.K16:.N16]); &quot;PD1&quot;; IF([.L16] = MAX([.K16:.N16]); &quot;PD2&quot;; IF([.M16] = MAX([.K16:.N16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osram-opto-semiconductors-inc/SFH-4641-Z/475-2872-1-ND/2207278</text:p>
          </table:table-cell>
          <table:table-cell table:number-columns-repeated="1007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VLOOKUP([.A17];[$Colors.$A$3:$Colors.$C$15];3;1)" office:value-type="string" office:string-value="NIR" calcext:value-type="string">
            <text:p>NIR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0682" calcext:value-type="float">
            <text:p>270,682</text:p>
          </table:table-cell>
          <table:table-cell office:value-type="float" office:value="1.2" calcext:value-type="float">
            <text:p>1.20</text:p>
          </table:table-cell>
          <table:table-cell office:value-type="float" office:value="65" calcext:value-type="float">
            <text:p>65</text:p>
          </table:table-cell>
          <table:table-cell table:formula="of:=[.E17]*[.F17]" office:value-type="float" office:value="78" calcext:value-type="float">
            <text:p>7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.00</text:p>
          </table:table-cell>
          <table:table-cell table:formula="of:=COM.MICROSOFT.FORECAST.LINEAR([.A17]; OFFSET([$Photodiode.$B$2]; MATCH([.A17];[$Photodiode.$A$3:$Photodiode.$A$21];1); 0; 2); OFFSET([$Photodiode.$A$2]; MATCH([.A17];[$Photodiode.$A$3:$Photodiode.$A$21];1); 0; 2))" office:value-type="float" office:value="0.08" calcext:value-type="float">
            <text:p>0.08</text:p>
          </table:table-cell>
          <table:table-cell table:style-name="ce32" table:formula="of:=COM.MICROSOFT.FORECAST.LINEAR([.$A17]; OFFSET([$Photodiode.$C$2]; MATCH([.$A17];[$Photodiode.$A$3:$Photodiode.$A$21];1); 0; 2); OFFSET([$Photodiode.$A$2]; MATCH([.$A17];[$Photodiode.$A$3:$Photodiode.$A$21];1); 0; 2))" office:value-type="float" office:value="0.65" calcext:value-type="float">
            <text:p>0.65</text:p>
          </table:table-cell>
          <table:table-cell table:style-name="ce32" table:formula="of:=COM.MICROSOFT.FORECAST.LINEAR([.$A17]; OFFSET([$Photodiode.$D$2]; MATCH([.$A17];[$Photodiode.$A$3:$Photodiode.$A$21];1); 0; 2); OFFSET([$Photodiode.$A$2]; MATCH([.$A17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17]; OFFSET([$Photodiode.$E$2]; MATCH([.$A17];[$Photodiode.$A$3:$Photodiode.$A$21];1); 0; 2); OFFSET([$Photodiode.$A$2]; MATCH([.$A17];[$Photodiode.$A$3:$Photodiode.$A$21];1); 0; 2))" office:value-type="float" office:value="0.42" calcext:value-type="float">
            <text:p>0.42</text:p>
          </table:table-cell>
          <table:table-cell table:style-name="ce38" table:formula="of:=IF([.K17] = MAX([.K17:.N17]); &quot;PD1&quot;; IF([.L17] = MAX([.K17:.N17]); &quot;PD2&quot;; IF([.M17] = MAX([.K17:.N17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everlight-electronics-co-ltd/IR17-21C-TR8/1080-1353-1-ND/2676087</text:p>
          </table:table-cell>
          <table:table-cell table:number-columns-repeated="1007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VLOOKUP([.A18];[$Colors.$A$3:$Colors.$C$15];3;1)" office:value-type="string" office:string-value="NIR" calcext:value-type="string">
            <text:p>NIR</text:p>
          </table:table-cell>
          <table:table-cell office:value-type="currency" office:currency="GBP" office:value="0.88" calcext:value-type="currency">
            <text:p>£0.88</text:p>
          </table:table-cell>
          <table:table-cell office:value-type="float" office:value="2918" calcext:value-type="float">
            <text:p>2,918</text:p>
          </table:table-cell>
          <table:table-cell office:value-type="float" office:value="1.8" calcext:value-type="float">
            <text:p>1.80</text:p>
          </table:table-cell>
          <table:table-cell office:value-type="float" office:value="100" calcext:value-type="float">
            <text:p>100</text:p>
          </table:table-cell>
          <table:table-cell table:formula="of:=[.E18]*[.F18]" office:value-type="float" office:value="180" calcext:value-type="float">
            <text:p>18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0</text:p>
          </table:table-cell>
          <table:table-cell table:formula="of:=COM.MICROSOFT.FORECAST.LINEAR([.A18]; OFFSET([$Photodiode.$B$2]; MATCH([.A18];[$Photodiode.$A$3:$Photodiode.$A$21];1); 0; 2); OFFSET([$Photodiode.$A$2]; MATCH([.A18];[$Photodiode.$A$3:$Photodiode.$A$21];1); 0; 2))" office:value-type="float" office:value="0.11875" calcext:value-type="float">
            <text:p>0.12</text:p>
          </table:table-cell>
          <table:table-cell table:style-name="ce32" table:formula="of:=COM.MICROSOFT.FORECAST.LINEAR([.$A18]; OFFSET([$Photodiode.$C$2]; MATCH([.$A18];[$Photodiode.$A$3:$Photodiode.$A$21];1); 0; 2); OFFSET([$Photodiode.$A$2]; MATCH([.$A18];[$Photodiode.$A$3:$Photodiode.$A$21];1); 0; 2))" office:value-type="float" office:value="0.85125" calcext:value-type="float">
            <text:p>0.85</text:p>
          </table:table-cell>
          <table:table-cell table:style-name="ce32" table:formula="of:=COM.MICROSOFT.FORECAST.LINEAR([.$A18]; OFFSET([$Photodiode.$D$2]; MATCH([.$A18];[$Photodiode.$A$3:$Photodiode.$A$21];1); 0; 2); OFFSET([$Photodiode.$A$2]; MATCH([.$A18];[$Photodiode.$A$3:$Photodiode.$A$21];1); 0; 2))" office:value-type="float" office:value="0.94875" calcext:value-type="float">
            <text:p>0.95</text:p>
          </table:table-cell>
          <table:table-cell table:style-name="ce32" table:formula="of:=COM.MICROSOFT.FORECAST.LINEAR([.$A18]; OFFSET([$Photodiode.$E$2]; MATCH([.$A18];[$Photodiode.$A$3:$Photodiode.$A$21];1); 0; 2); OFFSET([$Photodiode.$A$2]; MATCH([.$A18];[$Photodiode.$A$3:$Photodiode.$A$21];1); 0; 2))" office:value-type="float" office:value="0.325" calcext:value-type="float">
            <text:p>0.33</text:p>
          </table:table-cell>
          <table:table-cell table:style-name="ce38" table:formula="of:=IF([.K18] = MAX([.K18:.N18]); &quot;PD1&quot;; IF([.L18] = MAX([.K18:.N18]); &quot;PD2&quot;; IF([.M18] = MAX([.K18:.N18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vishay-semiconductor-opto-division/VSMY5890X01/751-VSMY5890X01CT-ND/10658274</text:p>
          </table:table-cell>
          <table:table-cell table:number-columns-repeated="1007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VLOOKUP([.A19];[$Colors.$A$3:$Colors.$C$15];3;1)" office:value-type="string" office:string-value="NIR" calcext:value-type="string">
            <text:p>NIR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6807" calcext:value-type="float">
            <text:p>6,807</text:p>
          </table:table-cell>
          <table:table-cell office:value-type="float" office:value="1.3" calcext:value-type="float">
            <text:p>1.30</text:p>
          </table:table-cell>
          <table:table-cell office:value-type="float" office:value="50" calcext:value-type="float">
            <text:p>50</text:p>
          </table:table-cell>
          <table:table-cell table:formula="of:=[.E19]*[.F19]" office:value-type="float" office:value="65" calcext:value-type="float">
            <text:p>65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19]; OFFSET([$Photodiode.$B$2]; MATCH([.A19];[$Photodiode.$A$3:$Photodiode.$A$21];1); 0; 2); OFFSET([$Photodiode.$A$2]; MATCH([.A19];[$Photodiode.$A$3:$Photodiode.$A$21];1); 0; 2))" office:value-type="float" office:value="0.1275" calcext:value-type="float">
            <text:p>0.13</text:p>
          </table:table-cell>
          <table:table-cell table:style-name="ce32" table:formula="of:=COM.MICROSOFT.FORECAST.LINEAR([.$A19]; OFFSET([$Photodiode.$C$2]; MATCH([.$A19];[$Photodiode.$A$3:$Photodiode.$A$21];1); 0; 2); OFFSET([$Photodiode.$A$2]; MATCH([.$A19];[$Photodiode.$A$3:$Photodiode.$A$21];1); 0; 2))" office:value-type="float" office:value="0.8725" calcext:value-type="float">
            <text:p>0.87</text:p>
          </table:table-cell>
          <table:table-cell table:style-name="ce32" table:formula="of:=COM.MICROSOFT.FORECAST.LINEAR([.$A19]; OFFSET([$Photodiode.$D$2]; MATCH([.$A19];[$Photodiode.$A$3:$Photodiode.$A$21];1); 0; 2); OFFSET([$Photodiode.$A$2]; MATCH([.$A19];[$Photodiode.$A$3:$Photodiode.$A$21];1); 0; 2))" office:value-type="float" office:value="0.9375" calcext:value-type="float">
            <text:p>0.94</text:p>
          </table:table-cell>
          <table:table-cell table:style-name="ce32" table:formula="of:=COM.MICROSOFT.FORECAST.LINEAR([.$A19]; OFFSET([$Photodiode.$E$2]; MATCH([.$A19];[$Photodiode.$A$3:$Photodiode.$A$21];1); 0; 2); OFFSET([$Photodiode.$A$2]; MATCH([.$A19];[$Photodiode.$A$3:$Photodiode.$A$21];1); 0; 2))" office:value-type="float" office:value="0.3" calcext:value-type="float">
            <text:p>0.30</text:p>
          </table:table-cell>
          <table:table-cell table:style-name="ce38" table:formula="of:=IF([.K19] = MAX([.K19:.N19]); &quot;PD1&quot;; IF([.L19] = MAX([.K19:.N19]); &quot;PD2&quot;; IF([.M19] = MAX([.K19:.N19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kingbright/APT1608SF4C-PRV/754-1859-1-ND/4977031</text:p>
          </table:table-cell>
          <table:table-cell table:number-columns-repeated="1007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VLOOKUP([.A20];[$Colors.$A$3:$Colors.$C$15];3;1)" office:value-type="string" office:string-value="NIR" calcext:value-type="string">
            <text:p>NIR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2075" calcext:value-type="float">
            <text:p>2,075</text:p>
          </table:table-cell>
          <table:table-cell office:value-type="float" office:value="1.3" calcext:value-type="float">
            <text:p>1.30</text:p>
          </table:table-cell>
          <table:table-cell office:value-type="float" office:value="65" calcext:value-type="float">
            <text:p>65</text:p>
          </table:table-cell>
          <table:table-cell table:formula="of:=[.E20]*[.F20]" office:value-type="float" office:value="84.5" calcext:value-type="float">
            <text:p>84.5</text:p>
          </table:table-cell>
          <table:table-cell office:value-type="float" office:value="1.2" calcext:value-type="float">
            <text:p>1.2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20]; OFFSET([$Photodiode.$B$2]; MATCH([.A20];[$Photodiode.$A$3:$Photodiode.$A$21];1); 0; 2); OFFSET([$Photodiode.$A$2]; MATCH([.A20];[$Photodiode.$A$3:$Photodiode.$A$21];1); 0; 2))" office:value-type="float" office:value="0.131875" calcext:value-type="float">
            <text:p>0.13</text:p>
          </table:table-cell>
          <table:table-cell table:style-name="ce32" table:formula="of:=COM.MICROSOFT.FORECAST.LINEAR([.$A20]; OFFSET([$Photodiode.$C$2]; MATCH([.$A20];[$Photodiode.$A$3:$Photodiode.$A$21];1); 0; 2); OFFSET([$Photodiode.$A$2]; MATCH([.$A20];[$Photodiode.$A$3:$Photodiode.$A$21];1); 0; 2))" office:value-type="float" office:value="0.883125" calcext:value-type="float">
            <text:p>0.88</text:p>
          </table:table-cell>
          <table:table-cell table:style-name="ce32" table:formula="of:=COM.MICROSOFT.FORECAST.LINEAR([.$A20]; OFFSET([$Photodiode.$D$2]; MATCH([.$A20];[$Photodiode.$A$3:$Photodiode.$A$21];1); 0; 2); OFFSET([$Photodiode.$A$2]; MATCH([.$A20];[$Photodiode.$A$3:$Photodiode.$A$21];1); 0; 2))" office:value-type="float" office:value="0.931875" calcext:value-type="float">
            <text:p>0.93</text:p>
          </table:table-cell>
          <table:table-cell table:style-name="ce32" table:formula="of:=COM.MICROSOFT.FORECAST.LINEAR([.$A20]; OFFSET([$Photodiode.$E$2]; MATCH([.$A20];[$Photodiode.$A$3:$Photodiode.$A$21];1); 0; 2); OFFSET([$Photodiode.$A$2]; MATCH([.$A20];[$Photodiode.$A$3:$Photodiode.$A$21];1); 0; 2))" office:value-type="float" office:value="0.2875" calcext:value-type="float">
            <text:p>0.29</text:p>
          </table:table-cell>
          <table:table-cell table:style-name="ce38" table:formula="of:=IF([.K20] = MAX([.K20:.N20]); &quot;PD1&quot;; IF([.L20] = MAX([.K20:.N20]); &quot;PD2&quot;; IF([.M20] = MAX([.K20:.N20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everlight-electronics-co-ltd/SIR19-21C-TR8/1080-1425-1-ND/2676159</text:p>
          </table:table-cell>
          <table:table-cell table:number-columns-repeated="1007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VLOOKUP([.A21];[$Colors.$A$3:$Colors.$C$15];3;1)" office:value-type="string" office:string-value="NIR" calcext:value-type="string">
            <text:p>NIR</text:p>
          </table:table-cell>
          <table:table-cell office:value-type="currency" office:currency="GBP" office:value="0.59" calcext:value-type="currency">
            <text:p>£0.59</text:p>
          </table:table-cell>
          <table:table-cell office:value-type="float" office:value="4980" calcext:value-type="float">
            <text:p>4,980</text:p>
          </table:table-cell>
          <table:table-cell office:value-type="float" office:value="1.4" calcext:value-type="float">
            <text:p>1.40</text:p>
          </table:table-cell>
          <table:table-cell office:value-type="float" office:value="50" calcext:value-type="float">
            <text:p>50</text:p>
          </table:table-cell>
          <table:table-cell table:formula="of:=[.E21]*[.F21]" office:value-type="float" office:value="70" calcext:value-type="float">
            <text:p>7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21]; OFFSET([$Photodiode.$B$2]; MATCH([.A21];[$Photodiode.$A$3:$Photodiode.$A$21];1); 0; 2); OFFSET([$Photodiode.$A$2]; MATCH([.A21];[$Photodiode.$A$3:$Photodiode.$A$21];1); 0; 2))" office:value-type="float" office:value="0.13625" calcext:value-type="float">
            <text:p>0.14</text:p>
          </table:table-cell>
          <table:table-cell table:style-name="ce32" table:formula="of:=COM.MICROSOFT.FORECAST.LINEAR([.$A21]; OFFSET([$Photodiode.$C$2]; MATCH([.$A21];[$Photodiode.$A$3:$Photodiode.$A$21];1); 0; 2); OFFSET([$Photodiode.$A$2]; MATCH([.$A21];[$Photodiode.$A$3:$Photodiode.$A$21];1); 0; 2))" office:value-type="float" office:value="0.89375" calcext:value-type="float">
            <text:p>0.89</text:p>
          </table:table-cell>
          <table:table-cell table:style-name="ce32" table:formula="of:=COM.MICROSOFT.FORECAST.LINEAR([.$A21]; OFFSET([$Photodiode.$D$2]; MATCH([.$A21];[$Photodiode.$A$3:$Photodiode.$A$21];1); 0; 2); OFFSET([$Photodiode.$A$2]; MATCH([.$A21];[$Photodiode.$A$3:$Photodiode.$A$21];1); 0; 2))" office:value-type="float" office:value="0.92625" calcext:value-type="float">
            <text:p>0.93</text:p>
          </table:table-cell>
          <table:table-cell table:style-name="ce32" table:formula="of:=COM.MICROSOFT.FORECAST.LINEAR([.$A21]; OFFSET([$Photodiode.$E$2]; MATCH([.$A21];[$Photodiode.$A$3:$Photodiode.$A$21];1); 0; 2); OFFSET([$Photodiode.$A$2]; MATCH([.$A21];[$Photodiode.$A$3:$Photodiode.$A$21];1); 0; 2))" office:value-type="float" office:value="0.275" calcext:value-type="float">
            <text:p>0.28</text:p>
          </table:table-cell>
          <table:table-cell table:style-name="ce38" table:formula="of:=IF([.K21] = MAX([.K21:.N21]); &quot;PD1&quot;; IF([.L21] = MAX([.K21:.N21]); &quot;PD2&quot;; IF([.M21] = MAX([.K21:.N21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stanley-electric-co/TDN1101W-TR/404-1285-1-ND/9477290</text:p>
          </table:table-cell>
          <table:table-cell table:number-columns-repeated="1007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VLOOKUP([.A22];[$Colors.$A$3:$Colors.$C$15];3;1)" office:value-type="string" office:string-value="NIR" calcext:value-type="string">
            <text:p>NIR</text:p>
          </table:table-cell>
          <table:table-cell office:value-type="currency" office:currency="GBP" office:value="0.93" calcext:value-type="currency">
            <text:p>£0.93</text:p>
          </table:table-cell>
          <table:table-cell office:value-type="float" office:value="363442" calcext:value-type="float">
            <text:p>363,442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2]*[.F22]" office:value-type="float" office:value="150" calcext:value-type="float">
            <text:p>150</text:p>
          </table:table-cell>
          <table:table-cell office:value-type="float" office:value="1.7" calcext:value-type="float">
            <text:p>1.7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22]; OFFSET([$Photodiode.$B$2]; MATCH([.A22];[$Photodiode.$A$3:$Photodiode.$A$21];1); 0; 2); OFFSET([$Photodiode.$A$2]; MATCH([.A22];[$Photodiode.$A$3:$Photodiode.$A$21];1); 0; 2))" office:value-type="float" office:value="0.145" calcext:value-type="float">
            <text:p>0.15</text:p>
          </table:table-cell>
          <table:table-cell table:style-name="ce32" table:formula="of:=COM.MICROSOFT.FORECAST.LINEAR([.$A22]; OFFSET([$Photodiode.$C$2]; MATCH([.$A22];[$Photodiode.$A$3:$Photodiode.$A$21];1); 0; 2); OFFSET([$Photodiode.$A$2]; MATCH([.$A22];[$Photodiode.$A$3:$Photodiode.$A$21];1); 0; 2))" office:value-type="float" office:value="0.915" calcext:value-type="float">
            <text:p>0.92</text:p>
          </table:table-cell>
          <table:table-cell table:style-name="ce32" table:formula="of:=COM.MICROSOFT.FORECAST.LINEAR([.$A22]; OFFSET([$Photodiode.$D$2]; MATCH([.$A22];[$Photodiode.$A$3:$Photodiode.$A$21];1); 0; 2); OFFSET([$Photodiode.$A$2]; MATCH([.$A22];[$Photodiode.$A$3:$Photodiode.$A$21];1); 0; 2))" office:value-type="float" office:value="0.915" calcext:value-type="float">
            <text:p>0.92</text:p>
          </table:table-cell>
          <table:table-cell table:style-name="ce32" table:formula="of:=COM.MICROSOFT.FORECAST.LINEAR([.$A22]; OFFSET([$Photodiode.$E$2]; MATCH([.$A22];[$Photodiode.$A$3:$Photodiode.$A$21];1); 0; 2); OFFSET([$Photodiode.$A$2]; MATCH([.$A22];[$Photodiode.$A$3:$Photodiode.$A$21];1); 0; 2))" office:value-type="float" office:value="0.25" calcext:value-type="float">
            <text:p>0.25</text:p>
          </table:table-cell>
          <table:table-cell table:style-name="ce38" table:formula="of:=IF([.K22] = MAX([.K22:.N22]); &quot;PD1&quot;; IF([.L22] = MAX([.K22:.N22]); &quot;PD2&quot;; IF([.M22] = MAX([.K22:.N22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osram-opto-semiconductors-inc/SFH-4050-Z/475-2864-1-ND/2207282</text:p>
          </table:table-cell>
          <table:table-cell table:number-columns-repeated="1007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3];[$Colors.$A$3:$Colors.$C$15];3;1)" office:value-type="string" office:string-value="NIR" calcext:value-type="string">
            <text:p>NIR</text:p>
          </table:table-cell>
          <table:table-cell office:value-type="currency" office:currency="GBP" office:value="13.36" calcext:value-type="currency">
            <text:p>£13.36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100" calcext:value-type="float">
            <text:p>100</text:p>
          </table:table-cell>
          <table:table-cell table:formula="of:=[.E23]*[.F23]" office:value-type="float" office:value="170" calcext:value-type="float">
            <text:p>17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23]; OFFSET([$Photodiode.$B$2]; MATCH([.A23];[$Photodiode.$A$3:$Photodiode.$A$21];1); 0; 2); OFFSET([$Photodiode.$A$2]; MATCH([.A23];[$Photodiode.$A$3:$Photodiode.$A$21];1); 0; 2))" office:value-type="float" office:value="0.149375" calcext:value-type="float">
            <text:p>0.15</text:p>
          </table:table-cell>
          <table:table-cell table:style-name="ce32" table:formula="of:=COM.MICROSOFT.FORECAST.LINEAR([.$A23]; OFFSET([$Photodiode.$C$2]; MATCH([.$A23];[$Photodiode.$A$3:$Photodiode.$A$21];1); 0; 2); OFFSET([$Photodiode.$A$2]; MATCH([.$A23];[$Photodiode.$A$3:$Photodiode.$A$21];1); 0; 2))" office:value-type="float" office:value="0.925625" calcext:value-type="float">
            <text:p>0.93</text:p>
          </table:table-cell>
          <table:table-cell table:style-name="ce32" table:formula="of:=COM.MICROSOFT.FORECAST.LINEAR([.$A23]; OFFSET([$Photodiode.$D$2]; MATCH([.$A23];[$Photodiode.$A$3:$Photodiode.$A$21];1); 0; 2); OFFSET([$Photodiode.$A$2]; MATCH([.$A23];[$Photodiode.$A$3:$Photodiode.$A$21];1); 0; 2))" office:value-type="float" office:value="0.909375" calcext:value-type="float">
            <text:p>0.91</text:p>
          </table:table-cell>
          <table:table-cell table:style-name="ce32" table:formula="of:=COM.MICROSOFT.FORECAST.LINEAR([.$A23]; OFFSET([$Photodiode.$E$2]; MATCH([.$A23];[$Photodiode.$A$3:$Photodiode.$A$21];1); 0; 2); OFFSET([$Photodiode.$A$2]; MATCH([.$A23];[$Photodiode.$A$3:$Photodiode.$A$21];1); 0; 2))" office:value-type="float" office:value="0.2375" calcext:value-type="float">
            <text:p>0.24</text:p>
          </table:table-cell>
          <table:table-cell table:style-name="ce38" table:formula="of:=IF([.K23] = MAX([.K23:.N23]); &quot;PD1&quot;; IF([.L23] = MAX([.K23:.N23]); &quot;PD2&quot;; IF([.M23] = MAX([.K23:.N23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PS3085MC/1125-1033-ND/2798899</text:p>
          </table:table-cell>
          <table:table-cell table:number-columns-repeated="1007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4];[$Colors.$A$3:$Colors.$C$15];3;1)" office:value-type="string" office:string-value="NIR" calcext:value-type="string">
            <text:p>NIR</text:p>
          </table:table-cell>
          <table:table-cell office:value-type="currency" office:currency="GBP" office:value="3.57" calcext:value-type="currency">
            <text:p>£3.57</text:p>
          </table:table-cell>
          <table:table-cell office:value-type="float" office:value="400" calcext:value-type="float">
            <text:p>400</text:p>
          </table:table-cell>
          <table:table-cell office:value-type="float" office:value="3.2" calcext:value-type="float">
            <text:p>3.20</text:p>
          </table:table-cell>
          <table:table-cell office:value-type="float" office:value="1000" calcext:value-type="float">
            <text:p>1000</text:p>
          </table:table-cell>
          <table:table-cell table:formula="of:=[.E24]*[.F24]" office:value-type="float" office:value="3200" calcext:value-type="float">
            <text:p>32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6" calcext:value-type="float">
            <text:p>2.36</text:p>
          </table:table-cell>
          <table:table-cell table:formula="of:=COM.MICROSOFT.FORECAST.LINEAR([.A24]; OFFSET([$Photodiode.$B$2]; MATCH([.A24];[$Photodiode.$A$3:$Photodiode.$A$21];1); 0; 2); OFFSET([$Photodiode.$A$2]; MATCH([.A24];[$Photodiode.$A$3:$Photodiode.$A$21];1); 0; 2))" office:value-type="float" office:value="0.149375" calcext:value-type="float">
            <text:p>0.15</text:p>
          </table:table-cell>
          <table:table-cell table:style-name="ce32" table:formula="of:=COM.MICROSOFT.FORECAST.LINEAR([.$A24]; OFFSET([$Photodiode.$C$2]; MATCH([.$A24];[$Photodiode.$A$3:$Photodiode.$A$21];1); 0; 2); OFFSET([$Photodiode.$A$2]; MATCH([.$A24];[$Photodiode.$A$3:$Photodiode.$A$21];1); 0; 2))" office:value-type="float" office:value="0.925625" calcext:value-type="float">
            <text:p>0.93</text:p>
          </table:table-cell>
          <table:table-cell table:style-name="ce32" table:formula="of:=COM.MICROSOFT.FORECAST.LINEAR([.$A24]; OFFSET([$Photodiode.$D$2]; MATCH([.$A24];[$Photodiode.$A$3:$Photodiode.$A$21];1); 0; 2); OFFSET([$Photodiode.$A$2]; MATCH([.$A24];[$Photodiode.$A$3:$Photodiode.$A$21];1); 0; 2))" office:value-type="float" office:value="0.909375" calcext:value-type="float">
            <text:p>0.91</text:p>
          </table:table-cell>
          <table:table-cell table:style-name="ce32" table:formula="of:=COM.MICROSOFT.FORECAST.LINEAR([.$A24]; OFFSET([$Photodiode.$E$2]; MATCH([.$A24];[$Photodiode.$A$3:$Photodiode.$A$21];1); 0; 2); OFFSET([$Photodiode.$A$2]; MATCH([.$A24];[$Photodiode.$A$3:$Photodiode.$A$21];1); 0; 2))" office:value-type="float" office:value="0.2375" calcext:value-type="float">
            <text:p>0.24</text:p>
          </table:table-cell>
          <table:table-cell table:style-name="ce38" table:formula="of:=IF([.K24] = MAX([.K24:.N24]); &quot;PD1&quot;; IF([.L24] = MAX([.K24:.N24]); &quot;PD2&quot;; IF([.M24] = MAX([.K24:.N24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everlight-electronics-co-ltd/HIR-C19D-1N90-L558-P03-TR/1080-HIR-C19D-1N90-L558-P03-CT-ND/10473839</text:p>
          </table:table-cell>
          <table:table-cell table:number-columns-repeated="1007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VLOOKUP([.A25];[$Colors.$A$3:$Colors.$C$15];3;1)" office:value-type="string" office:string-value="NIR" calcext:value-type="string">
            <text:p>NIR</text:p>
          </table:table-cell>
          <table:table-cell office:value-type="currency" office:currency="GBP" office:value="0.54" calcext:value-type="currency">
            <text:p>£0.54</text:p>
          </table:table-cell>
          <table:table-cell office:value-type="float" office:value="7135" calcext:value-type="float">
            <text:p>7,135</text:p>
          </table:table-cell>
          <table:table-cell office:value-type="float" office:value="1.45" calcext:value-type="float">
            <text:p>1.45</text:p>
          </table:table-cell>
          <table:table-cell office:value-type="float" office:value="50" calcext:value-type="float">
            <text:p>50</text:p>
          </table:table-cell>
          <table:table-cell table:formula="of:=[.E25]*[.F25]" office:value-type="float" office:value="72.5" calcext:value-type="float">
            <text:p>72.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25]; OFFSET([$Photodiode.$B$2]; MATCH([.A25];[$Photodiode.$A$3:$Photodiode.$A$21];1); 0; 2); OFFSET([$Photodiode.$A$2]; MATCH([.A25];[$Photodiode.$A$3:$Photodiode.$A$21];1); 0; 2))" office:value-type="float" office:value="0.15375" calcext:value-type="float">
            <text:p>0.15</text:p>
          </table:table-cell>
          <table:table-cell table:style-name="ce32" table:formula="of:=COM.MICROSOFT.FORECAST.LINEAR([.$A25]; OFFSET([$Photodiode.$C$2]; MATCH([.$A25];[$Photodiode.$A$3:$Photodiode.$A$21];1); 0; 2); OFFSET([$Photodiode.$A$2]; MATCH([.$A25];[$Photodiode.$A$3:$Photodiode.$A$21];1); 0; 2))" office:value-type="float" office:value="0.93625" calcext:value-type="float">
            <text:p>0.94</text:p>
          </table:table-cell>
          <table:table-cell table:style-name="ce32" table:formula="of:=COM.MICROSOFT.FORECAST.LINEAR([.$A25]; OFFSET([$Photodiode.$D$2]; MATCH([.$A25];[$Photodiode.$A$3:$Photodiode.$A$21];1); 0; 2); OFFSET([$Photodiode.$A$2]; MATCH([.$A25];[$Photodiode.$A$3:$Photodiode.$A$21];1); 0; 2))" office:value-type="float" office:value="0.90375" calcext:value-type="float">
            <text:p>0.90</text:p>
          </table:table-cell>
          <table:table-cell table:style-name="ce32" table:formula="of:=COM.MICROSOFT.FORECAST.LINEAR([.$A25]; OFFSET([$Photodiode.$E$2]; MATCH([.$A25];[$Photodiode.$A$3:$Photodiode.$A$21];1); 0; 2); OFFSET([$Photodiode.$A$2]; MATCH([.$A25];[$Photodiode.$A$3:$Photodiode.$A$21];1); 0; 2))" office:value-type="float" office:value="0.225" calcext:value-type="float">
            <text:p>0.23</text:p>
          </table:table-cell>
          <table:table-cell table:style-name="ce38" table:formula="of:=IF([.K25] = MAX([.K25:.N25]); &quot;PD1&quot;; IF([.L25] = MAX([.K25:.N25]); &quot;PD2&quot;; IF([.M25] = MAX([.K25:.N25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stanley-electric-co/HDN1102W-TR/404-1329-1-ND/9477334</text:p>
          </table:table-cell>
          <table:table-cell table:number-columns-repeated="1007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VLOOKUP([.A26];[$Colors.$A$3:$Colors.$C$15];3;1)" office:value-type="string" office:string-value="NIR" calcext:value-type="string">
            <text:p>NIR</text:p>
          </table:table-cell>
          <table:table-cell office:value-type="currency" office:currency="GBP" office:value="1.15" calcext:value-type="currency">
            <text:p>£1.15</text:p>
          </table:table-cell>
          <table:table-cell office:value-type="float" office:value="8016" calcext:value-type="float">
            <text:p>8,016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6]*[.F26]" office:value-type="float" office:value="150" calcext:value-type="float">
            <text:p>150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75" calcext:value-type="float">
            <text:p>1.75</text:p>
          </table:table-cell>
          <table:table-cell table:formula="of:=COM.MICROSOFT.FORECAST.LINEAR([.A26]; OFFSET([$Photodiode.$B$2]; MATCH([.A26];[$Photodiode.$A$3:$Photodiode.$A$21];1); 0; 2); OFFSET([$Photodiode.$A$2]; MATCH([.A26];[$Photodiode.$A$3:$Photodiode.$A$21];1); 0; 2))" office:value-type="float" office:value="0.17125" calcext:value-type="float">
            <text:p>0.17</text:p>
          </table:table-cell>
          <table:table-cell table:style-name="ce32" table:formula="of:=COM.MICROSOFT.FORECAST.LINEAR([.$A26]; OFFSET([$Photodiode.$C$2]; MATCH([.$A26];[$Photodiode.$A$3:$Photodiode.$A$21];1); 0; 2); OFFSET([$Photodiode.$A$2]; MATCH([.$A26];[$Photodiode.$A$3:$Photodiode.$A$21];1); 0; 2))" office:value-type="float" office:value="0.97875" calcext:value-type="float">
            <text:p>0.98</text:p>
          </table:table-cell>
          <table:table-cell table:style-name="ce32" table:formula="of:=COM.MICROSOFT.FORECAST.LINEAR([.$A26]; OFFSET([$Photodiode.$D$2]; MATCH([.$A26];[$Photodiode.$A$3:$Photodiode.$A$21];1); 0; 2); OFFSET([$Photodiode.$A$2]; MATCH([.$A26];[$Photodiode.$A$3:$Photodiode.$A$21];1); 0; 2))" office:value-type="float" office:value="0.88125" calcext:value-type="float">
            <text:p>0.88</text:p>
          </table:table-cell>
          <table:table-cell table:style-name="ce32" table:formula="of:=COM.MICROSOFT.FORECAST.LINEAR([.$A26]; OFFSET([$Photodiode.$E$2]; MATCH([.$A26];[$Photodiode.$A$3:$Photodiode.$A$21];1); 0; 2); OFFSET([$Photodiode.$A$2]; MATCH([.$A26];[$Photodiode.$A$3:$Photodiode.$A$21];1); 0; 2))" office:value-type="float" office:value="0.175" calcext:value-type="float">
            <text:p>0.18</text:p>
          </table:table-cell>
          <table:table-cell table:style-name="ce38" table:formula="of:=IF([.K26] = MAX([.K26:.N26]); &quot;PD1&quot;; IF([.L26] = MAX([.K26:.N26]); &quot;PD2&quot;; IF([.M26] = MAX([.K26:.N26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vishay-semiconductor-opto-division/VSMG2700-GS08/751-1255-1-ND/1681497</text:p>
          </table:table-cell>
          <table:table-cell table:number-columns-repeated="1007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7];[$Colors.$A$3:$Colors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2929" calcext:value-type="float">
            <text:p>2,929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7]*[.F27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27]; OFFSET([$Photodiode.$B$2]; MATCH([.A27];[$Photodiode.$A$3:$Photodiode.$A$21];1); 0; 2); OFFSET([$Photodiode.$A$2]; MATCH([.A27];[$Photodiode.$A$3:$Photodiode.$A$21];1); 0; 2))" office:value-type="float" office:value="0.18" calcext:value-type="float">
            <text:p>0.18</text:p>
          </table:table-cell>
          <table:table-cell table:style-name="ce32" table:formula="of:=COM.MICROSOFT.FORECAST.LINEAR([.$A27]; OFFSET([$Photodiode.$C$2]; MATCH([.$A27];[$Photodiode.$A$3:$Photodiode.$A$21];1); 0; 2); OFFSET([$Photodiode.$A$2]; MATCH([.$A27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27]; OFFSET([$Photodiode.$D$2]; MATCH([.$A27];[$Photodiode.$A$3:$Photodiode.$A$21];1); 0; 2); OFFSET([$Photodiode.$A$2]; MATCH([.$A27];[$Photodiode.$A$3:$Photodiode.$A$21];1); 0; 2))" office:value-type="float" office:value="0.87" calcext:value-type="float">
            <text:p>0.87</text:p>
          </table:table-cell>
          <table:table-cell table:style-name="ce32" table:formula="of:=COM.MICROSOFT.FORECAST.LINEAR([.$A27]; OFFSET([$Photodiode.$E$2]; MATCH([.$A27];[$Photodiode.$A$3:$Photodiode.$A$21];1); 0; 2); OFFSET([$Photodiode.$A$2]; MATCH([.$A27];[$Photodiode.$A$3:$Photodiode.$A$21];1); 0; 2))" office:value-type="float" office:value="0.15" calcext:value-type="float">
            <text:p>0.15</text:p>
          </table:table-cell>
          <table:table-cell table:style-name="ce38" table:formula="of:=IF([.K27] = MAX([.K27:.N27]); &quot;PD1&quot;; IF([.L27] = MAX([.K27:.N27]); &quot;PD2&quot;; IF([.M27] = MAX([.K27:.N27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osram-opto-semiconductors-inc/SFH-4780S/475-3592-1-ND/9468179</text:p>
          </table:table-cell>
          <table:table-cell table:number-columns-repeated="1007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8];[$Colors.$A$3:$Colors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1686" calcext:value-type="float">
            <text:p>1,686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8]*[.F28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75" calcext:value-type="float">
            <text:p>1.75</text:p>
          </table:table-cell>
          <table:table-cell table:formula="of:=COM.MICROSOFT.FORECAST.LINEAR([.A28]; OFFSET([$Photodiode.$B$2]; MATCH([.A28];[$Photodiode.$A$3:$Photodiode.$A$21];1); 0; 2); OFFSET([$Photodiode.$A$2]; MATCH([.A28];[$Photodiode.$A$3:$Photodiode.$A$21];1); 0; 2))" office:value-type="float" office:value="0.18" calcext:value-type="float">
            <text:p>0.18</text:p>
          </table:table-cell>
          <table:table-cell table:style-name="ce32" table:formula="of:=COM.MICROSOFT.FORECAST.LINEAR([.$A28]; OFFSET([$Photodiode.$C$2]; MATCH([.$A28];[$Photodiode.$A$3:$Photodiode.$A$21];1); 0; 2); OFFSET([$Photodiode.$A$2]; MATCH([.$A28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28]; OFFSET([$Photodiode.$D$2]; MATCH([.$A28];[$Photodiode.$A$3:$Photodiode.$A$21];1); 0; 2); OFFSET([$Photodiode.$A$2]; MATCH([.$A28];[$Photodiode.$A$3:$Photodiode.$A$21];1); 0; 2))" office:value-type="float" office:value="0.87" calcext:value-type="float">
            <text:p>0.87</text:p>
          </table:table-cell>
          <table:table-cell table:style-name="ce32" table:formula="of:=COM.MICROSOFT.FORECAST.LINEAR([.$A28]; OFFSET([$Photodiode.$E$2]; MATCH([.$A28];[$Photodiode.$A$3:$Photodiode.$A$21];1); 0; 2); OFFSET([$Photodiode.$A$2]; MATCH([.$A28];[$Photodiode.$A$3:$Photodiode.$A$21];1); 0; 2))" office:value-type="float" office:value="0.15" calcext:value-type="float">
            <text:p>0.15</text:p>
          </table:table-cell>
          <table:table-cell table:style-name="ce38" table:formula="of:=IF([.K28] = MAX([.K28:.N28]); &quot;PD1&quot;; IF([.L28] = MAX([.K28:.N28]); &quot;PD2&quot;; IF([.M28] = MAX([.K28:.N28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osram-opto-semiconductors-inc/SFH-4787S/475-3549-1-ND/9383832</text:p>
          </table:table-cell>
          <table:table-cell table:number-columns-repeated="1007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VLOOKUP([.A29];[$Colors.$A$3:$Colors.$C$15];3;1)" office:value-type="string" office:string-value="NIR" calcext:value-type="string">
            <text:p>NIR</text:p>
          </table:table-cell>
          <table:table-cell office:value-type="currency" office:currency="GBP" office:value="3.76" calcext:value-type="currency">
            <text:p>£3.76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.00</text:p>
          </table:table-cell>
          <table:table-cell office:value-type="float" office:value="1500" calcext:value-type="float">
            <text:p>1500</text:p>
          </table:table-cell>
          <table:table-cell table:formula="of:=[.E29]*[.F29]" office:value-type="float" office:value="4500" calcext:value-type="float">
            <text:p>45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9" calcext:value-type="float">
            <text:p>1.90</text:p>
          </table:table-cell>
          <table:table-cell table:formula="of:=COM.MICROSOFT.FORECAST.LINEAR([.A29]; OFFSET([$Photodiode.$B$2]; MATCH([.A29];[$Photodiode.$A$3:$Photodiode.$A$21];1); 0; 2); OFFSET([$Photodiode.$A$2]; MATCH([.A29];[$Photodiode.$A$3:$Photodiode.$A$21];1); 0; 2))" office:value-type="float" office:value="0.19" calcext:value-type="float">
            <text:p>0.19</text:p>
          </table:table-cell>
          <table:table-cell table:style-name="ce32" table:formula="of:=COM.MICROSOFT.FORECAST.LINEAR([.$A29]; OFFSET([$Photodiode.$C$2]; MATCH([.$A29];[$Photodiode.$A$3:$Photodiode.$A$21];1); 0; 2); OFFSET([$Photodiode.$A$2]; MATCH([.$A29];[$Photodiode.$A$3:$Photodiode.$A$21];1); 0; 2))" office:value-type="float" office:value="0.9975" calcext:value-type="float">
            <text:p>1.00</text:p>
          </table:table-cell>
          <table:table-cell table:style-name="ce32" table:formula="of:=COM.MICROSOFT.FORECAST.LINEAR([.$A29]; OFFSET([$Photodiode.$D$2]; MATCH([.$A29];[$Photodiode.$A$3:$Photodiode.$A$21];1); 0; 2); OFFSET([$Photodiode.$A$2]; MATCH([.$A29];[$Photodiode.$A$3:$Photodiode.$A$21];1); 0; 2))" office:value-type="float" office:value="0.86" calcext:value-type="float">
            <text:p>0.86</text:p>
          </table:table-cell>
          <table:table-cell table:style-name="ce32" table:formula="of:=COM.MICROSOFT.FORECAST.LINEAR([.$A29]; OFFSET([$Photodiode.$E$2]; MATCH([.$A29];[$Photodiode.$A$3:$Photodiode.$A$21];1); 0; 2); OFFSET([$Photodiode.$A$2]; MATCH([.$A29];[$Photodiode.$A$3:$Photodiode.$A$21];1); 0; 2))" office:value-type="float" office:value="0.1475" calcext:value-type="float">
            <text:p>0.15</text:p>
          </table:table-cell>
          <table:table-cell table:style-name="ce38" table:formula="of:=IF([.K29] = MAX([.K29:.N29]); &quot;PD1&quot;; IF([.L29] = MAX([.K29:.N29]); &quot;PD2&quot;; IF([.M29] = MAX([.K29:.N29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luminus-devices-inc/SST-10-IRD-B130-S810/1214-SST-10-IRD-B130-S810CT-ND/10521440</text:p>
          </table:table-cell>
          <table:table-cell table:number-columns-repeated="1007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VLOOKUP([.A30];[$Colors.$A$3:$Colors.$C$15];3;1)" office:value-type="string" office:string-value="NIR" calcext:value-type="string">
            <text:p>NIR</text:p>
          </table:table-cell>
          <table:table-cell office:value-type="currency" office:currency="GBP" office:value="32.97" calcext:value-type="currency">
            <text:p>£32.97</text:p>
          </table:table-cell>
          <table:table-cell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80" calcext:value-type="float">
            <text:p>80</text:p>
          </table:table-cell>
          <table:table-cell table:formula="of:=[.E30]*[.F30]" office:value-type="float" office:value="124" calcext:value-type="float">
            <text:p>124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table:formula="of:=COM.MICROSOFT.FORECAST.LINEAR([.A30]; OFFSET([$Photodiode.$B$2]; MATCH([.A30];[$Photodiode.$A$3:$Photodiode.$A$21];1); 0; 2); OFFSET([$Photodiode.$A$2]; MATCH([.A30];[$Photodiode.$A$3:$Photodiode.$A$21];1); 0; 2))" office:value-type="float" office:value="0.2" calcext:value-type="float">
            <text:p>0.20</text:p>
          </table:table-cell>
          <table:table-cell table:style-name="ce32" table:formula="of:=COM.MICROSOFT.FORECAST.LINEAR([.$A30]; OFFSET([$Photodiode.$C$2]; MATCH([.$A30];[$Photodiode.$A$3:$Photodiode.$A$21];1); 0; 2); OFFSET([$Photodiode.$A$2]; MATCH([.$A30];[$Photodiode.$A$3:$Photodiode.$A$21];1); 0; 2))" office:value-type="float" office:value="0.995" calcext:value-type="float">
            <text:p>1.00</text:p>
          </table:table-cell>
          <table:table-cell table:style-name="ce32" table:formula="of:=COM.MICROSOFT.FORECAST.LINEAR([.$A30]; OFFSET([$Photodiode.$D$2]; MATCH([.$A30];[$Photodiode.$A$3:$Photodiode.$A$21];1); 0; 2); OFFSET([$Photodiode.$A$2]; MATCH([.$A30];[$Photodiode.$A$3:$Photodiode.$A$21];1); 0; 2))" office:value-type="float" office:value="0.85" calcext:value-type="float">
            <text:p>0.85</text:p>
          </table:table-cell>
          <table:table-cell table:style-name="ce32" table:formula="of:=COM.MICROSOFT.FORECAST.LINEAR([.$A30]; OFFSET([$Photodiode.$E$2]; MATCH([.$A30];[$Photodiode.$A$3:$Photodiode.$A$21];1); 0; 2); OFFSET([$Photodiode.$A$2]; MATCH([.$A30];[$Photodiode.$A$3:$Photodiode.$A$21];1); 0; 2))" office:value-type="float" office:value="0.145" calcext:value-type="float">
            <text:p>0.15</text:p>
          </table:table-cell>
          <table:table-cell table:style-name="ce38" table:formula="of:=IF([.K30] = MAX([.K30:.N30]); &quot;PD1&quot;; IF([.L30] = MAX([.K30:.N30]); &quot;PD2&quot;; IF([.M30] = MAX([.K30:.N30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E8120CP/1125-1433-ND/8566062</text:p>
          </table:table-cell>
          <table:table-cell table:number-columns-repeated="1007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VLOOKUP([.A31];[$Colors.$A$3:$Colors.$C$15];3;1)" office:value-type="string" office:string-value="NIR" calcext:value-type="string">
            <text:p>NIR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842" calcext:value-type="float">
            <text:p>842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1]*[.F31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31]; OFFSET([$Photodiode.$B$2]; MATCH([.A31];[$Photodiode.$A$3:$Photodiode.$A$21];1); 0; 2); OFFSET([$Photodiode.$A$2]; MATCH([.A31];[$Photodiode.$A$3:$Photodiode.$A$21];1); 0; 2))" office:value-type="float" office:value="0.289" calcext:value-type="float">
            <text:p>0.29</text:p>
          </table:table-cell>
          <table:table-cell table:style-name="ce32" table:formula="of:=COM.MICROSOFT.FORECAST.LINEAR([.$A31]; OFFSET([$Photodiode.$C$2]; MATCH([.$A31];[$Photodiode.$A$3:$Photodiode.$A$21];1); 0; 2); OFFSET([$Photodiode.$A$2]; MATCH([.$A31];[$Photodiode.$A$3:$Photodiode.$A$21];1); 0; 2))" office:value-type="float" office:value="0.921" calcext:value-type="float">
            <text:p>0.92</text:p>
          </table:table-cell>
          <table:table-cell table:style-name="ce32" table:formula="of:=COM.MICROSOFT.FORECAST.LINEAR([.$A31]; OFFSET([$Photodiode.$D$2]; MATCH([.$A31];[$Photodiode.$A$3:$Photodiode.$A$21];1); 0; 2); OFFSET([$Photodiode.$A$2]; MATCH([.$A31];[$Photodiode.$A$3:$Photodiode.$A$21];1); 0; 2))" office:value-type="float" office:value="0.614" calcext:value-type="float">
            <text:p>0.61</text:p>
          </table:table-cell>
          <table:table-cell table:style-name="ce32" table:formula="of:=COM.MICROSOFT.FORECAST.LINEAR([.$A31]; OFFSET([$Photodiode.$E$2]; MATCH([.$A31];[$Photodiode.$A$3:$Photodiode.$A$21];1); 0; 2); OFFSET([$Photodiode.$A$2]; MATCH([.$A31];[$Photodiode.$A$3:$Photodiode.$A$21];1); 0; 2))" office:value-type="float" office:value="0.122" calcext:value-type="float">
            <text:p>0.12</text:p>
          </table:table-cell>
          <table:table-cell table:style-name="ce38" table:formula="of:=IF([.K31] = MAX([.K31:.N31]); &quot;PD1&quot;; IF([.L31] = MAX([.K31:.N31]); &quot;PD2&quot;; IF([.M31] = MAX([.K31:.N31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0077-843-IR/1125-1337-ND/5872606</text:p>
          </table:table-cell>
          <table:table-cell table:number-columns-repeated="1007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1" table:formula="of:=VLOOKUP([.A32];[$Colors.$A$3:$Colors.$C$15];3;1)" office:value-type="string" office:string-value="Red" calcext:value-type="string">
            <text:p>Red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734" calcext:value-type="float">
            <text:p>734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2]*[.F32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32]; OFFSET([$Photodiode.$B$2]; MATCH([.A32];[$Photodiode.$A$3:$Photodiode.$A$21];1); 0; 2); OFFSET([$Photodiode.$A$2]; MATCH([.A32];[$Photodiode.$A$3:$Photodiode.$A$21];1); 0; 2))" office:value-type="float" office:value="0.358" calcext:value-type="float">
            <text:p>0.36</text:p>
          </table:table-cell>
          <table:table-cell table:style-name="ce32" table:formula="of:=COM.MICROSOFT.FORECAST.LINEAR([.$A32]; OFFSET([$Photodiode.$C$2]; MATCH([.$A32];[$Photodiode.$A$3:$Photodiode.$A$21];1); 0; 2); OFFSET([$Photodiode.$A$2]; MATCH([.$A32];[$Photodiode.$A$3:$Photodiode.$A$21];1); 0; 2))" office:value-type="float" office:value="0.852" calcext:value-type="float">
            <text:p>0.85</text:p>
          </table:table-cell>
          <table:table-cell table:style-name="ce32" table:formula="of:=COM.MICROSOFT.FORECAST.LINEAR([.$A32]; OFFSET([$Photodiode.$D$2]; MATCH([.$A32];[$Photodiode.$A$3:$Photodiode.$A$21];1); 0; 2); OFFSET([$Photodiode.$A$2]; MATCH([.$A32];[$Photodiode.$A$3:$Photodiode.$A$21];1); 0; 2))" office:value-type="float" office:value="0.398" calcext:value-type="float">
            <text:p>0.40</text:p>
          </table:table-cell>
          <table:table-cell table:style-name="ce32" table:formula="of:=COM.MICROSOFT.FORECAST.LINEAR([.$A32]; OFFSET([$Photodiode.$E$2]; MATCH([.$A32];[$Photodiode.$A$3:$Photodiode.$A$21];1); 0; 2); OFFSET([$Photodiode.$A$2]; MATCH([.$A32];[$Photodiode.$A$3:$Photodiode.$A$21];1); 0; 2))" office:value-type="float" office:value="0.104" calcext:value-type="float">
            <text:p>0.10</text:p>
          </table:table-cell>
          <table:table-cell table:style-name="ce38" table:formula="of:=IF([.K32] = MAX([.K32:.N32]); &quot;PD1&quot;; IF([.L32] = MAX([.K32:.N32]); &quot;PD2&quot;; IF([.M32] = MAX([.K32:.N32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0074-843-IR/1125-1336-ND/5872605</text:p>
          </table:table-cell>
          <table:table-cell table:number-columns-repeated="1007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VLOOKUP([.A33];[$Colors.$A$3:$Colors.$C$15];3;1)" office:value-type="string" office:string-value="Red" calcext:value-type="string">
            <text:p>Red</text:p>
          </table:table-cell>
          <table:table-cell office:value-type="currency" office:currency="GBP" office:value="4.37" calcext:value-type="currency">
            <text:p>£4.37</text:p>
          </table:table-cell>
          <table:table-cell office:value-type="float" office:value="513" calcext:value-type="float">
            <text:p>513</text:p>
          </table:table-cell>
          <table:table-cell office:value-type="float" office:value="1.9" calcext:value-type="float">
            <text:p>1.90</text:p>
          </table:table-cell>
          <table:table-cell office:value-type="float" office:value="700" calcext:value-type="float">
            <text:p>700</text:p>
          </table:table-cell>
          <table:table-cell table:formula="of:=[.E33]*[.F33]" office:value-type="float" office:value="1330" calcext:value-type="float">
            <text:p>133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" calcext:value-type="float">
            <text:p>2.00</text:p>
          </table:table-cell>
          <table:table-cell table:formula="of:=COM.MICROSOFT.FORECAST.LINEAR([.A33]; OFFSET([$Photodiode.$B$2]; MATCH([.A33];[$Photodiode.$A$3:$Photodiode.$A$21];1); 0; 2); OFFSET([$Photodiode.$A$2]; MATCH([.A33];[$Photodiode.$A$3:$Photodiode.$A$21];1); 0; 2))" office:value-type="float" office:value="0.358" calcext:value-type="float">
            <text:p>0.36</text:p>
          </table:table-cell>
          <table:table-cell table:style-name="ce32" table:formula="of:=COM.MICROSOFT.FORECAST.LINEAR([.$A33]; OFFSET([$Photodiode.$C$2]; MATCH([.$A33];[$Photodiode.$A$3:$Photodiode.$A$21];1); 0; 2); OFFSET([$Photodiode.$A$2]; MATCH([.$A33];[$Photodiode.$A$3:$Photodiode.$A$21];1); 0; 2))" office:value-type="float" office:value="0.852" calcext:value-type="float">
            <text:p>0.85</text:p>
          </table:table-cell>
          <table:table-cell table:style-name="ce32" table:formula="of:=COM.MICROSOFT.FORECAST.LINEAR([.$A33]; OFFSET([$Photodiode.$D$2]; MATCH([.$A33];[$Photodiode.$A$3:$Photodiode.$A$21];1); 0; 2); OFFSET([$Photodiode.$A$2]; MATCH([.$A33];[$Photodiode.$A$3:$Photodiode.$A$21];1); 0; 2))" office:value-type="float" office:value="0.398" calcext:value-type="float">
            <text:p>0.40</text:p>
          </table:table-cell>
          <table:table-cell table:style-name="ce32" table:formula="of:=COM.MICROSOFT.FORECAST.LINEAR([.$A33]; OFFSET([$Photodiode.$E$2]; MATCH([.$A33];[$Photodiode.$A$3:$Photodiode.$A$21];1); 0; 2); OFFSET([$Photodiode.$A$2]; MATCH([.$A33];[$Photodiode.$A$3:$Photodiode.$A$21];1); 0; 2))" office:value-type="float" office:value="0.104" calcext:value-type="float">
            <text:p>0.10</text:p>
          </table:table-cell>
          <table:table-cell table:style-name="ce38" table:formula="of:=IF([.K33] = MAX([.K33:.N33]); &quot;PD1&quot;; IF([.L33] = MAX([.K33:.N33]); &quot;PD2&quot;; IF([.M33] = MAX([.K33:.N33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qt-brightek-qtb/QBHP684-IR4BU/1516-1213-1-ND/6151901</text:p>
          </table:table-cell>
          <table:table-cell table:number-columns-repeated="1007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VLOOKUP([.A34];[$Colors.$A$3:$Colors.$C$15];3;1)" office:value-type="string" office:string-value="Red" calcext:value-type="string">
            <text:p>Red</text:p>
          </table:table-cell>
          <table:table-cell office:value-type="currency" office:currency="GBP" office:value="2.52" calcext:value-type="currency">
            <text:p>£2.52</text:p>
          </table:table-cell>
          <table:table-cell office:value-type="float" office:value="1087" calcext:value-type="float">
            <text:p>1,087</text:p>
          </table:table-cell>
          <table:table-cell office:value-type="float" office:value="1.73" calcext:value-type="float">
            <text:p>1.73</text:p>
          </table:table-cell>
          <table:table-cell office:value-type="float" office:value="350" calcext:value-type="float">
            <text:p>350</text:p>
          </table:table-cell>
          <table:table-cell table:formula="of:=[.E34]*[.F34]" office:value-type="float" office:value="605.5" calcext:value-type="float">
            <text:p>605.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34]; OFFSET([$Photodiode.$B$2]; MATCH([.A34];[$Photodiode.$A$3:$Photodiode.$A$21];1); 0; 2); OFFSET([$Photodiode.$A$2]; MATCH([.A34];[$Photodiode.$A$3:$Photodiode.$A$21];1); 0; 2))" office:value-type="float" office:value="0.3695" calcext:value-type="float">
            <text:p>0.37</text:p>
          </table:table-cell>
          <table:table-cell table:style-name="ce32" table:formula="of:=COM.MICROSOFT.FORECAST.LINEAR([.$A34]; OFFSET([$Photodiode.$C$2]; MATCH([.$A34];[$Photodiode.$A$3:$Photodiode.$A$21];1); 0; 2); OFFSET([$Photodiode.$A$2]; MATCH([.$A34];[$Photodiode.$A$3:$Photodiode.$A$21];1); 0; 2))" office:value-type="float" office:value="0.8405" calcext:value-type="float">
            <text:p>0.84</text:p>
          </table:table-cell>
          <table:table-cell table:style-name="ce32" table:formula="of:=COM.MICROSOFT.FORECAST.LINEAR([.$A34]; OFFSET([$Photodiode.$D$2]; MATCH([.$A34];[$Photodiode.$A$3:$Photodiode.$A$21];1); 0; 2); OFFSET([$Photodiode.$A$2]; MATCH([.$A34];[$Photodiode.$A$3:$Photodiode.$A$21];1); 0; 2))" office:value-type="float" office:value="0.362" calcext:value-type="float">
            <text:p>0.36</text:p>
          </table:table-cell>
          <table:table-cell table:style-name="ce32" table:formula="of:=COM.MICROSOFT.FORECAST.LINEAR([.$A34]; OFFSET([$Photodiode.$E$2]; MATCH([.$A34];[$Photodiode.$A$3:$Photodiode.$A$21];1); 0; 2); OFFSET([$Photodiode.$A$2]; MATCH([.$A34];[$Photodiode.$A$3:$Photodiode.$A$21];1); 0; 2))" office:value-type="float" office:value="0.101" calcext:value-type="float">
            <text:p>0.10</text:p>
          </table:table-cell>
          <table:table-cell table:style-name="ce38" table:formula="of:=IF([.K34] = MAX([.K34:.N34]); &quot;PD1&quot;; IF([.L34] = MAX([.K34:.N34]); &quot;PD2&quot;; IF([.M34] = MAX([.K34:.N34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C1-FRD1000000000/1416-1913-1-ND/5872096</text:p>
          </table:table-cell>
          <table:table-cell table:number-columns-repeated="1007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VLOOKUP([.A35];[$Colors.$A$3:$Colors.$C$15];3;1)" office:value-type="string" office:string-value="Red" calcext:value-type="string">
            <text:p>Red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6496" calcext:value-type="float">
            <text:p>6,49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5]*[.F35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5]; OFFSET([$Photodiode.$B$2]; MATCH([.A35];[$Photodiode.$A$3:$Photodiode.$A$21];1); 0; 2); OFFSET([$Photodiode.$A$2]; MATCH([.A35];[$Photodiode.$A$3:$Photodiode.$A$21];1); 0; 2))" office:value-type="float" office:value="0.381" calcext:value-type="float">
            <text:p>0.38</text:p>
          </table:table-cell>
          <table:table-cell table:style-name="ce32" table:formula="of:=COM.MICROSOFT.FORECAST.LINEAR([.$A35]; OFFSET([$Photodiode.$C$2]; MATCH([.$A35];[$Photodiode.$A$3:$Photodiode.$A$21];1); 0; 2); OFFSET([$Photodiode.$A$2]; MATCH([.$A35];[$Photodiode.$A$3:$Photodiode.$A$21];1); 0; 2))" office:value-type="float" office:value="0.829" calcext:value-type="float">
            <text:p>0.83</text:p>
          </table:table-cell>
          <table:table-cell table:style-name="ce32" table:formula="of:=COM.MICROSOFT.FORECAST.LINEAR([.$A35]; OFFSET([$Photodiode.$D$2]; MATCH([.$A35];[$Photodiode.$A$3:$Photodiode.$A$21];1); 0; 2); OFFSET([$Photodiode.$A$2]; MATCH([.$A35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35]; OFFSET([$Photodiode.$E$2]; MATCH([.$A35];[$Photodiode.$A$3:$Photodiode.$A$21];1); 0; 2); OFFSET([$Photodiode.$A$2]; MATCH([.$A35];[$Photodiode.$A$3:$Photodiode.$A$21];1); 0; 2))" office:value-type="float" office:value="0.098" calcext:value-type="float">
            <text:p>0.10</text:p>
          </table:table-cell>
          <table:table-cell table:style-name="ce38" table:formula="of:=IF([.K35] = MAX([.K35:.N35]); &quot;PD1&quot;; IF([.L35] = MAX([.K35:.N35]); &quot;PD2&quot;; IF([.M35] = MAX([.K35:.N35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SP-FRD0002800000/1416-2055-1-ND/9805577</text:p>
          </table:table-cell>
          <table:table-cell table:number-columns-repeated="100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6];[$Colors.$A$3:$Colors.$C$15];3;1)" office:value-type="string" office:string-value="Red" calcext:value-type="string">
            <text:p>Red</text:p>
          </table:table-cell>
          <table:table-cell office:value-type="currency" office:currency="GBP" office:value="2.15" calcext:value-type="currency">
            <text:p>£2.15</text:p>
          </table:table-cell>
          <table:table-cell office:value-type="float" office:value="899" calcext:value-type="float">
            <text:p>899</text:p>
          </table:table-cell>
          <table:table-cell office:value-type="float" office:value="2.3" calcext:value-type="float">
            <text:p>2.30</text:p>
          </table:table-cell>
          <table:table-cell office:value-type="float" office:value="3000" calcext:value-type="float">
            <text:p>3000</text:p>
          </table:table-cell>
          <table:table-cell table:formula="of:=[.E36]*[.F36]" office:value-type="float" office:value="6900" calcext:value-type="float">
            <text:p>690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1.84" calcext:value-type="float">
            <text:p>1.84</text:p>
          </table:table-cell>
          <table:table-cell table:formula="of:=COM.MICROSOFT.FORECAST.LINEAR([.A36]; OFFSET([$Photodiode.$B$2]; MATCH([.A36];[$Photodiode.$A$3:$Photodiode.$A$21];1); 0; 2); OFFSET([$Photodiode.$A$2]; MATCH([.A36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6]; OFFSET([$Photodiode.$C$2]; MATCH([.$A36];[$Photodiode.$A$3:$Photodiode.$A$21];1); 0; 2); OFFSET([$Photodiode.$A$2]; MATCH([.$A36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6]; OFFSET([$Photodiode.$D$2]; MATCH([.$A36];[$Photodiode.$A$3:$Photodiode.$A$21];1); 0; 2); OFFSET([$Photodiode.$A$2]; MATCH([.$A36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6]; OFFSET([$Photodiode.$E$2]; MATCH([.$A36];[$Photodiode.$A$3:$Photodiode.$A$21];1); 0; 2); OFFSET([$Photodiode.$A$2]; MATCH([.$A36];[$Photodiode.$A$3:$Photodiode.$A$21];1); 0; 2))" office:value-type="float" office:value="0.048" calcext:value-type="float">
            <text:p>0.05</text:p>
          </table:table-cell>
          <table:table-cell table:style-name="ce38" table:formula="of:=IF([.K36] = MAX([.K36:.N36]); &quot;PD1&quot;; IF([.L36] = MAX([.K36:.N36]); &quot;PD2&quot;; IF([.M36] = MAX([.K36:.N36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luminus-devices-inc/SST-20-DR-B120-V660/1214-SST-20-DR-B120-V660CT-ND/10521452</text:p>
          </table:table-cell>
          <table:table-cell table:number-columns-repeated="100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7];[$Colors.$A$3:$Colors.$C$15];3;1)" office:value-type="string" office:string-value="Red" calcext:value-type="string">
            <text:p>Red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149792" calcext:value-type="float">
            <text:p>149,792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7]*[.F37]" office:value-type="float" office:value="36" calcext:value-type="float">
            <text:p>3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37]; OFFSET([$Photodiode.$B$2]; MATCH([.A37];[$Photodiode.$A$3:$Photodiode.$A$21];1); 0; 2); OFFSET([$Photodiode.$A$2]; MATCH([.A37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7]; OFFSET([$Photodiode.$C$2]; MATCH([.$A37];[$Photodiode.$A$3:$Photodiode.$A$21];1); 0; 2); OFFSET([$Photodiode.$A$2]; MATCH([.$A37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7]; OFFSET([$Photodiode.$D$2]; MATCH([.$A37];[$Photodiode.$A$3:$Photodiode.$A$21];1); 0; 2); OFFSET([$Photodiode.$A$2]; MATCH([.$A37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7]; OFFSET([$Photodiode.$E$2]; MATCH([.$A37];[$Photodiode.$A$3:$Photodiode.$A$21];1); 0; 2); OFFSET([$Photodiode.$A$2]; MATCH([.$A37];[$Photodiode.$A$3:$Photodiode.$A$21];1); 0; 2))" office:value-type="float" office:value="0.048" calcext:value-type="float">
            <text:p>0.05</text:p>
          </table:table-cell>
          <table:table-cell table:style-name="ce38" table:formula="of:=IF([.K37] = MAX([.K37:.N37]); &quot;PD1&quot;; IF([.L37] = MAX([.K37:.N37]); &quot;PD2&quot;; IF([.M37] = MAX([.K37:.N37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H-R974-LP-1/475-1415-1-ND/1802604</text:p>
          </table:table-cell>
          <table:table-cell table:number-columns-repeated="100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8];[$Colors.$A$3:$Colors.$C$15];3;1)" office:value-type="string" office:string-value="Red" calcext:value-type="string">
            <text:p>Red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486" calcext:value-type="float">
            <text:p>5,48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8]*[.F38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8]; OFFSET([$Photodiode.$B$2]; MATCH([.A38];[$Photodiode.$A$3:$Photodiode.$A$21];1); 0; 2); OFFSET([$Photodiode.$A$2]; MATCH([.A38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8]; OFFSET([$Photodiode.$C$2]; MATCH([.$A38];[$Photodiode.$A$3:$Photodiode.$A$21];1); 0; 2); OFFSET([$Photodiode.$A$2]; MATCH([.$A38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8]; OFFSET([$Photodiode.$D$2]; MATCH([.$A38];[$Photodiode.$A$3:$Photodiode.$A$21];1); 0; 2); OFFSET([$Photodiode.$A$2]; MATCH([.$A38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8]; OFFSET([$Photodiode.$E$2]; MATCH([.$A38];[$Photodiode.$A$3:$Photodiode.$A$21];1); 0; 2); OFFSET([$Photodiode.$A$2]; MATCH([.$A38];[$Photodiode.$A$3:$Photodiode.$A$21];1); 0; 2))" office:value-type="float" office:value="0.048" calcext:value-type="float">
            <text:p>0.05</text:p>
          </table:table-cell>
          <table:table-cell table:style-name="ce38" table:formula="of:=IF([.K38] = MAX([.K38:.N38]); &quot;PD1&quot;; IF([.L38] = MAX([.K38:.N38]); &quot;PD2&quot;; IF([.M38] = MAX([.K38:.N38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SP-DRD0002800000/1416-2056-1-ND/9805578</text:p>
          </table:table-cell>
          <table:table-cell table:number-columns-repeated="1007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39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7746" calcext:value-type="float">
            <text:p>27,746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9]*[.F39]" office:value-type="float" office:value="36" calcext:value-type="float">
            <text:p>3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9]; OFFSET([$Photodiode.$B$2]; MATCH([.A39];[$Photodiode.$A$3:$Photodiode.$A$21];1); 0; 2); OFFSET([$Photodiode.$A$2]; MATCH([.A39];[$Photodiode.$A$3:$Photodiode.$A$21];1); 0; 2))" office:value-type="float" office:value="0.6795" calcext:value-type="float">
            <text:p>0.68</text:p>
          </table:table-cell>
          <table:table-cell table:style-name="ce32" table:formula="of:=COM.MICROSOFT.FORECAST.LINEAR([.$A39]; OFFSET([$Photodiode.$C$2]; MATCH([.$A39];[$Photodiode.$A$3:$Photodiode.$A$21];1); 0; 2); OFFSET([$Photodiode.$A$2]; MATCH([.$A39];[$Photodiode.$A$3:$Photodiode.$A$21];1); 0; 2))" office:value-type="float" office:value="0.7015" calcext:value-type="float">
            <text:p>0.70</text:p>
          </table:table-cell>
          <table:table-cell table:style-name="ce32" table:formula="of:=COM.MICROSOFT.FORECAST.LINEAR([.$A39]; OFFSET([$Photodiode.$D$2]; MATCH([.$A39];[$Photodiode.$A$3:$Photodiode.$A$21];1); 0; 2); OFFSET([$Photodiode.$A$2]; MATCH([.$A39];[$Photodiode.$A$3:$Photodiode.$A$21];1); 0; 2))" office:value-type="float" office:value="0.0605" calcext:value-type="float">
            <text:p>0.06</text:p>
          </table:table-cell>
          <table:table-cell table:style-name="ce32" table:formula="of:=COM.MICROSOFT.FORECAST.LINEAR([.$A39]; OFFSET([$Photodiode.$E$2]; MATCH([.$A39];[$Photodiode.$A$3:$Photodiode.$A$21];1); 0; 2); OFFSET([$Photodiode.$A$2]; MATCH([.$A39];[$Photodiode.$A$3:$Photodiode.$A$21];1); 0; 2))" office:value-type="float" office:value="0.044" calcext:value-type="float">
            <text:p>0.04</text:p>
          </table:table-cell>
          <table:table-cell table:style-name="ce38" table:formula="of:=IF([.K39] = MAX([.K39:.N39]); &quot;PD1&quot;; IF([.L39] = MAX([.K39:.N39]); &quot;PD2&quot;; IF([.M39] = MAX([.K39:.N39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1608SRCPRV/754-1122-1-ND/1747839</text:p>
          </table:table-cell>
          <table:table-cell table:number-columns-repeated="1007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40];[$Colors.$A$3:$Colors.$C$15];3;1)" office:value-type="string" office:string-value="Red" calcext:value-type="string">
            <text:p>Red</text:p>
          </table:table-cell>
          <table:table-cell office:value-type="currency" office:currency="GBP" office:value="2.68" calcext:value-type="currency">
            <text:p>£2.68</text:p>
          </table:table-cell>
          <table:table-cell office:value-type="float" office:value="1703" calcext:value-type="float">
            <text:p>1,703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40]*[.F40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40]; OFFSET([$Photodiode.$B$2]; MATCH([.A40];[$Photodiode.$A$3:$Photodiode.$A$21];1); 0; 2); OFFSET([$Photodiode.$A$2]; MATCH([.A40];[$Photodiode.$A$3:$Photodiode.$A$21];1); 0; 2))" office:value-type="float" office:value="0.6795" calcext:value-type="float">
            <text:p>0.68</text:p>
          </table:table-cell>
          <table:table-cell table:style-name="ce32" table:formula="of:=COM.MICROSOFT.FORECAST.LINEAR([.$A40]; OFFSET([$Photodiode.$C$2]; MATCH([.$A40];[$Photodiode.$A$3:$Photodiode.$A$21];1); 0; 2); OFFSET([$Photodiode.$A$2]; MATCH([.$A40];[$Photodiode.$A$3:$Photodiode.$A$21];1); 0; 2))" office:value-type="float" office:value="0.7015" calcext:value-type="float">
            <text:p>0.70</text:p>
          </table:table-cell>
          <table:table-cell table:style-name="ce32" table:formula="of:=COM.MICROSOFT.FORECAST.LINEAR([.$A40]; OFFSET([$Photodiode.$D$2]; MATCH([.$A40];[$Photodiode.$A$3:$Photodiode.$A$21];1); 0; 2); OFFSET([$Photodiode.$A$2]; MATCH([.$A40];[$Photodiode.$A$3:$Photodiode.$A$21];1); 0; 2))" office:value-type="float" office:value="0.0605" calcext:value-type="float">
            <text:p>0.06</text:p>
          </table:table-cell>
          <table:table-cell table:style-name="ce32" table:formula="of:=COM.MICROSOFT.FORECAST.LINEAR([.$A40]; OFFSET([$Photodiode.$E$2]; MATCH([.$A40];[$Photodiode.$A$3:$Photodiode.$A$21];1); 0; 2); OFFSET([$Photodiode.$A$2]; MATCH([.$A40];[$Photodiode.$A$3:$Photodiode.$A$21];1); 0; 2))" office:value-type="float" office:value="0.044" calcext:value-type="float">
            <text:p>0.04</text:p>
          </table:table-cell>
          <table:table-cell table:style-name="ce38" table:formula="of:=IF([.K40] = MAX([.K40:.N40]); &quot;PD1&quot;; IF([.L40] = MAX([.K40:.N40]); &quot;PD2&quot;; IF([.M40] = MAX([.K40:.N40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M3-PD01/1416-1701-1-ND/5440991</text:p>
          </table:table-cell>
          <table:table-cell table:number-columns-repeated="1007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VLOOKUP([.A41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000" calcext:value-type="float">
            <text:p>3,00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1]*[.F41]" office:value-type="float" office:value="42" calcext:value-type="float">
            <text:p>42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table:formula="of:=COM.MICROSOFT.FORECAST.LINEAR([.A41]; OFFSET([$Photodiode.$B$2]; MATCH([.A41];[$Photodiode.$A$3:$Photodiode.$A$21];1); 0; 2); OFFSET([$Photodiode.$A$2]; MATCH([.A41];[$Photodiode.$A$3:$Photodiode.$A$21];1); 0; 2))" office:value-type="float" office:value="0.6948" calcext:value-type="float">
            <text:p>0.69</text:p>
          </table:table-cell>
          <table:table-cell table:style-name="ce32" table:formula="of:=COM.MICROSOFT.FORECAST.LINEAR([.$A41]; OFFSET([$Photodiode.$C$2]; MATCH([.$A41];[$Photodiode.$A$3:$Photodiode.$A$21];1); 0; 2); OFFSET([$Photodiode.$A$2]; MATCH([.$A41];[$Photodiode.$A$3:$Photodiode.$A$21];1); 0; 2))" office:value-type="float" office:value="0.6976" calcext:value-type="float">
            <text:p>0.70</text:p>
          </table:table-cell>
          <table:table-cell table:style-name="ce32" table:formula="of:=COM.MICROSOFT.FORECAST.LINEAR([.$A41]; OFFSET([$Photodiode.$D$2]; MATCH([.$A41];[$Photodiode.$A$3:$Photodiode.$A$21];1); 0; 2); OFFSET([$Photodiode.$A$2]; MATCH([.$A41];[$Photodiode.$A$3:$Photodiode.$A$21];1); 0; 2))" office:value-type="float" office:value="0.0572" calcext:value-type="float">
            <text:p>0.06</text:p>
          </table:table-cell>
          <table:table-cell table:style-name="ce32" table:formula="of:=COM.MICROSOFT.FORECAST.LINEAR([.$A41]; OFFSET([$Photodiode.$E$2]; MATCH([.$A41];[$Photodiode.$A$3:$Photodiode.$A$21];1); 0; 2); OFFSET([$Photodiode.$A$2]; MATCH([.$A41];[$Photodiode.$A$3:$Photodiode.$A$21];1); 0; 2))" office:value-type="float" office:value="0.0416" calcext:value-type="float">
            <text:p>0.04</text:p>
          </table:table-cell>
          <table:table-cell table:style-name="ce38" table:formula="of:=IF([.K41] = MAX([.K41:.N41]); &quot;PD1&quot;; IF([.L41] = MAX([.K41:.N41]); &quot;PD2&quot;; IF([.M41] = MAX([.K41:.N41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224SS73100/732-11399-1-ND/7316025</text:p>
          </table:table-cell>
          <table:table-cell table:number-columns-repeated="1007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2];[$Colors.$A$3:$Colors.$C$15];3;1)" office:value-type="string" office:string-value="Red" calcext:value-type="string">
            <text:p>Red</text:p>
          </table:table-cell>
          <table:table-cell office:value-type="currency" office:currency="GBP" office:value="15.16" calcext:value-type="currency">
            <text:p>£15.16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.90</text:p>
          </table:table-cell>
          <table:table-cell office:value-type="float" office:value="50" calcext:value-type="float">
            <text:p>50</text:p>
          </table:table-cell>
          <table:table-cell table:formula="of:=[.E42]*[.F42]" office:value-type="float" office:value="95" calcext:value-type="float">
            <text:p>9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42]; OFFSET([$Photodiode.$B$2]; MATCH([.A42];[$Photodiode.$A$3:$Photodiode.$A$21];1); 0; 2); OFFSET([$Photodiode.$A$2]; MATCH([.A42];[$Photodiode.$A$3:$Photodiode.$A$21];1); 0; 2))" office:value-type="float" office:value="0.705" calcext:value-type="float">
            <text:p>0.71</text:p>
          </table:table-cell>
          <table:table-cell table:style-name="ce32" table:formula="of:=COM.MICROSOFT.FORECAST.LINEAR([.$A42]; OFFSET([$Photodiode.$C$2]; MATCH([.$A42];[$Photodiode.$A$3:$Photodiode.$A$21];1); 0; 2); OFFSET([$Photodiode.$A$2]; MATCH([.$A42];[$Photodiode.$A$3:$Photodiode.$A$21];1); 0; 2))" office:value-type="float" office:value="0.695" calcext:value-type="float">
            <text:p>0.70</text:p>
          </table:table-cell>
          <table:table-cell table:style-name="ce32" table:formula="of:=COM.MICROSOFT.FORECAST.LINEAR([.$A42]; OFFSET([$Photodiode.$D$2]; MATCH([.$A42];[$Photodiode.$A$3:$Photodiode.$A$21];1); 0; 2); OFFSET([$Photodiode.$A$2]; MATCH([.$A42];[$Photodiode.$A$3:$Photodiode.$A$21];1); 0; 2))" office:value-type="float" office:value="0.055" calcext:value-type="float">
            <text:p>0.06</text:p>
          </table:table-cell>
          <table:table-cell table:style-name="ce32" table:formula="of:=COM.MICROSOFT.FORECAST.LINEAR([.$A42]; OFFSET([$Photodiode.$E$2]; MATCH([.$A42];[$Photodiode.$A$3:$Photodiode.$A$21];1); 0; 2); OFFSET([$Photodiode.$A$2]; MATCH([.$A42];[$Photodiode.$A$3:$Photodiode.$A$21];1); 0; 2))" office:value-type="float" office:value="0.04" calcext:value-type="float">
            <text:p>0.04</text:p>
          </table:table-cell>
          <table:table-cell table:style-name="ce38" table:formula="of:=IF([.K42] = MAX([.K42:.N42]); &quot;PD1&quot;; IF([.L42] = MAX([.K42:.N42]); &quot;PD2&quot;; IF([.M42] = MAX([.K42:.N4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PS7065MC/1125-1151-ND/3973514</text:p>
          </table:table-cell>
          <table:table-cell table:number-columns-repeated="1007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3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0783" calcext:value-type="float">
            <text:p>10,783</text:p>
          </table:table-cell>
          <table:table-cell office:value-type="float" office:value="1.95" calcext:value-type="float">
            <text:p>1.95</text:p>
          </table:table-cell>
          <table:table-cell office:value-type="float" office:value="20" calcext:value-type="float">
            <text:p>20</text:p>
          </table:table-cell>
          <table:table-cell table:formula="of:=[.E43]*[.F43]" office:value-type="float" office:value="39" calcext:value-type="float">
            <text:p>39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43]; OFFSET([$Photodiode.$B$2]; MATCH([.A43];[$Photodiode.$A$3:$Photodiode.$A$21];1); 0; 2); OFFSET([$Photodiode.$A$2]; MATCH([.A43];[$Photodiode.$A$3:$Photodiode.$A$21];1); 0; 2))" office:value-type="float" office:value="0.705" calcext:value-type="float">
            <text:p>0.71</text:p>
          </table:table-cell>
          <table:table-cell table:style-name="ce32" table:formula="of:=COM.MICROSOFT.FORECAST.LINEAR([.$A43]; OFFSET([$Photodiode.$C$2]; MATCH([.$A43];[$Photodiode.$A$3:$Photodiode.$A$21];1); 0; 2); OFFSET([$Photodiode.$A$2]; MATCH([.$A43];[$Photodiode.$A$3:$Photodiode.$A$21];1); 0; 2))" office:value-type="float" office:value="0.695" calcext:value-type="float">
            <text:p>0.70</text:p>
          </table:table-cell>
          <table:table-cell table:style-name="ce32" table:formula="of:=COM.MICROSOFT.FORECAST.LINEAR([.$A43]; OFFSET([$Photodiode.$D$2]; MATCH([.$A43];[$Photodiode.$A$3:$Photodiode.$A$21];1); 0; 2); OFFSET([$Photodiode.$A$2]; MATCH([.$A43];[$Photodiode.$A$3:$Photodiode.$A$21];1); 0; 2))" office:value-type="float" office:value="0.055" calcext:value-type="float">
            <text:p>0.06</text:p>
          </table:table-cell>
          <table:table-cell table:style-name="ce32" table:formula="of:=COM.MICROSOFT.FORECAST.LINEAR([.$A43]; OFFSET([$Photodiode.$E$2]; MATCH([.$A43];[$Photodiode.$A$3:$Photodiode.$A$21];1); 0; 2); OFFSET([$Photodiode.$A$2]; MATCH([.$A43];[$Photodiode.$A$3:$Photodiode.$A$21];1); 0; 2))" office:value-type="float" office:value="0.04" calcext:value-type="float">
            <text:p>0.04</text:p>
          </table:table-cell>
          <table:table-cell table:style-name="ce38" table:formula="of:=IF([.K43] = MAX([.K43:.N43]); &quot;PD1&quot;; IF([.L43] = MAX([.K43:.N43]); &quot;PD2&quot;; IF([.M43] = MAX([.K43:.N4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3216SURCK/754-2162-1-ND/7708877</text:p>
          </table:table-cell>
          <table:table-cell table:number-columns-repeated="1007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VLOOKUP([.A44];[$Colors.$A$3:$Colors.$C$15];3;1)" office:value-type="string" office:string-value="Red" calcext:value-type="string">
            <text:p>Red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03073" calcext:value-type="float">
            <text:p>203,07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4]*[.F44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44]; OFFSET([$Photodiode.$B$2]; MATCH([.A44];[$Photodiode.$A$3:$Photodiode.$A$21];1); 0; 2); OFFSET([$Photodiode.$A$2]; MATCH([.A44];[$Photodiode.$A$3:$Photodiode.$A$21];1); 0; 2))" office:value-type="float" office:value="0.7305" calcext:value-type="float">
            <text:p>0.73</text:p>
          </table:table-cell>
          <table:table-cell table:style-name="ce32" table:formula="of:=COM.MICROSOFT.FORECAST.LINEAR([.$A44]; OFFSET([$Photodiode.$C$2]; MATCH([.$A44];[$Photodiode.$A$3:$Photodiode.$A$21];1); 0; 2); OFFSET([$Photodiode.$A$2]; MATCH([.$A44];[$Photodiode.$A$3:$Photodiode.$A$21];1); 0; 2))" office:value-type="float" office:value="0.6885" calcext:value-type="float">
            <text:p>0.69</text:p>
          </table:table-cell>
          <table:table-cell table:style-name="ce32" table:formula="of:=COM.MICROSOFT.FORECAST.LINEAR([.$A44]; OFFSET([$Photodiode.$D$2]; MATCH([.$A44];[$Photodiode.$A$3:$Photodiode.$A$21];1); 0; 2); OFFSET([$Photodiode.$A$2]; MATCH([.$A44];[$Photodiode.$A$3:$Photodiode.$A$21];1); 0; 2))" office:value-type="float" office:value="0.0495" calcext:value-type="float">
            <text:p>0.05</text:p>
          </table:table-cell>
          <table:table-cell table:style-name="ce32" table:formula="of:=COM.MICROSOFT.FORECAST.LINEAR([.$A44]; OFFSET([$Photodiode.$E$2]; MATCH([.$A44];[$Photodiode.$A$3:$Photodiode.$A$21];1); 0; 2); OFFSET([$Photodiode.$A$2]; MATCH([.$A44];[$Photodiode.$A$3:$Photodiode.$A$21];1); 0; 2))" office:value-type="float" office:value="0.036" calcext:value-type="float">
            <text:p>0.04</text:p>
          </table:table-cell>
          <table:table-cell table:style-name="ce38" table:formula="of:=IF([.K44] = MAX([.K44:.N44]); &quot;PD1&quot;; IF([.L44] = MAX([.K44:.N44]); &quot;PD2&quot;; IF([.M44] = MAX([.K44:.N4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S-R976-NR-1/475-1278-1-ND/1642798</text:p>
          </table:table-cell>
          <table:table-cell table:number-columns-repeated="1007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VLOOKUP([.A45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5318" calcext:value-type="float">
            <text:p>5,318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5]*[.F45]" office:value-type="float" office:value="44" calcext:value-type="float">
            <text:p>44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45]; OFFSET([$Photodiode.$B$2]; MATCH([.A45];[$Photodiode.$A$3:$Photodiode.$A$21];1); 0; 2); OFFSET([$Photodiode.$A$2]; MATCH([.A45];[$Photodiode.$A$3:$Photodiode.$A$21];1); 0; 2))" office:value-type="float" office:value="0.7407" calcext:value-type="float">
            <text:p>0.74</text:p>
          </table:table-cell>
          <table:table-cell table:style-name="ce32" table:formula="of:=COM.MICROSOFT.FORECAST.LINEAR([.$A45]; OFFSET([$Photodiode.$C$2]; MATCH([.$A45];[$Photodiode.$A$3:$Photodiode.$A$21];1); 0; 2); OFFSET([$Photodiode.$A$2]; MATCH([.$A45];[$Photodiode.$A$3:$Photodiode.$A$21];1); 0; 2))" office:value-type="float" office:value="0.6859" calcext:value-type="float">
            <text:p>0.69</text:p>
          </table:table-cell>
          <table:table-cell table:style-name="ce32" table:formula="of:=COM.MICROSOFT.FORECAST.LINEAR([.$A45]; OFFSET([$Photodiode.$D$2]; MATCH([.$A45];[$Photodiode.$A$3:$Photodiode.$A$21];1); 0; 2); OFFSET([$Photodiode.$A$2]; MATCH([.$A45];[$Photodiode.$A$3:$Photodiode.$A$21];1); 0; 2))" office:value-type="float" office:value="0.0473" calcext:value-type="float">
            <text:p>0.05</text:p>
          </table:table-cell>
          <table:table-cell table:style-name="ce32" table:formula="of:=COM.MICROSOFT.FORECAST.LINEAR([.$A45]; OFFSET([$Photodiode.$E$2]; MATCH([.$A45];[$Photodiode.$A$3:$Photodiode.$A$21];1); 0; 2); OFFSET([$Photodiode.$A$2]; MATCH([.$A45];[$Photodiode.$A$3:$Photodiode.$A$21];1); 0; 2))" office:value-type="float" office:value="0.0344" calcext:value-type="float">
            <text:p>0.03</text:p>
          </table:table-cell>
          <table:table-cell table:style-name="ce38" table:formula="of:=IF([.K45] = MAX([.K45:.N45]); &quot;PD1&quot;; IF([.L45] = MAX([.K45:.N45]); &quot;PD2&quot;; IF([.M45] = MAX([.K45:.N4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KS-DELPS1-22-TIVH-68-H3Q4-20-S/475-3714-1-ND/9999415</text:p>
          </table:table-cell>
          <table:table-cell table:number-columns-repeated="1007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VLOOKUP([.A46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917" calcext:value-type="float">
            <text:p>6,917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46]*[.F46]" office:value-type="float" office:value="60" calcext:value-type="float">
            <text:p>60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table:formula="of:=COM.MICROSOFT.FORECAST.LINEAR([.A46]; OFFSET([$Photodiode.$B$2]; MATCH([.A46];[$Photodiode.$A$3:$Photodiode.$A$21];1); 0; 2); OFFSET([$Photodiode.$A$2]; MATCH([.A46];[$Photodiode.$A$3:$Photodiode.$A$21];1); 0; 2))" office:value-type="float" office:value="0.7509" calcext:value-type="float">
            <text:p>0.75</text:p>
          </table:table-cell>
          <table:table-cell table:style-name="ce32" table:formula="of:=COM.MICROSOFT.FORECAST.LINEAR([.$A46]; OFFSET([$Photodiode.$C$2]; MATCH([.$A46];[$Photodiode.$A$3:$Photodiode.$A$21];1); 0; 2); OFFSET([$Photodiode.$A$2]; MATCH([.$A46];[$Photodiode.$A$3:$Photodiode.$A$21];1); 0; 2))" office:value-type="float" office:value="0.6833" calcext:value-type="float">
            <text:p>0.68</text:p>
          </table:table-cell>
          <table:table-cell table:style-name="ce32" table:formula="of:=COM.MICROSOFT.FORECAST.LINEAR([.$A46]; OFFSET([$Photodiode.$D$2]; MATCH([.$A46];[$Photodiode.$A$3:$Photodiode.$A$21];1); 0; 2); OFFSET([$Photodiode.$A$2]; MATCH([.$A46];[$Photodiode.$A$3:$Photodiode.$A$21];1); 0; 2))" office:value-type="float" office:value="0.0451" calcext:value-type="float">
            <text:p>0.05</text:p>
          </table:table-cell>
          <table:table-cell table:style-name="ce32" table:formula="of:=COM.MICROSOFT.FORECAST.LINEAR([.$A46]; OFFSET([$Photodiode.$E$2]; MATCH([.$A46];[$Photodiode.$A$3:$Photodiode.$A$21];1); 0; 2); OFFSET([$Photodiode.$A$2]; MATCH([.$A46];[$Photodiode.$A$3:$Photodiode.$A$21];1); 0; 2))" office:value-type="float" office:value="0.0328" calcext:value-type="float">
            <text:p>0.03</text:p>
          </table:table-cell>
          <table:table-cell table:style-name="ce38" table:formula="of:=IF([.K46] = MAX([.K46:.N46]); &quot;PD1&quot;; IF([.L46] = MAX([.K46:.N46]); &quot;PD2&quot;; IF([.M46] = MAX([.K46:.N4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S33S1U1-GS08/VLMS33S1U1-GS08CT-ND/8556897</text:p>
          </table:table-cell>
          <table:table-cell table:number-columns-repeated="1007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VLOOKUP([.A47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671" calcext:value-type="float">
            <text:p>6,67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7]*[.F47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47]; OFFSET([$Photodiode.$B$2]; MATCH([.A47];[$Photodiode.$A$3:$Photodiode.$A$21];1); 0; 2); OFFSET([$Photodiode.$A$2]; MATCH([.A47];[$Photodiode.$A$3:$Photodiode.$A$21];1); 0; 2))" office:value-type="float" office:value="0.756" calcext:value-type="float">
            <text:p>0.76</text:p>
          </table:table-cell>
          <table:table-cell table:style-name="ce32" table:formula="of:=COM.MICROSOFT.FORECAST.LINEAR([.$A47]; OFFSET([$Photodiode.$C$2]; MATCH([.$A47];[$Photodiode.$A$3:$Photodiode.$A$21];1); 0; 2); OFFSET([$Photodiode.$A$2]; MATCH([.$A47];[$Photodiode.$A$3:$Photodiode.$A$21];1); 0; 2))" office:value-type="float" office:value="0.682" calcext:value-type="float">
            <text:p>0.68</text:p>
          </table:table-cell>
          <table:table-cell table:style-name="ce32" table:formula="of:=COM.MICROSOFT.FORECAST.LINEAR([.$A47]; OFFSET([$Photodiode.$D$2]; MATCH([.$A47];[$Photodiode.$A$3:$Photodiode.$A$21];1); 0; 2); OFFSET([$Photodiode.$A$2]; MATCH([.$A47];[$Photodiode.$A$3:$Photodiode.$A$21];1); 0; 2))" office:value-type="float" office:value="0.044" calcext:value-type="float">
            <text:p>0.04</text:p>
          </table:table-cell>
          <table:table-cell table:style-name="ce32" table:formula="of:=COM.MICROSOFT.FORECAST.LINEAR([.$A47]; OFFSET([$Photodiode.$E$2]; MATCH([.$A47];[$Photodiode.$A$3:$Photodiode.$A$21];1); 0; 2); OFFSET([$Photodiode.$A$2]; MATCH([.$A47];[$Photodiode.$A$3:$Photodiode.$A$21];1); 0; 2))" office:value-type="float" office:value="0.032" calcext:value-type="float">
            <text:p>0.03</text:p>
          </table:table-cell>
          <table:table-cell table:style-name="ce38" table:formula="of:=IF([.K47] = MAX([.K47:.N47]); &quot;PD1&quot;; IF([.L47] = MAX([.K47:.N47]); &quot;PD2&quot;; IF([.M47] = MAX([.K47:.N4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M2CRK54WA-8/1497-1450-1-ND/8571170</text:p>
          </table:table-cell>
          <table:table-cell table:number-columns-repeated="1007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VLOOKUP([.A48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350" calcext:value-type="float">
            <text:p>4,35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8]*[.F48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48]; OFFSET([$Photodiode.$B$2]; MATCH([.A48];[$Photodiode.$A$3:$Photodiode.$A$21];1); 0; 2); OFFSET([$Photodiode.$A$2]; MATCH([.A48];[$Photodiode.$A$3:$Photodiode.$A$21];1); 0; 2))" office:value-type="float" office:value="0.7611" calcext:value-type="float">
            <text:p>0.76</text:p>
          </table:table-cell>
          <table:table-cell table:style-name="ce32" table:formula="of:=COM.MICROSOFT.FORECAST.LINEAR([.$A48]; OFFSET([$Photodiode.$C$2]; MATCH([.$A48];[$Photodiode.$A$3:$Photodiode.$A$21];1); 0; 2); OFFSET([$Photodiode.$A$2]; MATCH([.$A48];[$Photodiode.$A$3:$Photodiode.$A$21];1); 0; 2))" office:value-type="float" office:value="0.6807" calcext:value-type="float">
            <text:p>0.68</text:p>
          </table:table-cell>
          <table:table-cell table:style-name="ce32" table:formula="of:=COM.MICROSOFT.FORECAST.LINEAR([.$A48]; OFFSET([$Photodiode.$D$2]; MATCH([.$A48];[$Photodiode.$A$3:$Photodiode.$A$21];1); 0; 2); OFFSET([$Photodiode.$A$2]; MATCH([.$A48];[$Photodiode.$A$3:$Photodiode.$A$21];1); 0; 2))" office:value-type="float" office:value="0.0429" calcext:value-type="float">
            <text:p>0.04</text:p>
          </table:table-cell>
          <table:table-cell table:style-name="ce32" table:formula="of:=COM.MICROSOFT.FORECAST.LINEAR([.$A48]; OFFSET([$Photodiode.$E$2]; MATCH([.$A48];[$Photodiode.$A$3:$Photodiode.$A$21];1); 0; 2); OFFSET([$Photodiode.$A$2]; MATCH([.$A48];[$Photodiode.$A$3:$Photodiode.$A$21];1); 0; 2))" office:value-type="float" office:value="0.0312" calcext:value-type="float">
            <text:p>0.03</text:p>
          </table:table-cell>
          <table:table-cell table:style-name="ce38" table:formula="of:=IF([.K48] = MAX([.K48:.N48]); &quot;PD1&quot;; IF([.L48] = MAX([.K48:.N48]); &quot;PD2&quot;; IF([.M48] = MAX([.K48:.N4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21KRKT/160-2024-1-ND/3711415</text:p>
          </table:table-cell>
          <table:table-cell table:number-columns-repeated="1007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VLOOKUP([.A49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3020" calcext:value-type="float">
            <text:p>3,02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9]*[.F49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49]; OFFSET([$Photodiode.$B$2]; MATCH([.A49];[$Photodiode.$A$3:$Photodiode.$A$21];1); 0; 2); OFFSET([$Photodiode.$A$2]; MATCH([.A49];[$Photodiode.$A$3:$Photodiode.$A$21];1); 0; 2))" office:value-type="float" office:value="0.7662" calcext:value-type="float">
            <text:p>0.77</text:p>
          </table:table-cell>
          <table:table-cell table:style-name="ce32" table:formula="of:=COM.MICROSOFT.FORECAST.LINEAR([.$A49]; OFFSET([$Photodiode.$C$2]; MATCH([.$A49];[$Photodiode.$A$3:$Photodiode.$A$21];1); 0; 2); OFFSET([$Photodiode.$A$2]; MATCH([.$A49];[$Photodiode.$A$3:$Photodiode.$A$21];1); 0; 2))" office:value-type="float" office:value="0.6794" calcext:value-type="float">
            <text:p>0.68</text:p>
          </table:table-cell>
          <table:table-cell table:style-name="ce32" table:formula="of:=COM.MICROSOFT.FORECAST.LINEAR([.$A49]; OFFSET([$Photodiode.$D$2]; MATCH([.$A49];[$Photodiode.$A$3:$Photodiode.$A$21];1); 0; 2); OFFSET([$Photodiode.$A$2]; MATCH([.$A49];[$Photodiode.$A$3:$Photodiode.$A$21];1); 0; 2))" office:value-type="float" office:value="0.0418" calcext:value-type="float">
            <text:p>0.04</text:p>
          </table:table-cell>
          <table:table-cell table:style-name="ce32" table:formula="of:=COM.MICROSOFT.FORECAST.LINEAR([.$A49]; OFFSET([$Photodiode.$E$2]; MATCH([.$A49];[$Photodiode.$A$3:$Photodiode.$A$21];1); 0; 2); OFFSET([$Photodiode.$A$2]; MATCH([.$A49];[$Photodiode.$A$3:$Photodiode.$A$21];1); 0; 2))" office:value-type="float" office:value="0.0304" calcext:value-type="float">
            <text:p>0.03</text:p>
          </table:table-cell>
          <table:table-cell table:style-name="ce38" table:formula="of:=IF([.K49] = MAX([.K49:.N49]); &quot;PD1&quot;; IF([.L49] = MAX([.K49:.N49]); &quot;PD2&quot;; IF([.M49] = MAX([.K49:.N4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FKR1111C-TR/404-1269-1-ND/9477274</text:p>
          </table:table-cell>
          <table:table-cell table:number-columns-repeated="1007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VLOOKUP([.A50];[$Colors.$A$3:$Colors.$C$15];3;1)" office:value-type="string" office:string-value="Red" calcext:value-type="string">
            <text:p>Red</text:p>
          </table:table-cell>
          <table:table-cell office:value-type="currency" office:currency="GBP" office:value="0.6" calcext:value-type="currency">
            <text:p>£0.60</text:p>
          </table:table-cell>
          <table:table-cell office:value-type="float" office:value="19421" calcext:value-type="float">
            <text:p>19,42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0]*[.F5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50]; OFFSET([$Photodiode.$B$2]; MATCH([.A50];[$Photodiode.$A$3:$Photodiode.$A$21];1); 0; 2); OFFSET([$Photodiode.$A$2]; MATCH([.A50];[$Photodiode.$A$3:$Photodiode.$A$21];1); 0; 2))" office:value-type="float" office:value="0.7713" calcext:value-type="float">
            <text:p>0.77</text:p>
          </table:table-cell>
          <table:table-cell table:style-name="ce32" table:formula="of:=COM.MICROSOFT.FORECAST.LINEAR([.$A50]; OFFSET([$Photodiode.$C$2]; MATCH([.$A50];[$Photodiode.$A$3:$Photodiode.$A$21];1); 0; 2); OFFSET([$Photodiode.$A$2]; MATCH([.$A50];[$Photodiode.$A$3:$Photodiode.$A$21];1); 0; 2))" office:value-type="float" office:value="0.6781" calcext:value-type="float">
            <text:p>0.68</text:p>
          </table:table-cell>
          <table:table-cell table:style-name="ce32" table:formula="of:=COM.MICROSOFT.FORECAST.LINEAR([.$A50]; OFFSET([$Photodiode.$D$2]; MATCH([.$A50];[$Photodiode.$A$3:$Photodiode.$A$21];1); 0; 2); OFFSET([$Photodiode.$A$2]; MATCH([.$A50];[$Photodiode.$A$3:$Photodiode.$A$21];1); 0; 2))" office:value-type="float" office:value="0.0407" calcext:value-type="float">
            <text:p>0.04</text:p>
          </table:table-cell>
          <table:table-cell table:style-name="ce32" table:formula="of:=COM.MICROSOFT.FORECAST.LINEAR([.$A50]; OFFSET([$Photodiode.$E$2]; MATCH([.$A50];[$Photodiode.$A$3:$Photodiode.$A$21];1); 0; 2); OFFSET([$Photodiode.$A$2]; MATCH([.$A50];[$Photodiode.$A$3:$Photodiode.$A$21];1); 0; 2))" office:value-type="float" office:value="0.0296" calcext:value-type="float">
            <text:p>0.03</text:p>
          </table:table-cell>
          <table:table-cell table:style-name="ce38" table:formula="of:=IF([.K50] = MAX([.K50:.N50]); &quot;PD1&quot;; IF([.L50] = MAX([.K50:.N50]); &quot;PD2&quot;; IF([.M50] = MAX([.K50:.N5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C-C191-T0000/516-HSMC-C191-T0000CT-ND/10511670</text:p>
          </table:table-cell>
          <table:table-cell table:number-columns-repeated="1007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VLOOKUP([.A51];[$Colors.$A$3:$Colors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46481" calcext:value-type="float">
            <text:p>46,48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1]*[.F51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table:formula="of:=COM.MICROSOFT.FORECAST.LINEAR([.A51]; OFFSET([$Photodiode.$B$2]; MATCH([.A51];[$Photodiode.$A$3:$Photodiode.$A$21];1); 0; 2); OFFSET([$Photodiode.$A$2]; MATCH([.A51];[$Photodiode.$A$3:$Photodiode.$A$21];1); 0; 2))" office:value-type="float" office:value="0.7764" calcext:value-type="float">
            <text:p>0.78</text:p>
          </table:table-cell>
          <table:table-cell table:style-name="ce32" table:formula="of:=COM.MICROSOFT.FORECAST.LINEAR([.$A51]; OFFSET([$Photodiode.$C$2]; MATCH([.$A51];[$Photodiode.$A$3:$Photodiode.$A$21];1); 0; 2); OFFSET([$Photodiode.$A$2]; MATCH([.$A51];[$Photodiode.$A$3:$Photodiode.$A$21];1); 0; 2))" office:value-type="float" office:value="0.6768" calcext:value-type="float">
            <text:p>0.68</text:p>
          </table:table-cell>
          <table:table-cell table:style-name="ce32" table:formula="of:=COM.MICROSOFT.FORECAST.LINEAR([.$A51]; OFFSET([$Photodiode.$D$2]; MATCH([.$A51];[$Photodiode.$A$3:$Photodiode.$A$21];1); 0; 2); OFFSET([$Photodiode.$A$2]; MATCH([.$A51];[$Photodiode.$A$3:$Photodiode.$A$21];1); 0; 2))" office:value-type="float" office:value="0.0396" calcext:value-type="float">
            <text:p>0.04</text:p>
          </table:table-cell>
          <table:table-cell table:style-name="ce32" table:formula="of:=COM.MICROSOFT.FORECAST.LINEAR([.$A51]; OFFSET([$Photodiode.$E$2]; MATCH([.$A51];[$Photodiode.$A$3:$Photodiode.$A$21];1); 0; 2); OFFSET([$Photodiode.$A$2]; MATCH([.$A51];[$Photodiode.$A$3:$Photodiode.$A$21];1); 0; 2))" office:value-type="float" office:value="0.0288" calcext:value-type="float">
            <text:p>0.03</text:p>
          </table:table-cell>
          <table:table-cell table:style-name="ce38" table:formula="of:=IF([.K51] = MAX([.K51:.N51]); &quot;PD1&quot;; IF([.L51] = MAX([.K51:.N51]); &quot;PD2&quot;; IF([.M51] = MAX([.K51:.N5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T-RR45-AQ902/516-2005-1-ND/1990536</text:p>
          </table:table-cell>
          <table:table-cell table:number-columns-repeated="1007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VLOOKUP([.A52];[$Colors.$A$3:$Colors.$C$15];3;1)" office:value-type="string" office:string-value="Red" calcext:value-type="string">
            <text:p>Red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15453" calcext:value-type="float">
            <text:p>15,45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2]*[.F5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52]; OFFSET([$Photodiode.$B$2]; MATCH([.A52];[$Photodiode.$A$3:$Photodiode.$A$21];1); 0; 2); OFFSET([$Photodiode.$A$2]; MATCH([.A52];[$Photodiode.$A$3:$Photodiode.$A$21];1); 0; 2))" office:value-type="float" office:value="0.7815" calcext:value-type="float">
            <text:p>0.78</text:p>
          </table:table-cell>
          <table:table-cell table:style-name="ce32" table:formula="of:=COM.MICROSOFT.FORECAST.LINEAR([.$A52]; OFFSET([$Photodiode.$C$2]; MATCH([.$A52];[$Photodiode.$A$3:$Photodiode.$A$21];1); 0; 2); OFFSET([$Photodiode.$A$2]; MATCH([.$A52];[$Photodiode.$A$3:$Photodiode.$A$21];1); 0; 2))" office:value-type="float" office:value="0.6755" calcext:value-type="float">
            <text:p>0.68</text:p>
          </table:table-cell>
          <table:table-cell table:style-name="ce32" table:formula="of:=COM.MICROSOFT.FORECAST.LINEAR([.$A52]; OFFSET([$Photodiode.$D$2]; MATCH([.$A52];[$Photodiode.$A$3:$Photodiode.$A$21];1); 0; 2); OFFSET([$Photodiode.$A$2]; MATCH([.$A52];[$Photodiode.$A$3:$Photodiode.$A$21];1); 0; 2))" office:value-type="float" office:value="0.0385" calcext:value-type="float">
            <text:p>0.04</text:p>
          </table:table-cell>
          <table:table-cell table:style-name="ce32" table:formula="of:=COM.MICROSOFT.FORECAST.LINEAR([.$A52]; OFFSET([$Photodiode.$E$2]; MATCH([.$A52];[$Photodiode.$A$3:$Photodiode.$A$21];1); 0; 2); OFFSET([$Photodiode.$A$2]; MATCH([.$A52];[$Photodiode.$A$3:$Photodiode.$A$21];1); 0; 2))" office:value-type="float" office:value="0.028" calcext:value-type="float">
            <text:p>0.03</text:p>
          </table:table-cell>
          <table:table-cell table:style-name="ce38" table:formula="of:=IF([.K52] = MAX([.K52:.N52]); &quot;PD1&quot;; IF([.L52] = MAX([.K52:.N52]); &quot;PD2&quot;; IF([.M52] = MAX([.K52:.N5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ual-communications-company-vcc/LSM0603412V/LSM0603412VCT-ND/9486727</text:p>
          </table:table-cell>
          <table:table-cell table:number-columns-repeated="1007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VLOOKUP([.A53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28171" calcext:value-type="float">
            <text:p>128,17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53]*[.F53]" office:value-type="float" office:value="41" calcext:value-type="float">
            <text:p>4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53]; OFFSET([$Photodiode.$B$2]; MATCH([.A53];[$Photodiode.$A$3:$Photodiode.$A$21];1); 0; 2); OFFSET([$Photodiode.$A$2]; MATCH([.A53];[$Photodiode.$A$3:$Photodiode.$A$21];1); 0; 2))" office:value-type="float" office:value="0.7866" calcext:value-type="float">
            <text:p>0.79</text:p>
          </table:table-cell>
          <table:table-cell table:style-name="ce32" table:formula="of:=COM.MICROSOFT.FORECAST.LINEAR([.$A53]; OFFSET([$Photodiode.$C$2]; MATCH([.$A53];[$Photodiode.$A$3:$Photodiode.$A$21];1); 0; 2); OFFSET([$Photodiode.$A$2]; MATCH([.$A53];[$Photodiode.$A$3:$Photodiode.$A$21];1); 0; 2))" office:value-type="float" office:value="0.6742" calcext:value-type="float">
            <text:p>0.67</text:p>
          </table:table-cell>
          <table:table-cell table:style-name="ce32" table:formula="of:=COM.MICROSOFT.FORECAST.LINEAR([.$A53]; OFFSET([$Photodiode.$D$2]; MATCH([.$A53];[$Photodiode.$A$3:$Photodiode.$A$21];1); 0; 2); OFFSET([$Photodiode.$A$2]; MATCH([.$A53];[$Photodiode.$A$3:$Photodiode.$A$21];1); 0; 2))" office:value-type="float" office:value="0.0374" calcext:value-type="float">
            <text:p>0.04</text:p>
          </table:table-cell>
          <table:table-cell table:style-name="ce32" table:formula="of:=COM.MICROSOFT.FORECAST.LINEAR([.$A53]; OFFSET([$Photodiode.$E$2]; MATCH([.$A53];[$Photodiode.$A$3:$Photodiode.$A$21];1); 0; 2); OFFSET([$Photodiode.$A$2]; MATCH([.$A53];[$Photodiode.$A$3:$Photodiode.$A$21];1); 0; 2))" office:value-type="float" office:value="0.0272" calcext:value-type="float">
            <text:p>0.03</text:p>
          </table:table-cell>
          <table:table-cell table:style-name="ce38" table:formula="of:=IF([.K53] = MAX([.K53:.N53]); &quot;PD1&quot;; IF([.L53] = MAX([.K53:.N53]); &quot;PD2&quot;; IF([.M53] = MAX([.K53:.N5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R-T68F-U1AA-1-1-Z/475-2820-1-ND/2176359</text:p>
          </table:table-cell>
          <table:table-cell table:number-columns-repeated="1007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4];[$Colors.$A$3:$Colors.$C$15];3;1)" office:value-type="string" office:string-value="Red" calcext:value-type="string">
            <text:p>Red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667" calcext:value-type="float">
            <text:p>15,667</text:p>
          </table:table-cell>
          <table:table-cell office:value-type="float" office:value="2.3" calcext:value-type="float">
            <text:p>2.30</text:p>
          </table:table-cell>
          <table:table-cell office:value-type="float" office:value="150" calcext:value-type="float">
            <text:p>150</text:p>
          </table:table-cell>
          <table:table-cell table:formula="of:=[.E54]*[.F54]" office:value-type="float" office:value="345" calcext:value-type="float">
            <text:p>345</text:p>
          </table:table-cell>
          <table:table-cell office:value-type="float" office:value="2.8" calcext:value-type="float">
            <text:p>2.8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54]; OFFSET([$Photodiode.$B$2]; MATCH([.A54];[$Photodiode.$A$3:$Photodiode.$A$21];1); 0; 2); OFFSET([$Photodiode.$A$2]; MATCH([.A54];[$Photodiode.$A$3:$Photodiode.$A$21];1); 0; 2))" office:value-type="float" office:value="0.7917" calcext:value-type="float">
            <text:p>0.79</text:p>
          </table:table-cell>
          <table:table-cell table:style-name="ce32" table:formula="of:=COM.MICROSOFT.FORECAST.LINEAR([.$A54]; OFFSET([$Photodiode.$C$2]; MATCH([.$A54];[$Photodiode.$A$3:$Photodiode.$A$21];1); 0; 2); OFFSET([$Photodiode.$A$2]; MATCH([.$A54];[$Photodiode.$A$3:$Photodiode.$A$21];1); 0; 2))" office:value-type="float" office:value="0.6729" calcext:value-type="float">
            <text:p>0.67</text:p>
          </table:table-cell>
          <table:table-cell table:style-name="ce32" table:formula="of:=COM.MICROSOFT.FORECAST.LINEAR([.$A54]; OFFSET([$Photodiode.$D$2]; MATCH([.$A54];[$Photodiode.$A$3:$Photodiode.$A$21];1); 0; 2); OFFSET([$Photodiode.$A$2]; MATCH([.$A54];[$Photodiode.$A$3:$Photodiode.$A$21];1); 0; 2))" office:value-type="float" office:value="0.0363" calcext:value-type="float">
            <text:p>0.04</text:p>
          </table:table-cell>
          <table:table-cell table:style-name="ce32" table:formula="of:=COM.MICROSOFT.FORECAST.LINEAR([.$A54]; OFFSET([$Photodiode.$E$2]; MATCH([.$A54];[$Photodiode.$A$3:$Photodiode.$A$21];1); 0; 2); OFFSET([$Photodiode.$A$2]; MATCH([.$A54];[$Photodiode.$A$3:$Photodiode.$A$21];1); 0; 2))" office:value-type="float" office:value="0.0264" calcext:value-type="float">
            <text:p>0.03</text:p>
          </table:table-cell>
          <table:table-cell table:style-name="ce38" table:formula="of:=IF([.K54] = MAX([.K54:.N54]); &quot;PD1&quot;; IF([.L54] = MAX([.K54:.N54]); &quot;PD2&quot;; IF([.M54] = MAX([.K54:.N5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W-LR00-ASU0E/516-4340-1-ND/10239767</text:p>
          </table:table-cell>
          <table:table-cell table:number-columns-repeated="1007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5];[$Colors.$A$3:$Colors.$C$15];3;1)" office:value-type="string" office:string-value="Red" calcext:value-type="string">
            <text:p>Red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3860" calcext:value-type="float">
            <text:p>3,860</text:p>
          </table:table-cell>
          <table:table-cell office:value-type="float" office:value="2.2" calcext:value-type="float">
            <text:p>2.20</text:p>
          </table:table-cell>
          <table:table-cell office:value-type="float" office:value="500" calcext:value-type="float">
            <text:p>500</text:p>
          </table:table-cell>
          <table:table-cell table:formula="of:=[.E55]*[.F55]" office:value-type="float" office:value="1100" calcext:value-type="float">
            <text:p>1100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55]; OFFSET([$Photodiode.$B$2]; MATCH([.A55];[$Photodiode.$A$3:$Photodiode.$A$21];1); 0; 2); OFFSET([$Photodiode.$A$2]; MATCH([.A55];[$Photodiode.$A$3:$Photodiode.$A$21];1); 0; 2))" office:value-type="float" office:value="0.7917" calcext:value-type="float">
            <text:p>0.79</text:p>
          </table:table-cell>
          <table:table-cell table:style-name="ce32" table:formula="of:=COM.MICROSOFT.FORECAST.LINEAR([.$A55]; OFFSET([$Photodiode.$C$2]; MATCH([.$A55];[$Photodiode.$A$3:$Photodiode.$A$21];1); 0; 2); OFFSET([$Photodiode.$A$2]; MATCH([.$A55];[$Photodiode.$A$3:$Photodiode.$A$21];1); 0; 2))" office:value-type="float" office:value="0.6729" calcext:value-type="float">
            <text:p>0.67</text:p>
          </table:table-cell>
          <table:table-cell table:style-name="ce32" table:formula="of:=COM.MICROSOFT.FORECAST.LINEAR([.$A55]; OFFSET([$Photodiode.$D$2]; MATCH([.$A55];[$Photodiode.$A$3:$Photodiode.$A$21];1); 0; 2); OFFSET([$Photodiode.$A$2]; MATCH([.$A55];[$Photodiode.$A$3:$Photodiode.$A$21];1); 0; 2))" office:value-type="float" office:value="0.0363" calcext:value-type="float">
            <text:p>0.04</text:p>
          </table:table-cell>
          <table:table-cell table:style-name="ce32" table:formula="of:=COM.MICROSOFT.FORECAST.LINEAR([.$A55]; OFFSET([$Photodiode.$E$2]; MATCH([.$A55];[$Photodiode.$A$3:$Photodiode.$A$21];1); 0; 2); OFFSET([$Photodiode.$A$2]; MATCH([.$A55];[$Photodiode.$A$3:$Photodiode.$A$21];1); 0; 2))" office:value-type="float" office:value="0.0264" calcext:value-type="float">
            <text:p>0.03</text:p>
          </table:table-cell>
          <table:table-cell table:style-name="ce38" table:formula="of:=IF([.K55] = MAX([.K55:.N55]); &quot;PD1&quot;; IF([.L55] = MAX([.K55:.N55]); &quot;PD2&quot;; IF([.M55] = MAX([.K55:.N5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D01/1416-1053-1-ND/3961158</text:p>
          </table:table-cell>
          <table:table-cell table:number-columns-repeated="1007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6];[$Colors.$A$3:$Colors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78440" calcext:value-type="float">
            <text:p>78,44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6]*[.F56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56]; OFFSET([$Photodiode.$B$2]; MATCH([.A56];[$Photodiode.$A$3:$Photodiode.$A$21];1); 0; 2); OFFSET([$Photodiode.$A$2]; MATCH([.A56];[$Photodiode.$A$3:$Photodiode.$A$21];1); 0; 2))" office:value-type="float" office:value="0.7968" calcext:value-type="float">
            <text:p>0.80</text:p>
          </table:table-cell>
          <table:table-cell table:style-name="ce32" table:formula="of:=COM.MICROSOFT.FORECAST.LINEAR([.$A56]; OFFSET([$Photodiode.$C$2]; MATCH([.$A56];[$Photodiode.$A$3:$Photodiode.$A$21];1); 0; 2); OFFSET([$Photodiode.$A$2]; MATCH([.$A56];[$Photodiode.$A$3:$Photodiode.$A$21];1); 0; 2))" office:value-type="float" office:value="0.6716" calcext:value-type="float">
            <text:p>0.67</text:p>
          </table:table-cell>
          <table:table-cell table:style-name="ce32" table:formula="of:=COM.MICROSOFT.FORECAST.LINEAR([.$A56]; OFFSET([$Photodiode.$D$2]; MATCH([.$A56];[$Photodiode.$A$3:$Photodiode.$A$21];1); 0; 2); OFFSET([$Photodiode.$A$2]; MATCH([.$A56];[$Photodiode.$A$3:$Photodiode.$A$21];1); 0; 2))" office:value-type="float" office:value="0.0352" calcext:value-type="float">
            <text:p>0.04</text:p>
          </table:table-cell>
          <table:table-cell table:style-name="ce32" table:formula="of:=COM.MICROSOFT.FORECAST.LINEAR([.$A56]; OFFSET([$Photodiode.$E$2]; MATCH([.$A56];[$Photodiode.$A$3:$Photodiode.$A$21];1); 0; 2); OFFSET([$Photodiode.$A$2]; MATCH([.$A56];[$Photodiode.$A$3:$Photodiode.$A$21];1); 0; 2))" office:value-type="float" office:value="0.0256" calcext:value-type="float">
            <text:p>0.03</text:p>
          </table:table-cell>
          <table:table-cell table:style-name="ce38" table:formula="of:=IF([.K56] = MAX([.K56:.N56]); &quot;PD1&quot;; IF([.L56] = MAX([.K56:.N56]); &quot;PD2&quot;; IF([.M56] = MAX([.K56:.N5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R233T2V2-GS08/VLMR233T2V2-GS08CT-ND/3025481</text:p>
          </table:table-cell>
          <table:table-cell table:number-columns-repeated="1007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7];[$Colors.$A$3:$Colors.$C$15];3;1)" office:value-type="string" office:string-value="Red" calcext:value-type="string">
            <text:p>Red</text:p>
          </table:table-cell>
          <table:table-cell office:value-type="currency" office:currency="GBP" office:value="1.39" calcext:value-type="currency">
            <text:p>£1.39</text:p>
          </table:table-cell>
          <table:table-cell office:value-type="float" office:value="1684" calcext:value-type="float">
            <text:p>1,684</text:p>
          </table:table-cell>
          <table:table-cell office:value-type="float" office:value="2.29" calcext:value-type="float">
            <text:p>2.29</text:p>
          </table:table-cell>
          <table:table-cell office:value-type="float" office:value="350" calcext:value-type="float">
            <text:p>350</text:p>
          </table:table-cell>
          <table:table-cell table:formula="of:=[.E57]*[.F57]" office:value-type="float" office:value="801.5" calcext:value-type="float">
            <text:p>801.5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57]; OFFSET([$Photodiode.$B$2]; MATCH([.A57];[$Photodiode.$A$3:$Photodiode.$A$21];1); 0; 2); OFFSET([$Photodiode.$A$2]; MATCH([.A57];[$Photodiode.$A$3:$Photodiode.$A$21];1); 0; 2))" office:value-type="float" office:value="0.7968" calcext:value-type="float">
            <text:p>0.80</text:p>
          </table:table-cell>
          <table:table-cell table:style-name="ce32" table:formula="of:=COM.MICROSOFT.FORECAST.LINEAR([.$A57]; OFFSET([$Photodiode.$C$2]; MATCH([.$A57];[$Photodiode.$A$3:$Photodiode.$A$21];1); 0; 2); OFFSET([$Photodiode.$A$2]; MATCH([.$A57];[$Photodiode.$A$3:$Photodiode.$A$21];1); 0; 2))" office:value-type="float" office:value="0.6716" calcext:value-type="float">
            <text:p>0.67</text:p>
          </table:table-cell>
          <table:table-cell table:style-name="ce32" table:formula="of:=COM.MICROSOFT.FORECAST.LINEAR([.$A57]; OFFSET([$Photodiode.$D$2]; MATCH([.$A57];[$Photodiode.$A$3:$Photodiode.$A$21];1); 0; 2); OFFSET([$Photodiode.$A$2]; MATCH([.$A57];[$Photodiode.$A$3:$Photodiode.$A$21];1); 0; 2))" office:value-type="float" office:value="0.0352" calcext:value-type="float">
            <text:p>0.04</text:p>
          </table:table-cell>
          <table:table-cell table:style-name="ce32" table:formula="of:=COM.MICROSOFT.FORECAST.LINEAR([.$A57]; OFFSET([$Photodiode.$E$2]; MATCH([.$A57];[$Photodiode.$A$3:$Photodiode.$A$21];1); 0; 2); OFFSET([$Photodiode.$A$2]; MATCH([.$A57];[$Photodiode.$A$3:$Photodiode.$A$21];1); 0; 2))" office:value-type="float" office:value="0.0256" calcext:value-type="float">
            <text:p>0.03</text:p>
          </table:table-cell>
          <table:table-cell table:style-name="ce38" table:formula="of:=IF([.K57] = MAX([.K57:.N57]); &quot;PD1&quot;; IF([.L57] = MAX([.K57:.N57]); &quot;PD2&quot;; IF([.M57] = MAX([.K57:.N5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KS-DMLQ31-23-GZJY-68-J3T3-Z/475-3377-1-ND/7907972</text:p>
          </table:table-cell>
          <table:table-cell table:number-columns-repeated="1007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VLOOKUP([.A58];[$Colors.$A$3:$Colors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8]*[.F58]" office:value-type="float" office:value="40" calcext:value-type="float">
            <text:p>40</text:p>
          </table:table-cell>
          <table:table-cell office:value-type="float" office:value="3" calcext:value-type="float">
            <text:p>3.00</text:p>
          </table:table-cell>
          <table:table-cell office:value-type="float" office:value="1.4" calcext:value-type="float">
            <text:p>1.4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58]; OFFSET([$Photodiode.$B$2]; MATCH([.A58];[$Photodiode.$A$3:$Photodiode.$A$21];1); 0; 2); OFFSET([$Photodiode.$A$2]; MATCH([.A58];[$Photodiode.$A$3:$Photodiode.$A$21];1); 0; 2))" office:value-type="float" office:value="0.8019" calcext:value-type="float">
            <text:p>0.80</text:p>
          </table:table-cell>
          <table:table-cell table:style-name="ce32" table:formula="of:=COM.MICROSOFT.FORECAST.LINEAR([.$A58]; OFFSET([$Photodiode.$C$2]; MATCH([.$A58];[$Photodiode.$A$3:$Photodiode.$A$21];1); 0; 2); OFFSET([$Photodiode.$A$2]; MATCH([.$A58];[$Photodiode.$A$3:$Photodiode.$A$21];1); 0; 2))" office:value-type="float" office:value="0.6703" calcext:value-type="float">
            <text:p>0.67</text:p>
          </table:table-cell>
          <table:table-cell table:style-name="ce32" table:formula="of:=COM.MICROSOFT.FORECAST.LINEAR([.$A58]; OFFSET([$Photodiode.$D$2]; MATCH([.$A58];[$Photodiode.$A$3:$Photodiode.$A$21];1); 0; 2); OFFSET([$Photodiode.$A$2]; MATCH([.$A58];[$Photodiode.$A$3:$Photodiode.$A$21];1); 0; 2))" office:value-type="float" office:value="0.0341" calcext:value-type="float">
            <text:p>0.03</text:p>
          </table:table-cell>
          <table:table-cell table:style-name="ce32" table:formula="of:=COM.MICROSOFT.FORECAST.LINEAR([.$A58]; OFFSET([$Photodiode.$E$2]; MATCH([.$A58];[$Photodiode.$A$3:$Photodiode.$A$21];1); 0; 2); OFFSET([$Photodiode.$A$2]; MATCH([.$A58];[$Photodiode.$A$3:$Photodiode.$A$21];1); 0; 2))" office:value-type="float" office:value="0.0248" calcext:value-type="float">
            <text:p>0.02</text:p>
          </table:table-cell>
          <table:table-cell table:style-name="ce38" table:formula="of:=IF([.K58] = MAX([.K58:.N58]); &quot;PD1&quot;; IF([.L58] = MAX([.K58:.N58]); &quot;PD2&quot;; IF([.M58] = MAX([.K58:.N5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M140QEKT/160-2229-1-ND/7708903</text:p>
          </table:table-cell>
          <table:table-cell table:number-columns-repeated="1007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59];[$Colors.$A$3:$Colors.$C$15];3;1)" office:value-type="string" office:string-value="Red" calcext:value-type="string">
            <text:p>Red</text:p>
          </table:table-cell>
          <table:table-cell office:value-type="currency" office:currency="GBP" office:value="18.22" calcext:value-type="currency">
            <text:p>£18.22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.10</text:p>
          </table:table-cell>
          <table:table-cell office:value-type="float" office:value="15" calcext:value-type="float">
            <text:p>15</text:p>
          </table:table-cell>
          <table:table-cell table:formula="of:=[.E59]*[.F59]" office:value-type="float" office:value="31.5" calcext:value-type="float">
            <text:p>31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59]; OFFSET([$Photodiode.$B$2]; MATCH([.A59];[$Photodiode.$A$3:$Photodiode.$A$21];1); 0; 2); OFFSET([$Photodiode.$A$2]; MATCH([.A59];[$Photodiode.$A$3:$Photodiode.$A$21];1); 0; 2))" office:value-type="float" office:value="0.807" calcext:value-type="float">
            <text:p>0.81</text:p>
          </table:table-cell>
          <table:table-cell table:style-name="ce32" table:formula="of:=COM.MICROSOFT.FORECAST.LINEAR([.$A59]; OFFSET([$Photodiode.$C$2]; MATCH([.$A59];[$Photodiode.$A$3:$Photodiode.$A$21];1); 0; 2); OFFSET([$Photodiode.$A$2]; MATCH([.$A59];[$Photodiode.$A$3:$Photodiode.$A$21];1); 0; 2))" office:value-type="float" office:value="0.669" calcext:value-type="float">
            <text:p>0.67</text:p>
          </table:table-cell>
          <table:table-cell table:style-name="ce32" table:formula="of:=COM.MICROSOFT.FORECAST.LINEAR([.$A59]; OFFSET([$Photodiode.$D$2]; MATCH([.$A59];[$Photodiode.$A$3:$Photodiode.$A$21];1); 0; 2); OFFSET([$Photodiode.$A$2]; MATCH([.$A59];[$Photodiode.$A$3:$Photodiode.$A$21];1); 0; 2))" office:value-type="float" office:value="0.033" calcext:value-type="float">
            <text:p>0.03</text:p>
          </table:table-cell>
          <table:table-cell table:style-name="ce32" table:formula="of:=COM.MICROSOFT.FORECAST.LINEAR([.$A59]; OFFSET([$Photodiode.$E$2]; MATCH([.$A59];[$Photodiode.$A$3:$Photodiode.$A$21];1); 0; 2); OFFSET([$Photodiode.$A$2]; MATCH([.$A59];[$Photodiode.$A$3:$Photodiode.$A$21];1); 0; 2))" office:value-type="float" office:value="0.024" calcext:value-type="float">
            <text:p>0.02</text:p>
          </table:table-cell>
          <table:table-cell table:style-name="ce38" table:formula="of:=IF([.K59] = MAX([.K59:.N59]); &quot;PD1&quot;; IF([.L59] = MAX([.K59:.N59]); &quot;PD2&quot;; IF([.M59] = MAX([.K59:.N5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PS9062MC-BK/1125-1431-ND/8566060</text:p>
          </table:table-cell>
          <table:table-cell table:number-columns-repeated="1007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60];[$Colors.$A$3:$Colors.$C$15];3;1)" office:value-type="string" office:string-value="Red" calcext:value-type="string">
            <text:p>Red</text:p>
          </table:table-cell>
          <table:table-cell office:value-type="currency" office:currency="GBP" office:value="0.12" calcext:value-type="currency">
            <text:p>£0.12</text:p>
          </table:table-cell>
          <table:table-cell office:value-type="float" office:value="103068" calcext:value-type="float">
            <text:p>103,06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0]*[.F6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60]; OFFSET([$Photodiode.$B$2]; MATCH([.A60];[$Photodiode.$A$3:$Photodiode.$A$21];1); 0; 2); OFFSET([$Photodiode.$A$2]; MATCH([.A60];[$Photodiode.$A$3:$Photodiode.$A$21];1); 0; 2))" office:value-type="float" office:value="0.807" calcext:value-type="float">
            <text:p>0.81</text:p>
          </table:table-cell>
          <table:table-cell table:style-name="ce32" table:formula="of:=COM.MICROSOFT.FORECAST.LINEAR([.$A60]; OFFSET([$Photodiode.$C$2]; MATCH([.$A60];[$Photodiode.$A$3:$Photodiode.$A$21];1); 0; 2); OFFSET([$Photodiode.$A$2]; MATCH([.$A60];[$Photodiode.$A$3:$Photodiode.$A$21];1); 0; 2))" office:value-type="float" office:value="0.669" calcext:value-type="float">
            <text:p>0.67</text:p>
          </table:table-cell>
          <table:table-cell table:style-name="ce32" table:formula="of:=COM.MICROSOFT.FORECAST.LINEAR([.$A60]; OFFSET([$Photodiode.$D$2]; MATCH([.$A60];[$Photodiode.$A$3:$Photodiode.$A$21];1); 0; 2); OFFSET([$Photodiode.$A$2]; MATCH([.$A60];[$Photodiode.$A$3:$Photodiode.$A$21];1); 0; 2))" office:value-type="float" office:value="0.033" calcext:value-type="float">
            <text:p>0.03</text:p>
          </table:table-cell>
          <table:table-cell table:style-name="ce32" table:formula="of:=COM.MICROSOFT.FORECAST.LINEAR([.$A60]; OFFSET([$Photodiode.$E$2]; MATCH([.$A60];[$Photodiode.$A$3:$Photodiode.$A$21];1); 0; 2); OFFSET([$Photodiode.$A$2]; MATCH([.$A60];[$Photodiode.$A$3:$Photodiode.$A$21];1); 0; 2))" office:value-type="float" office:value="0.024" calcext:value-type="float">
            <text:p>0.02</text:p>
          </table:table-cell>
          <table:table-cell table:style-name="ce38" table:formula="of:=IF([.K60] = MAX([.K60:.N60]); &quot;PD1&quot;; IF([.L60] = MAX([.K60:.N60]); &quot;PD2&quot;; IF([.M60] = MAX([.K60:.N6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060RS75000/732-4978-1-ND/4489899</text:p>
          </table:table-cell>
          <table:table-cell table:number-columns-repeated="1007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VLOOKUP([.A61];[$Colors.$A$3:$Colors.$C$15];3;1)" office:value-type="string" office:string-value="Red" calcext:value-type="string">
            <text:p>Red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147" calcext:value-type="float">
            <text:p>1,147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61]*[.F61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1]; OFFSET([$Photodiode.$B$2]; MATCH([.A61];[$Photodiode.$A$3:$Photodiode.$A$21];1); 0; 2); OFFSET([$Photodiode.$A$2]; MATCH([.A61];[$Photodiode.$A$3:$Photodiode.$A$21];1); 0; 2))" office:value-type="float" office:value="0.8121" calcext:value-type="float">
            <text:p>0.81</text:p>
          </table:table-cell>
          <table:table-cell table:style-name="ce32" table:formula="of:=COM.MICROSOFT.FORECAST.LINEAR([.$A61]; OFFSET([$Photodiode.$C$2]; MATCH([.$A61];[$Photodiode.$A$3:$Photodiode.$A$21];1); 0; 2); OFFSET([$Photodiode.$A$2]; MATCH([.$A61];[$Photodiode.$A$3:$Photodiode.$A$21];1); 0; 2))" office:value-type="float" office:value="0.6677" calcext:value-type="float">
            <text:p>0.67</text:p>
          </table:table-cell>
          <table:table-cell table:style-name="ce32" table:formula="of:=COM.MICROSOFT.FORECAST.LINEAR([.$A61]; OFFSET([$Photodiode.$D$2]; MATCH([.$A61];[$Photodiode.$A$3:$Photodiode.$A$21];1); 0; 2); OFFSET([$Photodiode.$A$2]; MATCH([.$A61];[$Photodiode.$A$3:$Photodiode.$A$21];1); 0; 2))" office:value-type="float" office:value="0.0319" calcext:value-type="float">
            <text:p>0.03</text:p>
          </table:table-cell>
          <table:table-cell table:style-name="ce32" table:formula="of:=COM.MICROSOFT.FORECAST.LINEAR([.$A61]; OFFSET([$Photodiode.$E$2]; MATCH([.$A61];[$Photodiode.$A$3:$Photodiode.$A$21];1); 0; 2); OFFSET([$Photodiode.$A$2]; MATCH([.$A61];[$Photodiode.$A$3:$Photodiode.$A$21];1); 0; 2))" office:value-type="float" office:value="0.0232" calcext:value-type="float">
            <text:p>0.02</text:p>
          </table:table-cell>
          <table:table-cell table:style-name="ce38" table:formula="of:=IF([.K61] = MAX([.K61:.N61]); &quot;PD1&quot;; IF([.L61] = MAX([.K61:.N61]); &quot;PD2&quot;; IF([.M61] = MAX([.K61:.N6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141RS73113/732-13433-1-ND/9858011</text:p>
          </table:table-cell>
          <table:table-cell table:number-columns-repeated="1007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2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8905" calcext:value-type="float">
            <text:p>8,905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2]*[.F62]" office:value-type="float" office:value="40" calcext:value-type="float">
            <text:p>40</text:p>
          </table:table-cell>
          <table:table-cell office:value-type="float" office:value="2.7" calcext:value-type="float">
            <text:p>2.7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62]; OFFSET([$Photodiode.$B$2]; MATCH([.A62];[$Photodiode.$A$3:$Photodiode.$A$21];1); 0; 2); OFFSET([$Photodiode.$A$2]; MATCH([.A62];[$Photodiode.$A$3:$Photodiode.$A$21];1); 0; 2))" office:value-type="float" office:value="0.8223" calcext:value-type="float">
            <text:p>0.82</text:p>
          </table:table-cell>
          <table:table-cell table:style-name="ce32" table:formula="of:=COM.MICROSOFT.FORECAST.LINEAR([.$A62]; OFFSET([$Photodiode.$C$2]; MATCH([.$A62];[$Photodiode.$A$3:$Photodiode.$A$21];1); 0; 2); OFFSET([$Photodiode.$A$2]; MATCH([.$A62];[$Photodiode.$A$3:$Photodiode.$A$21];1); 0; 2))" office:value-type="float" office:value="0.6651" calcext:value-type="float">
            <text:p>0.67</text:p>
          </table:table-cell>
          <table:table-cell table:style-name="ce32" table:formula="of:=COM.MICROSOFT.FORECAST.LINEAR([.$A62]; OFFSET([$Photodiode.$D$2]; MATCH([.$A62];[$Photodiode.$A$3:$Photodiode.$A$21];1); 0; 2); OFFSET([$Photodiode.$A$2]; MATCH([.$A62];[$Photodiode.$A$3:$Photodiode.$A$21];1); 0; 2))" office:value-type="float" office:value="0.0297" calcext:value-type="float">
            <text:p>0.03</text:p>
          </table:table-cell>
          <table:table-cell table:style-name="ce32" table:formula="of:=COM.MICROSOFT.FORECAST.LINEAR([.$A62]; OFFSET([$Photodiode.$E$2]; MATCH([.$A62];[$Photodiode.$A$3:$Photodiode.$A$21];1); 0; 2); OFFSET([$Photodiode.$A$2]; MATCH([.$A62];[$Photodiode.$A$3:$Photodiode.$A$21];1); 0; 2))" office:value-type="float" office:value="0.0216" calcext:value-type="float">
            <text:p>0.02</text:p>
          </table:table-cell>
          <table:table-cell table:style-name="ce38" table:formula="of:=IF([.K62] = MAX([.K62:.N62]); &quot;PD1&quot;; IF([.L62] = MAX([.K62:.N62]); &quot;PD2&quot;; IF([.M62] = MAX([.K62:.N6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A3021ES/754-1523-1-ND/2438921</text:p>
          </table:table-cell>
          <table:table-cell table:number-columns-repeated="1007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3];[$Colors.$A$3:$Colors.$C$15];3;1)" office:value-type="string" office:string-value="Red" calcext:value-type="string">
            <text:p>Red</text:p>
          </table:table-cell>
          <table:table-cell office:value-type="currency" office:currency="GBP" office:value="2.94" calcext:value-type="currency">
            <text:p>£2.94</text:p>
          </table:table-cell>
          <table:table-cell office:value-type="float" office:value="3347" calcext:value-type="float">
            <text:p>3,347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63]*[.F63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3]; OFFSET([$Photodiode.$B$2]; MATCH([.A63];[$Photodiode.$A$3:$Photodiode.$A$21];1); 0; 2); OFFSET([$Photodiode.$A$2]; MATCH([.A63];[$Photodiode.$A$3:$Photodiode.$A$21];1); 0; 2))" office:value-type="float" office:value="0.8223" calcext:value-type="float">
            <text:p>0.82</text:p>
          </table:table-cell>
          <table:table-cell table:style-name="ce32" table:formula="of:=COM.MICROSOFT.FORECAST.LINEAR([.$A63]; OFFSET([$Photodiode.$C$2]; MATCH([.$A63];[$Photodiode.$A$3:$Photodiode.$A$21];1); 0; 2); OFFSET([$Photodiode.$A$2]; MATCH([.$A63];[$Photodiode.$A$3:$Photodiode.$A$21];1); 0; 2))" office:value-type="float" office:value="0.6651" calcext:value-type="float">
            <text:p>0.67</text:p>
          </table:table-cell>
          <table:table-cell table:style-name="ce32" table:formula="of:=COM.MICROSOFT.FORECAST.LINEAR([.$A63]; OFFSET([$Photodiode.$D$2]; MATCH([.$A63];[$Photodiode.$A$3:$Photodiode.$A$21];1); 0; 2); OFFSET([$Photodiode.$A$2]; MATCH([.$A63];[$Photodiode.$A$3:$Photodiode.$A$21];1); 0; 2))" office:value-type="float" office:value="0.0297" calcext:value-type="float">
            <text:p>0.03</text:p>
          </table:table-cell>
          <table:table-cell table:style-name="ce32" table:formula="of:=COM.MICROSOFT.FORECAST.LINEAR([.$A63]; OFFSET([$Photodiode.$E$2]; MATCH([.$A63];[$Photodiode.$A$3:$Photodiode.$A$21];1); 0; 2); OFFSET([$Photodiode.$A$2]; MATCH([.$A63];[$Photodiode.$A$3:$Photodiode.$A$21];1); 0; 2))" office:value-type="float" office:value="0.0216" calcext:value-type="float">
            <text:p>0.02</text:p>
          </table:table-cell>
          <table:table-cell table:style-name="ce38" table:formula="of:=IF([.K63] = MAX([.K63:.N63]); &quot;PD1&quot;; IF([.L63] = MAX([.K63:.N63]); &quot;PD2&quot;; IF([.M63] = MAX([.K63:.N6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M2-PD01-0040/1416-1023-1-ND/3961128</text:p>
          </table:table-cell>
          <table:table-cell table:number-columns-repeated="1007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VLOOKUP([.A64];[$Colors.$A$3:$Colors.$C$15];3;1)" office:value-type="string" office:string-value="Red" calcext:value-type="string">
            <text:p>Red</text:p>
          </table:table-cell>
          <table:table-cell office:value-type="currency" office:currency="GBP" office:value="1.7" calcext:value-type="currency">
            <text:p>£1.70</text:p>
          </table:table-cell>
          <table:table-cell office:value-type="float" office:value="1374" calcext:value-type="float">
            <text:p>1,374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4]*[.F64]" office:value-type="float" office:value="752.5" calcext:value-type="float">
            <text:p>752.5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0.8" calcext:value-type="float">
            <text:p>0.80</text:p>
          </table:table-cell>
          <table:table-cell table:formula="of:=COM.MICROSOFT.FORECAST.LINEAR([.A64]; OFFSET([$Photodiode.$B$2]; MATCH([.A64];[$Photodiode.$A$3:$Photodiode.$A$21];1); 0; 2); OFFSET([$Photodiode.$A$2]; MATCH([.A64];[$Photodiode.$A$3:$Photodiode.$A$21];1); 0; 2))" office:value-type="float" office:value="0.8274" calcext:value-type="float">
            <text:p>0.83</text:p>
          </table:table-cell>
          <table:table-cell table:style-name="ce32" table:formula="of:=COM.MICROSOFT.FORECAST.LINEAR([.$A64]; OFFSET([$Photodiode.$C$2]; MATCH([.$A64];[$Photodiode.$A$3:$Photodiode.$A$21];1); 0; 2); OFFSET([$Photodiode.$A$2]; MATCH([.$A64];[$Photodiode.$A$3:$Photodiode.$A$21];1); 0; 2))" office:value-type="float" office:value="0.6638" calcext:value-type="float">
            <text:p>0.66</text:p>
          </table:table-cell>
          <table:table-cell table:style-name="ce32" table:formula="of:=COM.MICROSOFT.FORECAST.LINEAR([.$A64]; OFFSET([$Photodiode.$D$2]; MATCH([.$A64];[$Photodiode.$A$3:$Photodiode.$A$21];1); 0; 2); OFFSET([$Photodiode.$A$2]; MATCH([.$A64];[$Photodiode.$A$3:$Photodiode.$A$21];1); 0; 2))" office:value-type="float" office:value="0.0286" calcext:value-type="float">
            <text:p>0.03</text:p>
          </table:table-cell>
          <table:table-cell table:style-name="ce32" table:formula="of:=COM.MICROSOFT.FORECAST.LINEAR([.$A64]; OFFSET([$Photodiode.$E$2]; MATCH([.$A64];[$Photodiode.$A$3:$Photodiode.$A$21];1); 0; 2); OFFSET([$Photodiode.$A$2]; MATCH([.$A64];[$Photodiode.$A$3:$Photodiode.$A$21];1); 0; 2))" office:value-type="float" office:value="0.0208" calcext:value-type="float">
            <text:p>0.02</text:p>
          </table:table-cell>
          <table:table-cell table:style-name="ce38" table:formula="of:=IF([.K64] = MAX([.K64:.N64]); &quot;PD1&quot;; IF([.L64] = MAX([.K64:.N64]); &quot;PD2&quot;; IF([.M64] = MAX([.K64:.N6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R-H9PP-HZJZ-1-1-350-R18-Z/475-3761-1-ND/10055042</text:p>
          </table:table-cell>
          <table:table-cell table:number-columns-repeated="1007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5];[$Colors.$A$3:$Colors.$C$15];3;1)" office:value-type="string" office:string-value="Red" calcext:value-type="string">
            <text:p>Red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10" calcext:value-type="float">
            <text:p>2,71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5]*[.F65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65]; OFFSET([$Photodiode.$B$2]; MATCH([.A65];[$Photodiode.$A$3:$Photodiode.$A$21];1); 0; 2); OFFSET([$Photodiode.$A$2]; MATCH([.A65];[$Photodiode.$A$3:$Photodiode.$A$21];1); 0; 2))" office:value-type="float" office:value="0.8325" calcext:value-type="float">
            <text:p>0.83</text:p>
          </table:table-cell>
          <table:table-cell table:style-name="ce32" table:formula="of:=COM.MICROSOFT.FORECAST.LINEAR([.$A65]; OFFSET([$Photodiode.$C$2]; MATCH([.$A65];[$Photodiode.$A$3:$Photodiode.$A$21];1); 0; 2); OFFSET([$Photodiode.$A$2]; MATCH([.$A65];[$Photodiode.$A$3:$Photodiode.$A$21];1); 0; 2))" office:value-type="float" office:value="0.6625" calcext:value-type="float">
            <text:p>0.66</text:p>
          </table:table-cell>
          <table:table-cell table:style-name="ce32" table:formula="of:=COM.MICROSOFT.FORECAST.LINEAR([.$A65]; OFFSET([$Photodiode.$D$2]; MATCH([.$A65];[$Photodiode.$A$3:$Photodiode.$A$21];1); 0; 2); OFFSET([$Photodiode.$A$2]; MATCH([.$A65];[$Photodiode.$A$3:$Photodiode.$A$21];1); 0; 2))" office:value-type="float" office:value="0.0275" calcext:value-type="float">
            <text:p>0.03</text:p>
          </table:table-cell>
          <table:table-cell table:style-name="ce32" table:formula="of:=COM.MICROSOFT.FORECAST.LINEAR([.$A65]; OFFSET([$Photodiode.$E$2]; MATCH([.$A65];[$Photodiode.$A$3:$Photodiode.$A$21];1); 0; 2); OFFSET([$Photodiode.$A$2]; MATCH([.$A65];[$Photodiode.$A$3:$Photodiode.$A$21];1); 0; 2))" office:value-type="float" office:value="0.02" calcext:value-type="float">
            <text:p>0.02</text:p>
          </table:table-cell>
          <table:table-cell table:style-name="ce38" table:formula="of:=IF([.K65] = MAX([.K65:.N65]); &quot;PD1&quot;; IF([.L65] = MAX([.K65:.N65]); &quot;PD2&quot;; IF([.M65] = MAX([.K65:.N6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ual-communications-company-vcc/LSM0805412V/28-LSM0805412VCT-ND/10229621</text:p>
          </table:table-cell>
          <table:table-cell table:number-columns-repeated="1007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6];[$Colors.$A$3:$Colors.$C$15];3;1)" office:value-type="string" office:string-value="Red" calcext:value-type="string">
            <text:p>Red</text:p>
          </table:table-cell>
          <table:table-cell office:value-type="currency" office:currency="GBP" office:value="2.6" calcext:value-type="currency">
            <text:p>£2.60</text:p>
          </table:table-cell>
          <table:table-cell office:value-type="float" office:value="1000" calcext:value-type="float">
            <text:p>1,000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66]*[.F66]" office:value-type="float" office:value="770" calcext:value-type="float">
            <text:p>77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13" calcext:value-type="float">
            <text:p>2.13</text:p>
          </table:table-cell>
          <table:table-cell table:formula="of:=COM.MICROSOFT.FORECAST.LINEAR([.A66]; OFFSET([$Photodiode.$B$2]; MATCH([.A66];[$Photodiode.$A$3:$Photodiode.$A$21];1); 0; 2); OFFSET([$Photodiode.$A$2]; MATCH([.A66];[$Photodiode.$A$3:$Photodiode.$A$21];1); 0; 2))" office:value-type="float" office:value="0.8325" calcext:value-type="float">
            <text:p>0.83</text:p>
          </table:table-cell>
          <table:table-cell table:style-name="ce32" table:formula="of:=COM.MICROSOFT.FORECAST.LINEAR([.$A66]; OFFSET([$Photodiode.$C$2]; MATCH([.$A66];[$Photodiode.$A$3:$Photodiode.$A$21];1); 0; 2); OFFSET([$Photodiode.$A$2]; MATCH([.$A66];[$Photodiode.$A$3:$Photodiode.$A$21];1); 0; 2))" office:value-type="float" office:value="0.6625" calcext:value-type="float">
            <text:p>0.66</text:p>
          </table:table-cell>
          <table:table-cell table:style-name="ce32" table:formula="of:=COM.MICROSOFT.FORECAST.LINEAR([.$A66]; OFFSET([$Photodiode.$D$2]; MATCH([.$A66];[$Photodiode.$A$3:$Photodiode.$A$21];1); 0; 2); OFFSET([$Photodiode.$A$2]; MATCH([.$A66];[$Photodiode.$A$3:$Photodiode.$A$21];1); 0; 2))" office:value-type="float" office:value="0.0275" calcext:value-type="float">
            <text:p>0.03</text:p>
          </table:table-cell>
          <table:table-cell table:style-name="ce32" table:formula="of:=COM.MICROSOFT.FORECAST.LINEAR([.$A66]; OFFSET([$Photodiode.$E$2]; MATCH([.$A66];[$Photodiode.$A$3:$Photodiode.$A$21];1); 0; 2); OFFSET([$Photodiode.$A$2]; MATCH([.$A66];[$Photodiode.$A$3:$Photodiode.$A$21];1); 0; 2))" office:value-type="float" office:value="0.02" calcext:value-type="float">
            <text:p>0.02</text:p>
          </table:table-cell>
          <table:table-cell table:style-name="ce38" table:formula="of:=IF([.K66] = MAX([.K66:.N66]); &quot;PD1&quot;; IF([.L66] = MAX([.K66:.N66]); &quot;PD2&quot;; IF([.M66] = MAX([.K66:.N6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inolux/IN-C33CTLR/1830-1169-1-ND/9681249</text:p>
          </table:table-cell>
          <table:table-cell table:number-columns-repeated="1007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7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041" calcext:value-type="float">
            <text:p>2,0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67]*[.F67]" office:value-type="float" office:value="38" calcext:value-type="float">
            <text:p>38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67]; OFFSET([$Photodiode.$B$2]; MATCH([.A67];[$Photodiode.$A$3:$Photodiode.$A$21];1); 0; 2); OFFSET([$Photodiode.$A$2]; MATCH([.A67];[$Photodiode.$A$3:$Photodiode.$A$21];1); 0; 2))" office:value-type="float" office:value="0.8376" calcext:value-type="float">
            <text:p>0.84</text:p>
          </table:table-cell>
          <table:table-cell table:style-name="ce32" table:formula="of:=COM.MICROSOFT.FORECAST.LINEAR([.$A67]; OFFSET([$Photodiode.$C$2]; MATCH([.$A67];[$Photodiode.$A$3:$Photodiode.$A$21];1); 0; 2); OFFSET([$Photodiode.$A$2]; MATCH([.$A67];[$Photodiode.$A$3:$Photodiode.$A$21];1); 0; 2))" office:value-type="float" office:value="0.6612" calcext:value-type="float">
            <text:p>0.66</text:p>
          </table:table-cell>
          <table:table-cell table:style-name="ce32" table:formula="of:=COM.MICROSOFT.FORECAST.LINEAR([.$A67]; OFFSET([$Photodiode.$D$2]; MATCH([.$A67];[$Photodiode.$A$3:$Photodiode.$A$21];1); 0; 2); OFFSET([$Photodiode.$A$2]; MATCH([.$A67];[$Photodiode.$A$3:$Photodiode.$A$21];1); 0; 2))" office:value-type="float" office:value="0.0264" calcext:value-type="float">
            <text:p>0.03</text:p>
          </table:table-cell>
          <table:table-cell table:style-name="ce32" table:formula="of:=COM.MICROSOFT.FORECAST.LINEAR([.$A67]; OFFSET([$Photodiode.$E$2]; MATCH([.$A67];[$Photodiode.$A$3:$Photodiode.$A$21];1); 0; 2); OFFSET([$Photodiode.$A$2]; MATCH([.$A67];[$Photodiode.$A$3:$Photodiode.$A$21];1); 0; 2))" office:value-type="float" office:value="0.0192" calcext:value-type="float">
            <text:p>0.02</text:p>
          </table:table-cell>
          <table:table-cell table:style-name="ce38" table:formula="of:=IF([.K67] = MAX([.K67:.N67]); &quot;PD1&quot;; IF([.L67] = MAX([.K67:.N67]); &quot;PD2&quot;; IF([.M67] = MAX([.K67:.N6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FHV1111C-3BY2B-TR/404-1313-1-ND/9477318</text:p>
          </table:table-cell>
          <table:table-cell table:number-columns-repeated="1007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8];[$Colors.$A$3:$Colors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567" calcext:value-type="float">
            <text:p>567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8]*[.F68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68]; OFFSET([$Photodiode.$B$2]; MATCH([.A68];[$Photodiode.$A$3:$Photodiode.$A$21];1); 0; 2); OFFSET([$Photodiode.$A$2]; MATCH([.A68];[$Photodiode.$A$3:$Photodiode.$A$21];1); 0; 2))" office:value-type="float" office:value="0.8376" calcext:value-type="float">
            <text:p>0.84</text:p>
          </table:table-cell>
          <table:table-cell table:style-name="ce32" table:formula="of:=COM.MICROSOFT.FORECAST.LINEAR([.$A68]; OFFSET([$Photodiode.$C$2]; MATCH([.$A68];[$Photodiode.$A$3:$Photodiode.$A$21];1); 0; 2); OFFSET([$Photodiode.$A$2]; MATCH([.$A68];[$Photodiode.$A$3:$Photodiode.$A$21];1); 0; 2))" office:value-type="float" office:value="0.6612" calcext:value-type="float">
            <text:p>0.66</text:p>
          </table:table-cell>
          <table:table-cell table:style-name="ce32" table:formula="of:=COM.MICROSOFT.FORECAST.LINEAR([.$A68]; OFFSET([$Photodiode.$D$2]; MATCH([.$A68];[$Photodiode.$A$3:$Photodiode.$A$21];1); 0; 2); OFFSET([$Photodiode.$A$2]; MATCH([.$A68];[$Photodiode.$A$3:$Photodiode.$A$21];1); 0; 2))" office:value-type="float" office:value="0.0264" calcext:value-type="float">
            <text:p>0.03</text:p>
          </table:table-cell>
          <table:table-cell table:style-name="ce32" table:formula="of:=COM.MICROSOFT.FORECAST.LINEAR([.$A68]; OFFSET([$Photodiode.$E$2]; MATCH([.$A68];[$Photodiode.$A$3:$Photodiode.$A$21];1); 0; 2); OFFSET([$Photodiode.$A$2]; MATCH([.$A68];[$Photodiode.$A$3:$Photodiode.$A$21];1); 0; 2))" office:value-type="float" office:value="0.0192" calcext:value-type="float">
            <text:p>0.02</text:p>
          </table:table-cell>
          <table:table-cell table:style-name="ce38" table:formula="of:=IF([.K68] = MAX([.K68:.N68]); &quot;PD1&quot;; IF([.L68] = MAX([.K68:.N68]); &quot;PD2&quot;; IF([.M68] = MAX([.K68:.N6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J-CKBP-JYKY-36-1-350-R18-Z/475-3756-1-ND/10055037</text:p>
          </table:table-cell>
          <table:table-cell table:number-columns-repeated="1007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69];[$Colors.$A$3:$Colors.$C$15];3;1)" office:value-type="string" office:string-value="Red" calcext:value-type="string">
            <text:p>Red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.20</text:p>
          </table:table-cell>
          <table:table-cell office:value-type="float" office:value="50" calcext:value-type="float">
            <text:p>50</text:p>
          </table:table-cell>
          <table:table-cell table:formula="of:=[.E69]*[.F69]" office:value-type="float" office:value="110" calcext:value-type="float">
            <text:p>11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9]; OFFSET([$Photodiode.$B$2]; MATCH([.A69];[$Photodiode.$A$3:$Photodiode.$A$21];1); 0; 2); OFFSET([$Photodiode.$A$2]; MATCH([.A69];[$Photodiode.$A$3:$Photodiode.$A$21];1); 0; 2))" office:value-type="float" office:value="0.8427" calcext:value-type="float">
            <text:p>0.84</text:p>
          </table:table-cell>
          <table:table-cell table:style-name="ce32" table:formula="of:=COM.MICROSOFT.FORECAST.LINEAR([.$A69]; OFFSET([$Photodiode.$C$2]; MATCH([.$A69];[$Photodiode.$A$3:$Photodiode.$A$21];1); 0; 2); OFFSET([$Photodiode.$A$2]; MATCH([.$A69];[$Photodiode.$A$3:$Photodiode.$A$21];1); 0; 2))" office:value-type="float" office:value="0.6599" calcext:value-type="float">
            <text:p>0.66</text:p>
          </table:table-cell>
          <table:table-cell table:style-name="ce32" table:formula="of:=COM.MICROSOFT.FORECAST.LINEAR([.$A69]; OFFSET([$Photodiode.$D$2]; MATCH([.$A69];[$Photodiode.$A$3:$Photodiode.$A$21];1); 0; 2); OFFSET([$Photodiode.$A$2]; MATCH([.$A69];[$Photodiode.$A$3:$Photodiode.$A$21];1); 0; 2))" office:value-type="float" office:value="0.0253" calcext:value-type="float">
            <text:p>0.03</text:p>
          </table:table-cell>
          <table:table-cell table:style-name="ce32" table:formula="of:=COM.MICROSOFT.FORECAST.LINEAR([.$A69]; OFFSET([$Photodiode.$E$2]; MATCH([.$A69];[$Photodiode.$A$3:$Photodiode.$A$21];1); 0; 2); OFFSET([$Photodiode.$A$2]; MATCH([.$A69];[$Photodiode.$A$3:$Photodiode.$A$21];1); 0; 2))" office:value-type="float" office:value="0.0184" calcext:value-type="float">
            <text:p>0.02</text:p>
          </table:table-cell>
          <table:table-cell table:style-name="ce38" table:formula="of:=IF([.K69] = MAX([.K69:.N69]); &quot;PD1&quot;; IF([.L69] = MAX([.K69:.N69]); &quot;PD2&quot;; IF([.M69] = MAX([.K69:.N6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FSV1104LS-TR/404-1323-1-ND/9477328</text:p>
          </table:table-cell>
          <table:table-cell table:number-columns-repeated="1007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70];[$Colors.$A$3:$Colors.$C$15];3;1)" office:value-type="string" office:string-value="Red" calcext:value-type="string">
            <text:p>Red</text:p>
          </table:table-cell>
          <table:table-cell office:value-type="currency" office:currency="GBP" office:value="1.33" calcext:value-type="currency">
            <text:p>£1.33</text:p>
          </table:table-cell>
          <table:table-cell office:value-type="float" office:value="2111" calcext:value-type="float">
            <text:p>2,111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0]*[.F70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70]; OFFSET([$Photodiode.$B$2]; MATCH([.A70];[$Photodiode.$A$3:$Photodiode.$A$21];1); 0; 2); OFFSET([$Photodiode.$A$2]; MATCH([.A70];[$Photodiode.$A$3:$Photodiode.$A$21];1); 0; 2))" office:value-type="float" office:value="0.8427" calcext:value-type="float">
            <text:p>0.84</text:p>
          </table:table-cell>
          <table:table-cell table:style-name="ce32" table:formula="of:=COM.MICROSOFT.FORECAST.LINEAR([.$A70]; OFFSET([$Photodiode.$C$2]; MATCH([.$A70];[$Photodiode.$A$3:$Photodiode.$A$21];1); 0; 2); OFFSET([$Photodiode.$A$2]; MATCH([.$A70];[$Photodiode.$A$3:$Photodiode.$A$21];1); 0; 2))" office:value-type="float" office:value="0.6599" calcext:value-type="float">
            <text:p>0.66</text:p>
          </table:table-cell>
          <table:table-cell table:style-name="ce32" table:formula="of:=COM.MICROSOFT.FORECAST.LINEAR([.$A70]; OFFSET([$Photodiode.$D$2]; MATCH([.$A70];[$Photodiode.$A$3:$Photodiode.$A$21];1); 0; 2); OFFSET([$Photodiode.$A$2]; MATCH([.$A70];[$Photodiode.$A$3:$Photodiode.$A$21];1); 0; 2))" office:value-type="float" office:value="0.0253" calcext:value-type="float">
            <text:p>0.03</text:p>
          </table:table-cell>
          <table:table-cell table:style-name="ce32" table:formula="of:=COM.MICROSOFT.FORECAST.LINEAR([.$A70]; OFFSET([$Photodiode.$E$2]; MATCH([.$A70];[$Photodiode.$A$3:$Photodiode.$A$21];1); 0; 2); OFFSET([$Photodiode.$A$2]; MATCH([.$A70];[$Photodiode.$A$3:$Photodiode.$A$21];1); 0; 2))" office:value-type="float" office:value="0.0184" calcext:value-type="float">
            <text:p>0.02</text:p>
          </table:table-cell>
          <table:table-cell table:style-name="ce38" table:formula="of:=IF([.K70] = MAX([.K70:.N70]); &quot;PD1&quot;; IF([.L70] = MAX([.K70:.N70]); &quot;PD2&quot;; IF([.M70] = MAX([.K70:.N7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RED-00-0000-000000702/XQERED-00-0000-000000702CT-ND/5725144</text:p>
          </table:table-cell>
          <table:table-cell table:number-columns-repeated="1007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VLOOKUP([.A71];[$Colors.$A$3:$Colors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420" calcext:value-type="float">
            <text:p>2,42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1]*[.F71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1]; OFFSET([$Photodiode.$B$2]; MATCH([.A71];[$Photodiode.$A$3:$Photodiode.$A$21];1); 0; 2); OFFSET([$Photodiode.$A$2]; MATCH([.A71];[$Photodiode.$A$3:$Photodiode.$A$21];1); 0; 2))" office:value-type="float" office:value="0.8478" calcext:value-type="float">
            <text:p>0.85</text:p>
          </table:table-cell>
          <table:table-cell table:style-name="ce32" table:formula="of:=COM.MICROSOFT.FORECAST.LINEAR([.$A71]; OFFSET([$Photodiode.$C$2]; MATCH([.$A71];[$Photodiode.$A$3:$Photodiode.$A$21];1); 0; 2); OFFSET([$Photodiode.$A$2]; MATCH([.$A71];[$Photodiode.$A$3:$Photodiode.$A$21];1); 0; 2))" office:value-type="float" office:value="0.6586" calcext:value-type="float">
            <text:p>0.66</text:p>
          </table:table-cell>
          <table:table-cell table:style-name="ce32" table:formula="of:=COM.MICROSOFT.FORECAST.LINEAR([.$A71]; OFFSET([$Photodiode.$D$2]; MATCH([.$A71];[$Photodiode.$A$3:$Photodiode.$A$21];1); 0; 2); OFFSET([$Photodiode.$A$2]; MATCH([.$A71];[$Photodiode.$A$3:$Photodiode.$A$21];1); 0; 2))" office:value-type="float" office:value="0.0242" calcext:value-type="float">
            <text:p>0.02</text:p>
          </table:table-cell>
          <table:table-cell table:style-name="ce32" table:formula="of:=COM.MICROSOFT.FORECAST.LINEAR([.$A71]; OFFSET([$Photodiode.$E$2]; MATCH([.$A71];[$Photodiode.$A$3:$Photodiode.$A$21];1); 0; 2); OFFSET([$Photodiode.$A$2]; MATCH([.$A71];[$Photodiode.$A$3:$Photodiode.$A$21];1); 0; 2))" office:value-type="float" office:value="0.0176" calcext:value-type="float">
            <text:p>0.02</text:p>
          </table:table-cell>
          <table:table-cell table:style-name="ce38" table:formula="of:=IF([.K71] = MAX([.K71:.N71]); &quot;PD1&quot;; IF([.L71] = MAX([.K71:.N71]); &quot;PD2&quot;; IF([.M71] = MAX([.K71:.N7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A-M676-Q2T1-24/475-3730-1-ND/10055011</text:p>
          </table:table-cell>
          <table:table-cell table:number-columns-repeated="1007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2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0669" calcext:value-type="float">
            <text:p>20,66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72]; OFFSET([$Photodiode.$B$2]; MATCH([.A72];[$Photodiode.$A$3:$Photodiode.$A$21];1); 0; 2); OFFSET([$Photodiode.$A$2]; MATCH([.A72];[$Photodiode.$A$3:$Photodiode.$A$21];1); 0; 2))" office:value-type="float" office:value="0.8529" calcext:value-type="float">
            <text:p>0.85</text:p>
          </table:table-cell>
          <table:table-cell table:style-name="ce32" table:formula="of:=COM.MICROSOFT.FORECAST.LINEAR([.$A72]; OFFSET([$Photodiode.$C$2]; MATCH([.$A72];[$Photodiode.$A$3:$Photodiode.$A$21];1); 0; 2); OFFSET([$Photodiode.$A$2]; MATCH([.$A72];[$Photodiode.$A$3:$Photodiode.$A$21];1); 0; 2))" office:value-type="float" office:value="0.6573" calcext:value-type="float">
            <text:p>0.66</text:p>
          </table:table-cell>
          <table:table-cell table:style-name="ce32" table:formula="of:=COM.MICROSOFT.FORECAST.LINEAR([.$A72]; OFFSET([$Photodiode.$D$2]; MATCH([.$A72];[$Photodiode.$A$3:$Photodiode.$A$21];1); 0; 2); OFFSET([$Photodiode.$A$2]; MATCH([.$A72];[$Photodiode.$A$3:$Photodiode.$A$21];1); 0; 2))" office:value-type="float" office:value="0.0231" calcext:value-type="float">
            <text:p>0.02</text:p>
          </table:table-cell>
          <table:table-cell table:style-name="ce32" table:formula="of:=COM.MICROSOFT.FORECAST.LINEAR([.$A72]; OFFSET([$Photodiode.$E$2]; MATCH([.$A72];[$Photodiode.$A$3:$Photodiode.$A$21];1); 0; 2); OFFSET([$Photodiode.$A$2]; MATCH([.$A72];[$Photodiode.$A$3:$Photodiode.$A$21];1); 0; 2))" office:value-type="float" office:value="0.0168" calcext:value-type="float">
            <text:p>0.02</text:p>
          </table:table-cell>
          <table:table-cell table:style-name="ce38" table:formula="of:=IF([.K72] = MAX([.K72:.N72]); &quot;PD1&quot;; IF([.L72] = MAX([.K72:.N72]); &quot;PD2&quot;; IF([.M72] = MAX([.K72:.N7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190KAKT/160-1433-1-ND/386810</text:p>
          </table:table-cell>
          <table:table-cell table:number-columns-repeated="1007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3];[$Colors.$A$3:$Colors.$C$15];3;1)" office:value-type="string" office:string-value="Red" calcext:value-type="string">
            <text:p>Red</text:p>
          </table:table-cell>
          <table:table-cell office:value-type="currency" office:currency="GBP" office:value="1.13" calcext:value-type="currency">
            <text:p>£1.13</text:p>
          </table:table-cell>
          <table:table-cell office:value-type="float" office:value="2084" calcext:value-type="float">
            <text:p>2,084</text:p>
          </table:table-cell>
          <table:table-cell office:value-type="float" office:value="2.32" calcext:value-type="float">
            <text:p>2.32</text:p>
          </table:table-cell>
          <table:table-cell office:value-type="float" office:value="350" calcext:value-type="float">
            <text:p>350</text:p>
          </table:table-cell>
          <table:table-cell table:formula="of:=[.E73]*[.F73]" office:value-type="float" office:value="812" calcext:value-type="float">
            <text:p>812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73]; OFFSET([$Photodiode.$B$2]; MATCH([.A73];[$Photodiode.$A$3:$Photodiode.$A$21];1); 0; 2); OFFSET([$Photodiode.$A$2]; MATCH([.A73];[$Photodiode.$A$3:$Photodiode.$A$21];1); 0; 2))" office:value-type="float" office:value="0.8529" calcext:value-type="float">
            <text:p>0.85</text:p>
          </table:table-cell>
          <table:table-cell table:style-name="ce32" table:formula="of:=COM.MICROSOFT.FORECAST.LINEAR([.$A73]; OFFSET([$Photodiode.$C$2]; MATCH([.$A73];[$Photodiode.$A$3:$Photodiode.$A$21];1); 0; 2); OFFSET([$Photodiode.$A$2]; MATCH([.$A73];[$Photodiode.$A$3:$Photodiode.$A$21];1); 0; 2))" office:value-type="float" office:value="0.6573" calcext:value-type="float">
            <text:p>0.66</text:p>
          </table:table-cell>
          <table:table-cell table:style-name="ce32" table:formula="of:=COM.MICROSOFT.FORECAST.LINEAR([.$A73]; OFFSET([$Photodiode.$D$2]; MATCH([.$A73];[$Photodiode.$A$3:$Photodiode.$A$21];1); 0; 2); OFFSET([$Photodiode.$A$2]; MATCH([.$A73];[$Photodiode.$A$3:$Photodiode.$A$21];1); 0; 2))" office:value-type="float" office:value="0.0231" calcext:value-type="float">
            <text:p>0.02</text:p>
          </table:table-cell>
          <table:table-cell table:style-name="ce32" table:formula="of:=COM.MICROSOFT.FORECAST.LINEAR([.$A73]; OFFSET([$Photodiode.$E$2]; MATCH([.$A73];[$Photodiode.$A$3:$Photodiode.$A$21];1); 0; 2); OFFSET([$Photodiode.$A$2]; MATCH([.$A73];[$Photodiode.$A$3:$Photodiode.$A$21];1); 0; 2))" office:value-type="float" office:value="0.0168" calcext:value-type="float">
            <text:p>0.02</text:p>
          </table:table-cell>
          <table:table-cell table:style-name="ce38" table:formula="of:=IF([.K73] = MAX([.K73:.N73]); &quot;PD1&quot;; IF([.L73] = MAX([.K73:.N73]); &quot;PD2&quot;; IF([.M73] = MAX([.K73:.N7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KR-DMLQ31-23-HYKY-26-J3T3-Z/475-3376-1-ND/7907968</text:p>
          </table:table-cell>
          <table:table-cell table:number-columns-repeated="1007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4];[$Colors.$A$3:$Colors.$C$15];3;1)" office:value-type="string" office:string-value="Red" calcext:value-type="string">
            <text:p>Red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4870" calcext:value-type="float">
            <text:p>4,87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74]*[.F74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74]; OFFSET([$Photodiode.$B$2]; MATCH([.A74];[$Photodiode.$A$3:$Photodiode.$A$21];1); 0; 2); OFFSET([$Photodiode.$A$2]; MATCH([.A74];[$Photodiode.$A$3:$Photodiode.$A$21];1); 0; 2))" office:value-type="float" office:value="0.858" calcext:value-type="float">
            <text:p>0.86</text:p>
          </table:table-cell>
          <table:table-cell table:style-name="ce32" table:formula="of:=COM.MICROSOFT.FORECAST.LINEAR([.$A74]; OFFSET([$Photodiode.$C$2]; MATCH([.$A74];[$Photodiode.$A$3:$Photodiode.$A$21];1); 0; 2); OFFSET([$Photodiode.$A$2]; MATCH([.$A74];[$Photodiode.$A$3:$Photodiode.$A$21];1); 0; 2))" office:value-type="float" office:value="0.656" calcext:value-type="float">
            <text:p>0.66</text:p>
          </table:table-cell>
          <table:table-cell table:style-name="ce32" table:formula="of:=COM.MICROSOFT.FORECAST.LINEAR([.$A74]; OFFSET([$Photodiode.$D$2]; MATCH([.$A74];[$Photodiode.$A$3:$Photodiode.$A$21];1); 0; 2); OFFSET([$Photodiode.$A$2]; MATCH([.$A74];[$Photodiode.$A$3:$Photodiode.$A$21];1); 0; 2))" office:value-type="float" office:value="0.022" calcext:value-type="float">
            <text:p>0.02</text:p>
          </table:table-cell>
          <table:table-cell table:style-name="ce32" table:formula="of:=COM.MICROSOFT.FORECAST.LINEAR([.$A74]; OFFSET([$Photodiode.$E$2]; MATCH([.$A74];[$Photodiode.$A$3:$Photodiode.$A$21];1); 0; 2); OFFSET([$Photodiode.$A$2]; MATCH([.$A74];[$Photodiode.$A$3:$Photodiode.$A$21];1); 0; 2))" office:value-type="float" office:value="0.016" calcext:value-type="float">
            <text:p>0.02</text:p>
          </table:table-cell>
          <table:table-cell table:style-name="ce38" table:formula="of:=IF([.K74] = MAX([.K74:.N74]); &quot;PD1&quot;; IF([.L74] = MAX([.K74:.N74]); &quot;PD2&quot;; IF([.M74] = MAX([.K74:.N7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032507F/350-2326-1-ND/2442839</text:p>
          </table:table-cell>
          <table:table-cell table:number-columns-repeated="1007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5];[$Colors.$A$3:$Colors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212" calcext:value-type="float">
            <text:p>212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75]*[.F75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75]; OFFSET([$Photodiode.$B$2]; MATCH([.A75];[$Photodiode.$A$3:$Photodiode.$A$21];1); 0; 2); OFFSET([$Photodiode.$A$2]; MATCH([.A75];[$Photodiode.$A$3:$Photodiode.$A$21];1); 0; 2))" office:value-type="float" office:value="0.858" calcext:value-type="float">
            <text:p>0.86</text:p>
          </table:table-cell>
          <table:table-cell table:style-name="ce32" table:formula="of:=COM.MICROSOFT.FORECAST.LINEAR([.$A75]; OFFSET([$Photodiode.$C$2]; MATCH([.$A75];[$Photodiode.$A$3:$Photodiode.$A$21];1); 0; 2); OFFSET([$Photodiode.$A$2]; MATCH([.$A75];[$Photodiode.$A$3:$Photodiode.$A$21];1); 0; 2))" office:value-type="float" office:value="0.656" calcext:value-type="float">
            <text:p>0.66</text:p>
          </table:table-cell>
          <table:table-cell table:style-name="ce32" table:formula="of:=COM.MICROSOFT.FORECAST.LINEAR([.$A75]; OFFSET([$Photodiode.$D$2]; MATCH([.$A75];[$Photodiode.$A$3:$Photodiode.$A$21];1); 0; 2); OFFSET([$Photodiode.$A$2]; MATCH([.$A75];[$Photodiode.$A$3:$Photodiode.$A$21];1); 0; 2))" office:value-type="float" office:value="0.022" calcext:value-type="float">
            <text:p>0.02</text:p>
          </table:table-cell>
          <table:table-cell table:style-name="ce32" table:formula="of:=COM.MICROSOFT.FORECAST.LINEAR([.$A75]; OFFSET([$Photodiode.$E$2]; MATCH([.$A75];[$Photodiode.$A$3:$Photodiode.$A$21];1); 0; 2); OFFSET([$Photodiode.$A$2]; MATCH([.$A75];[$Photodiode.$A$3:$Photodiode.$A$21];1); 0; 2))" office:value-type="float" office:value="0.016" calcext:value-type="float">
            <text:p>0.02</text:p>
          </table:table-cell>
          <table:table-cell table:style-name="ce38" table:formula="of:=IF([.K75] = MAX([.K75:.N75]); &quot;PD1&quot;; IF([.L75] = MAX([.K75:.N75]); &quot;PD2&quot;; IF([.M75] = MAX([.K75:.N7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J-CKBP-JZKZ-25-1-350-R18-Z/475-3757-1-ND/10055038</text:p>
          </table:table-cell>
          <table:table-cell table:number-columns-repeated="1007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VLOOKUP([.A7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3152" calcext:value-type="float">
            <text:p>3,152</text:p>
          </table:table-cell>
          <table:table-cell office:value-type="float" office:value="2.15" calcext:value-type="float">
            <text:p>2.15</text:p>
          </table:table-cell>
          <table:table-cell office:value-type="float" office:value="20" calcext:value-type="float">
            <text:p>20</text:p>
          </table:table-cell>
          <table:table-cell table:formula="of:=[.E76]*[.F76]" office:value-type="float" office:value="43" calcext:value-type="float">
            <text:p>4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6]; OFFSET([$Photodiode.$B$2]; MATCH([.A76];[$Photodiode.$A$3:$Photodiode.$A$21];1); 0; 2); OFFSET([$Photodiode.$A$2]; MATCH([.A76];[$Photodiode.$A$3:$Photodiode.$A$21];1); 0; 2))" office:value-type="float" office:value="0.8682" calcext:value-type="float">
            <text:p>0.87</text:p>
          </table:table-cell>
          <table:table-cell table:style-name="ce32" table:formula="of:=COM.MICROSOFT.FORECAST.LINEAR([.$A76]; OFFSET([$Photodiode.$C$2]; MATCH([.$A76];[$Photodiode.$A$3:$Photodiode.$A$21];1); 0; 2); OFFSET([$Photodiode.$A$2]; MATCH([.$A76];[$Photodiode.$A$3:$Photodiode.$A$21];1); 0; 2))" office:value-type="float" office:value="0.6534" calcext:value-type="float">
            <text:p>0.65</text:p>
          </table:table-cell>
          <table:table-cell table:style-name="ce32" table:formula="of:=COM.MICROSOFT.FORECAST.LINEAR([.$A76]; OFFSET([$Photodiode.$D$2]; MATCH([.$A76];[$Photodiode.$A$3:$Photodiode.$A$21];1); 0; 2); OFFSET([$Photodiode.$A$2]; MATCH([.$A76];[$Photodiode.$A$3:$Photodiode.$A$21];1); 0; 2))" office:value-type="float" office:value="0.0198" calcext:value-type="float">
            <text:p>0.02</text:p>
          </table:table-cell>
          <table:table-cell table:style-name="ce32" table:formula="of:=COM.MICROSOFT.FORECAST.LINEAR([.$A76]; OFFSET([$Photodiode.$E$2]; MATCH([.$A76];[$Photodiode.$A$3:$Photodiode.$A$21];1); 0; 2); OFFSET([$Photodiode.$A$2]; MATCH([.$A76];[$Photodiode.$A$3:$Photodiode.$A$21];1); 0; 2))" office:value-type="float" office:value="0.0144" calcext:value-type="float">
            <text:p>0.01</text:p>
          </table:table-cell>
          <table:table-cell table:style-name="ce38" table:formula="of:=IF([.K76] = MAX([.K76:.N76]); &quot;PD1&quot;; IF([.L76] = MAX([.K76:.N76]); &quot;PD2&quot;; IF([.M76] = MAX([.K76:.N7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A-M67F-V1AB-24-Z/475-3396-1-ND/7907995</text:p>
          </table:table-cell>
          <table:table-cell table:number-columns-repeated="1007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VLOOKUP([.A7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66" calcext:value-type="currency">
            <text:p>£1.66</text:p>
          </table:table-cell>
          <table:table-cell office:value-type="float" office:value="429" calcext:value-type="float">
            <text:p>4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7]*[.F77]" office:value-type="float" office:value="770" calcext:value-type="float">
            <text:p>770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2.41" calcext:value-type="float">
            <text:p>2.41</text:p>
          </table:table-cell>
          <table:table-cell table:formula="of:=COM.MICROSOFT.FORECAST.LINEAR([.A77]; OFFSET([$Photodiode.$B$2]; MATCH([.A77];[$Photodiode.$A$3:$Photodiode.$A$21];1); 0; 2); OFFSET([$Photodiode.$A$2]; MATCH([.A77];[$Photodiode.$A$3:$Photodiode.$A$21];1); 0; 2))" office:value-type="float" office:value="0.8733" calcext:value-type="float">
            <text:p>0.87</text:p>
          </table:table-cell>
          <table:table-cell table:style-name="ce32" table:formula="of:=COM.MICROSOFT.FORECAST.LINEAR([.$A77]; OFFSET([$Photodiode.$C$2]; MATCH([.$A77];[$Photodiode.$A$3:$Photodiode.$A$21];1); 0; 2); OFFSET([$Photodiode.$A$2]; MATCH([.$A77];[$Photodiode.$A$3:$Photodiode.$A$21];1); 0; 2))" office:value-type="float" office:value="0.6521" calcext:value-type="float">
            <text:p>0.65</text:p>
          </table:table-cell>
          <table:table-cell table:style-name="ce32" table:formula="of:=COM.MICROSOFT.FORECAST.LINEAR([.$A77]; OFFSET([$Photodiode.$D$2]; MATCH([.$A77];[$Photodiode.$A$3:$Photodiode.$A$21];1); 0; 2); OFFSET([$Photodiode.$A$2]; MATCH([.$A77];[$Photodiode.$A$3:$Photodiode.$A$21];1); 0; 2))" office:value-type="float" office:value="0.0187" calcext:value-type="float">
            <text:p>0.02</text:p>
          </table:table-cell>
          <table:table-cell table:style-name="ce32" table:formula="of:=COM.MICROSOFT.FORECAST.LINEAR([.$A77]; OFFSET([$Photodiode.$E$2]; MATCH([.$A77];[$Photodiode.$A$3:$Photodiode.$A$21];1); 0; 2); OFFSET([$Photodiode.$A$2]; MATCH([.$A77];[$Photodiode.$A$3:$Photodiode.$A$21];1); 0; 2))" office:value-type="float" office:value="0.0136" calcext:value-type="float">
            <text:p>0.01</text:p>
          </table:table-cell>
          <table:table-cell table:style-name="ce38" table:formula="of:=IF([.K77] = MAX([.K77:.N77]); &quot;PD1&quot;; IF([.L77] = MAX([.K77:.N77]); &quot;PD2&quot;; IF([.M77] = MAX([.K77:.N7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A-H9GP-JYKZ-24-H29C-350-R18-Z/475-3729-ND/9857695</text:p>
          </table:table-cell>
          <table:table-cell table:number-columns-repeated="1007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VLOOKUP([.A7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57" calcext:value-type="float">
            <text:p>457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78]*[.F78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78]; OFFSET([$Photodiode.$B$2]; MATCH([.A78];[$Photodiode.$A$3:$Photodiode.$A$21];1); 0; 2); OFFSET([$Photodiode.$A$2]; MATCH([.A78];[$Photodiode.$A$3:$Photodiode.$A$21];1); 0; 2))" office:value-type="float" office:value="0.8784" calcext:value-type="float">
            <text:p>0.88</text:p>
          </table:table-cell>
          <table:table-cell table:style-name="ce32" table:formula="of:=COM.MICROSOFT.FORECAST.LINEAR([.$A78]; OFFSET([$Photodiode.$C$2]; MATCH([.$A78];[$Photodiode.$A$3:$Photodiode.$A$21];1); 0; 2); OFFSET([$Photodiode.$A$2]; MATCH([.$A78];[$Photodiode.$A$3:$Photodiode.$A$21];1); 0; 2))" office:value-type="float" office:value="0.6508" calcext:value-type="float">
            <text:p>0.65</text:p>
          </table:table-cell>
          <table:table-cell table:style-name="ce32" table:formula="of:=COM.MICROSOFT.FORECAST.LINEAR([.$A78]; OFFSET([$Photodiode.$D$2]; MATCH([.$A78];[$Photodiode.$A$3:$Photodiode.$A$21];1); 0; 2); OFFSET([$Photodiode.$A$2]; MATCH([.$A78];[$Photodiode.$A$3:$Photodiode.$A$21];1); 0; 2))" office:value-type="float" office:value="0.0176" calcext:value-type="float">
            <text:p>0.02</text:p>
          </table:table-cell>
          <table:table-cell table:style-name="ce32" table:formula="of:=COM.MICROSOFT.FORECAST.LINEAR([.$A78]; OFFSET([$Photodiode.$E$2]; MATCH([.$A78];[$Photodiode.$A$3:$Photodiode.$A$21];1); 0; 2); OFFSET([$Photodiode.$A$2]; MATCH([.$A78];[$Photodiode.$A$3:$Photodiode.$A$21];1); 0; 2))" office:value-type="float" office:value="0.0128" calcext:value-type="float">
            <text:p>0.01</text:p>
          </table:table-cell>
          <table:table-cell table:style-name="ce38" table:formula="of:=IF([.K78] = MAX([.K78:.N78]); &quot;PD1&quot;; IF([.L78] = MAX([.K78:.N78]); &quot;PD2&quot;; IF([.M78] = MAX([.K78:.N7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vishay-semiconductor-opto-division/VLMK51Z1AA-GS08/751-VLMK51Z1AA-GS08CT-ND/3340214</text:p>
          </table:table-cell>
          <table:table-cell table:number-columns-repeated="100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7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975" calcext:value-type="float">
            <text:p>2,975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3.6" calcext:value-type="float">
            <text:p>3.6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9]; OFFSET([$Photodiode.$B$2]; MATCH([.A79];[$Photodiode.$A$3:$Photodiode.$A$21];1); 0; 2); OFFSET([$Photodiode.$A$2]; MATCH([.A79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79]; OFFSET([$Photodiode.$C$2]; MATCH([.$A79];[$Photodiode.$A$3:$Photodiode.$A$21];1); 0; 2); OFFSET([$Photodiode.$A$2]; MATCH([.$A79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79]; OFFSET([$Photodiode.$D$2]; MATCH([.$A79];[$Photodiode.$A$3:$Photodiode.$A$21];1); 0; 2); OFFSET([$Photodiode.$A$2]; MATCH([.$A79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79]; OFFSET([$Photodiode.$E$2]; MATCH([.$A79];[$Photodiode.$A$3:$Photodiode.$A$21];1); 0; 2); OFFSET([$Photodiode.$A$2]; MATCH([.$A79];[$Photodiode.$A$3:$Photodiode.$A$21];1); 0; 2))" office:value-type="float" office:value="0.012" calcext:value-type="float">
            <text:p>0.01</text:p>
          </table:table-cell>
          <table:table-cell table:style-name="ce38" table:formula="of:=IF([.K79] = MAX([.K79:.N79]); &quot;PD1&quot;; IF([.L79] = MAX([.K79:.N79]); &quot;PD2&quot;; IF([.M79] = MAX([.K79:.N7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K20J2L2-GS08/VLMK20J2L2-GS08CT-ND/9663848</text:p>
          </table:table-cell>
          <table:table-cell table:number-columns-repeated="100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696" calcext:value-type="float">
            <text:p>1,6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0]*[.F8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80]; OFFSET([$Photodiode.$B$2]; MATCH([.A80];[$Photodiode.$A$3:$Photodiode.$A$21];1); 0; 2); OFFSET([$Photodiode.$A$2]; MATCH([.A80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80]; OFFSET([$Photodiode.$C$2]; MATCH([.$A80];[$Photodiode.$A$3:$Photodiode.$A$21];1); 0; 2); OFFSET([$Photodiode.$A$2]; MATCH([.$A80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80]; OFFSET([$Photodiode.$D$2]; MATCH([.$A80];[$Photodiode.$A$3:$Photodiode.$A$21];1); 0; 2); OFFSET([$Photodiode.$A$2]; MATCH([.$A80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80]; OFFSET([$Photodiode.$E$2]; MATCH([.$A80];[$Photodiode.$A$3:$Photodiode.$A$21];1); 0; 2); OFFSET([$Photodiode.$A$2]; MATCH([.$A80];[$Photodiode.$A$3:$Photodiode.$A$21];1); 0; 2))" office:value-type="float" office:value="0.012" calcext:value-type="float">
            <text:p>0.01</text:p>
          </table:table-cell>
          <table:table-cell table:style-name="ce38" table:formula="of:=IF([.K80] = MAX([.K80:.N80]); &quot;PD1&quot;; IF([.L80] = MAX([.K80:.N80]); &quot;PD2&quot;; IF([.M80] = MAX([.K80:.N8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141AS73113/732-13434-1-ND/9858012</text:p>
          </table:table-cell>
          <table:table-cell table:number-columns-repeated="100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1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1235" calcext:value-type="float">
            <text:p>1,235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1]*[.F81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81]; OFFSET([$Photodiode.$B$2]; MATCH([.A81];[$Photodiode.$A$3:$Photodiode.$A$21];1); 0; 2); OFFSET([$Photodiode.$A$2]; MATCH([.A81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81]; OFFSET([$Photodiode.$C$2]; MATCH([.$A81];[$Photodiode.$A$3:$Photodiode.$A$21];1); 0; 2); OFFSET([$Photodiode.$A$2]; MATCH([.$A81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81]; OFFSET([$Photodiode.$D$2]; MATCH([.$A81];[$Photodiode.$A$3:$Photodiode.$A$21];1); 0; 2); OFFSET([$Photodiode.$A$2]; MATCH([.$A81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81]; OFFSET([$Photodiode.$E$2]; MATCH([.$A81];[$Photodiode.$A$3:$Photodiode.$A$21];1); 0; 2); OFFSET([$Photodiode.$A$2]; MATCH([.$A81];[$Photodiode.$A$3:$Photodiode.$A$21];1); 0; 2))" office:value-type="float" office:value="0.012" calcext:value-type="float">
            <text:p>0.01</text:p>
          </table:table-cell>
          <table:table-cell table:style-name="ce38" table:formula="of:=IF([.K81] = MAX([.K81:.N81]); &quot;PD1&quot;; IF([.L81] = MAX([.K81:.N81]); &quot;PD2&quot;; IF([.M81] = MAX([.K81:.N8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RDO-H2-0000-000000701/XQERDO-H2-0000-000000701CT-ND/5423132</text:p>
          </table:table-cell>
          <table:table-cell table:number-columns-repeated="1007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VLOOKUP([.A82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17" calcext:value-type="currency">
            <text:p>£1.17</text:p>
          </table:table-cell>
          <table:table-cell office:value-type="float" office:value="574" calcext:value-type="float">
            <text:p>574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2]*[.F82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82]; OFFSET([$Photodiode.$B$2]; MATCH([.A82];[$Photodiode.$A$3:$Photodiode.$A$21];1); 0; 2); OFFSET([$Photodiode.$A$2]; MATCH([.A82];[$Photodiode.$A$3:$Photodiode.$A$21];1); 0; 2))" office:value-type="float" office:value="0.8937" calcext:value-type="float">
            <text:p>0.89</text:p>
          </table:table-cell>
          <table:table-cell table:style-name="ce32" table:formula="of:=COM.MICROSOFT.FORECAST.LINEAR([.$A82]; OFFSET([$Photodiode.$C$2]; MATCH([.$A82];[$Photodiode.$A$3:$Photodiode.$A$21];1); 0; 2); OFFSET([$Photodiode.$A$2]; MATCH([.$A82];[$Photodiode.$A$3:$Photodiode.$A$21];1); 0; 2))" office:value-type="float" office:value="0.6469" calcext:value-type="float">
            <text:p>0.65</text:p>
          </table:table-cell>
          <table:table-cell table:style-name="ce32" table:formula="of:=COM.MICROSOFT.FORECAST.LINEAR([.$A82]; OFFSET([$Photodiode.$D$2]; MATCH([.$A82];[$Photodiode.$A$3:$Photodiode.$A$21];1); 0; 2); OFFSET([$Photodiode.$A$2]; MATCH([.$A82];[$Photodiode.$A$3:$Photodiode.$A$21];1); 0; 2))" office:value-type="float" office:value="0.0143" calcext:value-type="float">
            <text:p>0.01</text:p>
          </table:table-cell>
          <table:table-cell table:style-name="ce32" table:formula="of:=COM.MICROSOFT.FORECAST.LINEAR([.$A82]; OFFSET([$Photodiode.$E$2]; MATCH([.$A82];[$Photodiode.$A$3:$Photodiode.$A$21];1); 0; 2); OFFSET([$Photodiode.$A$2]; MATCH([.$A82];[$Photodiode.$A$3:$Photodiode.$A$21];1); 0; 2))" office:value-type="float" office:value="0.0104" calcext:value-type="float">
            <text:p>0.01</text:p>
          </table:table-cell>
          <table:table-cell table:style-name="ce38" table:formula="of:=IF([.K82] = MAX([.K82:.N82]); &quot;PD1&quot;; IF([.L82] = MAX([.K82:.N82]); &quot;PD2&quot;; IF([.M82] = MAX([.K82:.N8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RDO-00-0000-000000802/XQERDO-00-0000-000000802CT-ND/5806215</text:p>
          </table:table-cell>
          <table:table-cell table:number-columns-repeated="1007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VLOOKUP([.A83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51980" calcext:value-type="float">
            <text:p>51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3]*[.F83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table:formula="of:=COM.MICROSOFT.FORECAST.LINEAR([.A83]; OFFSET([$Photodiode.$B$2]; MATCH([.A83];[$Photodiode.$A$3:$Photodiode.$A$21];1); 0; 2); OFFSET([$Photodiode.$A$2]; MATCH([.A83];[$Photodiode.$A$3:$Photodiode.$A$21];1); 0; 2))" office:value-type="float" office:value="0.8988" calcext:value-type="float">
            <text:p>0.90</text:p>
          </table:table-cell>
          <table:table-cell table:style-name="ce32" table:formula="of:=COM.MICROSOFT.FORECAST.LINEAR([.$A83]; OFFSET([$Photodiode.$C$2]; MATCH([.$A83];[$Photodiode.$A$3:$Photodiode.$A$21];1); 0; 2); OFFSET([$Photodiode.$A$2]; MATCH([.$A83];[$Photodiode.$A$3:$Photodiode.$A$21];1); 0; 2))" office:value-type="float" office:value="0.6456" calcext:value-type="float">
            <text:p>0.65</text:p>
          </table:table-cell>
          <table:table-cell table:style-name="ce32" table:formula="of:=COM.MICROSOFT.FORECAST.LINEAR([.$A83]; OFFSET([$Photodiode.$D$2]; MATCH([.$A83];[$Photodiode.$A$3:$Photodiode.$A$21];1); 0; 2); OFFSET([$Photodiode.$A$2]; MATCH([.$A83];[$Photodiode.$A$3:$Photodiode.$A$21];1); 0; 2))" office:value-type="float" office:value="0.0132" calcext:value-type="float">
            <text:p>0.01</text:p>
          </table:table-cell>
          <table:table-cell table:style-name="ce32" table:formula="of:=COM.MICROSOFT.FORECAST.LINEAR([.$A83]; OFFSET([$Photodiode.$E$2]; MATCH([.$A83];[$Photodiode.$A$3:$Photodiode.$A$21];1); 0; 2); OFFSET([$Photodiode.$A$2]; MATCH([.$A83];[$Photodiode.$A$3:$Photodiode.$A$21];1); 0; 2))" office:value-type="float" office:value="0.0096" calcext:value-type="float">
            <text:p>0.01</text:p>
          </table:table-cell>
          <table:table-cell table:style-name="ce38" table:formula="of:=IF([.K83] = MAX([.K83:.N83]); &quot;PD1&quot;; IF([.L83] = MAX([.K83:.N83]); &quot;PD2&quot;; IF([.M83] = MAX([.K83:.N8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T-RJ45-AQ502/516-ASMT-RJ45-AQ502CT-ND/10511987</text:p>
          </table:table-cell>
          <table:table-cell table:number-columns-repeated="1007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VLOOKUP([.A84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" calcext:value-type="currency">
            <text:p>£0.20</text:p>
          </table:table-cell>
          <table:table-cell office:value-type="float" office:value="107552" calcext:value-type="float">
            <text:p>107,55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4]*[.F8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84]; OFFSET([$Photodiode.$B$2]; MATCH([.A84];[$Photodiode.$A$3:$Photodiode.$A$21];1); 0; 2); OFFSET([$Photodiode.$A$2]; MATCH([.A84];[$Photodiode.$A$3:$Photodiode.$A$21];1); 0; 2))" office:value-type="float" office:value="0.9039" calcext:value-type="float">
            <text:p>0.90</text:p>
          </table:table-cell>
          <table:table-cell table:style-name="ce32" table:formula="of:=COM.MICROSOFT.FORECAST.LINEAR([.$A84]; OFFSET([$Photodiode.$C$2]; MATCH([.$A84];[$Photodiode.$A$3:$Photodiode.$A$21];1); 0; 2); OFFSET([$Photodiode.$A$2]; MATCH([.$A84];[$Photodiode.$A$3:$Photodiode.$A$21];1); 0; 2))" office:value-type="float" office:value="0.6443" calcext:value-type="float">
            <text:p>0.64</text:p>
          </table:table-cell>
          <table:table-cell table:style-name="ce32" table:formula="of:=COM.MICROSOFT.FORECAST.LINEAR([.$A84]; OFFSET([$Photodiode.$D$2]; MATCH([.$A84];[$Photodiode.$A$3:$Photodiode.$A$21];1); 0; 2); OFFSET([$Photodiode.$A$2]; MATCH([.$A84];[$Photodiode.$A$3:$Photodiode.$A$21];1); 0; 2))" office:value-type="float" office:value="0.0121" calcext:value-type="float">
            <text:p>0.01</text:p>
          </table:table-cell>
          <table:table-cell table:style-name="ce32" table:formula="of:=COM.MICROSOFT.FORECAST.LINEAR([.$A84]; OFFSET([$Photodiode.$E$2]; MATCH([.$A84];[$Photodiode.$A$3:$Photodiode.$A$21];1); 0; 2); OFFSET([$Photodiode.$A$2]; MATCH([.$A84];[$Photodiode.$A$3:$Photodiode.$A$21];1); 0; 2))" office:value-type="float" office:value="0.0088" calcext:value-type="float">
            <text:p>0.01</text:p>
          </table:table-cell>
          <table:table-cell table:style-name="ce38" table:formula="of:=IF([.K84] = MAX([.K84:.N84]); &quot;PD1&quot;; IF([.L84] = MAX([.K84:.N84]); &quot;PD2&quot;; IF([.M84] = MAX([.K84:.N8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191KFKT/160-1445-1-ND/386832</text:p>
          </table:table-cell>
          <table:table-cell table:number-columns-repeated="1007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VLOOKUP([.A85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61589" calcext:value-type="float">
            <text:p>61,589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85]*[.F85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85]; OFFSET([$Photodiode.$B$2]; MATCH([.A85];[$Photodiode.$A$3:$Photodiode.$A$21];1); 0; 2); OFFSET([$Photodiode.$A$2]; MATCH([.A85];[$Photodiode.$A$3:$Photodiode.$A$21];1); 0; 2))" office:value-type="float" office:value="0.909" calcext:value-type="float">
            <text:p>0.91</text:p>
          </table:table-cell>
          <table:table-cell table:style-name="ce32" table:formula="of:=COM.MICROSOFT.FORECAST.LINEAR([.$A85]; OFFSET([$Photodiode.$C$2]; MATCH([.$A85];[$Photodiode.$A$3:$Photodiode.$A$21];1); 0; 2); OFFSET([$Photodiode.$A$2]; MATCH([.$A85];[$Photodiode.$A$3:$Photodiode.$A$21];1); 0; 2))" office:value-type="float" office:value="0.643" calcext:value-type="float">
            <text:p>0.64</text:p>
          </table:table-cell>
          <table:table-cell table:style-name="ce32" table:formula="of:=COM.MICROSOFT.FORECAST.LINEAR([.$A85]; OFFSET([$Photodiode.$D$2]; MATCH([.$A85];[$Photodiode.$A$3:$Photodiode.$A$21];1); 0; 2); OFFSET([$Photodiode.$A$2]; MATCH([.$A85];[$Photodiode.$A$3:$Photodiode.$A$21];1); 0; 2))" office:value-type="float" office:value="0.011" calcext:value-type="float">
            <text:p>0.01</text:p>
          </table:table-cell>
          <table:table-cell table:style-name="ce32" table:formula="of:=COM.MICROSOFT.FORECAST.LINEAR([.$A85]; OFFSET([$Photodiode.$E$2]; MATCH([.$A85];[$Photodiode.$A$3:$Photodiode.$A$21];1); 0; 2); OFFSET([$Photodiode.$A$2]; MATCH([.$A85];[$Photodiode.$A$3:$Photodiode.$A$21];1); 0; 2))" office:value-type="float" office:value="0.008" calcext:value-type="float">
            <text:p>0.01</text:p>
          </table:table-cell>
          <table:table-cell table:style-name="ce38" table:formula="of:=IF([.K85] = MAX([.K85:.N85]); &quot;PD1&quot;; IF([.L85] = MAX([.K85:.N85]); &quot;PD2&quot;; IF([.M85] = MAX([.K85:.N8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D1608SECK/754-1860-1-ND/4977032</text:p>
          </table:table-cell>
          <table:table-cell table:number-columns-repeated="1007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VLOOKUP([.A8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7783" calcext:value-type="float">
            <text:p>7,78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6]*[.F86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formula="of:=COM.MICROSOFT.FORECAST.LINEAR([.A86]; OFFSET([$Photodiode.$B$2]; MATCH([.A86];[$Photodiode.$A$3:$Photodiode.$A$21];1); 0; 2); OFFSET([$Photodiode.$A$2]; MATCH([.A86];[$Photodiode.$A$3:$Photodiode.$A$21];1); 0; 2))" office:value-type="float" office:value="0.9141" calcext:value-type="float">
            <text:p>0.91</text:p>
          </table:table-cell>
          <table:table-cell table:style-name="ce32" table:formula="of:=COM.MICROSOFT.FORECAST.LINEAR([.$A86]; OFFSET([$Photodiode.$C$2]; MATCH([.$A86];[$Photodiode.$A$3:$Photodiode.$A$21];1); 0; 2); OFFSET([$Photodiode.$A$2]; MATCH([.$A86];[$Photodiode.$A$3:$Photodiode.$A$21];1); 0; 2))" office:value-type="float" office:value="0.6417" calcext:value-type="float">
            <text:p>0.64</text:p>
          </table:table-cell>
          <table:table-cell table:style-name="ce32" table:formula="of:=COM.MICROSOFT.FORECAST.LINEAR([.$A86]; OFFSET([$Photodiode.$D$2]; MATCH([.$A86];[$Photodiode.$A$3:$Photodiode.$A$21];1); 0; 2); OFFSET([$Photodiode.$A$2]; MATCH([.$A86];[$Photodiode.$A$3:$Photodiode.$A$21];1); 0; 2))" office:value-type="float" office:value="0.0099" calcext:value-type="float">
            <text:p>0.01</text:p>
          </table:table-cell>
          <table:table-cell table:style-name="ce32" table:formula="of:=COM.MICROSOFT.FORECAST.LINEAR([.$A86]; OFFSET([$Photodiode.$E$2]; MATCH([.$A86];[$Photodiode.$A$3:$Photodiode.$A$21];1); 0; 2); OFFSET([$Photodiode.$A$2]; MATCH([.$A86];[$Photodiode.$A$3:$Photodiode.$A$21];1); 0; 2))" office:value-type="float" office:value="0.0072" calcext:value-type="float">
            <text:p>0.01</text:p>
          </table:table-cell>
          <table:table-cell table:style-name="ce38" table:formula="of:=IF([.K86] = MAX([.K86:.N86]); &quot;PD1&quot;; IF([.L86] = MAX([.K86:.N86]); &quot;PD2&quot;; IF([.M86] = MAX([.K86:.N8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63BTA/1830-1071-1-ND/7604712</text:p>
          </table:table-cell>
          <table:table-cell table:number-columns-repeated="1007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VLOOKUP([.A8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41" calcext:value-type="currency">
            <text:p>£0.41</text:p>
          </table:table-cell>
          <table:table-cell office:value-type="float" office:value="2234" calcext:value-type="float">
            <text:p>2,234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87]*[.F87]" office:value-type="float" office:value="38" calcext:value-type="float">
            <text:p>38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87]; OFFSET([$Photodiode.$B$2]; MATCH([.A87];[$Photodiode.$A$3:$Photodiode.$A$21];1); 0; 2); OFFSET([$Photodiode.$A$2]; MATCH([.A87];[$Photodiode.$A$3:$Photodiode.$A$21];1); 0; 2))" office:value-type="float" office:value="0.9192" calcext:value-type="float">
            <text:p>0.92</text:p>
          </table:table-cell>
          <table:table-cell table:style-name="ce32" table:formula="of:=COM.MICROSOFT.FORECAST.LINEAR([.$A87]; OFFSET([$Photodiode.$C$2]; MATCH([.$A87];[$Photodiode.$A$3:$Photodiode.$A$21];1); 0; 2); OFFSET([$Photodiode.$A$2]; MATCH([.$A87];[$Photodiode.$A$3:$Photodiode.$A$21];1); 0; 2))" office:value-type="float" office:value="0.6404" calcext:value-type="float">
            <text:p>0.64</text:p>
          </table:table-cell>
          <table:table-cell table:style-name="ce32" table:formula="of:=COM.MICROSOFT.FORECAST.LINEAR([.$A87]; OFFSET([$Photodiode.$D$2]; MATCH([.$A87];[$Photodiode.$A$3:$Photodiode.$A$21];1); 0; 2); OFFSET([$Photodiode.$A$2]; MATCH([.$A87];[$Photodiode.$A$3:$Photodiode.$A$21];1); 0; 2))" office:value-type="float" office:value="0.0088" calcext:value-type="float">
            <text:p>0.01</text:p>
          </table:table-cell>
          <table:table-cell table:style-name="ce32" table:formula="of:=COM.MICROSOFT.FORECAST.LINEAR([.$A87]; OFFSET([$Photodiode.$E$2]; MATCH([.$A87];[$Photodiode.$A$3:$Photodiode.$A$21];1); 0; 2); OFFSET([$Photodiode.$A$2]; MATCH([.$A87];[$Photodiode.$A$3:$Photodiode.$A$21];1); 0; 2))" office:value-type="float" office:value="0.0064" calcext:value-type="float">
            <text:p>0.01</text:p>
          </table:table-cell>
          <table:table-cell table:style-name="ce38" table:formula="of:=IF([.K87] = MAX([.K87:.N87]); &quot;PD1&quot;; IF([.L87] = MAX([.K87:.N87]); &quot;PD2&quot;; IF([.M87] = MAX([.K87:.N8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FA1101W-5AY3B2-TR/404-1234-1-ND/7594912</text:p>
          </table:table-cell>
          <table:table-cell table:number-columns-repeated="1007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VLOOKUP([.A8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3806" calcext:value-type="float">
            <text:p>3,80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8]*[.F8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88]; OFFSET([$Photodiode.$B$2]; MATCH([.A88];[$Photodiode.$A$3:$Photodiode.$A$21];1); 0; 2); OFFSET([$Photodiode.$A$2]; MATCH([.A88];[$Photodiode.$A$3:$Photodiode.$A$21];1); 0; 2))" office:value-type="float" office:value="0.9345" calcext:value-type="float">
            <text:p>0.93</text:p>
          </table:table-cell>
          <table:table-cell table:style-name="ce32" table:formula="of:=COM.MICROSOFT.FORECAST.LINEAR([.$A88]; OFFSET([$Photodiode.$C$2]; MATCH([.$A88];[$Photodiode.$A$3:$Photodiode.$A$21];1); 0; 2); OFFSET([$Photodiode.$A$2]; MATCH([.$A88];[$Photodiode.$A$3:$Photodiode.$A$21];1); 0; 2))" office:value-type="float" office:value="0.6365" calcext:value-type="float">
            <text:p>0.64</text:p>
          </table:table-cell>
          <table:table-cell table:style-name="ce32" table:formula="of:=COM.MICROSOFT.FORECAST.LINEAR([.$A88]; OFFSET([$Photodiode.$D$2]; MATCH([.$A88];[$Photodiode.$A$3:$Photodiode.$A$21];1); 0; 2); OFFSET([$Photodiode.$A$2]; MATCH([.$A88];[$Photodiode.$A$3:$Photodiode.$A$21];1); 0; 2))" office:value-type="float" office:value="0.0055" calcext:value-type="float">
            <text:p>0.01</text:p>
          </table:table-cell>
          <table:table-cell table:style-name="ce32" table:formula="of:=COM.MICROSOFT.FORECAST.LINEAR([.$A88]; OFFSET([$Photodiode.$E$2]; MATCH([.$A88];[$Photodiode.$A$3:$Photodiode.$A$21];1); 0; 2); OFFSET([$Photodiode.$A$2]; MATCH([.$A88];[$Photodiode.$A$3:$Photodiode.$A$21];1); 0; 2))" office:value-type="float" office:value="0.004" calcext:value-type="float">
            <text:p>0.00</text:p>
          </table:table-cell>
          <table:table-cell table:style-name="ce38" table:formula="of:=IF([.K88] = MAX([.K88:.N88]); &quot;PD1&quot;; IF([.L88] = MAX([.K88:.N88]); &quot;PD2&quot;; IF([.M88] = MAX([.K88:.N8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202507F/350-2327-1-ND/2442841</text:p>
          </table:table-cell>
          <table:table-cell table:number-columns-repeated="1007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VLOOKUP([.A8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4715" calcext:value-type="float">
            <text:p>4,715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E89]*[.F89]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89]; OFFSET([$Photodiode.$B$2]; MATCH([.A89];[$Photodiode.$A$3:$Photodiode.$A$21];1); 0; 2); OFFSET([$Photodiode.$A$2]; MATCH([.A89];[$Photodiode.$A$3:$Photodiode.$A$21];1); 0; 2))" office:value-type="float" office:value="0.9447" calcext:value-type="float">
            <text:p>0.94</text:p>
          </table:table-cell>
          <table:table-cell table:style-name="ce32" table:formula="of:=COM.MICROSOFT.FORECAST.LINEAR([.$A89]; OFFSET([$Photodiode.$C$2]; MATCH([.$A89];[$Photodiode.$A$3:$Photodiode.$A$21];1); 0; 2); OFFSET([$Photodiode.$A$2]; MATCH([.$A89];[$Photodiode.$A$3:$Photodiode.$A$21];1); 0; 2))" office:value-type="float" office:value="0.6339" calcext:value-type="float">
            <text:p>0.63</text:p>
          </table:table-cell>
          <table:table-cell table:style-name="ce32" table:formula="of:=COM.MICROSOFT.FORECAST.LINEAR([.$A89]; OFFSET([$Photodiode.$D$2]; MATCH([.$A89];[$Photodiode.$A$3:$Photodiode.$A$21];1); 0; 2); OFFSET([$Photodiode.$A$2]; MATCH([.$A89];[$Photodiode.$A$3:$Photodiode.$A$21];1); 0; 2))" office:value-type="float" office:value="0.0033" calcext:value-type="float">
            <text:p>0.00</text:p>
          </table:table-cell>
          <table:table-cell table:style-name="ce32" table:formula="of:=COM.MICROSOFT.FORECAST.LINEAR([.$A89]; OFFSET([$Photodiode.$E$2]; MATCH([.$A89];[$Photodiode.$A$3:$Photodiode.$A$21];1); 0; 2); OFFSET([$Photodiode.$A$2]; MATCH([.$A89];[$Photodiode.$A$3:$Photodiode.$A$21];1); 0; 2))" office:value-type="float" office:value="0.0024" calcext:value-type="float">
            <text:p>0.00</text:p>
          </table:table-cell>
          <table:table-cell table:style-name="ce38" table:formula="of:=IF([.K89] = MAX([.K89:.N89]); &quot;PD1&quot;; IF([.L89] = MAX([.K89:.N89]); &quot;PD2&quot;; IF([.M89] = MAX([.K89:.N8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42BT5A/1830-IN-S42BT5ACT-ND/10384851</text:p>
          </table:table-cell>
          <table:table-cell table:number-columns-repeated="1007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VLOOKUP([.A9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55996" calcext:value-type="float">
            <text:p>55,9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0]*[.F9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90]; OFFSET([$Photodiode.$B$2]; MATCH([.A90];[$Photodiode.$A$3:$Photodiode.$A$21];1); 0; 2); OFFSET([$Photodiode.$A$2]; MATCH([.A90];[$Photodiode.$A$3:$Photodiode.$A$21];1); 0; 2))" office:value-type="float" office:value="0.96" calcext:value-type="float">
            <text:p>0.96</text:p>
          </table:table-cell>
          <table:table-cell table:style-name="ce32" table:formula="of:=COM.MICROSOFT.FORECAST.LINEAR([.$A90]; OFFSET([$Photodiode.$C$2]; MATCH([.$A90];[$Photodiode.$A$3:$Photodiode.$A$21];1); 0; 2); OFFSET([$Photodiode.$A$2]; MATCH([.$A90];[$Photodiode.$A$3:$Photodiode.$A$21];1); 0; 2))" office:value-type="float" office:value="0.63" calcext:value-type="float">
            <text:p>0.63</text:p>
          </table:table-cell>
          <table:table-cell table:style-name="ce32" table:formula="of:=COM.MICROSOFT.FORECAST.LINEAR([.$A90]; OFFSET([$Photodiode.$D$2]; MATCH([.$A90];[$Photodiode.$A$3:$Photodiode.$A$21];1); 0; 2); OFFSET([$Photodiode.$A$2]; MATCH([.$A9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0]; OFFSET([$Photodiode.$E$2]; MATCH([.$A90];[$Photodiode.$A$3:$Photodiode.$A$21];1); 0; 2); OFFSET([$Photodiode.$A$2]; MATCH([.$A90];[$Photodiode.$A$3:$Photodiode.$A$21];1); 0; 2))" office:value-type="float" office:value="0" calcext:value-type="float">
            <text:p>0.00</text:p>
          </table:table-cell>
          <table:table-cell table:style-name="ce38" table:formula="of:=IF([.K90] = MAX([.K90:.N90]); &quot;PD1&quot;; IF([.L90] = MAX([.K90:.N90]); &quot;PD2&quot;; IF([.M90] = MAX([.K90:.N9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D-A100-J00J1/516-HSMD-A100-J00J1CT-ND/10511714</text:p>
          </table:table-cell>
          <table:table-cell/>
          <table:table-cell table:style-name="ce41" table:formula="of:=OFFSET([$Photodiode.$B$2]; MATCH([.A90];[$Photodiode.$A$3:$Photodiode.$A$21];1); 0)" office:value-type="float" office:value="0.96" calcext:value-type="float">
            <text:p>0.96</text:p>
          </table:table-cell>
          <table:table-cell table:number-columns-repeated="1005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VLOOKUP([.A91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5619" calcext:value-type="float">
            <text:p>5,619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1]*[.F91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91]; OFFSET([$Photodiode.$B$2]; MATCH([.A91];[$Photodiode.$A$3:$Photodiode.$A$21];1); 0; 2); OFFSET([$Photodiode.$A$2]; MATCH([.A91];[$Photodiode.$A$3:$Photodiode.$A$21];1); 0; 2))" office:value-type="float" office:value="0.964" calcext:value-type="float">
            <text:p>0.96</text:p>
          </table:table-cell>
          <table:table-cell table:style-name="ce32" table:formula="of:=COM.MICROSOFT.FORECAST.LINEAR([.$A91]; OFFSET([$Photodiode.$C$2]; MATCH([.$A91];[$Photodiode.$A$3:$Photodiode.$A$21];1); 0; 2); OFFSET([$Photodiode.$A$2]; MATCH([.$A91];[$Photodiode.$A$3:$Photodiode.$A$21];1); 0; 2))" office:value-type="float" office:value="0.622" calcext:value-type="float">
            <text:p>0.62</text:p>
          </table:table-cell>
          <table:table-cell table:style-name="ce32" table:formula="of:=COM.MICROSOFT.FORECAST.LINEAR([.$A91]; OFFSET([$Photodiode.$D$2]; MATCH([.$A91];[$Photodiode.$A$3:$Photodiode.$A$21];1); 0; 2); OFFSET([$Photodiode.$A$2]; MATCH([.$A9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1]; OFFSET([$Photodiode.$E$2]; MATCH([.$A91];[$Photodiode.$A$3:$Photodiode.$A$21];1); 0; 2); OFFSET([$Photodiode.$A$2]; MATCH([.$A91];[$Photodiode.$A$3:$Photodiode.$A$21];1); 0; 2))" office:value-type="float" office:value="0" calcext:value-type="float">
            <text:p>0.00</text:p>
          </table:table-cell>
          <table:table-cell table:style-name="ce38" table:formula="of:=IF([.K91] = MAX([.K91:.N91]); &quot;PD1&quot;; IF([.L91] = MAX([.K91:.N91]); &quot;PD2&quot;; IF([.M91] = MAX([.K91:.N9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Y-M67F-T2V2-36-Z/475-3465-1-ND/7908094</text:p>
          </table:table-cell>
          <table:table-cell table:number-columns-repeated="1007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VLOOKUP([.A92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62" calcext:value-type="currency">
            <text:p>£0.62</text:p>
          </table:table-cell>
          <table:table-cell office:value-type="float" office:value="19980" calcext:value-type="float">
            <text:p>19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2]*[.F92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92]; OFFSET([$Photodiode.$B$2]; MATCH([.A92];[$Photodiode.$A$3:$Photodiode.$A$21];1); 0; 2); OFFSET([$Photodiode.$A$2]; MATCH([.A92];[$Photodiode.$A$3:$Photodiode.$A$21];1); 0; 2))" office:value-type="float" office:value="0.966666666666667" calcext:value-type="float">
            <text:p>0.97</text:p>
          </table:table-cell>
          <table:table-cell table:style-name="ce32" table:formula="of:=COM.MICROSOFT.FORECAST.LINEAR([.$A92]; OFFSET([$Photodiode.$C$2]; MATCH([.$A92];[$Photodiode.$A$3:$Photodiode.$A$21];1); 0; 2); OFFSET([$Photodiode.$A$2]; MATCH([.$A92];[$Photodiode.$A$3:$Photodiode.$A$21];1); 0; 2))" office:value-type="float" office:value="0.616666666666667" calcext:value-type="float">
            <text:p>0.62</text:p>
          </table:table-cell>
          <table:table-cell table:style-name="ce32" table:formula="of:=COM.MICROSOFT.FORECAST.LINEAR([.$A92]; OFFSET([$Photodiode.$D$2]; MATCH([.$A92];[$Photodiode.$A$3:$Photodiode.$A$21];1); 0; 2); OFFSET([$Photodiode.$A$2]; MATCH([.$A9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2]; OFFSET([$Photodiode.$E$2]; MATCH([.$A92];[$Photodiode.$A$3:$Photodiode.$A$21];1); 0; 2); OFFSET([$Photodiode.$A$2]; MATCH([.$A92];[$Photodiode.$A$3:$Photodiode.$A$21];1); 0; 2))" office:value-type="float" office:value="0" calcext:value-type="float">
            <text:p>0.00</text:p>
          </table:table-cell>
          <table:table-cell table:style-name="ce38" table:formula="of:=IF([.K92] = MAX([.K92:.N92]); &quot;PD1&quot;; IF([.L92] = MAX([.K92:.N92]); &quot;PD2&quot;; IF([.M92] = MAX([.K92:.N9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A-C170-T0000/516-HSMA-C170-T0000CT-ND/10511665</text:p>
          </table:table-cell>
          <table:table-cell table:number-columns-repeated="1007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VLOOKUP([.A93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3472" calcext:value-type="float">
            <text:p>3,47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3]*[.F93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93]; OFFSET([$Photodiode.$B$2]; MATCH([.A93];[$Photodiode.$A$3:$Photodiode.$A$21];1); 0; 2); OFFSET([$Photodiode.$A$2]; MATCH([.A93];[$Photodiode.$A$3:$Photodiode.$A$21];1); 0; 2))" office:value-type="float" office:value="0.968" calcext:value-type="float">
            <text:p>0.97</text:p>
          </table:table-cell>
          <table:table-cell table:style-name="ce32" table:formula="of:=COM.MICROSOFT.FORECAST.LINEAR([.$A93]; OFFSET([$Photodiode.$C$2]; MATCH([.$A93];[$Photodiode.$A$3:$Photodiode.$A$21];1); 0; 2); OFFSET([$Photodiode.$A$2]; MATCH([.$A93];[$Photodiode.$A$3:$Photodiode.$A$21];1); 0; 2))" office:value-type="float" office:value="0.614" calcext:value-type="float">
            <text:p>0.61</text:p>
          </table:table-cell>
          <table:table-cell table:style-name="ce32" table:formula="of:=COM.MICROSOFT.FORECAST.LINEAR([.$A93]; OFFSET([$Photodiode.$D$2]; MATCH([.$A93];[$Photodiode.$A$3:$Photodiode.$A$21];1); 0; 2); OFFSET([$Photodiode.$A$2]; MATCH([.$A9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3]; OFFSET([$Photodiode.$E$2]; MATCH([.$A93];[$Photodiode.$A$3:$Photodiode.$A$21];1); 0; 2); OFFSET([$Photodiode.$A$2]; MATCH([.$A93];[$Photodiode.$A$3:$Photodiode.$A$21];1); 0; 2))" office:value-type="float" office:value="0" calcext:value-type="float">
            <text:p>0.00</text:p>
          </table:table-cell>
          <table:table-cell table:style-name="ce38" table:formula="of:=IF([.K93] = MAX([.K93:.N93]); &quot;PD1&quot;; IF([.L93] = MAX([.K93:.N93]); &quot;PD2&quot;; IF([.M93] = MAX([.K93:.N9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126ATY/1830-1093-1-ND/7604683</text:p>
          </table:table-cell>
          <table:table-cell table:number-columns-repeated="1007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4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530" calcext:value-type="float">
            <text:p>4,530</text:p>
          </table:table-cell>
          <table:table-cell office:value-type="float" office:value="2.3" calcext:value-type="float">
            <text:p>2.30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46" calcext:value-type="float">
            <text:p>46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94]; OFFSET([$Photodiode.$B$2]; MATCH([.A94];[$Photodiode.$A$3:$Photodiode.$A$21];1); 0; 2); OFFSET([$Photodiode.$A$2]; MATCH([.A94];[$Photodiode.$A$3:$Photodiode.$A$21];1); 0; 2))" office:value-type="float" office:value="0.969333333333333" calcext:value-type="float">
            <text:p>0.97</text:p>
          </table:table-cell>
          <table:table-cell table:style-name="ce32" table:formula="of:=COM.MICROSOFT.FORECAST.LINEAR([.$A94]; OFFSET([$Photodiode.$C$2]; MATCH([.$A94];[$Photodiode.$A$3:$Photodiode.$A$21];1); 0; 2); OFFSET([$Photodiode.$A$2]; MATCH([.$A94];[$Photodiode.$A$3:$Photodiode.$A$21];1); 0; 2))" office:value-type="float" office:value="0.611333333333333" calcext:value-type="float">
            <text:p>0.61</text:p>
          </table:table-cell>
          <table:table-cell table:style-name="ce32" table:formula="of:=COM.MICROSOFT.FORECAST.LINEAR([.$A94]; OFFSET([$Photodiode.$D$2]; MATCH([.$A94];[$Photodiode.$A$3:$Photodiode.$A$21];1); 0; 2); OFFSET([$Photodiode.$A$2]; MATCH([.$A9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4]; OFFSET([$Photodiode.$E$2]; MATCH([.$A94];[$Photodiode.$A$3:$Photodiode.$A$21];1); 0; 2); OFFSET([$Photodiode.$A$2]; MATCH([.$A94];[$Photodiode.$A$3:$Photodiode.$A$21];1); 0; 2))" office:value-type="float" office:value="0" calcext:value-type="float">
            <text:p>0.00</text:p>
          </table:table-cell>
          <table:table-cell table:style-name="ce38" table:formula="of:=IF([.K94] = MAX([.K94:.N94]); &quot;PD1&quot;; IF([.L94] = MAX([.K94:.N94]); &quot;PD2&quot;; IF([.M94] = MAX([.K94:.N9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KY-DELPS1-22-UGVI-36-J3S5-20-S/475-3712-1-ND/9999413</text:p>
          </table:table-cell>
          <table:table-cell table:number-columns-repeated="1007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5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65" calcext:value-type="currency">
            <text:p>£1.65</text:p>
          </table:table-cell>
          <table:table-cell office:value-type="float" office:value="1018" calcext:value-type="float">
            <text:p>1,018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95]*[.F95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95]; OFFSET([$Photodiode.$B$2]; MATCH([.A95];[$Photodiode.$A$3:$Photodiode.$A$21];1); 0; 2); OFFSET([$Photodiode.$A$2]; MATCH([.A95];[$Photodiode.$A$3:$Photodiode.$A$21];1); 0; 2))" office:value-type="float" office:value="0.969333333333333" calcext:value-type="float">
            <text:p>0.97</text:p>
          </table:table-cell>
          <table:table-cell table:style-name="ce32" table:formula="of:=COM.MICROSOFT.FORECAST.LINEAR([.$A95]; OFFSET([$Photodiode.$C$2]; MATCH([.$A95];[$Photodiode.$A$3:$Photodiode.$A$21];1); 0; 2); OFFSET([$Photodiode.$A$2]; MATCH([.$A95];[$Photodiode.$A$3:$Photodiode.$A$21];1); 0; 2))" office:value-type="float" office:value="0.611333333333333" calcext:value-type="float">
            <text:p>0.61</text:p>
          </table:table-cell>
          <table:table-cell table:style-name="ce32" table:formula="of:=COM.MICROSOFT.FORECAST.LINEAR([.$A95]; OFFSET([$Photodiode.$D$2]; MATCH([.$A95];[$Photodiode.$A$3:$Photodiode.$A$21];1); 0; 2); OFFSET([$Photodiode.$A$2]; MATCH([.$A9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5]; OFFSET([$Photodiode.$E$2]; MATCH([.$A95];[$Photodiode.$A$3:$Photodiode.$A$21];1); 0; 2); OFFSET([$Photodiode.$A$2]; MATCH([.$A95];[$Photodiode.$A$3:$Photodiode.$A$21];1); 0; 2))" office:value-type="float" office:value="0" calcext:value-type="float">
            <text:p>0.00</text:p>
          </table:table-cell>
          <table:table-cell table:style-name="ce38" table:formula="of:=IF([.K95] = MAX([.K95:.N95]); &quot;PD1&quot;; IF([.L95] = MAX([.K95:.N95]); &quot;PD2&quot;; IF([.M95] = MAX([.K95:.N9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PEBAM-L1-0000-00903/XPEBAM-L1-0000-00903CT-ND/5806127</text:p>
          </table:table-cell>
          <table:table-cell table:number-columns-repeated="1007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VLOOKUP([.A9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576" calcext:value-type="float">
            <text:p>5,576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6]*[.F96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table:formula="of:=COM.MICROSOFT.FORECAST.LINEAR([.A96]; OFFSET([$Photodiode.$B$2]; MATCH([.A96];[$Photodiode.$A$3:$Photodiode.$A$21];1); 0; 2); OFFSET([$Photodiode.$A$2]; MATCH([.A96];[$Photodiode.$A$3:$Photodiode.$A$21];1); 0; 2))" office:value-type="float" office:value="0.970666666666667" calcext:value-type="float">
            <text:p>0.97</text:p>
          </table:table-cell>
          <table:table-cell table:style-name="ce32" table:formula="of:=COM.MICROSOFT.FORECAST.LINEAR([.$A96]; OFFSET([$Photodiode.$C$2]; MATCH([.$A96];[$Photodiode.$A$3:$Photodiode.$A$21];1); 0; 2); OFFSET([$Photodiode.$A$2]; MATCH([.$A96];[$Photodiode.$A$3:$Photodiode.$A$21];1); 0; 2))" office:value-type="float" office:value="0.608666666666667" calcext:value-type="float">
            <text:p>0.61</text:p>
          </table:table-cell>
          <table:table-cell table:style-name="ce32" table:formula="of:=COM.MICROSOFT.FORECAST.LINEAR([.$A96]; OFFSET([$Photodiode.$D$2]; MATCH([.$A96];[$Photodiode.$A$3:$Photodiode.$A$21];1); 0; 2); OFFSET([$Photodiode.$A$2]; MATCH([.$A9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6]; OFFSET([$Photodiode.$E$2]; MATCH([.$A96];[$Photodiode.$A$3:$Photodiode.$A$21];1); 0; 2); OFFSET([$Photodiode.$A$2]; MATCH([.$A96];[$Photodiode.$A$3:$Photodiode.$A$21];1); 0; 2))" office:value-type="float" office:value="0" calcext:value-type="float">
            <text:p>0.00</text:p>
          </table:table-cell>
          <table:table-cell table:style-name="ce38" table:formula="of:=IF([.K96] = MAX([.K96:.N96]); &quot;PD1&quot;; IF([.L96] = MAX([.K96:.N96]); &quot;PD2&quot;; IF([.M96] = MAX([.K96:.N9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224YS73100A/732-12032-1-ND/8557242</text:p>
          </table:table-cell>
          <table:table-cell table:number-columns-repeated="1007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63658" calcext:value-type="float">
            <text:p>63,65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7]*[.F97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97]; OFFSET([$Photodiode.$B$2]; MATCH([.A97];[$Photodiode.$A$3:$Photodiode.$A$21];1); 0; 2); OFFSET([$Photodiode.$A$2]; MATCH([.A97];[$Photodiode.$A$3:$Photodiode.$A$21];1); 0; 2))" office:value-type="float" office:value="0.972" calcext:value-type="float">
            <text:p>0.97</text:p>
          </table:table-cell>
          <table:table-cell table:style-name="ce32" table:formula="of:=COM.MICROSOFT.FORECAST.LINEAR([.$A97]; OFFSET([$Photodiode.$C$2]; MATCH([.$A97];[$Photodiode.$A$3:$Photodiode.$A$21];1); 0; 2); OFFSET([$Photodiode.$A$2]; MATCH([.$A97];[$Photodiode.$A$3:$Photodiode.$A$21];1); 0; 2))" office:value-type="float" office:value="0.606" calcext:value-type="float">
            <text:p>0.61</text:p>
          </table:table-cell>
          <table:table-cell table:style-name="ce32" table:formula="of:=COM.MICROSOFT.FORECAST.LINEAR([.$A97]; OFFSET([$Photodiode.$D$2]; MATCH([.$A97];[$Photodiode.$A$3:$Photodiode.$A$21];1); 0; 2); OFFSET([$Photodiode.$A$2]; MATCH([.$A9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7]; OFFSET([$Photodiode.$E$2]; MATCH([.$A97];[$Photodiode.$A$3:$Photodiode.$A$21];1); 0; 2); OFFSET([$Photodiode.$A$2]; MATCH([.$A97];[$Photodiode.$A$3:$Photodiode.$A$21];1); 0; 2))" office:value-type="float" office:value="0" calcext:value-type="float">
            <text:p>0.00</text:p>
          </table:table-cell>
          <table:table-cell table:style-name="ce38" table:formula="of:=IF([.K97] = MAX([.K97:.N97]); &quot;PD1&quot;; IF([.L97] = MAX([.K97:.N97]); &quot;PD2&quot;; IF([.M97] = MAX([.K97:.N9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Y-R976-PS-36/475-2560-1-ND/1802687</text:p>
          </table:table-cell>
          <table:table-cell table:number-columns-repeated="1007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3.93" calcext:value-type="currency">
            <text:p>£3.93</text:p>
          </table:table-cell>
          <table:table-cell office:value-type="float" office:value="15682" calcext:value-type="float">
            <text:p>15,682</text:p>
          </table:table-cell>
          <table:table-cell office:value-type="float" office:value="3.05" calcext:value-type="float">
            <text:p>3.05</text:p>
          </table:table-cell>
          <table:table-cell office:value-type="float" office:value="350" calcext:value-type="float">
            <text:p>350</text:p>
          </table:table-cell>
          <table:table-cell table:formula="of:=[.E98]*[.F98]" office:value-type="float" office:value="1067.5" calcext:value-type="float">
            <text:p>1067.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98]; OFFSET([$Photodiode.$B$2]; MATCH([.A98];[$Photodiode.$A$3:$Photodiode.$A$21];1); 0; 2); OFFSET([$Photodiode.$A$2]; MATCH([.A98];[$Photodiode.$A$3:$Photodiode.$A$21];1); 0; 2))" office:value-type="float" office:value="0.972" calcext:value-type="float">
            <text:p>0.97</text:p>
          </table:table-cell>
          <table:table-cell table:style-name="ce32" table:formula="of:=COM.MICROSOFT.FORECAST.LINEAR([.$A98]; OFFSET([$Photodiode.$C$2]; MATCH([.$A98];[$Photodiode.$A$3:$Photodiode.$A$21];1); 0; 2); OFFSET([$Photodiode.$A$2]; MATCH([.$A98];[$Photodiode.$A$3:$Photodiode.$A$21];1); 0; 2))" office:value-type="float" office:value="0.606" calcext:value-type="float">
            <text:p>0.61</text:p>
          </table:table-cell>
          <table:table-cell table:style-name="ce32" table:formula="of:=COM.MICROSOFT.FORECAST.LINEAR([.$A98]; OFFSET([$Photodiode.$D$2]; MATCH([.$A98];[$Photodiode.$A$3:$Photodiode.$A$21];1); 0; 2); OFFSET([$Photodiode.$A$2]; MATCH([.$A9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8]; OFFSET([$Photodiode.$E$2]; MATCH([.$A98];[$Photodiode.$A$3:$Photodiode.$A$21];1); 0; 2); OFFSET([$Photodiode.$A$2]; MATCH([.$A98];[$Photodiode.$A$3:$Photodiode.$A$21];1); 0; 2))" office:value-type="float" office:value="0" calcext:value-type="float">
            <text:p>0.00</text:p>
          </table:table-cell>
          <table:table-cell table:style-name="ce38" table:formula="of:=IF([.K98] = MAX([.K98:.N98]); &quot;PD1&quot;; IF([.L98] = MAX([.K98:.N98]); &quot;PD2&quot;; IF([.M98] = MAX([.K98:.N9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M2-PL01-0000/1416-1027-1-ND/3961132</text:p>
          </table:table-cell>
          <table:table-cell table:number-columns-repeated="1007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9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5700" calcext:value-type="float">
            <text:p>5,7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9]*[.F9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99]; OFFSET([$Photodiode.$B$2]; MATCH([.A99];[$Photodiode.$A$3:$Photodiode.$A$21];1); 0; 2); OFFSET([$Photodiode.$A$2]; MATCH([.A99];[$Photodiode.$A$3:$Photodiode.$A$21];1); 0; 2))" office:value-type="float" office:value="0.973333333333333" calcext:value-type="float">
            <text:p>0.97</text:p>
          </table:table-cell>
          <table:table-cell table:style-name="ce32" table:formula="of:=COM.MICROSOFT.FORECAST.LINEAR([.$A99]; OFFSET([$Photodiode.$C$2]; MATCH([.$A99];[$Photodiode.$A$3:$Photodiode.$A$21];1); 0; 2); OFFSET([$Photodiode.$A$2]; MATCH([.$A99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99]; OFFSET([$Photodiode.$D$2]; MATCH([.$A99];[$Photodiode.$A$3:$Photodiode.$A$21];1); 0; 2); OFFSET([$Photodiode.$A$2]; MATCH([.$A9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9]; OFFSET([$Photodiode.$E$2]; MATCH([.$A99];[$Photodiode.$A$3:$Photodiode.$A$21];1); 0; 2); OFFSET([$Photodiode.$A$2]; MATCH([.$A99];[$Photodiode.$A$3:$Photodiode.$A$21];1); 0; 2))" office:value-type="float" office:value="0" calcext:value-type="float">
            <text:p>0.00</text:p>
          </table:table-cell>
          <table:table-cell table:style-name="ce38" table:formula="of:=IF([.K99] = MAX([.K99:.N99]); &quot;PD1&quot;; IF([.L99] = MAX([.K99:.N99]); &quot;PD2&quot;; IF([.M99] = MAX([.K99:.N9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2012SYCK/754-1134-1-ND/1747851</text:p>
          </table:table-cell>
          <table:table-cell table:number-columns-repeated="1007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10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21" calcext:value-type="float">
            <text:p>421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100]*[.F100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00]; OFFSET([$Photodiode.$B$2]; MATCH([.A100];[$Photodiode.$A$3:$Photodiode.$A$21];1); 0; 2); OFFSET([$Photodiode.$A$2]; MATCH([.A100];[$Photodiode.$A$3:$Photodiode.$A$21];1); 0; 2))" office:value-type="float" office:value="0.973333333333333" calcext:value-type="float">
            <text:p>0.97</text:p>
          </table:table-cell>
          <table:table-cell table:style-name="ce32" table:formula="of:=COM.MICROSOFT.FORECAST.LINEAR([.$A100]; OFFSET([$Photodiode.$C$2]; MATCH([.$A100];[$Photodiode.$A$3:$Photodiode.$A$21];1); 0; 2); OFFSET([$Photodiode.$A$2]; MATCH([.$A100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100]; OFFSET([$Photodiode.$D$2]; MATCH([.$A100];[$Photodiode.$A$3:$Photodiode.$A$21];1); 0; 2); OFFSET([$Photodiode.$A$2]; MATCH([.$A10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0]; OFFSET([$Photodiode.$E$2]; MATCH([.$A100];[$Photodiode.$A$3:$Photodiode.$A$21];1); 0; 2); OFFSET([$Photodiode.$A$2]; MATCH([.$A100];[$Photodiode.$A$3:$Photodiode.$A$21];1); 0; 2))" office:value-type="float" office:value="0" calcext:value-type="float">
            <text:p>0.00</text:p>
          </table:table-cell>
          <table:table-cell table:style-name="ce38" table:formula="of:=IF([.K100] = MAX([.K100:.N100]); &quot;PD1&quot;; IF([.L100] = MAX([.K100:.N100]); &quot;PD2&quot;; IF([.M100] = MAX([.K100:.N10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vishay-semiconductor-opto-division/VLMY51Z1AA-GS08/VLMY51Z1AA-GS08CT-ND/3340225</text:p>
          </table:table-cell>
          <table:table-cell table:number-columns-repeated="1007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1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38746" calcext:value-type="float">
            <text:p>38,74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1]*[.F101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01]; OFFSET([$Photodiode.$B$2]; MATCH([.A101];[$Photodiode.$A$3:$Photodiode.$A$21];1); 0; 2); OFFSET([$Photodiode.$A$2]; MATCH([.A101];[$Photodiode.$A$3:$Photodiode.$A$21];1); 0; 2))" office:value-type="float" office:value="0.974666666666667" calcext:value-type="float">
            <text:p>0.97</text:p>
          </table:table-cell>
          <table:table-cell table:style-name="ce32" table:formula="of:=COM.MICROSOFT.FORECAST.LINEAR([.$A101]; OFFSET([$Photodiode.$C$2]; MATCH([.$A101];[$Photodiode.$A$3:$Photodiode.$A$21];1); 0; 2); OFFSET([$Photodiode.$A$2]; MATCH([.$A101];[$Photodiode.$A$3:$Photodiode.$A$21];1); 0; 2))" office:value-type="float" office:value="0.600666666666667" calcext:value-type="float">
            <text:p>0.60</text:p>
          </table:table-cell>
          <table:table-cell table:style-name="ce32" table:formula="of:=COM.MICROSOFT.FORECAST.LINEAR([.$A101]; OFFSET([$Photodiode.$D$2]; MATCH([.$A101];[$Photodiode.$A$3:$Photodiode.$A$21];1); 0; 2); OFFSET([$Photodiode.$A$2]; MATCH([.$A10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1]; OFFSET([$Photodiode.$E$2]; MATCH([.$A101];[$Photodiode.$A$3:$Photodiode.$A$21];1); 0; 2); OFFSET([$Photodiode.$A$2]; MATCH([.$A101];[$Photodiode.$A$3:$Photodiode.$A$21];1); 0; 2))" office:value-type="float" office:value="0" calcext:value-type="float">
            <text:p>0.00</text:p>
          </table:table-cell>
          <table:table-cell table:style-name="ce38" table:formula="of:=IF([.K101] = MAX([.K101:.N101]); &quot;PD1&quot;; IF([.L101] = MAX([.K101:.N101]); &quot;PD2&quot;; IF([.M101] = MAX([.K101:.N10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Y-C150/516-1442-1-ND/637766</text:p>
          </table:table-cell>
          <table:table-cell table:number-columns-repeated="1007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2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2.12" calcext:value-type="currency">
            <text:p>£2.12</text:p>
          </table:table-cell>
          <table:table-cell office:value-type="float" office:value="929" calcext:value-type="float">
            <text:p>9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2]*[.F102]" office:value-type="float" office:value="770" calcext:value-type="float">
            <text:p>77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9" calcext:value-type="float">
            <text:p>1.59</text:p>
          </table:table-cell>
          <table:table-cell table:formula="of:=COM.MICROSOFT.FORECAST.LINEAR([.A102]; OFFSET([$Photodiode.$B$2]; MATCH([.A102];[$Photodiode.$A$3:$Photodiode.$A$21];1); 0; 2); OFFSET([$Photodiode.$A$2]; MATCH([.A102];[$Photodiode.$A$3:$Photodiode.$A$21];1); 0; 2))" office:value-type="float" office:value="0.974666666666667" calcext:value-type="float">
            <text:p>0.97</text:p>
          </table:table-cell>
          <table:table-cell table:style-name="ce32" table:formula="of:=COM.MICROSOFT.FORECAST.LINEAR([.$A102]; OFFSET([$Photodiode.$C$2]; MATCH([.$A102];[$Photodiode.$A$3:$Photodiode.$A$21];1); 0; 2); OFFSET([$Photodiode.$A$2]; MATCH([.$A102];[$Photodiode.$A$3:$Photodiode.$A$21];1); 0; 2))" office:value-type="float" office:value="0.600666666666667" calcext:value-type="float">
            <text:p>0.60</text:p>
          </table:table-cell>
          <table:table-cell table:style-name="ce32" table:formula="of:=COM.MICROSOFT.FORECAST.LINEAR([.$A102]; OFFSET([$Photodiode.$D$2]; MATCH([.$A102];[$Photodiode.$A$3:$Photodiode.$A$21];1); 0; 2); OFFSET([$Photodiode.$A$2]; MATCH([.$A10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2]; OFFSET([$Photodiode.$E$2]; MATCH([.$A102];[$Photodiode.$A$3:$Photodiode.$A$21];1); 0; 2); OFFSET([$Photodiode.$A$2]; MATCH([.$A102];[$Photodiode.$A$3:$Photodiode.$A$21];1); 0; 2))" office:value-type="float" office:value="0" calcext:value-type="float">
            <text:p>0.00</text:p>
          </table:table-cell>
          <table:table-cell table:style-name="ce38" table:formula="of:=IF([.K102] = MAX([.K102:.N102]); &quot;PD1&quot;; IF([.L102] = MAX([.K102:.N102]); &quot;PD2&quot;; IF([.M102] = MAX([.K102:.N10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GY-CSHPM1-23-KQKS-36-0-350-R18/475-3312-1-ND/6599101</text:p>
          </table:table-cell>
          <table:table-cell table:number-columns-repeated="1007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3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94753" calcext:value-type="float">
            <text:p>294,75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3]*[.F103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03]; OFFSET([$Photodiode.$B$2]; MATCH([.A103];[$Photodiode.$A$3:$Photodiode.$A$21];1); 0; 2); OFFSET([$Photodiode.$A$2]; MATCH([.A103];[$Photodiode.$A$3:$Photodiode.$A$21];1); 0; 2))" office:value-type="float" office:value="0.976" calcext:value-type="float">
            <text:p>0.98</text:p>
          </table:table-cell>
          <table:table-cell table:style-name="ce32" table:formula="of:=COM.MICROSOFT.FORECAST.LINEAR([.$A103]; OFFSET([$Photodiode.$C$2]; MATCH([.$A103];[$Photodiode.$A$3:$Photodiode.$A$21];1); 0; 2); OFFSET([$Photodiode.$A$2]; MATCH([.$A103];[$Photodiode.$A$3:$Photodiode.$A$21];1); 0; 2))" office:value-type="float" office:value="0.598" calcext:value-type="float">
            <text:p>0.60</text:p>
          </table:table-cell>
          <table:table-cell table:style-name="ce32" table:formula="of:=COM.MICROSOFT.FORECAST.LINEAR([.$A103]; OFFSET([$Photodiode.$D$2]; MATCH([.$A103];[$Photodiode.$A$3:$Photodiode.$A$21];1); 0; 2); OFFSET([$Photodiode.$A$2]; MATCH([.$A10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3]; OFFSET([$Photodiode.$E$2]; MATCH([.$A103];[$Photodiode.$A$3:$Photodiode.$A$21];1); 0; 2); OFFSET([$Photodiode.$A$2]; MATCH([.$A103];[$Photodiode.$A$3:$Photodiode.$A$21];1); 0; 2))" office:value-type="float" office:value="0" calcext:value-type="float">
            <text:p>0.00</text:p>
          </table:table-cell>
          <table:table-cell table:style-name="ce38" table:formula="of:=IF([.K103] = MAX([.K103:.N103]); &quot;PD1&quot;; IF([.L103] = MAX([.K103:.N103]); &quot;PD2&quot;; IF([.M103] = MAX([.K103:.N10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191KSKT/160-1448-1-ND/386838</text:p>
          </table:table-cell>
          <table:table-cell table:number-columns-repeated="1007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4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1.04" calcext:value-type="currency">
            <text:p>£1.04</text:p>
          </table:table-cell>
          <table:table-cell office:value-type="float" office:value="539" calcext:value-type="float">
            <text:p>53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4]*[.F104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104]; OFFSET([$Photodiode.$B$2]; MATCH([.A104];[$Photodiode.$A$3:$Photodiode.$A$21];1); 0; 2); OFFSET([$Photodiode.$A$2]; MATCH([.A104];[$Photodiode.$A$3:$Photodiode.$A$21];1); 0; 2))" office:value-type="float" office:value="0.976" calcext:value-type="float">
            <text:p>0.98</text:p>
          </table:table-cell>
          <table:table-cell table:style-name="ce32" table:formula="of:=COM.MICROSOFT.FORECAST.LINEAR([.$A104]; OFFSET([$Photodiode.$C$2]; MATCH([.$A104];[$Photodiode.$A$3:$Photodiode.$A$21];1); 0; 2); OFFSET([$Photodiode.$A$2]; MATCH([.$A104];[$Photodiode.$A$3:$Photodiode.$A$21];1); 0; 2))" office:value-type="float" office:value="0.598" calcext:value-type="float">
            <text:p>0.60</text:p>
          </table:table-cell>
          <table:table-cell table:style-name="ce32" table:formula="of:=COM.MICROSOFT.FORECAST.LINEAR([.$A104]; OFFSET([$Photodiode.$D$2]; MATCH([.$A104];[$Photodiode.$A$3:$Photodiode.$A$21];1); 0; 2); OFFSET([$Photodiode.$A$2]; MATCH([.$A10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4]; OFFSET([$Photodiode.$E$2]; MATCH([.$A104];[$Photodiode.$A$3:$Photodiode.$A$21];1); 0; 2); OFFSET([$Photodiode.$A$2]; MATCH([.$A104];[$Photodiode.$A$3:$Photodiode.$A$21];1); 0; 2))" office:value-type="float" office:value="0" calcext:value-type="float">
            <text:p>0.00</text:p>
          </table:table-cell>
          <table:table-cell table:style-name="ce38" table:formula="of:=IF([.K104] = MAX([.K104:.N104]); &quot;PD1&quot;; IF([.L104] = MAX([.K104:.N104]); &quot;PD2&quot;; IF([.M104] = MAX([.K104:.N10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PEBAM-L1-0000-00602/XPEBAM-L1-0000-00602CT-ND/5806123</text:p>
          </table:table-cell>
          <table:table-cell table:number-columns-repeated="1007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VLOOKUP([.A105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75" calcext:value-type="currency">
            <text:p>£0.75</text:p>
          </table:table-cell>
          <table:table-cell office:value-type="float" office:value="3915" calcext:value-type="float">
            <text:p>3,915</text:p>
          </table:table-cell>
          <table:table-cell office:value-type="float" office:value="2" calcext:value-type="float">
            <text:p>2.00</text:p>
          </table:table-cell>
          <table:table-cell office:value-type="float" office:value="10" calcext:value-type="float">
            <text:p>10</text:p>
          </table:table-cell>
          <table:table-cell table:formula="of:=[.E105]*[.F105]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" calcext:value-type="float">
            <text:p>2.00</text:p>
          </table:table-cell>
          <table:table-cell table:formula="of:=COM.MICROSOFT.FORECAST.LINEAR([.A105]; OFFSET([$Photodiode.$B$2]; MATCH([.A105];[$Photodiode.$A$3:$Photodiode.$A$21];1); 0; 2); OFFSET([$Photodiode.$A$2]; MATCH([.A105];[$Photodiode.$A$3:$Photodiode.$A$21];1); 0; 2))" office:value-type="float" office:value="0.978666666666667" calcext:value-type="float">
            <text:p>0.98</text:p>
          </table:table-cell>
          <table:table-cell table:style-name="ce32" table:formula="of:=COM.MICROSOFT.FORECAST.LINEAR([.$A105]; OFFSET([$Photodiode.$C$2]; MATCH([.$A105];[$Photodiode.$A$3:$Photodiode.$A$21];1); 0; 2); OFFSET([$Photodiode.$A$2]; MATCH([.$A105];[$Photodiode.$A$3:$Photodiode.$A$21];1); 0; 2))" office:value-type="float" office:value="0.592666666666667" calcext:value-type="float">
            <text:p>0.59</text:p>
          </table:table-cell>
          <table:table-cell table:style-name="ce32" table:formula="of:=COM.MICROSOFT.FORECAST.LINEAR([.$A105]; OFFSET([$Photodiode.$D$2]; MATCH([.$A105];[$Photodiode.$A$3:$Photodiode.$A$21];1); 0; 2); OFFSET([$Photodiode.$A$2]; MATCH([.$A10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5]; OFFSET([$Photodiode.$E$2]; MATCH([.$A105];[$Photodiode.$A$3:$Photodiode.$A$21];1); 0; 2); OFFSET([$Photodiode.$A$2]; MATCH([.$A105];[$Photodiode.$A$3:$Photodiode.$A$21];1); 0; 2))" office:value-type="float" office:value="0" calcext:value-type="float">
            <text:p>0.00</text:p>
          </table:table-cell>
          <table:table-cell table:style-name="ce38" table:formula="of:=IF([.K105] = MAX([.K105:.N105]); &quot;PD1&quot;; IF([.L105] = MAX([.K105:.N105]); &quot;PD2&quot;; IF([.M105] = MAX([.K105:.N10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401207F/350-1576-1-ND/809276</text:p>
          </table:table-cell>
          <table:table-cell table:number-columns-repeated="1007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VLOOKUP([.A106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7116" calcext:value-type="float">
            <text:p>27,11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6]*[.F106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106]; OFFSET([$Photodiode.$B$2]; MATCH([.A106];[$Photodiode.$A$3:$Photodiode.$A$21];1); 0; 2); OFFSET([$Photodiode.$A$2]; MATCH([.A106];[$Photodiode.$A$3:$Photodiode.$A$21];1); 0; 2))" office:value-type="float" office:value="0.98" calcext:value-type="float">
            <text:p>0.98</text:p>
          </table:table-cell>
          <table:table-cell table:style-name="ce32" table:formula="of:=COM.MICROSOFT.FORECAST.LINEAR([.$A106]; OFFSET([$Photodiode.$C$2]; MATCH([.$A106];[$Photodiode.$A$3:$Photodiode.$A$21];1); 0; 2); OFFSET([$Photodiode.$A$2]; MATCH([.$A106];[$Photodiode.$A$3:$Photodiode.$A$21];1); 0; 2))" office:value-type="float" office:value="0.59" calcext:value-type="float">
            <text:p>0.59</text:p>
          </table:table-cell>
          <table:table-cell table:style-name="ce32" table:formula="of:=COM.MICROSOFT.FORECAST.LINEAR([.$A106]; OFFSET([$Photodiode.$D$2]; MATCH([.$A106];[$Photodiode.$A$3:$Photodiode.$A$21];1); 0; 2); OFFSET([$Photodiode.$A$2]; MATCH([.$A10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6]; OFFSET([$Photodiode.$E$2]; MATCH([.$A106];[$Photodiode.$A$3:$Photodiode.$A$21];1); 0; 2); OFFSET([$Photodiode.$A$2]; MATCH([.$A106];[$Photodiode.$A$3:$Photodiode.$A$21];1); 0; 2))" office:value-type="float" office:value="0" calcext:value-type="float">
            <text:p>0.00</text:p>
          </table:table-cell>
          <table:table-cell table:style-name="ce38" table:formula="of:=IF([.K106] = MAX([.K106:.N106]); &quot;PD1&quot;; IF([.L106] = MAX([.K106:.N106]); &quot;PD2&quot;; IF([.M106] = MAX([.K106:.N10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401507F/350-2435-1-ND/2810537</text:p>
          </table:table-cell>
          <table:table-cell table:number-columns-repeated="1007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VLOOKUP([.A107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49761" calcext:value-type="float">
            <text:p>49,76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7]*[.F107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07]; OFFSET([$Photodiode.$B$2]; MATCH([.A107];[$Photodiode.$A$3:$Photodiode.$A$21];1); 0; 2); OFFSET([$Photodiode.$A$2]; MATCH([.A107];[$Photodiode.$A$3:$Photodiode.$A$21];1); 0; 2))" office:value-type="float" office:value="0.982666666666667" calcext:value-type="float">
            <text:p>0.98</text:p>
          </table:table-cell>
          <table:table-cell table:style-name="ce32" table:formula="of:=COM.MICROSOFT.FORECAST.LINEAR([.$A107]; OFFSET([$Photodiode.$C$2]; MATCH([.$A107];[$Photodiode.$A$3:$Photodiode.$A$21];1); 0; 2); OFFSET([$Photodiode.$A$2]; MATCH([.$A107];[$Photodiode.$A$3:$Photodiode.$A$21];1); 0; 2))" office:value-type="float" office:value="0.584666666666667" calcext:value-type="float">
            <text:p>0.58</text:p>
          </table:table-cell>
          <table:table-cell table:style-name="ce32" table:formula="of:=COM.MICROSOFT.FORECAST.LINEAR([.$A107]; OFFSET([$Photodiode.$D$2]; MATCH([.$A107];[$Photodiode.$A$3:$Photodiode.$A$21];1); 0; 2); OFFSET([$Photodiode.$A$2]; MATCH([.$A10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7]; OFFSET([$Photodiode.$E$2]; MATCH([.$A107];[$Photodiode.$A$3:$Photodiode.$A$21];1); 0; 2); OFFSET([$Photodiode.$A$2]; MATCH([.$A107];[$Photodiode.$A$3:$Photodiode.$A$21];1); 0; 2))" office:value-type="float" office:value="0" calcext:value-type="float">
            <text:p>0.00</text:p>
          </table:table-cell>
          <table:table-cell table:style-name="ce38" table:formula="of:=IF([.K107] = MAX([.K107:.N107]); &quot;PD1&quot;; IF([.L107] = MAX([.K107:.N107]); &quot;PD2&quot;; IF([.M107] = MAX([.K107:.N10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Y-A100-J00J1/516-2855-1-ND/3909287</text:p>
          </table:table-cell>
          <table:table-cell table:number-columns-repeated="1007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VLOOKUP([.A108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8140" calcext:value-type="float">
            <text:p>8,14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8]*[.F10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108]; OFFSET([$Photodiode.$B$2]; MATCH([.A108];[$Photodiode.$A$3:$Photodiode.$A$21];1); 0; 2); OFFSET([$Photodiode.$A$2]; MATCH([.A108];[$Photodiode.$A$3:$Photodiode.$A$21];1); 0; 2))" office:value-type="float" office:value="0.986666666666667" calcext:value-type="float">
            <text:p>0.99</text:p>
          </table:table-cell>
          <table:table-cell table:style-name="ce32" table:formula="of:=COM.MICROSOFT.FORECAST.LINEAR([.$A108]; OFFSET([$Photodiode.$C$2]; MATCH([.$A108];[$Photodiode.$A$3:$Photodiode.$A$21];1); 0; 2); OFFSET([$Photodiode.$A$2]; MATCH([.$A108];[$Photodiode.$A$3:$Photodiode.$A$21];1); 0; 2))" office:value-type="float" office:value="0.576666666666667" calcext:value-type="float">
            <text:p>0.58</text:p>
          </table:table-cell>
          <table:table-cell table:style-name="ce32" table:formula="of:=COM.MICROSOFT.FORECAST.LINEAR([.$A108]; OFFSET([$Photodiode.$D$2]; MATCH([.$A108];[$Photodiode.$A$3:$Photodiode.$A$21];1); 0; 2); OFFSET([$Photodiode.$A$2]; MATCH([.$A10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8]; OFFSET([$Photodiode.$E$2]; MATCH([.$A108];[$Photodiode.$A$3:$Photodiode.$A$21];1); 0; 2); OFFSET([$Photodiode.$A$2]; MATCH([.$A108];[$Photodiode.$A$3:$Photodiode.$A$21];1); 0; 2))" office:value-type="float" office:value="0" calcext:value-type="float">
            <text:p>0.00</text:p>
          </table:table-cell>
          <table:table-cell table:style-name="ce38" table:formula="of:=IF([.K108] = MAX([.K108:.N108]); &quot;PD1&quot;; IF([.L108] = MAX([.K108:.N108]); &quot;PD2&quot;; IF([.M108] = MAX([.K108:.N10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RAY1102W-745-TR/404-1230-1-ND/7594908</text:p>
          </table:table-cell>
          <table:table-cell table:number-columns-repeated="1007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VLOOKUP([.A109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2704" calcext:value-type="float">
            <text:p>2,70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09]*[.F10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09]; OFFSET([$Photodiode.$B$2]; MATCH([.A109];[$Photodiode.$A$3:$Photodiode.$A$21];1); 0; 2); OFFSET([$Photodiode.$A$2]; MATCH([.A109];[$Photodiode.$A$3:$Photodiode.$A$21];1); 0; 2))" office:value-type="float" office:value="0.992" calcext:value-type="float">
            <text:p>0.99</text:p>
          </table:table-cell>
          <table:table-cell table:style-name="ce32" table:formula="of:=COM.MICROSOFT.FORECAST.LINEAR([.$A109]; OFFSET([$Photodiode.$C$2]; MATCH([.$A109];[$Photodiode.$A$3:$Photodiode.$A$21];1); 0; 2); OFFSET([$Photodiode.$A$2]; MATCH([.$A109];[$Photodiode.$A$3:$Photodiode.$A$21];1); 0; 2))" office:value-type="float" office:value="0.566" calcext:value-type="float">
            <text:p>0.57</text:p>
          </table:table-cell>
          <table:table-cell table:style-name="ce32" table:formula="of:=COM.MICROSOFT.FORECAST.LINEAR([.$A109]; OFFSET([$Photodiode.$D$2]; MATCH([.$A109];[$Photodiode.$A$3:$Photodiode.$A$21];1); 0; 2); OFFSET([$Photodiode.$A$2]; MATCH([.$A10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9]; OFFSET([$Photodiode.$E$2]; MATCH([.$A109];[$Photodiode.$A$3:$Photodiode.$A$21];1); 0; 2); OFFSET([$Photodiode.$A$2]; MATCH([.$A109];[$Photodiode.$A$3:$Photodiode.$A$21];1); 0; 2))" office:value-type="float" office:value="0" calcext:value-type="float">
            <text:p>0.00</text:p>
          </table:table-cell>
          <table:table-cell table:style-name="ce38" table:formula="of:=IF([.K109] = MAX([.K109:.N109]); &quot;PD1&quot;; IF([.L109] = MAX([.K109:.N109]); &quot;PD2&quot;; IF([.M109] = MAX([.K109:.N10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85ATYG/1830-1084-1-ND/7604726</text:p>
          </table:table-cell>
          <table:table-cell table:number-columns-repeated="1007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VLOOKUP([.A110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845909" calcext:value-type="float">
            <text:p>845,90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0]*[.F11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110]; OFFSET([$Photodiode.$B$2]; MATCH([.A110];[$Photodiode.$A$3:$Photodiode.$A$21];1); 0; 2); OFFSET([$Photodiode.$A$2]; MATCH([.A110];[$Photodiode.$A$3:$Photodiode.$A$21];1); 0; 2))" office:value-type="float" office:value="0.993333333333333" calcext:value-type="float">
            <text:p>0.99</text:p>
          </table:table-cell>
          <table:table-cell table:style-name="ce32" table:formula="of:=COM.MICROSOFT.FORECAST.LINEAR([.$A110]; OFFSET([$Photodiode.$C$2]; MATCH([.$A110];[$Photodiode.$A$3:$Photodiode.$A$21];1); 0; 2); OFFSET([$Photodiode.$A$2]; MATCH([.$A110];[$Photodiode.$A$3:$Photodiode.$A$21];1); 0; 2))" office:value-type="float" office:value="0.563333333333333" calcext:value-type="float">
            <text:p>0.56</text:p>
          </table:table-cell>
          <table:table-cell table:style-name="ce32" table:formula="of:=COM.MICROSOFT.FORECAST.LINEAR([.$A110]; OFFSET([$Photodiode.$D$2]; MATCH([.$A110];[$Photodiode.$A$3:$Photodiode.$A$21];1); 0; 2); OFFSET([$Photodiode.$A$2]; MATCH([.$A11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0]; OFFSET([$Photodiode.$E$2]; MATCH([.$A110];[$Photodiode.$A$3:$Photodiode.$A$21];1); 0; 2); OFFSET([$Photodiode.$A$2]; MATCH([.$A110];[$Photodiode.$A$3:$Photodiode.$A$21];1); 0; 2))" office:value-type="float" office:value="0" calcext:value-type="float">
            <text:p>0.00</text:p>
          </table:table-cell>
          <table:table-cell table:style-name="ce38" table:formula="of:=IF([.K110] = MAX([.K110:.N110]); &quot;PD1&quot;; IF([.L110] = MAX([.K110:.N110]); &quot;PD2&quot;; IF([.M110] = MAX([.K110:.N11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everlight-electronics-co-ltd/19-213-G6C-AP2Q2-3T/1080-19-213-G6C-AP2Q2-3TCT-ND/11201031</text:p>
          </table:table-cell>
          <table:table-cell table:number-columns-repeated="1007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VLOOKUP([.A111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5963" calcext:value-type="float">
            <text:p>195,96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1]*[.F111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11]; OFFSET([$Photodiode.$B$2]; MATCH([.A111];[$Photodiode.$A$3:$Photodiode.$A$21];1); 0; 2); OFFSET([$Photodiode.$A$2]; MATCH([.A111];[$Photodiode.$A$3:$Photodiode.$A$21];1); 0; 2))" office:value-type="float" office:value="0.994666666666667" calcext:value-type="float">
            <text:p>0.99</text:p>
          </table:table-cell>
          <table:table-cell table:style-name="ce32" table:formula="of:=COM.MICROSOFT.FORECAST.LINEAR([.$A111]; OFFSET([$Photodiode.$C$2]; MATCH([.$A111];[$Photodiode.$A$3:$Photodiode.$A$21];1); 0; 2); OFFSET([$Photodiode.$A$2]; MATCH([.$A111];[$Photodiode.$A$3:$Photodiode.$A$21];1); 0; 2))" office:value-type="float" office:value="0.560666666666667" calcext:value-type="float">
            <text:p>0.56</text:p>
          </table:table-cell>
          <table:table-cell table:style-name="ce32" table:formula="of:=COM.MICROSOFT.FORECAST.LINEAR([.$A111]; OFFSET([$Photodiode.$D$2]; MATCH([.$A111];[$Photodiode.$A$3:$Photodiode.$A$21];1); 0; 2); OFFSET([$Photodiode.$A$2]; MATCH([.$A11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1]; OFFSET([$Photodiode.$E$2]; MATCH([.$A111];[$Photodiode.$A$3:$Photodiode.$A$21];1); 0; 2); OFFSET([$Photodiode.$A$2]; MATCH([.$A111];[$Photodiode.$A$3:$Photodiode.$A$21];1); 0; 2))" office:value-type="float" office:value="0" calcext:value-type="float">
            <text:p>0.00</text:p>
          </table:table-cell>
          <table:table-cell table:style-name="ce38" table:formula="of:=IF([.K111] = MAX([.K111:.N111]); &quot;PD1&quot;; IF([.L111] = MAX([.K111:.N111]); &quot;PD2&quot;; IF([.M111] = MAX([.K111:.N11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D1608CGCK/754-1545-1-ND/2514673</text:p>
          </table:table-cell>
          <table:table-cell table:number-columns-repeated="1007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VLOOKUP([.A112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2]*[.F112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12]; OFFSET([$Photodiode.$B$2]; MATCH([.A112];[$Photodiode.$A$3:$Photodiode.$A$21];1); 0; 2); OFFSET([$Photodiode.$A$2]; MATCH([.A112];[$Photodiode.$A$3:$Photodiode.$A$21];1); 0; 2))" office:value-type="float" office:value="0.996" calcext:value-type="float">
            <text:p>1.00</text:p>
          </table:table-cell>
          <table:table-cell table:style-name="ce32" table:formula="of:=COM.MICROSOFT.FORECAST.LINEAR([.$A112]; OFFSET([$Photodiode.$C$2]; MATCH([.$A112];[$Photodiode.$A$3:$Photodiode.$A$21];1); 0; 2); OFFSET([$Photodiode.$A$2]; MATCH([.$A112];[$Photodiode.$A$3:$Photodiode.$A$21];1); 0; 2))" office:value-type="float" office:value="0.558" calcext:value-type="float">
            <text:p>0.56</text:p>
          </table:table-cell>
          <table:table-cell table:style-name="ce32" table:formula="of:=COM.MICROSOFT.FORECAST.LINEAR([.$A112]; OFFSET([$Photodiode.$D$2]; MATCH([.$A112];[$Photodiode.$A$3:$Photodiode.$A$21];1); 0; 2); OFFSET([$Photodiode.$A$2]; MATCH([.$A11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2]; OFFSET([$Photodiode.$E$2]; MATCH([.$A112];[$Photodiode.$A$3:$Photodiode.$A$21];1); 0; 2); OFFSET([$Photodiode.$A$2]; MATCH([.$A112];[$Photodiode.$A$3:$Photodiode.$A$21];1); 0; 2))" office:value-type="float" office:value="0" calcext:value-type="float">
            <text:p>0.00</text:p>
          </table:table-cell>
          <table:table-cell table:style-name="ce38" table:formula="of:=IF([.K112] = MAX([.K112:.N112]); &quot;PD1&quot;; IF([.L112] = MAX([.K112:.N112]); &quot;PD2&quot;; IF([.M112] = MAX([.K112:.N11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FJP1104LS-TR/404-1318-1-ND/9477323</text:p>
          </table:table-cell>
          <table:table-cell table:number-columns-repeated="1007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VLOOKUP([.A113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479" calcext:value-type="float">
            <text:p>5,47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3]*[.F113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table:formula="of:=COM.MICROSOFT.FORECAST.LINEAR([.A113]; OFFSET([$Photodiode.$B$2]; MATCH([.A113];[$Photodiode.$A$3:$Photodiode.$A$21];1); 0; 2); OFFSET([$Photodiode.$A$2]; MATCH([.A113];[$Photodiode.$A$3:$Photodiode.$A$21];1); 0; 2))" office:value-type="float" office:value="0.997333333333333" calcext:value-type="float">
            <text:p>1.00</text:p>
          </table:table-cell>
          <table:table-cell table:style-name="ce32" table:formula="of:=COM.MICROSOFT.FORECAST.LINEAR([.$A113]; OFFSET([$Photodiode.$C$2]; MATCH([.$A113];[$Photodiode.$A$3:$Photodiode.$A$21];1); 0; 2); OFFSET([$Photodiode.$A$2]; MATCH([.$A113];[$Photodiode.$A$3:$Photodiode.$A$21];1); 0; 2))" office:value-type="float" office:value="0.555333333333333" calcext:value-type="float">
            <text:p>0.56</text:p>
          </table:table-cell>
          <table:table-cell table:style-name="ce32" table:formula="of:=COM.MICROSOFT.FORECAST.LINEAR([.$A113]; OFFSET([$Photodiode.$D$2]; MATCH([.$A113];[$Photodiode.$A$3:$Photodiode.$A$21];1); 0; 2); OFFSET([$Photodiode.$A$2]; MATCH([.$A11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3]; OFFSET([$Photodiode.$E$2]; MATCH([.$A113];[$Photodiode.$A$3:$Photodiode.$A$21];1); 0; 2); OFFSET([$Photodiode.$A$2]; MATCH([.$A113];[$Photodiode.$A$3:$Photodiode.$A$21];1); 0; 2))" office:value-type="float" office:value="0" calcext:value-type="float">
            <text:p>0.00</text:p>
          </table:table-cell>
          <table:table-cell table:style-name="ce38" table:formula="of:=IF([.K113] = MAX([.K113:.N113]); &quot;PD1&quot;; IF([.L113] = MAX([.K113:.N113]); &quot;PD2&quot;; IF([.M113] = MAX([.K113:.N11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224VS73100A/732-12031-1-ND/8557241</text:p>
          </table:table-cell>
          <table:table-cell table:number-columns-repeated="1007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VLOOKUP([.A114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33" calcext:value-type="currency">
            <text:p>£0.33</text:p>
          </table:table-cell>
          <table:table-cell office:value-type="float" office:value="12544" calcext:value-type="float">
            <text:p>12,54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4]*[.F11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14]; OFFSET([$Photodiode.$B$2]; MATCH([.A114];[$Photodiode.$A$3:$Photodiode.$A$21];1); 0; 2); OFFSET([$Photodiode.$A$2]; MATCH([.A114];[$Photodiode.$A$3:$Photodiode.$A$21];1); 0; 2))" office:value-type="float" office:value="0.998666666666667" calcext:value-type="float">
            <text:p>1.00</text:p>
          </table:table-cell>
          <table:table-cell table:style-name="ce32" table:formula="of:=COM.MICROSOFT.FORECAST.LINEAR([.$A114]; OFFSET([$Photodiode.$C$2]; MATCH([.$A114];[$Photodiode.$A$3:$Photodiode.$A$21];1); 0; 2); OFFSET([$Photodiode.$A$2]; MATCH([.$A114];[$Photodiode.$A$3:$Photodiode.$A$21];1); 0; 2))" office:value-type="float" office:value="0.552666666666667" calcext:value-type="float">
            <text:p>0.55</text:p>
          </table:table-cell>
          <table:table-cell table:style-name="ce32" table:formula="of:=COM.MICROSOFT.FORECAST.LINEAR([.$A114]; OFFSET([$Photodiode.$D$2]; MATCH([.$A114];[$Photodiode.$A$3:$Photodiode.$A$21];1); 0; 2); OFFSET([$Photodiode.$A$2]; MATCH([.$A11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4]; OFFSET([$Photodiode.$E$2]; MATCH([.$A114];[$Photodiode.$A$3:$Photodiode.$A$21];1); 0; 2); OFFSET([$Photodiode.$A$2]; MATCH([.$A114];[$Photodiode.$A$3:$Photodiode.$A$21];1); 0; 2))" office:value-type="float" office:value="0" calcext:value-type="float">
            <text:p>0.00</text:p>
          </table:table-cell>
          <table:table-cell table:style-name="ce38" table:formula="of:=IF([.K114] = MAX([.K114:.N114]); &quot;PD1&quot;; IF([.L114] = MAX([.K114:.N114]); &quot;PD2&quot;; IF([.M114] = MAX([.K114:.N11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ual-communications-company-vcc/LSM0603453V/LSM0603453VCT-ND/9486729</text:p>
          </table:table-cell>
          <table:table-cell table:number-columns-repeated="1007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VLOOKUP([.A115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5387" calcext:value-type="float">
            <text:p>25,387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5]*[.F115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formula="of:=COM.MICROSOFT.FORECAST.LINEAR([.A115]; OFFSET([$Photodiode.$B$2]; MATCH([.A115];[$Photodiode.$A$3:$Photodiode.$A$21];1); 0; 2); OFFSET([$Photodiode.$A$2]; MATCH([.A115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115]; OFFSET([$Photodiode.$C$2]; MATCH([.$A115];[$Photodiode.$A$3:$Photodiode.$A$21];1); 0; 2); OFFSET([$Photodiode.$A$2]; MATCH([.$A115];[$Photodiode.$A$3:$Photodiode.$A$21];1); 0; 2))" office:value-type="float" office:value="0.55" calcext:value-type="float">
            <text:p>0.55</text:p>
          </table:table-cell>
          <table:table-cell table:style-name="ce32" table:formula="of:=COM.MICROSOFT.FORECAST.LINEAR([.$A115]; OFFSET([$Photodiode.$D$2]; MATCH([.$A115];[$Photodiode.$A$3:$Photodiode.$A$21];1); 0; 2); OFFSET([$Photodiode.$A$2]; MATCH([.$A11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5]; OFFSET([$Photodiode.$E$2]; MATCH([.$A115];[$Photodiode.$A$3:$Photodiode.$A$21];1); 0; 2); OFFSET([$Photodiode.$A$2]; MATCH([.$A115];[$Photodiode.$A$3:$Photodiode.$A$21];1); 0; 2))" office:value-type="float" office:value="0" calcext:value-type="float">
            <text:p>0.00</text:p>
          </table:table-cell>
          <table:table-cell table:style-name="ce38" table:formula="of:=IF([.K115] = MAX([.K115:.N115]); &quot;PD1&quot;; IF([.L115] = MAX([.K115:.N115]); &quot;PD2&quot;; IF([.M115] = MAX([.K115:.N11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E-C110/516-3982-1-ND/8537290</text:p>
          </table:table-cell>
          <table:table-cell table:number-columns-repeated="1007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129" calcext:value-type="float">
            <text:p>2,12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6]*[.F116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16]; OFFSET([$Photodiode.$B$2]; MATCH([.A116];[$Photodiode.$A$3:$Photodiode.$A$21];1); 0; 2); OFFSET([$Photodiode.$A$2]; MATCH([.A116];[$Photodiode.$A$3:$Photodiode.$A$21];1); 0; 2))" office:value-type="float" office:value="0.993714285714286" calcext:value-type="float">
            <text:p>0.99</text:p>
          </table:table-cell>
          <table:table-cell table:style-name="ce32" table:formula="of:=COM.MICROSOFT.FORECAST.LINEAR([.$A116]; OFFSET([$Photodiode.$C$2]; MATCH([.$A116];[$Photodiode.$A$3:$Photodiode.$A$21];1); 0; 2); OFFSET([$Photodiode.$A$2]; MATCH([.$A116];[$Photodiode.$A$3:$Photodiode.$A$21];1); 0; 2))" office:value-type="float" office:value="0.546" calcext:value-type="float">
            <text:p>0.55</text:p>
          </table:table-cell>
          <table:table-cell table:style-name="ce32" table:formula="of:=COM.MICROSOFT.FORECAST.LINEAR([.$A116]; OFFSET([$Photodiode.$D$2]; MATCH([.$A116];[$Photodiode.$A$3:$Photodiode.$A$21];1); 0; 2); OFFSET([$Photodiode.$A$2]; MATCH([.$A11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6]; OFFSET([$Photodiode.$E$2]; MATCH([.$A116];[$Photodiode.$A$3:$Photodiode.$A$21];1); 0; 2); OFFSET([$Photodiode.$A$2]; MATCH([.$A116];[$Photodiode.$A$3:$Photodiode.$A$21];1); 0; 2))" office:value-type="float" office:value="0" calcext:value-type="float">
            <text:p>0.00</text:p>
          </table:table-cell>
          <table:table-cell table:style-name="ce38" table:formula="of:=IF([.K116] = MAX([.K116:.N116]); &quot;PD1&quot;; IF([.L116] = MAX([.K116:.N116]); &quot;PD2&quot;; IF([.M116] = MAX([.K116:.N11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ivar-inc/SM1206GC-IL/492-1697-1-ND/4172085</text:p>
          </table:table-cell>
          <table:table-cell table:number-columns-repeated="1007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3.39" calcext:value-type="currency">
            <text:p>£3.39</text:p>
          </table:table-cell>
          <table:table-cell office:value-type="float" office:value="1689" calcext:value-type="float">
            <text:p>1,68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17]*[.F117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17]; OFFSET([$Photodiode.$B$2]; MATCH([.A117];[$Photodiode.$A$3:$Photodiode.$A$21];1); 0; 2); OFFSET([$Photodiode.$A$2]; MATCH([.A117];[$Photodiode.$A$3:$Photodiode.$A$21];1); 0; 2))" office:value-type="float" office:value="0.993714285714286" calcext:value-type="float">
            <text:p>0.99</text:p>
          </table:table-cell>
          <table:table-cell table:style-name="ce32" table:formula="of:=COM.MICROSOFT.FORECAST.LINEAR([.$A117]; OFFSET([$Photodiode.$C$2]; MATCH([.$A117];[$Photodiode.$A$3:$Photodiode.$A$21];1); 0; 2); OFFSET([$Photodiode.$A$2]; MATCH([.$A117];[$Photodiode.$A$3:$Photodiode.$A$21];1); 0; 2))" office:value-type="float" office:value="0.546" calcext:value-type="float">
            <text:p>0.55</text:p>
          </table:table-cell>
          <table:table-cell table:style-name="ce32" table:formula="of:=COM.MICROSOFT.FORECAST.LINEAR([.$A117]; OFFSET([$Photodiode.$D$2]; MATCH([.$A117];[$Photodiode.$A$3:$Photodiode.$A$21];1); 0; 2); OFFSET([$Photodiode.$A$2]; MATCH([.$A11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7]; OFFSET([$Photodiode.$E$2]; MATCH([.$A117];[$Photodiode.$A$3:$Photodiode.$A$21];1); 0; 2); OFFSET([$Photodiode.$A$2]; MATCH([.$A117];[$Photodiode.$A$3:$Photodiode.$A$21];1); 0; 2))" office:value-type="float" office:value="0" calcext:value-type="float">
            <text:p>0.00</text:p>
          </table:table-cell>
          <table:table-cell table:style-name="ce38" table:formula="of:=IF([.K117] = MAX([.K117:.N117]); &quot;PD1&quot;; IF([.L117] = MAX([.K117:.N117]); &quot;PD2&quot;; IF([.M117] = MAX([.K117:.N11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X01/1416-1186-1-ND/4626445</text:p>
          </table:table-cell>
          <table:table-cell table:number-columns-repeated="1007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VLOOKUP([.A11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27741" calcext:value-type="float">
            <text:p>27,7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118]*[.F118]" office:value-type="float" office:value="38" calcext:value-type="float">
            <text:p>38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18]; OFFSET([$Photodiode.$B$2]; MATCH([.A118];[$Photodiode.$A$3:$Photodiode.$A$21];1); 0; 2); OFFSET([$Photodiode.$A$2]; MATCH([.A118];[$Photodiode.$A$3:$Photodiode.$A$21];1); 0; 2))" office:value-type="float" office:value="0.987428571428571" calcext:value-type="float">
            <text:p>0.99</text:p>
          </table:table-cell>
          <table:table-cell table:style-name="ce32" table:formula="of:=COM.MICROSOFT.FORECAST.LINEAR([.$A118]; OFFSET([$Photodiode.$C$2]; MATCH([.$A118];[$Photodiode.$A$3:$Photodiode.$A$21];1); 0; 2); OFFSET([$Photodiode.$A$2]; MATCH([.$A118];[$Photodiode.$A$3:$Photodiode.$A$21];1); 0; 2))" office:value-type="float" office:value="0.542" calcext:value-type="float">
            <text:p>0.54</text:p>
          </table:table-cell>
          <table:table-cell table:style-name="ce32" table:formula="of:=COM.MICROSOFT.FORECAST.LINEAR([.$A118]; OFFSET([$Photodiode.$D$2]; MATCH([.$A118];[$Photodiode.$A$3:$Photodiode.$A$21];1); 0; 2); OFFSET([$Photodiode.$A$2]; MATCH([.$A11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8]; OFFSET([$Photodiode.$E$2]; MATCH([.$A118];[$Photodiode.$A$3:$Photodiode.$A$21];1); 0; 2); OFFSET([$Photodiode.$A$2]; MATCH([.$A118];[$Photodiode.$A$3:$Photodiode.$A$21];1); 0; 2))" office:value-type="float" office:value="0" calcext:value-type="float">
            <text:p>0.00</text:p>
          </table:table-cell>
          <table:table-cell table:style-name="ce38" table:formula="of:=IF([.K118] = MAX([.K118:.N118]); &quot;PD1&quot;; IF([.L118] = MAX([.K118:.N118]); &quot;PD2&quot;; IF([.M118] = MAX([.K118:.N11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E-A100-L01J1/516-2490-1-ND/2744916</text:p>
          </table:table-cell>
          <table:table-cell table:number-columns-repeated="1007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VLOOKUP([.A11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7050" calcext:value-type="float">
            <text:p>7,05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9]*[.F119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119]; OFFSET([$Photodiode.$B$2]; MATCH([.A119];[$Photodiode.$A$3:$Photodiode.$A$21];1); 0; 2); OFFSET([$Photodiode.$A$2]; MATCH([.A119];[$Photodiode.$A$3:$Photodiode.$A$21];1); 0; 2))" office:value-type="float" office:value="0.984285714285714" calcext:value-type="float">
            <text:p>0.98</text:p>
          </table:table-cell>
          <table:table-cell table:style-name="ce32" table:formula="of:=COM.MICROSOFT.FORECAST.LINEAR([.$A119]; OFFSET([$Photodiode.$C$2]; MATCH([.$A119];[$Photodiode.$A$3:$Photodiode.$A$21];1); 0; 2); OFFSET([$Photodiode.$A$2]; MATCH([.$A119];[$Photodiode.$A$3:$Photodiode.$A$21];1); 0; 2))" office:value-type="float" office:value="0.54" calcext:value-type="float">
            <text:p>0.54</text:p>
          </table:table-cell>
          <table:table-cell table:style-name="ce32" table:formula="of:=COM.MICROSOFT.FORECAST.LINEAR([.$A119]; OFFSET([$Photodiode.$D$2]; MATCH([.$A119];[$Photodiode.$A$3:$Photodiode.$A$21];1); 0; 2); OFFSET([$Photodiode.$A$2]; MATCH([.$A11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9]; OFFSET([$Photodiode.$E$2]; MATCH([.$A119];[$Photodiode.$A$3:$Photodiode.$A$21];1); 0; 2); OFFSET([$Photodiode.$A$2]; MATCH([.$A119];[$Photodiode.$A$3:$Photodiode.$A$21];1); 0; 2))" office:value-type="float" office:value="0" calcext:value-type="float">
            <text:p>0.00</text:p>
          </table:table-cell>
          <table:table-cell table:style-name="ce38" table:formula="of:=IF([.K119] = MAX([.K119:.N119]); &quot;PD1&quot;; IF([.L119] = MAX([.K119:.N119]); &quot;PD2&quot;; IF([.M119] = MAX([.K119:.N11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312507F/350-2328-1-ND/2442843</text:p>
          </table:table-cell>
          <table:table-cell table:number-columns-repeated="1007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VLOOKUP([.A12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2807" calcext:value-type="float">
            <text:p>2,807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20]*[.F120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20]; OFFSET([$Photodiode.$B$2]; MATCH([.A120];[$Photodiode.$A$3:$Photodiode.$A$21];1); 0; 2); OFFSET([$Photodiode.$A$2]; MATCH([.A120];[$Photodiode.$A$3:$Photodiode.$A$21];1); 0; 2))" office:value-type="float" office:value="0.978" calcext:value-type="float">
            <text:p>0.98</text:p>
          </table:table-cell>
          <table:table-cell table:style-name="ce32" table:formula="of:=COM.MICROSOFT.FORECAST.LINEAR([.$A120]; OFFSET([$Photodiode.$C$2]; MATCH([.$A120];[$Photodiode.$A$3:$Photodiode.$A$21];1); 0; 2); OFFSET([$Photodiode.$A$2]; MATCH([.$A120];[$Photodiode.$A$3:$Photodiode.$A$21];1); 0; 2))" office:value-type="float" office:value="0.536" calcext:value-type="float">
            <text:p>0.54</text:p>
          </table:table-cell>
          <table:table-cell table:style-name="ce32" table:formula="of:=COM.MICROSOFT.FORECAST.LINEAR([.$A120]; OFFSET([$Photodiode.$D$2]; MATCH([.$A120];[$Photodiode.$A$3:$Photodiode.$A$21];1); 0; 2); OFFSET([$Photodiode.$A$2]; MATCH([.$A12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0]; OFFSET([$Photodiode.$E$2]; MATCH([.$A120];[$Photodiode.$A$3:$Photodiode.$A$21];1); 0; 2); OFFSET([$Photodiode.$A$2]; MATCH([.$A120];[$Photodiode.$A$3:$Photodiode.$A$21];1); 0; 2))" office:value-type="float" office:value="0" calcext:value-type="float">
            <text:p>0.00</text:p>
          </table:table-cell>
          <table:table-cell table:style-name="ce38" table:formula="of:=IF([.K120] = MAX([.K120:.N120]); &quot;PD1&quot;; IF([.L120] = MAX([.K120:.N120]); &quot;PD2&quot;; IF([.M120] = MAX([.K120:.N12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ivar-inc/SM0805UGC/492-1329-1-ND/2408561</text:p>
          </table:table-cell>
          <table:table-cell table:number-columns-repeated="1007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3736" calcext:value-type="float">
            <text:p>3,736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121]*[.F121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121]; OFFSET([$Photodiode.$B$2]; MATCH([.A121];[$Photodiode.$A$3:$Photodiode.$A$21];1); 0; 2); OFFSET([$Photodiode.$A$2]; MATCH([.A121];[$Photodiode.$A$3:$Photodiode.$A$21];1); 0; 2))" office:value-type="float" office:value="0.974857142857143" calcext:value-type="float">
            <text:p>0.97</text:p>
          </table:table-cell>
          <table:table-cell table:style-name="ce32" table:formula="of:=COM.MICROSOFT.FORECAST.LINEAR([.$A121]; OFFSET([$Photodiode.$C$2]; MATCH([.$A121];[$Photodiode.$A$3:$Photodiode.$A$21];1); 0; 2); OFFSET([$Photodiode.$A$2]; MATCH([.$A121];[$Photodiode.$A$3:$Photodiode.$A$21];1); 0; 2))" office:value-type="float" office:value="0.534" calcext:value-type="float">
            <text:p>0.53</text:p>
          </table:table-cell>
          <table:table-cell table:style-name="ce32" table:formula="of:=COM.MICROSOFT.FORECAST.LINEAR([.$A121]; OFFSET([$Photodiode.$D$2]; MATCH([.$A121];[$Photodiode.$A$3:$Photodiode.$A$21];1); 0; 2); OFFSET([$Photodiode.$A$2]; MATCH([.$A12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1]; OFFSET([$Photodiode.$E$2]; MATCH([.$A121];[$Photodiode.$A$3:$Photodiode.$A$21];1); 0; 2); OFFSET([$Photodiode.$A$2]; MATCH([.$A121];[$Photodiode.$A$3:$Photodiode.$A$21];1); 0; 2))" office:value-type="float" office:value="0" calcext:value-type="float">
            <text:p>0.00</text:p>
          </table:table-cell>
          <table:table-cell table:style-name="ce38" table:formula="of:=IF([.K121] = MAX([.K121:.N121]); &quot;PD1&quot;; IF([.L121] = MAX([.K121:.N121]); &quot;PD2&quot;; IF([.M121] = MAX([.K121:.N12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P-M675-M2P1-25-Z/475-2497-1-ND/1802624</text:p>
          </table:table-cell>
          <table:table-cell table:number-columns-repeated="1007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76" calcext:value-type="float">
            <text:p>57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22]; OFFSET([$Photodiode.$B$2]; MATCH([.A122];[$Photodiode.$A$3:$Photodiode.$A$21];1); 0; 2); OFFSET([$Photodiode.$A$2]; MATCH([.A122];[$Photodiode.$A$3:$Photodiode.$A$21];1); 0; 2))" office:value-type="float" office:value="0.974857142857143" calcext:value-type="float">
            <text:p>0.97</text:p>
          </table:table-cell>
          <table:table-cell table:style-name="ce32" table:formula="of:=COM.MICROSOFT.FORECAST.LINEAR([.$A122]; OFFSET([$Photodiode.$C$2]; MATCH([.$A122];[$Photodiode.$A$3:$Photodiode.$A$21];1); 0; 2); OFFSET([$Photodiode.$A$2]; MATCH([.$A122];[$Photodiode.$A$3:$Photodiode.$A$21];1); 0; 2))" office:value-type="float" office:value="0.534" calcext:value-type="float">
            <text:p>0.53</text:p>
          </table:table-cell>
          <table:table-cell table:style-name="ce32" table:formula="of:=COM.MICROSOFT.FORECAST.LINEAR([.$A122]; OFFSET([$Photodiode.$D$2]; MATCH([.$A122];[$Photodiode.$A$3:$Photodiode.$A$21];1); 0; 2); OFFSET([$Photodiode.$A$2]; MATCH([.$A12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2]; OFFSET([$Photodiode.$E$2]; MATCH([.$A122];[$Photodiode.$A$3:$Photodiode.$A$21];1); 0; 2); OFFSET([$Photodiode.$A$2]; MATCH([.$A122];[$Photodiode.$A$3:$Photodiode.$A$21];1); 0; 2))" office:value-type="float" office:value="0" calcext:value-type="float">
            <text:p>0.00</text:p>
          </table:table-cell>
          <table:table-cell table:style-name="ce38" table:formula="of:=IF([.K122] = MAX([.K122:.N122]); &quot;PD1&quot;; IF([.L122] = MAX([.K122:.N122]); &quot;PD2&quot;; IF([.M122] = MAX([.K122:.N12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P-T67F-P1R2-35-1-20-R18-Z/475-3760-1-ND/10055041</text:p>
          </table:table-cell>
          <table:table-cell table:number-columns-repeated="1007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VLOOKUP([.A12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3301" calcext:value-type="float">
            <text:p>3,30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123]*[.F123]" office:value-type="float" office:value="41" calcext:value-type="float">
            <text:p>41</text:p>
          </table:table-cell>
          <table:table-cell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table:formula="of:=COM.MICROSOFT.FORECAST.LINEAR([.A123]; OFFSET([$Photodiode.$B$2]; MATCH([.A123];[$Photodiode.$A$3:$Photodiode.$A$21];1); 0; 2); OFFSET([$Photodiode.$A$2]; MATCH([.A123];[$Photodiode.$A$3:$Photodiode.$A$21];1); 0; 2))" office:value-type="float" office:value="0.971714285714286" calcext:value-type="float">
            <text:p>0.97</text:p>
          </table:table-cell>
          <table:table-cell table:style-name="ce32" table:formula="of:=COM.MICROSOFT.FORECAST.LINEAR([.$A123]; OFFSET([$Photodiode.$C$2]; MATCH([.$A123];[$Photodiode.$A$3:$Photodiode.$A$21];1); 0; 2); OFFSET([$Photodiode.$A$2]; MATCH([.$A123];[$Photodiode.$A$3:$Photodiode.$A$21];1); 0; 2))" office:value-type="float" office:value="0.532" calcext:value-type="float">
            <text:p>0.53</text:p>
          </table:table-cell>
          <table:table-cell table:style-name="ce32" table:formula="of:=COM.MICROSOFT.FORECAST.LINEAR([.$A123]; OFFSET([$Photodiode.$D$2]; MATCH([.$A123];[$Photodiode.$A$3:$Photodiode.$A$21];1); 0; 2); OFFSET([$Photodiode.$A$2]; MATCH([.$A12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3]; OFFSET([$Photodiode.$E$2]; MATCH([.$A123];[$Photodiode.$A$3:$Photodiode.$A$21];1); 0; 2); OFFSET([$Photodiode.$A$2]; MATCH([.$A123];[$Photodiode.$A$3:$Photodiode.$A$21];1); 0; 2))" office:value-type="float" office:value="0" calcext:value-type="float">
            <text:p>0.00</text:p>
          </table:table-cell>
          <table:table-cell table:style-name="ce38" table:formula="of:=IF([.K123] = MAX([.K123:.N123]); &quot;PD1&quot;; IF([.L123] = MAX([.K123:.N123]); &quot;PD2&quot;; IF([.M123] = MAX([.K123:.N12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MYR68W-3/1497-1385-1-ND/8259062</text:p>
          </table:table-cell>
          <table:table-cell table:number-columns-repeated="1007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VLOOKUP([.A12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3928" calcext:value-type="float">
            <text:p>23,928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4]*[.F124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124]; OFFSET([$Photodiode.$B$2]; MATCH([.A124];[$Photodiode.$A$3:$Photodiode.$A$21];1); 0; 2); OFFSET([$Photodiode.$A$2]; MATCH([.A124];[$Photodiode.$A$3:$Photodiode.$A$21];1); 0; 2))" office:value-type="float" office:value="0.968571428571429" calcext:value-type="float">
            <text:p>0.97</text:p>
          </table:table-cell>
          <table:table-cell table:style-name="ce32" table:formula="of:=COM.MICROSOFT.FORECAST.LINEAR([.$A124]; OFFSET([$Photodiode.$C$2]; MATCH([.$A124];[$Photodiode.$A$3:$Photodiode.$A$21];1); 0; 2); OFFSET([$Photodiode.$A$2]; MATCH([.$A124];[$Photodiode.$A$3:$Photodiode.$A$21];1); 0; 2))" office:value-type="float" office:value="0.53" calcext:value-type="float">
            <text:p>0.53</text:p>
          </table:table-cell>
          <table:table-cell table:style-name="ce32" table:formula="of:=COM.MICROSOFT.FORECAST.LINEAR([.$A124]; OFFSET([$Photodiode.$D$2]; MATCH([.$A124];[$Photodiode.$A$3:$Photodiode.$A$21];1); 0; 2); OFFSET([$Photodiode.$A$2]; MATCH([.$A12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4]; OFFSET([$Photodiode.$E$2]; MATCH([.$A124];[$Photodiode.$A$3:$Photodiode.$A$21];1); 0; 2); OFFSET([$Photodiode.$A$2]; MATCH([.$A124];[$Photodiode.$A$3:$Photodiode.$A$21];1); 0; 2))" office:value-type="float" office:value="0" calcext:value-type="float">
            <text:p>0.00</text:p>
          </table:table-cell>
          <table:table-cell table:style-name="ce38" table:formula="of:=IF([.K124] = MAX([.K124:.N124]); &quot;PD1&quot;; IF([.L124] = MAX([.K124:.N124]); &quot;PD2&quot;; IF([.M124] = MAX([.K124:.N12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5312407NF/350-3776-1-ND/5032367</text:p>
          </table:table-cell>
          <table:table-cell table:number-columns-repeated="1007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VLOOKUP([.A12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47401" calcext:value-type="float">
            <text:p>47,401</text:p>
          </table:table-cell>
          <table:table-cell office:value-type="float" office:value="2.2" calcext:value-type="float">
            <text:p>2.20</text:p>
          </table:table-cell>
          <table:table-cell office:value-type="float" office:value="10" calcext:value-type="float">
            <text:p>10</text:p>
          </table:table-cell>
          <table:table-cell table:formula="of:=[.E125]*[.F125]" office:value-type="float" office:value="22" calcext:value-type="float">
            <text:p>2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25]; OFFSET([$Photodiode.$B$2]; MATCH([.A125];[$Photodiode.$A$3:$Photodiode.$A$21];1); 0; 2); OFFSET([$Photodiode.$A$2]; MATCH([.A125];[$Photodiode.$A$3:$Photodiode.$A$21];1); 0; 2))" office:value-type="float" office:value="0.962285714285714" calcext:value-type="float">
            <text:p>0.96</text:p>
          </table:table-cell>
          <table:table-cell table:style-name="ce32" table:formula="of:=COM.MICROSOFT.FORECAST.LINEAR([.$A125]; OFFSET([$Photodiode.$C$2]; MATCH([.$A125];[$Photodiode.$A$3:$Photodiode.$A$21];1); 0; 2); OFFSET([$Photodiode.$A$2]; MATCH([.$A125];[$Photodiode.$A$3:$Photodiode.$A$21];1); 0; 2))" office:value-type="float" office:value="0.526" calcext:value-type="float">
            <text:p>0.53</text:p>
          </table:table-cell>
          <table:table-cell table:style-name="ce32" table:formula="of:=COM.MICROSOFT.FORECAST.LINEAR([.$A125]; OFFSET([$Photodiode.$D$2]; MATCH([.$A125];[$Photodiode.$A$3:$Photodiode.$A$21];1); 0; 2); OFFSET([$Photodiode.$A$2]; MATCH([.$A12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5]; OFFSET([$Photodiode.$E$2]; MATCH([.$A125];[$Photodiode.$A$3:$Photodiode.$A$21];1); 0; 2); OFFSET([$Photodiode.$A$2]; MATCH([.$A125];[$Photodiode.$A$3:$Photodiode.$A$21];1); 0; 2))" office:value-type="float" office:value="0" calcext:value-type="float">
            <text:p>0.00</text:p>
          </table:table-cell>
          <table:table-cell table:style-name="ce38" table:formula="of:=IF([.K125] = MAX([.K125:.N125]); &quot;PD1&quot;; IF([.L125] = MAX([.K125:.N125]); &quot;PD2&quot;; IF([.M125] = MAX([.K125:.N12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G-A100-K72J2/516-2250-1-ND/2408236</text:p>
          </table:table-cell>
          <table:table-cell table:number-columns-repeated="1007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VLOOKUP([.A12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900" calcext:value-type="float">
            <text:p>2,90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26]*[.F126]" office:value-type="float" office:value="44" calcext:value-type="float">
            <text:p>44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126]; OFFSET([$Photodiode.$B$2]; MATCH([.A126];[$Photodiode.$A$3:$Photodiode.$A$21];1); 0; 2); OFFSET([$Photodiode.$A$2]; MATCH([.A126];[$Photodiode.$A$3:$Photodiode.$A$21];1); 0; 2))" office:value-type="float" office:value="0.952857142857143" calcext:value-type="float">
            <text:p>0.95</text:p>
          </table:table-cell>
          <table:table-cell table:style-name="ce32" table:formula="of:=COM.MICROSOFT.FORECAST.LINEAR([.$A126]; OFFSET([$Photodiode.$C$2]; MATCH([.$A126];[$Photodiode.$A$3:$Photodiode.$A$21];1); 0; 2); OFFSET([$Photodiode.$A$2]; MATCH([.$A126];[$Photodiode.$A$3:$Photodiode.$A$21];1); 0; 2))" office:value-type="float" office:value="0.52" calcext:value-type="float">
            <text:p>0.52</text:p>
          </table:table-cell>
          <table:table-cell table:style-name="ce32" table:formula="of:=COM.MICROSOFT.FORECAST.LINEAR([.$A126]; OFFSET([$Photodiode.$D$2]; MATCH([.$A126];[$Photodiode.$A$3:$Photodiode.$A$21];1); 0; 2); OFFSET([$Photodiode.$A$2]; MATCH([.$A12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6]; OFFSET([$Photodiode.$E$2]; MATCH([.$A126];[$Photodiode.$A$3:$Photodiode.$A$21];1); 0; 2); OFFSET([$Photodiode.$A$2]; MATCH([.$A126];[$Photodiode.$A$3:$Photodiode.$A$21];1); 0; 2))" office:value-type="float" office:value="0" calcext:value-type="float">
            <text:p>0.00</text:p>
          </table:table-cell>
          <table:table-cell table:style-name="ce38" table:formula="of:=IF([.K126] = MAX([.K126:.N126]); &quot;PD1&quot;; IF([.L126] = MAX([.K126:.N126]); &quot;PD2&quot;; IF([.M126] = MAX([.K126:.N12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P23L2M2-GS08/VLMP23L2M2-GS08CT-ND/9663858</text:p>
          </table:table-cell>
          <table:table-cell table:number-columns-repeated="1007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9" calcext:value-type="currency">
            <text:p>£1.09</text:p>
          </table:table-cell>
          <table:table-cell office:value-type="float" office:value="2094" calcext:value-type="float">
            <text:p>2,094</text:p>
          </table:table-cell>
          <table:table-cell office:value-type="float" office:value="3.4" calcext:value-type="float">
            <text:p>3.40</text:p>
          </table:table-cell>
          <table:table-cell office:value-type="float" office:value="10" calcext:value-type="float">
            <text:p>10</text:p>
          </table:table-cell>
          <table:table-cell table:formula="of:=[.E127]*[.F127]" office:value-type="float" office:value="34" calcext:value-type="float">
            <text:p>34</text:p>
          </table:table-cell>
          <table:table-cell office:value-type="float" office:value="2.2" calcext:value-type="float">
            <text:p>2.2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127]; OFFSET([$Photodiode.$B$2]; MATCH([.A127];[$Photodiode.$A$3:$Photodiode.$A$21];1); 0; 2); OFFSET([$Photodiode.$A$2]; MATCH([.A127];[$Photodiode.$A$3:$Photodiode.$A$21];1); 0; 2))" office:value-type="float" office:value="0.880571428571428" calcext:value-type="float">
            <text:p>0.88</text:p>
          </table:table-cell>
          <table:table-cell table:style-name="ce32" table:formula="of:=COM.MICROSOFT.FORECAST.LINEAR([.$A127]; OFFSET([$Photodiode.$C$2]; MATCH([.$A127];[$Photodiode.$A$3:$Photodiode.$A$21];1); 0; 2); OFFSET([$Photodiode.$A$2]; MATCH([.$A127];[$Photodiode.$A$3:$Photodiode.$A$21];1); 0; 2))" office:value-type="float" office:value="0.474" calcext:value-type="float">
            <text:p>0.47</text:p>
          </table:table-cell>
          <table:table-cell table:style-name="ce32" table:formula="of:=COM.MICROSOFT.FORECAST.LINEAR([.$A127]; OFFSET([$Photodiode.$D$2]; MATCH([.$A127];[$Photodiode.$A$3:$Photodiode.$A$21];1); 0; 2); OFFSET([$Photodiode.$A$2]; MATCH([.$A12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7]; OFFSET([$Photodiode.$E$2]; MATCH([.$A127];[$Photodiode.$A$3:$Photodiode.$A$21];1); 0; 2); OFFSET([$Photodiode.$A$2]; MATCH([.$A127];[$Photodiode.$A$3:$Photodiode.$A$21];1); 0; 2))" office:value-type="float" office:value="0" calcext:value-type="float">
            <text:p>0.00</text:p>
          </table:table-cell>
          <table:table-cell table:style-name="ce38" table:formula="of:=IF([.K127] = MAX([.K127:.N127]); &quot;PD1&quot;; IF([.L127] = MAX([.K127:.N127]); &quot;PD2&quot;; IF([.M127] = MAX([.K127:.N12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T-Y87S-P2S1-35-Z/475-3446-1-ND/7908064</text:p>
          </table:table-cell>
          <table:table-cell table:number-columns-repeated="1007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VLOOKUP([.A12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517" calcext:value-type="float">
            <text:p>3,5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28]*[.F128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formula="of:=COM.MICROSOFT.FORECAST.LINEAR([.A128]; OFFSET([$Photodiode.$B$2]; MATCH([.A128];[$Photodiode.$A$3:$Photodiode.$A$21];1); 0; 2); OFFSET([$Photodiode.$A$2]; MATCH([.A128];[$Photodiode.$A$3:$Photodiode.$A$21];1); 0; 2))" office:value-type="float" office:value="0.874285714285714" calcext:value-type="float">
            <text:p>0.87</text:p>
          </table:table-cell>
          <table:table-cell table:style-name="ce32" table:formula="of:=COM.MICROSOFT.FORECAST.LINEAR([.$A128]; OFFSET([$Photodiode.$C$2]; MATCH([.$A128];[$Photodiode.$A$3:$Photodiode.$A$21];1); 0; 2); OFFSET([$Photodiode.$A$2]; MATCH([.$A128];[$Photodiode.$A$3:$Photodiode.$A$21];1); 0; 2))" office:value-type="float" office:value="0.47" calcext:value-type="float">
            <text:p>0.47</text:p>
          </table:table-cell>
          <table:table-cell table:style-name="ce32" table:formula="of:=COM.MICROSOFT.FORECAST.LINEAR([.$A128]; OFFSET([$Photodiode.$D$2]; MATCH([.$A128];[$Photodiode.$A$3:$Photodiode.$A$21];1); 0; 2); OFFSET([$Photodiode.$A$2]; MATCH([.$A12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8]; OFFSET([$Photodiode.$E$2]; MATCH([.$A128];[$Photodiode.$A$3:$Photodiode.$A$21];1); 0; 2); OFFSET([$Photodiode.$A$2]; MATCH([.$A128];[$Photodiode.$A$3:$Photodiode.$A$21];1); 0; 2))" office:value-type="float" office:value="0" calcext:value-type="float">
            <text:p>0.00</text:p>
          </table:table-cell>
          <table:table-cell table:style-name="ce38" table:formula="of:=IF([.K128] = MAX([.K128:.N128]); &quot;PD1&quot;; IF([.L128] = MAX([.K128:.N128]); &quot;PD2&quot;; IF([.M128] = MAX([.K128:.N12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63BTG/1830-1069-1-ND/7604713</text:p>
          </table:table-cell>
          <table:table-cell table:number-columns-repeated="1007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5363" calcext:value-type="float">
            <text:p>5,363</text:p>
          </table:table-cell>
          <table:table-cell office:value-type="float" office:value="3.2" calcext:value-type="float">
            <text:p>3.20</text:p>
          </table:table-cell>
          <table:table-cell office:value-type="float" office:value="100" calcext:value-type="float">
            <text:p>100</text:p>
          </table:table-cell>
          <table:table-cell table:formula="of:=[.E129]*[.F129]" office:value-type="float" office:value="320" calcext:value-type="float">
            <text:p>32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29]; OFFSET([$Photodiode.$B$2]; MATCH([.A129];[$Photodiode.$A$3:$Photodiode.$A$21];1); 0; 2); OFFSET([$Photodiode.$A$2]; MATCH([.A129];[$Photodiode.$A$3:$Photodiode.$A$21];1); 0; 2))" office:value-type="float" office:value="0.880571428571428" calcext:value-type="float">
            <text:p>0.88</text:p>
          </table:table-cell>
          <table:table-cell table:style-name="ce32" table:formula="of:=COM.MICROSOFT.FORECAST.LINEAR([.$A129]; OFFSET([$Photodiode.$C$2]; MATCH([.$A129];[$Photodiode.$A$3:$Photodiode.$A$21];1); 0; 2); OFFSET([$Photodiode.$A$2]; MATCH([.$A129];[$Photodiode.$A$3:$Photodiode.$A$21];1); 0; 2))" office:value-type="float" office:value="0.474" calcext:value-type="float">
            <text:p>0.47</text:p>
          </table:table-cell>
          <table:table-cell table:style-name="ce32" table:formula="of:=COM.MICROSOFT.FORECAST.LINEAR([.$A129]; OFFSET([$Photodiode.$D$2]; MATCH([.$A129];[$Photodiode.$A$3:$Photodiode.$A$21];1); 0; 2); OFFSET([$Photodiode.$A$2]; MATCH([.$A12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9]; OFFSET([$Photodiode.$E$2]; MATCH([.$A129];[$Photodiode.$A$3:$Photodiode.$A$21];1); 0; 2); OFFSET([$Photodiode.$A$2]; MATCH([.$A129];[$Photodiode.$A$3:$Photodiode.$A$21];1); 0; 2))" office:value-type="float" office:value="0" calcext:value-type="float">
            <text:p>0.00</text:p>
          </table:table-cell>
          <table:table-cell table:style-name="ce38" table:formula="of:=IF([.K129] = MAX([.K129:.N129]); &quot;PD1&quot;; IF([.L129] = MAX([.K129:.N129]); &quot;PD2&quot;; IF([.M129] = MAX([.K129:.N12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35-G525003500000/1416-1984-1-ND/6612871</text:p>
          </table:table-cell>
          <table:table-cell table:number-columns-repeated="1007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185" calcext:value-type="float">
            <text:p>18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0]*[.F130]" office:value-type="float" office:value="64" calcext:value-type="float">
            <text:p>6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30]; OFFSET([$Photodiode.$B$2]; MATCH([.A130];[$Photodiode.$A$3:$Photodiode.$A$21];1); 0; 2); OFFSET([$Photodiode.$A$2]; MATCH([.A130];[$Photodiode.$A$3:$Photodiode.$A$21];1); 0; 2))" office:value-type="float" office:value="0.868" calcext:value-type="float">
            <text:p>0.87</text:p>
          </table:table-cell>
          <table:table-cell table:style-name="ce32" table:formula="of:=COM.MICROSOFT.FORECAST.LINEAR([.$A130]; OFFSET([$Photodiode.$C$2]; MATCH([.$A130];[$Photodiode.$A$3:$Photodiode.$A$21];1); 0; 2); OFFSET([$Photodiode.$A$2]; MATCH([.$A130];[$Photodiode.$A$3:$Photodiode.$A$21];1); 0; 2))" office:value-type="float" office:value="0.466" calcext:value-type="float">
            <text:p>0.47</text:p>
          </table:table-cell>
          <table:table-cell table:style-name="ce32" table:formula="of:=COM.MICROSOFT.FORECAST.LINEAR([.$A130]; OFFSET([$Photodiode.$D$2]; MATCH([.$A130];[$Photodiode.$A$3:$Photodiode.$A$21];1); 0; 2); OFFSET([$Photodiode.$A$2]; MATCH([.$A13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0]; OFFSET([$Photodiode.$E$2]; MATCH([.$A130];[$Photodiode.$A$3:$Photodiode.$A$21];1); 0; 2); OFFSET([$Photodiode.$A$2]; MATCH([.$A130];[$Photodiode.$A$3:$Photodiode.$A$21];1); 0; 2))" office:value-type="float" office:value="0" calcext:value-type="float">
            <text:p>0.00</text:p>
          </table:table-cell>
          <table:table-cell table:style-name="ce38" table:formula="of:=IF([.K130] = MAX([.K130:.N130]); &quot;PD1&quot;; IF([.L130] = MAX([.K130:.N130]); &quot;PD2&quot;; IF([.M130] = MAX([.K130:.N13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85ATG/1830-1079-1-ND/7604723</text:p>
          </table:table-cell>
          <table:table-cell table:number-columns-repeated="1007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3582" calcext:value-type="float">
            <text:p>3,582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31]*[.F131]" office:value-type="float" office:value="1120" calcext:value-type="float">
            <text:p>112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31]; OFFSET([$Photodiode.$B$2]; MATCH([.A131];[$Photodiode.$A$3:$Photodiode.$A$21];1); 0; 2); OFFSET([$Photodiode.$A$2]; MATCH([.A131];[$Photodiode.$A$3:$Photodiode.$A$21];1); 0; 2))" office:value-type="float" office:value="0.868" calcext:value-type="float">
            <text:p>0.87</text:p>
          </table:table-cell>
          <table:table-cell table:style-name="ce32" table:formula="of:=COM.MICROSOFT.FORECAST.LINEAR([.$A131]; OFFSET([$Photodiode.$C$2]; MATCH([.$A131];[$Photodiode.$A$3:$Photodiode.$A$21];1); 0; 2); OFFSET([$Photodiode.$A$2]; MATCH([.$A131];[$Photodiode.$A$3:$Photodiode.$A$21];1); 0; 2))" office:value-type="float" office:value="0.466" calcext:value-type="float">
            <text:p>0.47</text:p>
          </table:table-cell>
          <table:table-cell table:style-name="ce32" table:formula="of:=COM.MICROSOFT.FORECAST.LINEAR([.$A131]; OFFSET([$Photodiode.$D$2]; MATCH([.$A131];[$Photodiode.$A$3:$Photodiode.$A$21];1); 0; 2); OFFSET([$Photodiode.$A$2]; MATCH([.$A13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1]; OFFSET([$Photodiode.$E$2]; MATCH([.$A131];[$Photodiode.$A$3:$Photodiode.$A$21];1); 0; 2); OFFSET([$Photodiode.$A$2]; MATCH([.$A131];[$Photodiode.$A$3:$Photodiode.$A$21];1); 0; 2))" office:value-type="float" office:value="0" calcext:value-type="float">
            <text:p>0.00</text:p>
          </table:table-cell>
          <table:table-cell table:style-name="ce38" table:formula="of:=IF([.K131] = MAX([.K131:.N131]); &quot;PD1&quot;; IF([.L131] = MAX([.K131:.N131]); &quot;PD2&quot;; IF([.M131] = MAX([.K131:.N13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GRN-00-0000-000000C01/XQEGRN-00-0000-000000C01CT-ND/5806212</text:p>
          </table:table-cell>
          <table:table-cell table:number-columns-repeated="1007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VLOOKUP([.A13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3" calcext:value-type="currency">
            <text:p>£0.83</text:p>
          </table:table-cell>
          <table:table-cell office:value-type="float" office:value="1036" calcext:value-type="float">
            <text:p>1,036</text:p>
          </table:table-cell>
          <table:table-cell office:value-type="float" office:value="3" calcext:value-type="float">
            <text:p>3.00</text:p>
          </table:table-cell>
          <table:table-cell office:value-type="float" office:value="10" calcext:value-type="float">
            <text:p>10</text:p>
          </table:table-cell>
          <table:table-cell table:formula="of:=[.E132]*[.F132]" office:value-type="float" office:value="30" calcext:value-type="float">
            <text:p>3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32]; OFFSET([$Photodiode.$B$2]; MATCH([.A132];[$Photodiode.$A$3:$Photodiode.$A$21];1); 0; 2); OFFSET([$Photodiode.$A$2]; MATCH([.A132];[$Photodiode.$A$3:$Photodiode.$A$21];1); 0; 2))" office:value-type="float" office:value="0.864857142857143" calcext:value-type="float">
            <text:p>0.86</text:p>
          </table:table-cell>
          <table:table-cell table:style-name="ce32" table:formula="of:=COM.MICROSOFT.FORECAST.LINEAR([.$A132]; OFFSET([$Photodiode.$C$2]; MATCH([.$A132];[$Photodiode.$A$3:$Photodiode.$A$21];1); 0; 2); OFFSET([$Photodiode.$A$2]; MATCH([.$A132];[$Photodiode.$A$3:$Photodiode.$A$21];1); 0; 2))" office:value-type="float" office:value="0.464" calcext:value-type="float">
            <text:p>0.46</text:p>
          </table:table-cell>
          <table:table-cell table:style-name="ce32" table:formula="of:=COM.MICROSOFT.FORECAST.LINEAR([.$A132]; OFFSET([$Photodiode.$D$2]; MATCH([.$A132];[$Photodiode.$A$3:$Photodiode.$A$21];1); 0; 2); OFFSET([$Photodiode.$A$2]; MATCH([.$A13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2]; OFFSET([$Photodiode.$E$2]; MATCH([.$A132];[$Photodiode.$A$3:$Photodiode.$A$21];1); 0; 2); OFFSET([$Photodiode.$A$2]; MATCH([.$A132];[$Photodiode.$A$3:$Photodiode.$A$21];1); 0; 2))" office:value-type="float" office:value="0" calcext:value-type="float">
            <text:p>0.00</text:p>
          </table:table-cell>
          <table:table-cell table:style-name="ce38" table:formula="of:=IF([.K132] = MAX([.K132:.N132]); &quot;PD1&quot;; IF([.L132] = MAX([.K132:.N132]); &quot;PD2&quot;; IF([.M132] = MAX([.K132:.N13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T-T673-Q2S1-25-26E6-10-R18-Z/475-3770-1-ND/10055051</text:p>
          </table:table-cell>
          <table:table-cell table:number-columns-repeated="1007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140205" calcext:value-type="float">
            <text:p>140,205</text:p>
          </table:table-cell>
          <table:table-cell office:value-type="float" office:value="2.8" calcext:value-type="float">
            <text:p>2.80</text:p>
          </table:table-cell>
          <table:table-cell office:value-type="float" office:value="5" calcext:value-type="float">
            <text:p>5</text:p>
          </table:table-cell>
          <table:table-cell table:formula="of:=[.E133]*[.F133]" office:value-type="float" office:value="14" calcext:value-type="float">
            <text:p>1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45" calcext:value-type="float">
            <text:p>0.45</text:p>
          </table:table-cell>
          <table:table-cell table:formula="of:=COM.MICROSOFT.FORECAST.LINEAR([.A133]; OFFSET([$Photodiode.$B$2]; MATCH([.A133];[$Photodiode.$A$3:$Photodiode.$A$21];1); 0; 2); OFFSET([$Photodiode.$A$2]; MATCH([.A133];[$Photodiode.$A$3:$Photodiode.$A$21];1); 0; 2))" office:value-type="float" office:value="0.858571428571429" calcext:value-type="float">
            <text:p>0.86</text:p>
          </table:table-cell>
          <table:table-cell table:style-name="ce32" table:formula="of:=COM.MICROSOFT.FORECAST.LINEAR([.$A133]; OFFSET([$Photodiode.$C$2]; MATCH([.$A133];[$Photodiode.$A$3:$Photodiode.$A$21];1); 0; 2); OFFSET([$Photodiode.$A$2]; MATCH([.$A133];[$Photodiode.$A$3:$Photodiode.$A$21];1); 0; 2))" office:value-type="float" office:value="0.46" calcext:value-type="float">
            <text:p>0.46</text:p>
          </table:table-cell>
          <table:table-cell table:style-name="ce32" table:formula="of:=COM.MICROSOFT.FORECAST.LINEAR([.$A133]; OFFSET([$Photodiode.$D$2]; MATCH([.$A133];[$Photodiode.$A$3:$Photodiode.$A$21];1); 0; 2); OFFSET([$Photodiode.$A$2]; MATCH([.$A13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3]; OFFSET([$Photodiode.$E$2]; MATCH([.$A133];[$Photodiode.$A$3:$Photodiode.$A$21];1); 0; 2); OFFSET([$Photodiode.$A$2]; MATCH([.$A133];[$Photodiode.$A$3:$Photodiode.$A$21];1); 0; 2))" office:value-type="float" office:value="0" calcext:value-type="float">
            <text:p>0.00</text:p>
          </table:table-cell>
          <table:table-cell table:style-name="ce38" table:formula="of:=IF([.K133] = MAX([.K133:.N133]); &quot;PD1&quot;; IF([.L133] = MAX([.K133:.N133]); &quot;PD2&quot;; IF([.M133] = MAX([.K133:.N13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193TGKT-5A/160-1832-1-ND/2356255</text:p>
          </table:table-cell>
          <table:table-cell table:number-columns-repeated="1007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21" calcext:value-type="currency">
            <text:p>£1.21</text:p>
          </table:table-cell>
          <table:table-cell office:value-type="float" office:value="926" calcext:value-type="float">
            <text:p>926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34]*[.F134]" office:value-type="float" office:value="1155" calcext:value-type="float">
            <text:p>1155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.97" calcext:value-type="float">
            <text:p>1.97</text:p>
          </table:table-cell>
          <table:table-cell table:formula="of:=COM.MICROSOFT.FORECAST.LINEAR([.A134]; OFFSET([$Photodiode.$B$2]; MATCH([.A134];[$Photodiode.$A$3:$Photodiode.$A$21];1); 0; 2); OFFSET([$Photodiode.$A$2]; MATCH([.A134];[$Photodiode.$A$3:$Photodiode.$A$21];1); 0; 2))" office:value-type="float" office:value="0.858571428571429" calcext:value-type="float">
            <text:p>0.86</text:p>
          </table:table-cell>
          <table:table-cell table:style-name="ce32" table:formula="of:=COM.MICROSOFT.FORECAST.LINEAR([.$A134]; OFFSET([$Photodiode.$C$2]; MATCH([.$A134];[$Photodiode.$A$3:$Photodiode.$A$21];1); 0; 2); OFFSET([$Photodiode.$A$2]; MATCH([.$A134];[$Photodiode.$A$3:$Photodiode.$A$21];1); 0; 2))" office:value-type="float" office:value="0.46" calcext:value-type="float">
            <text:p>0.46</text:p>
          </table:table-cell>
          <table:table-cell table:style-name="ce32" table:formula="of:=COM.MICROSOFT.FORECAST.LINEAR([.$A134]; OFFSET([$Photodiode.$D$2]; MATCH([.$A134];[$Photodiode.$A$3:$Photodiode.$A$21];1); 0; 2); OFFSET([$Photodiode.$A$2]; MATCH([.$A13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4]; OFFSET([$Photodiode.$E$2]; MATCH([.$A134];[$Photodiode.$A$3:$Photodiode.$A$21];1); 0; 2); OFFSET([$Photodiode.$A$2]; MATCH([.$A134];[$Photodiode.$A$3:$Photodiode.$A$21];1); 0; 2))" office:value-type="float" office:value="0" calcext:value-type="float">
            <text:p>0.00</text:p>
          </table:table-cell>
          <table:table-cell table:style-name="ce38" table:formula="of:=IF([.K134] = MAX([.K134:.N134]); &quot;PD1&quot;; IF([.L134] = MAX([.K134:.N134]); &quot;PD2&quot;; IF([.M134] = MAX([.K134:.N13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BDGRN-00-0000-000000C02/XBDGRN-00-0000-000000C02CT-ND/5766404</text:p>
          </table:table-cell>
          <table:table-cell table:number-columns-repeated="1007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VLOOKUP([.A13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3240" calcext:value-type="float">
            <text:p>3,24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35]*[.F135]" office:value-type="float" office:value="15" calcext:value-type="float">
            <text:p>15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35]; OFFSET([$Photodiode.$B$2]; MATCH([.A135];[$Photodiode.$A$3:$Photodiode.$A$21];1); 0; 2); OFFSET([$Photodiode.$A$2]; MATCH([.A135];[$Photodiode.$A$3:$Photodiode.$A$21];1); 0; 2))" office:value-type="float" office:value="0.855428571428571" calcext:value-type="float">
            <text:p>0.86</text:p>
          </table:table-cell>
          <table:table-cell table:style-name="ce32" table:formula="of:=COM.MICROSOFT.FORECAST.LINEAR([.$A135]; OFFSET([$Photodiode.$C$2]; MATCH([.$A135];[$Photodiode.$A$3:$Photodiode.$A$21];1); 0; 2); OFFSET([$Photodiode.$A$2]; MATCH([.$A135];[$Photodiode.$A$3:$Photodiode.$A$21];1); 0; 2))" office:value-type="float" office:value="0.458" calcext:value-type="float">
            <text:p>0.46</text:p>
          </table:table-cell>
          <table:table-cell table:style-name="ce32" table:formula="of:=COM.MICROSOFT.FORECAST.LINEAR([.$A135]; OFFSET([$Photodiode.$D$2]; MATCH([.$A135];[$Photodiode.$A$3:$Photodiode.$A$21];1); 0; 2); OFFSET([$Photodiode.$A$2]; MATCH([.$A13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5]; OFFSET([$Photodiode.$E$2]; MATCH([.$A135];[$Photodiode.$A$3:$Photodiode.$A$21];1); 0; 2); OFFSET([$Photodiode.$A$2]; MATCH([.$A135];[$Photodiode.$A$3:$Photodiode.$A$21];1); 0; 2))" office:value-type="float" office:value="0" calcext:value-type="float">
            <text:p>0.00</text:p>
          </table:table-cell>
          <table:table-cell table:style-name="ce38" table:formula="of:=IF([.K135] = MAX([.K135:.N135]); &quot;PD1&quot;; IF([.L135] = MAX([.K135:.N135]); &quot;PD2&quot;; IF([.M135] = MAX([.K135:.N13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THG1111C-0005-TR/404-1286-1-ND/9477291</text:p>
          </table:table-cell>
          <table:table-cell table:number-columns-repeated="1007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VLOOKUP([.A13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36]*[.F136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36]; OFFSET([$Photodiode.$B$2]; MATCH([.A136];[$Photodiode.$A$3:$Photodiode.$A$21];1); 0; 2); OFFSET([$Photodiode.$A$2]; MATCH([.A136];[$Photodiode.$A$3:$Photodiode.$A$21];1); 0; 2))" office:value-type="float" office:value="0.852285714285714" calcext:value-type="float">
            <text:p>0.85</text:p>
          </table:table-cell>
          <table:table-cell table:style-name="ce32" table:formula="of:=COM.MICROSOFT.FORECAST.LINEAR([.$A136]; OFFSET([$Photodiode.$C$2]; MATCH([.$A136];[$Photodiode.$A$3:$Photodiode.$A$21];1); 0; 2); OFFSET([$Photodiode.$A$2]; MATCH([.$A136];[$Photodiode.$A$3:$Photodiode.$A$21];1); 0; 2))" office:value-type="float" office:value="0.456" calcext:value-type="float">
            <text:p>0.46</text:p>
          </table:table-cell>
          <table:table-cell table:style-name="ce32" table:formula="of:=COM.MICROSOFT.FORECAST.LINEAR([.$A136]; OFFSET([$Photodiode.$D$2]; MATCH([.$A136];[$Photodiode.$A$3:$Photodiode.$A$21];1); 0; 2); OFFSET([$Photodiode.$A$2]; MATCH([.$A13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6]; OFFSET([$Photodiode.$E$2]; MATCH([.$A136];[$Photodiode.$A$3:$Photodiode.$A$21];1); 0; 2); OFFSET([$Photodiode.$A$2]; MATCH([.$A136];[$Photodiode.$A$3:$Photodiode.$A$21];1); 0; 2))" office:value-type="float" office:value="0" calcext:value-type="float">
            <text:p>0.00</text:p>
          </table:table-cell>
          <table:table-cell table:style-name="ce38" table:formula="of:=IF([.K136] = MAX([.K136:.N136]); &quot;PD1&quot;; IF([.L136] = MAX([.K136:.N136]); &quot;PD2&quot;; IF([.M136] = MAX([.K136:.N13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ivar-inc/SM1206NPGC-IL/492-1945-1-ND/5030121</text:p>
          </table:table-cell>
          <table:table-cell table:number-columns-repeated="1007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VLOOKUP([.A13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1" calcext:value-type="currency">
            <text:p>£1.01</text:p>
          </table:table-cell>
          <table:table-cell office:value-type="float" office:value="98653" calcext:value-type="float">
            <text:p>98,653</text:p>
          </table:table-cell>
          <table:table-cell office:value-type="float" office:value="3.16" calcext:value-type="float">
            <text:p>3.16</text:p>
          </table:table-cell>
          <table:table-cell office:value-type="float" office:value="150" calcext:value-type="float">
            <text:p>150</text:p>
          </table:table-cell>
          <table:table-cell table:formula="of:=[.E137]*[.F137]" office:value-type="float" office:value="474" calcext:value-type="float">
            <text:p>474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37]; OFFSET([$Photodiode.$B$2]; MATCH([.A137];[$Photodiode.$A$3:$Photodiode.$A$21];1); 0; 2); OFFSET([$Photodiode.$A$2]; MATCH([.A137];[$Photodiode.$A$3:$Photodiode.$A$21];1); 0; 2))" office:value-type="float" office:value="0.849142857142857" calcext:value-type="float">
            <text:p>0.85</text:p>
          </table:table-cell>
          <table:table-cell table:style-name="ce32" table:formula="of:=COM.MICROSOFT.FORECAST.LINEAR([.$A137]; OFFSET([$Photodiode.$C$2]; MATCH([.$A137];[$Photodiode.$A$3:$Photodiode.$A$21];1); 0; 2); OFFSET([$Photodiode.$A$2]; MATCH([.$A137];[$Photodiode.$A$3:$Photodiode.$A$21];1); 0; 2))" office:value-type="float" office:value="0.454" calcext:value-type="float">
            <text:p>0.45</text:p>
          </table:table-cell>
          <table:table-cell table:style-name="ce32" table:formula="of:=COM.MICROSOFT.FORECAST.LINEAR([.$A137]; OFFSET([$Photodiode.$D$2]; MATCH([.$A137];[$Photodiode.$A$3:$Photodiode.$A$21];1); 0; 2); OFFSET([$Photodiode.$A$2]; MATCH([.$A13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7]; OFFSET([$Photodiode.$E$2]; MATCH([.$A137];[$Photodiode.$A$3:$Photodiode.$A$21];1); 0; 2); OFFSET([$Photodiode.$A$2]; MATCH([.$A137];[$Photodiode.$A$3:$Photodiode.$A$21];1); 0; 2))" office:value-type="float" office:value="0" calcext:value-type="float">
            <text:p>0.00</text:p>
          </table:table-cell>
          <table:table-cell table:style-name="ce38" table:formula="of:=IF([.K137] = MAX([.K137:.N137]); &quot;PD1&quot;; IF([.L137] = MAX([.K137:.N137]); &quot;PD2&quot;; IF([.M137] = MAX([.K137:.N13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W-LG00-NY10E/516-4375-1-ND/10257551</text:p>
          </table:table-cell>
          <table:table-cell table:number-columns-repeated="1007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VLOOKUP([.A13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94" calcext:value-type="currency">
            <text:p>£0.94</text:p>
          </table:table-cell>
          <table:table-cell office:value-type="float" office:value="9000" calcext:value-type="float">
            <text:p>9,000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38]*[.F138]" office:value-type="float" office:value="68" calcext:value-type="float">
            <text:p>68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38]; OFFSET([$Photodiode.$B$2]; MATCH([.A138];[$Photodiode.$A$3:$Photodiode.$A$21];1); 0; 2); OFFSET([$Photodiode.$A$2]; MATCH([.A138];[$Photodiode.$A$3:$Photodiode.$A$21];1); 0; 2))" office:value-type="float" office:value="0.846" calcext:value-type="float">
            <text:p>0.85</text:p>
          </table:table-cell>
          <table:table-cell table:style-name="ce32" table:formula="of:=COM.MICROSOFT.FORECAST.LINEAR([.$A138]; OFFSET([$Photodiode.$C$2]; MATCH([.$A138];[$Photodiode.$A$3:$Photodiode.$A$21];1); 0; 2); OFFSET([$Photodiode.$A$2]; MATCH([.$A138];[$Photodiode.$A$3:$Photodiode.$A$21];1); 0; 2))" office:value-type="float" office:value="0.452" calcext:value-type="float">
            <text:p>0.45</text:p>
          </table:table-cell>
          <table:table-cell table:style-name="ce32" table:formula="of:=COM.MICROSOFT.FORECAST.LINEAR([.$A138]; OFFSET([$Photodiode.$D$2]; MATCH([.$A138];[$Photodiode.$A$3:$Photodiode.$A$21];1); 0; 2); OFFSET([$Photodiode.$A$2]; MATCH([.$A13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8]; OFFSET([$Photodiode.$E$2]; MATCH([.$A138];[$Photodiode.$A$3:$Photodiode.$A$21];1); 0; 2); OFFSET([$Photodiode.$A$2]; MATCH([.$A138];[$Photodiode.$A$3:$Photodiode.$A$21];1); 0; 2))" office:value-type="float" office:value="0" calcext:value-type="float">
            <text:p>0.00</text:p>
          </table:table-cell>
          <table:table-cell table:style-name="ce38" table:formula="of:=IF([.K138] = MAX([.K138:.N138]); &quot;PD1&quot;; IF([.L138] = MAX([.K138:.N138]); &quot;PD2&quot;; IF([.M138] = MAX([.K138:.N13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Q-C350/516-4366-1-ND/10239793</text:p>
          </table:table-cell>
          <table:table-cell table:number-columns-repeated="1007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VLOOKUP([.A13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8222" calcext:value-type="float">
            <text:p>8,222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9]*[.F139]" office:value-type="float" office:value="64" calcext:value-type="float">
            <text:p>6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5" calcext:value-type="float">
            <text:p>0.95</text:p>
          </table:table-cell>
          <table:table-cell table:formula="of:=COM.MICROSOFT.FORECAST.LINEAR([.A139]; OFFSET([$Photodiode.$B$2]; MATCH([.A139];[$Photodiode.$A$3:$Photodiode.$A$21];1); 0; 2); OFFSET([$Photodiode.$A$2]; MATCH([.A139];[$Photodiode.$A$3:$Photodiode.$A$21];1); 0; 2))" office:value-type="float" office:value="0.842857142857143" calcext:value-type="float">
            <text:p>0.84</text:p>
          </table:table-cell>
          <table:table-cell table:style-name="ce32" table:formula="of:=COM.MICROSOFT.FORECAST.LINEAR([.$A139]; OFFSET([$Photodiode.$C$2]; MATCH([.$A139];[$Photodiode.$A$3:$Photodiode.$A$21];1); 0; 2); OFFSET([$Photodiode.$A$2]; MATCH([.$A139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39]; OFFSET([$Photodiode.$D$2]; MATCH([.$A139];[$Photodiode.$A$3:$Photodiode.$A$21];1); 0; 2); OFFSET([$Photodiode.$A$2]; MATCH([.$A13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9]; OFFSET([$Photodiode.$E$2]; MATCH([.$A139];[$Photodiode.$A$3:$Photodiode.$A$21];1); 0; 2); OFFSET([$Photodiode.$A$2]; MATCH([.$A139];[$Photodiode.$A$3:$Photodiode.$A$21];1); 0; 2))" office:value-type="float" office:value="0" calcext:value-type="float">
            <text:p>0.00</text:p>
          </table:table-cell>
          <table:table-cell table:style-name="ce38" table:formula="of:=IF([.K139] = MAX([.K139:.N139]); &quot;PD1&quot;; IF([.L139] = MAX([.K139:.N139]); &quot;PD2&quot;; IF([.M139] = MAX([.K139:.N13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M2DG53W-8/1497-1162-1-ND/4745508</text:p>
          </table:table-cell>
          <table:table-cell table:number-columns-repeated="1007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VLOOKUP([.A14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2500" calcext:value-type="float">
            <text:p>2,500</text:p>
          </table:table-cell>
          <table:table-cell office:value-type="float" office:value="2.9" calcext:value-type="float">
            <text:p>2.90</text:p>
          </table:table-cell>
          <table:table-cell office:value-type="float" office:value="20" calcext:value-type="float">
            <text:p>20</text:p>
          </table:table-cell>
          <table:table-cell table:formula="of:=[.E140]*[.F140]" office:value-type="float" office:value="58" calcext:value-type="float">
            <text:p>58</text:p>
          </table:table-cell>
          <table:table-cell table:number-columns-repeated="2" office:value-type="float" office:value="2.3" calcext:value-type="float">
            <text:p>2.30</text:p>
          </table:table-cell>
          <table:table-cell office:value-type="float" office:value="3.02" calcext:value-type="float">
            <text:p>3.02</text:p>
          </table:table-cell>
          <table:table-cell table:formula="of:=COM.MICROSOFT.FORECAST.LINEAR([.A140]; OFFSET([$Photodiode.$B$2]; MATCH([.A140];[$Photodiode.$A$3:$Photodiode.$A$21];1); 0; 2); OFFSET([$Photodiode.$A$2]; MATCH([.A140];[$Photodiode.$A$3:$Photodiode.$A$21];1); 0; 2))" office:value-type="float" office:value="0.839714285714286" calcext:value-type="float">
            <text:p>0.84</text:p>
          </table:table-cell>
          <table:table-cell table:style-name="ce32" table:formula="of:=COM.MICROSOFT.FORECAST.LINEAR([.$A140]; OFFSET([$Photodiode.$C$2]; MATCH([.$A140];[$Photodiode.$A$3:$Photodiode.$A$21];1); 0; 2); OFFSET([$Photodiode.$A$2]; MATCH([.$A140];[$Photodiode.$A$3:$Photodiode.$A$21];1); 0; 2))" office:value-type="float" office:value="0.448" calcext:value-type="float">
            <text:p>0.45</text:p>
          </table:table-cell>
          <table:table-cell table:style-name="ce32" table:formula="of:=COM.MICROSOFT.FORECAST.LINEAR([.$A140]; OFFSET([$Photodiode.$D$2]; MATCH([.$A140];[$Photodiode.$A$3:$Photodiode.$A$21];1); 0; 2); OFFSET([$Photodiode.$A$2]; MATCH([.$A14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0]; OFFSET([$Photodiode.$E$2]; MATCH([.$A140];[$Photodiode.$A$3:$Photodiode.$A$21];1); 0; 2); OFFSET([$Photodiode.$A$2]; MATCH([.$A140];[$Photodiode.$A$3:$Photodiode.$A$21];1); 0; 2))" office:value-type="float" office:value="0" calcext:value-type="float">
            <text:p>0.00</text:p>
          </table:table-cell>
          <table:table-cell table:style-name="ce38" table:formula="of:=IF([.K140] = MAX([.K140:.N140]); &quot;PD1&quot;; IF([.L140] = MAX([.K140:.N140]); &quot;PD2&quot;; IF([.M140] = MAX([.K140:.N14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DTG1232G-08/VLDTG1232G-08CT-ND/9990308</text:p>
          </table:table-cell>
          <table:table-cell table:number-columns-repeated="1007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VLOOKUP([.A14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5429" calcext:value-type="float">
            <text:p>5,429</text:p>
          </table:table-cell>
          <table:table-cell office:value-type="float" office:value="2.85" calcext:value-type="float">
            <text:p>2.85</text:p>
          </table:table-cell>
          <table:table-cell office:value-type="float" office:value="20" calcext:value-type="float">
            <text:p>20</text:p>
          </table:table-cell>
          <table:table-cell table:formula="of:=[.E141]*[.F141]" office:value-type="float" office:value="57" calcext:value-type="float">
            <text:p>57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41]; OFFSET([$Photodiode.$B$2]; MATCH([.A141];[$Photodiode.$A$3:$Photodiode.$A$21];1); 0; 2); OFFSET([$Photodiode.$A$2]; MATCH([.A141];[$Photodiode.$A$3:$Photodiode.$A$21];1); 0; 2))" office:value-type="float" office:value="0.836571428571429" calcext:value-type="float">
            <text:p>0.84</text:p>
          </table:table-cell>
          <table:table-cell table:style-name="ce32" table:formula="of:=COM.MICROSOFT.FORECAST.LINEAR([.$A141]; OFFSET([$Photodiode.$C$2]; MATCH([.$A141];[$Photodiode.$A$3:$Photodiode.$A$21];1); 0; 2); OFFSET([$Photodiode.$A$2]; MATCH([.$A141];[$Photodiode.$A$3:$Photodiode.$A$21];1); 0; 2))" office:value-type="float" office:value="0.446" calcext:value-type="float">
            <text:p>0.45</text:p>
          </table:table-cell>
          <table:table-cell table:style-name="ce32" table:formula="of:=COM.MICROSOFT.FORECAST.LINEAR([.$A141]; OFFSET([$Photodiode.$D$2]; MATCH([.$A141];[$Photodiode.$A$3:$Photodiode.$A$21];1); 0; 2); OFFSET([$Photodiode.$A$2]; MATCH([.$A14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1]; OFFSET([$Photodiode.$E$2]; MATCH([.$A141];[$Photodiode.$A$3:$Photodiode.$A$21];1); 0; 2); OFFSET([$Photodiode.$A$2]; MATCH([.$A141];[$Photodiode.$A$3:$Photodiode.$A$21];1); 0; 2))" office:value-type="float" office:value="0" calcext:value-type="float">
            <text:p>0.00</text:p>
          </table:table-cell>
          <table:table-cell table:style-name="ce38" table:formula="of:=IF([.K141] = MAX([.K141:.N141]); &quot;PD1&quot;; IF([.L141] = MAX([.K141:.N141]); &quot;PD2&quot;; IF([.M141] = MAX([.K141:.N14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TG1400-GS08/VLMTG1400-GS08CT-ND/7597662</text:p>
          </table:table-cell>
          <table:table-cell table:number-columns-repeated="1007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VLOOKUP([.A14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324" calcext:value-type="float">
            <text:p>1,324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42]*[.F142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42]; OFFSET([$Photodiode.$B$2]; MATCH([.A142];[$Photodiode.$A$3:$Photodiode.$A$21];1); 0; 2); OFFSET([$Photodiode.$A$2]; MATCH([.A142];[$Photodiode.$A$3:$Photodiode.$A$21];1); 0; 2))" office:value-type="float" office:value="0.833428571428571" calcext:value-type="float">
            <text:p>0.83</text:p>
          </table:table-cell>
          <table:table-cell table:style-name="ce32" table:formula="of:=COM.MICROSOFT.FORECAST.LINEAR([.$A142]; OFFSET([$Photodiode.$C$2]; MATCH([.$A142];[$Photodiode.$A$3:$Photodiode.$A$21];1); 0; 2); OFFSET([$Photodiode.$A$2]; MATCH([.$A142];[$Photodiode.$A$3:$Photodiode.$A$21];1); 0; 2))" office:value-type="float" office:value="0.444" calcext:value-type="float">
            <text:p>0.44</text:p>
          </table:table-cell>
          <table:table-cell table:style-name="ce32" table:formula="of:=COM.MICROSOFT.FORECAST.LINEAR([.$A142]; OFFSET([$Photodiode.$D$2]; MATCH([.$A142];[$Photodiode.$A$3:$Photodiode.$A$21];1); 0; 2); OFFSET([$Photodiode.$A$2]; MATCH([.$A14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2]; OFFSET([$Photodiode.$E$2]; MATCH([.$A142];[$Photodiode.$A$3:$Photodiode.$A$21];1); 0; 2); OFFSET([$Photodiode.$A$2]; MATCH([.$A142];[$Photodiode.$A$3:$Photodiode.$A$21];1); 0; 2))" office:value-type="float" office:value="0" calcext:value-type="float">
            <text:p>0.00</text:p>
          </table:table-cell>
          <table:table-cell table:style-name="ce38" table:formula="of:=IF([.K142] = MAX([.K142:.N142]); &quot;PD1&quot;; IF([.L142] = MAX([.K142:.N142]); &quot;PD2&quot;; IF([.M142] = MAX([.K142:.N14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141GS73113/732-13436-1-ND/9858014</text:p>
          </table:table-cell>
          <table:table-cell table:number-columns-repeated="1007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VLOOKUP([.A14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7" calcext:value-type="currency">
            <text:p>£0.87</text:p>
          </table:table-cell>
          <table:table-cell office:value-type="float" office:value="8715" calcext:value-type="float">
            <text:p>8,71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3]*[.F143]" office:value-type="float" office:value="66" calcext:value-type="float">
            <text:p>6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143]; OFFSET([$Photodiode.$B$2]; MATCH([.A143];[$Photodiode.$A$3:$Photodiode.$A$21];1); 0; 2); OFFSET([$Photodiode.$A$2]; MATCH([.A143];[$Photodiode.$A$3:$Photodiode.$A$21];1); 0; 2))" office:value-type="float" office:value="0.830285714285714" calcext:value-type="float">
            <text:p>0.83</text:p>
          </table:table-cell>
          <table:table-cell table:style-name="ce32" table:formula="of:=COM.MICROSOFT.FORECAST.LINEAR([.$A143]; OFFSET([$Photodiode.$C$2]; MATCH([.$A143];[$Photodiode.$A$3:$Photodiode.$A$21];1); 0; 2); OFFSET([$Photodiode.$A$2]; MATCH([.$A143];[$Photodiode.$A$3:$Photodiode.$A$21];1); 0; 2))" office:value-type="float" office:value="0.442" calcext:value-type="float">
            <text:p>0.44</text:p>
          </table:table-cell>
          <table:table-cell table:style-name="ce32" table:formula="of:=COM.MICROSOFT.FORECAST.LINEAR([.$A143]; OFFSET([$Photodiode.$D$2]; MATCH([.$A143];[$Photodiode.$A$3:$Photodiode.$A$21];1); 0; 2); OFFSET([$Photodiode.$A$2]; MATCH([.$A14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3]; OFFSET([$Photodiode.$E$2]; MATCH([.$A143];[$Photodiode.$A$3:$Photodiode.$A$21];1); 0; 2); OFFSET([$Photodiode.$A$2]; MATCH([.$A143];[$Photodiode.$A$3:$Photodiode.$A$21];1); 0; 2))" office:value-type="float" office:value="0" calcext:value-type="float">
            <text:p>0.00</text:p>
          </table:table-cell>
          <table:table-cell table:style-name="ce38" table:formula="of:=IF([.K143] = MAX([.K143:.N143]); &quot;PD1&quot;; IF([.L143] = MAX([.K143:.N143]); &quot;PD2&quot;; IF([.M143] = MAX([.K143:.N14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Q-C280/516-3991-1-ND/8537299</text:p>
          </table:table-cell>
          <table:table-cell table:number-columns-repeated="1007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VLOOKUP([.A14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9335" calcext:value-type="float">
            <text:p>9,33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4]*[.F144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44]; OFFSET([$Photodiode.$B$2]; MATCH([.A144];[$Photodiode.$A$3:$Photodiode.$A$21];1); 0; 2); OFFSET([$Photodiode.$A$2]; MATCH([.A144];[$Photodiode.$A$3:$Photodiode.$A$21];1); 0; 2))" office:value-type="float" office:value="0.827142857142857" calcext:value-type="float">
            <text:p>0.83</text:p>
          </table:table-cell>
          <table:table-cell table:style-name="ce32" table:formula="of:=COM.MICROSOFT.FORECAST.LINEAR([.$A144]; OFFSET([$Photodiode.$C$2]; MATCH([.$A144];[$Photodiode.$A$3:$Photodiode.$A$21];1); 0; 2); OFFSET([$Photodiode.$A$2]; MATCH([.$A144];[$Photodiode.$A$3:$Photodiode.$A$21];1); 0; 2))" office:value-type="float" office:value="0.44" calcext:value-type="float">
            <text:p>0.44</text:p>
          </table:table-cell>
          <table:table-cell table:style-name="ce32" table:formula="of:=COM.MICROSOFT.FORECAST.LINEAR([.$A144]; OFFSET([$Photodiode.$D$2]; MATCH([.$A144];[$Photodiode.$A$3:$Photodiode.$A$21];1); 0; 2); OFFSET([$Photodiode.$A$2]; MATCH([.$A14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4]; OFFSET([$Photodiode.$E$2]; MATCH([.$A144];[$Photodiode.$A$3:$Photodiode.$A$21];1); 0; 2); OFFSET([$Photodiode.$A$2]; MATCH([.$A144];[$Photodiode.$A$3:$Photodiode.$A$21];1); 0; 2))" office:value-type="float" office:value="0" calcext:value-type="float">
            <text:p>0.00</text:p>
          </table:table-cell>
          <table:table-cell table:style-name="ce38" table:formula="of:=IF([.K144] = MAX([.K144:.N144]); &quot;PD1&quot;; IF([.L144] = MAX([.K144:.N144]); &quot;PD2&quot;; IF([.M144] = MAX([.K144:.N14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DGK54W-8/1497-1435-1-ND/8259112</text:p>
          </table:table-cell>
          <table:table-cell table:number-columns-repeated="1007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VLOOKUP([.A14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2.28" calcext:value-type="currency">
            <text:p>£2.28</text:p>
          </table:table-cell>
          <table:table-cell office:value-type="float" office:value="3298" calcext:value-type="float">
            <text:p>3,298</text:p>
          </table:table-cell>
          <table:table-cell office:value-type="float" office:value="3.25" calcext:value-type="float">
            <text:p>3.25</text:p>
          </table:table-cell>
          <table:table-cell office:value-type="float" office:value="350" calcext:value-type="float">
            <text:p>350</text:p>
          </table:table-cell>
          <table:table-cell table:formula="of:=[.E145]*[.F145]" office:value-type="float" office:value="1137.5" calcext:value-type="float">
            <text:p>113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145]; OFFSET([$Photodiode.$B$2]; MATCH([.A145];[$Photodiode.$A$3:$Photodiode.$A$21];1); 0; 2); OFFSET([$Photodiode.$A$2]; MATCH([.A145];[$Photodiode.$A$3:$Photodiode.$A$21];1); 0; 2))" office:value-type="float" office:value="0.795714285714286" calcext:value-type="float">
            <text:p>0.80</text:p>
          </table:table-cell>
          <table:table-cell table:style-name="ce32" table:formula="of:=COM.MICROSOFT.FORECAST.LINEAR([.$A145]; OFFSET([$Photodiode.$C$2]; MATCH([.$A145];[$Photodiode.$A$3:$Photodiode.$A$21];1); 0; 2); OFFSET([$Photodiode.$A$2]; MATCH([.$A145];[$Photodiode.$A$3:$Photodiode.$A$21];1); 0; 2))" office:value-type="float" office:value="0.42" calcext:value-type="float">
            <text:p>0.42</text:p>
          </table:table-cell>
          <table:table-cell table:style-name="ce32" table:formula="of:=COM.MICROSOFT.FORECAST.LINEAR([.$A145]; OFFSET([$Photodiode.$D$2]; MATCH([.$A145];[$Photodiode.$A$3:$Photodiode.$A$21];1); 0; 2); OFFSET([$Photodiode.$A$2]; MATCH([.$A14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5]; OFFSET([$Photodiode.$E$2]; MATCH([.$A145];[$Photodiode.$A$3:$Photodiode.$A$21];1); 0; 2); OFFSET([$Photodiode.$A$2]; MATCH([.$A145];[$Photodiode.$A$3:$Photodiode.$A$21];1); 0; 2))" office:value-type="float" office:value="0" calcext:value-type="float">
            <text:p>0.00</text:p>
          </table:table-cell>
          <table:table-cell table:style-name="ce38" table:formula="of:=IF([.K145] = MAX([.K145:.N145]); &quot;PD1&quot;; IF([.L145] = MAX([.K145:.N145]); &quot;PD2&quot;; IF([.M145] = MAX([.K145:.N14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V-CQBP-JZLX-BD-1-350-R18-Z/475-3450-1-ND/7908073</text:p>
          </table:table-cell>
          <table:table-cell table:number-columns-repeated="1007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VLOOKUP([.A14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107" calcext:value-type="float">
            <text:p>107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46]*[.F146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46]; OFFSET([$Photodiode.$B$2]; MATCH([.A146];[$Photodiode.$A$3:$Photodiode.$A$21];1); 0; 2); OFFSET([$Photodiode.$A$2]; MATCH([.A146];[$Photodiode.$A$3:$Photodiode.$A$21];1); 0; 2))" office:value-type="float" office:value="0.78" calcext:value-type="float">
            <text:p>0.78</text:p>
          </table:table-cell>
          <table:table-cell table:style-name="ce32" table:formula="of:=COM.MICROSOFT.FORECAST.LINEAR([.$A146]; OFFSET([$Photodiode.$C$2]; MATCH([.$A146];[$Photodiode.$A$3:$Photodiode.$A$21];1); 0; 2); OFFSET([$Photodiode.$A$2]; MATCH([.$A146];[$Photodiode.$A$3:$Photodiode.$A$21];1); 0; 2))" office:value-type="float" office:value="0.41" calcext:value-type="float">
            <text:p>0.41</text:p>
          </table:table-cell>
          <table:table-cell table:style-name="ce32" table:formula="of:=COM.MICROSOFT.FORECAST.LINEAR([.$A146]; OFFSET([$Photodiode.$D$2]; MATCH([.$A146];[$Photodiode.$A$3:$Photodiode.$A$21];1); 0; 2); OFFSET([$Photodiode.$A$2]; MATCH([.$A14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6]; OFFSET([$Photodiode.$E$2]; MATCH([.$A146];[$Photodiode.$A$3:$Photodiode.$A$21];1); 0; 2); OFFSET([$Photodiode.$A$2]; MATCH([.$A146];[$Photodiode.$A$3:$Photodiode.$A$21];1); 0; 2))" office:value-type="float" office:value="0" calcext:value-type="float">
            <text:p>0.00</text:p>
          </table:table-cell>
          <table:table-cell table:style-name="ce38" table:formula="of:=IF([.K146] = MAX([.K146:.N146]); &quot;PD1&quot;; IF([.L146] = MAX([.K146:.N146]); &quot;PD2&quot;; IF([.M146] = MAX([.K146:.N14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E01/1416-1054-1-ND/3961159</text:p>
          </table:table-cell>
          <table:table-cell table:number-columns-repeated="1007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VLOOKUP([.A147];[$Colors.$A$3:$Colors.$C$15];3;1)" office:value-type="string" office:string-value="Cyan" calcext:value-type="string">
            <text:p>Cyan</text:p>
          </table:table-cell>
          <table:table-cell office:value-type="currency" office:currency="GBP" office:value="0.56" calcext:value-type="currency">
            <text:p>£0.56</text:p>
          </table:table-cell>
          <table:table-cell office:value-type="float" office:value="40" calcext:value-type="float">
            <text:p>40</text:p>
          </table:table-cell>
          <table:table-cell office:value-type="float" office:value="3.1" calcext:value-type="float">
            <text:p>3.10</text:p>
          </table:table-cell>
          <table:table-cell office:value-type="float" office:value="10" calcext:value-type="float">
            <text:p>10</text:p>
          </table:table-cell>
          <table:table-cell table:formula="of:=[.E147]*[.F147]" office:value-type="float" office:value="31" calcext:value-type="float">
            <text:p>3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47]; OFFSET([$Photodiode.$B$2]; MATCH([.A147];[$Photodiode.$A$3:$Photodiode.$A$21];1); 0; 2); OFFSET([$Photodiode.$A$2]; MATCH([.A147];[$Photodiode.$A$3:$Photodiode.$A$21];1); 0; 2))" office:value-type="float" office:value="0.6216" calcext:value-type="float">
            <text:p>0.62</text:p>
          </table:table-cell>
          <table:table-cell table:style-name="ce32" table:formula="of:=COM.MICROSOFT.FORECAST.LINEAR([.$A147]; OFFSET([$Photodiode.$C$2]; MATCH([.$A147];[$Photodiode.$A$3:$Photodiode.$A$21];1); 0; 2); OFFSET([$Photodiode.$A$2]; MATCH([.$A147];[$Photodiode.$A$3:$Photodiode.$A$21];1); 0; 2))" office:value-type="float" office:value="0.3524" calcext:value-type="float">
            <text:p>0.35</text:p>
          </table:table-cell>
          <table:table-cell table:style-name="ce32" table:formula="of:=COM.MICROSOFT.FORECAST.LINEAR([.$A147]; OFFSET([$Photodiode.$D$2]; MATCH([.$A147];[$Photodiode.$A$3:$Photodiode.$A$21];1); 0; 2); OFFSET([$Photodiode.$A$2]; MATCH([.$A14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7]; OFFSET([$Photodiode.$E$2]; MATCH([.$A147];[$Photodiode.$A$3:$Photodiode.$A$21];1); 0; 2); OFFSET([$Photodiode.$A$2]; MATCH([.$A147];[$Photodiode.$A$3:$Photodiode.$A$21];1); 0; 2))" office:value-type="float" office:value="0" calcext:value-type="float">
            <text:p>0.00</text:p>
          </table:table-cell>
          <table:table-cell table:style-name="ce38" table:formula="of:=IF([.K147] = MAX([.K147:.N147]); &quot;PD1&quot;; IF([.L147] = MAX([.K147:.N147]); &quot;PD2&quot;; IF([.M147] = MAX([.K147:.N14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CEB1104LS-TR/404-1293-1-ND/9477298</text:p>
          </table:table-cell>
          <table:table-cell table:number-columns-repeated="1007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VLOOKUP([.A148];[$Colors.$A$3:$Colors.$C$15];3;1)" office:value-type="string" office:string-value="Cyan" calcext:value-type="string">
            <text:p>Cya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4642" calcext:value-type="float">
            <text:p>4,642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table:formula="of:=[.E148]*[.F148]" office:value-type="float" office:value="300" calcext:value-type="float">
            <text:p>30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48]; OFFSET([$Photodiode.$B$2]; MATCH([.A148];[$Photodiode.$A$3:$Photodiode.$A$21];1); 0; 2); OFFSET([$Photodiode.$A$2]; MATCH([.A148];[$Photodiode.$A$3:$Photodiode.$A$21];1); 0; 2))" office:value-type="float" office:value="0.615" calcext:value-type="float">
            <text:p>0.62</text:p>
          </table:table-cell>
          <table:table-cell table:style-name="ce32" table:formula="of:=COM.MICROSOFT.FORECAST.LINEAR([.$A148]; OFFSET([$Photodiode.$C$2]; MATCH([.$A148];[$Photodiode.$A$3:$Photodiode.$A$21];1); 0; 2); OFFSET([$Photodiode.$A$2]; MATCH([.$A148];[$Photodiode.$A$3:$Photodiode.$A$21];1); 0; 2))" office:value-type="float" office:value="0.35" calcext:value-type="float">
            <text:p>0.35</text:p>
          </table:table-cell>
          <table:table-cell table:style-name="ce32" table:formula="of:=COM.MICROSOFT.FORECAST.LINEAR([.$A148]; OFFSET([$Photodiode.$D$2]; MATCH([.$A148];[$Photodiode.$A$3:$Photodiode.$A$21];1); 0; 2); OFFSET([$Photodiode.$A$2]; MATCH([.$A14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8]; OFFSET([$Photodiode.$E$2]; MATCH([.$A148];[$Photodiode.$A$3:$Photodiode.$A$21];1); 0; 2); OFFSET([$Photodiode.$A$2]; MATCH([.$A148];[$Photodiode.$A$3:$Photodiode.$A$21];1); 0; 2))" office:value-type="float" office:value="0" calcext:value-type="float">
            <text:p>0.00</text:p>
          </table:table-cell>
          <table:table-cell table:style-name="ce38" table:formula="of:=IF([.K148] = MAX([.K148:.N148]); &quot;PD1&quot;; IF([.L148] = MAX([.K148:.N148]); &quot;PD2&quot;; IF([.M148] = MAX([.K148:.N14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35-B475003500000/1416-1973-1-ND/6235335</text:p>
          </table:table-cell>
          <table:table-cell table:number-columns-repeated="1007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4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1" calcext:value-type="currency">
            <text:p>£0.31</text:p>
          </table:table-cell>
          <table:table-cell office:value-type="float" office:value="1905" calcext:value-type="float">
            <text:p>1,905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49]*[.F149]"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49]; OFFSET([$Photodiode.$B$2]; MATCH([.A149];[$Photodiode.$A$3:$Photodiode.$A$21];1); 0; 2); OFFSET([$Photodiode.$A$2]; MATCH([.A149];[$Photodiode.$A$3:$Photodiode.$A$21];1); 0; 2))" office:value-type="float" office:value="0.6018" calcext:value-type="float">
            <text:p>0.60</text:p>
          </table:table-cell>
          <table:table-cell table:style-name="ce32" table:formula="of:=COM.MICROSOFT.FORECAST.LINEAR([.$A149]; OFFSET([$Photodiode.$C$2]; MATCH([.$A149];[$Photodiode.$A$3:$Photodiode.$A$21];1); 0; 2); OFFSET([$Photodiode.$A$2]; MATCH([.$A149];[$Photodiode.$A$3:$Photodiode.$A$21];1); 0; 2))" office:value-type="float" office:value="0.3452" calcext:value-type="float">
            <text:p>0.35</text:p>
          </table:table-cell>
          <table:table-cell table:style-name="ce32" table:formula="of:=COM.MICROSOFT.FORECAST.LINEAR([.$A149]; OFFSET([$Photodiode.$D$2]; MATCH([.$A149];[$Photodiode.$A$3:$Photodiode.$A$21];1); 0; 2); OFFSET([$Photodiode.$A$2]; MATCH([.$A14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9]; OFFSET([$Photodiode.$E$2]; MATCH([.$A149];[$Photodiode.$A$3:$Photodiode.$A$21];1); 0; 2); OFFSET([$Photodiode.$A$2]; MATCH([.$A149];[$Photodiode.$A$3:$Photodiode.$A$21];1); 0; 2))" office:value-type="float" office:value="0" calcext:value-type="float">
            <text:p>0.00</text:p>
          </table:table-cell>
          <table:table-cell table:style-name="ce38" table:formula="of:=IF([.K149] = MAX([.K149:.N149]); &quot;PD1&quot;; IF([.L149] = MAX([.K149:.N149]); &quot;PD2&quot;; IF([.M149] = MAX([.K149:.N14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85AT5B/1830-1078-1-ND/7604720</text:p>
          </table:table-cell>
          <table:table-cell table:number-columns-repeated="1007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50];[$Colors.$A$3:$Colors.$C$15];3;1)" office:value-type="string" office:string-value="Blue" calcext:value-type="string">
            <text:p>Blue</text:p>
          </table:table-cell>
          <table:table-cell office:value-type="currency" office:currency="GBP" office:value="1.1" calcext:value-type="currency">
            <text:p>£1.10</text:p>
          </table:table-cell>
          <table:table-cell office:value-type="float" office:value="2012" calcext:value-type="float">
            <text:p>2,012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50]*[.F150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50]; OFFSET([$Photodiode.$B$2]; MATCH([.A150];[$Photodiode.$A$3:$Photodiode.$A$21];1); 0; 2); OFFSET([$Photodiode.$A$2]; MATCH([.A150];[$Photodiode.$A$3:$Photodiode.$A$21];1); 0; 2))" office:value-type="float" office:value="0.6018" calcext:value-type="float">
            <text:p>0.60</text:p>
          </table:table-cell>
          <table:table-cell table:style-name="ce32" table:formula="of:=COM.MICROSOFT.FORECAST.LINEAR([.$A150]; OFFSET([$Photodiode.$C$2]; MATCH([.$A150];[$Photodiode.$A$3:$Photodiode.$A$21];1); 0; 2); OFFSET([$Photodiode.$A$2]; MATCH([.$A150];[$Photodiode.$A$3:$Photodiode.$A$21];1); 0; 2))" office:value-type="float" office:value="0.3452" calcext:value-type="float">
            <text:p>0.35</text:p>
          </table:table-cell>
          <table:table-cell table:style-name="ce32" table:formula="of:=COM.MICROSOFT.FORECAST.LINEAR([.$A150]; OFFSET([$Photodiode.$D$2]; MATCH([.$A150];[$Photodiode.$A$3:$Photodiode.$A$21];1); 0; 2); OFFSET([$Photodiode.$A$2]; MATCH([.$A15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0]; OFFSET([$Photodiode.$E$2]; MATCH([.$A150];[$Photodiode.$A$3:$Photodiode.$A$21];1); 0; 2); OFFSET([$Photodiode.$A$2]; MATCH([.$A150];[$Photodiode.$A$3:$Photodiode.$A$21];1); 0; 2))" office:value-type="float" office:value="0" calcext:value-type="float">
            <text:p>0.00</text:p>
          </table:table-cell>
          <table:table-cell table:style-name="ce38" table:formula="of:=IF([.K150] = MAX([.K150:.N150]); &quot;PD1&quot;; IF([.L150] = MAX([.K150:.N150]); &quot;PD2&quot;; IF([.M150] = MAX([.K150:.N15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BLU-00-0000-000000Z02/XQEBLU-00-0000-000000Z02CT-ND/5806211</text:p>
          </table:table-cell>
          <table:table-cell table:number-columns-repeated="1007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VLOOKUP([.A151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1975" calcext:value-type="float">
            <text:p>1,97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51]*[.F151]" office:value-type="float" office:value="64" calcext:value-type="float">
            <text:p>64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51]; OFFSET([$Photodiode.$B$2]; MATCH([.A151];[$Photodiode.$A$3:$Photodiode.$A$21];1); 0; 2); OFFSET([$Photodiode.$A$2]; MATCH([.A151];[$Photodiode.$A$3:$Photodiode.$A$21];1); 0; 2))" office:value-type="float" office:value="0.5952" calcext:value-type="float">
            <text:p>0.60</text:p>
          </table:table-cell>
          <table:table-cell table:style-name="ce32" table:formula="of:=COM.MICROSOFT.FORECAST.LINEAR([.$A151]; OFFSET([$Photodiode.$C$2]; MATCH([.$A151];[$Photodiode.$A$3:$Photodiode.$A$21];1); 0; 2); OFFSET([$Photodiode.$A$2]; MATCH([.$A151];[$Photodiode.$A$3:$Photodiode.$A$21];1); 0; 2))" office:value-type="float" office:value="0.3428" calcext:value-type="float">
            <text:p>0.34</text:p>
          </table:table-cell>
          <table:table-cell table:style-name="ce32" table:formula="of:=COM.MICROSOFT.FORECAST.LINEAR([.$A151]; OFFSET([$Photodiode.$D$2]; MATCH([.$A151];[$Photodiode.$A$3:$Photodiode.$A$21];1); 0; 2); OFFSET([$Photodiode.$A$2]; MATCH([.$A15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1]; OFFSET([$Photodiode.$E$2]; MATCH([.$A151];[$Photodiode.$A$3:$Photodiode.$A$21];1); 0; 2); OFFSET([$Photodiode.$A$2]; MATCH([.$A151];[$Photodiode.$A$3:$Photodiode.$A$21];1); 0; 2))" office:value-type="float" office:value="0" calcext:value-type="float">
            <text:p>0.00</text:p>
          </table:table-cell>
          <table:table-cell table:style-name="ce38" table:formula="of:=IF([.K151] = MAX([.K151:.N151]); &quot;PD1&quot;; IF([.L151] = MAX([.K151:.N151]); &quot;PD2&quot;; IF([.M151] = MAX([.K151:.N15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126ATB/1830-1088-1-ND/7604680</text:p>
          </table:table-cell>
          <table:table-cell table:number-columns-repeated="1007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2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975" calcext:value-type="float">
            <text:p>19,97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2]*[.F152]" office:value-type="float" office:value="66" calcext:value-type="float">
            <text:p>66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152]; OFFSET([$Photodiode.$B$2]; MATCH([.A152];[$Photodiode.$A$3:$Photodiode.$A$21];1); 0; 2); OFFSET([$Photodiode.$A$2]; MATCH([.A152];[$Photodiode.$A$3:$Photodiode.$A$21];1); 0; 2))" office:value-type="float" office:value="0.582" calcext:value-type="float">
            <text:p>0.58</text:p>
          </table:table-cell>
          <table:table-cell table:style-name="ce32" table:formula="of:=COM.MICROSOFT.FORECAST.LINEAR([.$A152]; OFFSET([$Photodiode.$C$2]; MATCH([.$A152];[$Photodiode.$A$3:$Photodiode.$A$21];1); 0; 2); OFFSET([$Photodiode.$A$2]; MATCH([.$A152];[$Photodiode.$A$3:$Photodiode.$A$21];1); 0; 2))" office:value-type="float" office:value="0.338" calcext:value-type="float">
            <text:p>0.34</text:p>
          </table:table-cell>
          <table:table-cell table:style-name="ce32" table:formula="of:=COM.MICROSOFT.FORECAST.LINEAR([.$A152]; OFFSET([$Photodiode.$D$2]; MATCH([.$A152];[$Photodiode.$A$3:$Photodiode.$A$21];1); 0; 2); OFFSET([$Photodiode.$A$2]; MATCH([.$A15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2]; OFFSET([$Photodiode.$E$2]; MATCH([.$A152];[$Photodiode.$A$3:$Photodiode.$A$21];1); 0; 2); OFFSET([$Photodiode.$A$2]; MATCH([.$A152];[$Photodiode.$A$3:$Photodiode.$A$21];1); 0; 2))" office:value-type="float" office:value="0" calcext:value-type="float">
            <text:p>0.00</text:p>
          </table:table-cell>
          <table:table-cell table:style-name="ce38" table:formula="of:=IF([.K152] = MAX([.K152:.N152]); &quot;PD1&quot;; IF([.L152] = MAX([.K152:.N152]); &quot;PD2&quot;; IF([.M152] = MAX([.K152:.N15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american-bright-optoelectronics-corporation/BL-HB332Y/BL-HB332YCT-ND/9678305</text:p>
          </table:table-cell>
          <table:table-cell table:number-columns-repeated="1007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3];[$Colors.$A$3:$Colors.$C$15];3;1)" office:value-type="string" office:string-value="Blue" calcext:value-type="string">
            <text:p>Blue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6866" calcext:value-type="float">
            <text:p>6,866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53]*[.F153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53]; OFFSET([$Photodiode.$B$2]; MATCH([.A153];[$Photodiode.$A$3:$Photodiode.$A$21];1); 0; 2); OFFSET([$Photodiode.$A$2]; MATCH([.A153];[$Photodiode.$A$3:$Photodiode.$A$21];1); 0; 2))" office:value-type="float" office:value="0.582" calcext:value-type="float">
            <text:p>0.58</text:p>
          </table:table-cell>
          <table:table-cell table:style-name="ce32" table:formula="of:=COM.MICROSOFT.FORECAST.LINEAR([.$A153]; OFFSET([$Photodiode.$C$2]; MATCH([.$A153];[$Photodiode.$A$3:$Photodiode.$A$21];1); 0; 2); OFFSET([$Photodiode.$A$2]; MATCH([.$A153];[$Photodiode.$A$3:$Photodiode.$A$21];1); 0; 2))" office:value-type="float" office:value="0.338" calcext:value-type="float">
            <text:p>0.34</text:p>
          </table:table-cell>
          <table:table-cell table:style-name="ce32" table:formula="of:=COM.MICROSOFT.FORECAST.LINEAR([.$A153]; OFFSET([$Photodiode.$D$2]; MATCH([.$A153];[$Photodiode.$A$3:$Photodiode.$A$21];1); 0; 2); OFFSET([$Photodiode.$A$2]; MATCH([.$A15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3]; OFFSET([$Photodiode.$E$2]; MATCH([.$A153];[$Photodiode.$A$3:$Photodiode.$A$21];1); 0; 2); OFFSET([$Photodiode.$A$2]; MATCH([.$A153];[$Photodiode.$A$3:$Photodiode.$A$21];1); 0; 2))" office:value-type="float" office:value="0" calcext:value-type="float">
            <text:p>0.00</text:p>
          </table:table-cell>
          <table:table-cell table:style-name="ce38" table:formula="of:=IF([.K153] = MAX([.K153:.N153]); &quot;PD1&quot;; IF([.L153] = MAX([.K153:.N153]); &quot;PD2&quot;; IF([.M153] = MAX([.K153:.N15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B01/1416-1052-1-ND/3961157</text:p>
          </table:table-cell>
          <table:table-cell table:number-columns-repeated="1007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VLOOKUP([.A154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2505" calcext:value-type="float">
            <text:p>2,50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54]*[.F154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54]; OFFSET([$Photodiode.$B$2]; MATCH([.A154];[$Photodiode.$A$3:$Photodiode.$A$21];1); 0; 2); OFFSET([$Photodiode.$A$2]; MATCH([.A154];[$Photodiode.$A$3:$Photodiode.$A$21];1); 0; 2))" office:value-type="float" office:value="0.5754" calcext:value-type="float">
            <text:p>0.58</text:p>
          </table:table-cell>
          <table:table-cell table:style-name="ce32" table:formula="of:=COM.MICROSOFT.FORECAST.LINEAR([.$A154]; OFFSET([$Photodiode.$C$2]; MATCH([.$A154];[$Photodiode.$A$3:$Photodiode.$A$21];1); 0; 2); OFFSET([$Photodiode.$A$2]; MATCH([.$A154];[$Photodiode.$A$3:$Photodiode.$A$21];1); 0; 2))" office:value-type="float" office:value="0.3356" calcext:value-type="float">
            <text:p>0.34</text:p>
          </table:table-cell>
          <table:table-cell table:style-name="ce32" table:formula="of:=COM.MICROSOFT.FORECAST.LINEAR([.$A154]; OFFSET([$Photodiode.$D$2]; MATCH([.$A154];[$Photodiode.$A$3:$Photodiode.$A$21];1); 0; 2); OFFSET([$Photodiode.$A$2]; MATCH([.$A15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4]; OFFSET([$Photodiode.$E$2]; MATCH([.$A154];[$Photodiode.$A$3:$Photodiode.$A$21];1); 0; 2); OFFSET([$Photodiode.$A$2]; MATCH([.$A154];[$Photodiode.$A$3:$Photodiode.$A$21];1); 0; 2))" office:value-type="float" office:value="0" calcext:value-type="float">
            <text:p>0.00</text:p>
          </table:table-cell>
          <table:table-cell table:style-name="ce38" table:formula="of:=IF([.K154] = MAX([.K154:.N154]); &quot;PD1&quot;; IF([.L154] = MAX([.K154:.N154]); &quot;PD2&quot;; IF([.M154] = MAX([.K154:.N15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ual-communications-company-vcc/LSM0805463V/28-LSM0805463VCT-ND/10229620</text:p>
          </table:table-cell>
          <table:table-cell table:number-columns-repeated="1007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VLOOKUP([.A155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7" calcext:value-type="currency">
            <text:p>£0.77</text:p>
          </table:table-cell>
          <table:table-cell office:value-type="float" office:value="8611" calcext:value-type="float">
            <text:p>8,611</text:p>
          </table:table-cell>
          <table:table-cell office:value-type="float" office:value="3.1" calcext:value-type="float">
            <text:p>3.10</text:p>
          </table:table-cell>
          <table:table-cell office:value-type="float" office:value="20" calcext:value-type="float">
            <text:p>20</text:p>
          </table:table-cell>
          <table:table-cell table:formula="of:=[.E155]*[.F155]" office:value-type="float" office:value="62" calcext:value-type="float">
            <text:p>6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55]; OFFSET([$Photodiode.$B$2]; MATCH([.A155];[$Photodiode.$A$3:$Photodiode.$A$21];1); 0; 2); OFFSET([$Photodiode.$A$2]; MATCH([.A155];[$Photodiode.$A$3:$Photodiode.$A$21];1); 0; 2))" office:value-type="float" office:value="0.5688" calcext:value-type="float">
            <text:p>0.57</text:p>
          </table:table-cell>
          <table:table-cell table:style-name="ce32" table:formula="of:=COM.MICROSOFT.FORECAST.LINEAR([.$A155]; OFFSET([$Photodiode.$C$2]; MATCH([.$A155];[$Photodiode.$A$3:$Photodiode.$A$21];1); 0; 2); OFFSET([$Photodiode.$A$2]; MATCH([.$A155];[$Photodiode.$A$3:$Photodiode.$A$21];1); 0; 2))" office:value-type="float" office:value="0.3332" calcext:value-type="float">
            <text:p>0.33</text:p>
          </table:table-cell>
          <table:table-cell table:style-name="ce32" table:formula="of:=COM.MICROSOFT.FORECAST.LINEAR([.$A155]; OFFSET([$Photodiode.$D$2]; MATCH([.$A155];[$Photodiode.$A$3:$Photodiode.$A$21];1); 0; 2); OFFSET([$Photodiode.$A$2]; MATCH([.$A15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5]; OFFSET([$Photodiode.$E$2]; MATCH([.$A155];[$Photodiode.$A$3:$Photodiode.$A$21];1); 0; 2); OFFSET([$Photodiode.$A$2]; MATCH([.$A155];[$Photodiode.$A$3:$Photodiode.$A$21];1); 0; 2))" office:value-type="float" office:value="0" calcext:value-type="float">
            <text:p>0.00</text:p>
          </table:table-cell>
          <table:table-cell table:style-name="ce38" table:formula="of:=IF([.K155] = MAX([.K155:.N155]); &quot;PD1&quot;; IF([.L155] = MAX([.K155:.N155]); &quot;PD2&quot;; IF([.M155] = MAX([.K155:.N15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ivar-inc/SM1206NBWC-IL/492-1943-1-ND/5030119</text:p>
          </table:table-cell>
          <table:table-cell table:number-columns-repeated="1007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VLOOKUP([.A156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3950" calcext:value-type="float">
            <text:p>3,950</text:p>
          </table:table-cell>
          <table:table-cell office:value-type="float" office:value="2.9" calcext:value-type="float">
            <text:p>2.90</text:p>
          </table:table-cell>
          <table:table-cell office:value-type="float" office:value="5" calcext:value-type="float">
            <text:p>5</text:p>
          </table:table-cell>
          <table:table-cell table:formula="of:=[.E156]*[.F156]" office:value-type="float" office:value="14.5" calcext:value-type="float">
            <text:p>14.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156]; OFFSET([$Photodiode.$B$2]; MATCH([.A156];[$Photodiode.$A$3:$Photodiode.$A$21];1); 0; 2); OFFSET([$Photodiode.$A$2]; MATCH([.A156];[$Photodiode.$A$3:$Photodiode.$A$21];1); 0; 2))" office:value-type="float" office:value="0.5622" calcext:value-type="float">
            <text:p>0.56</text:p>
          </table:table-cell>
          <table:table-cell table:style-name="ce32" table:formula="of:=COM.MICROSOFT.FORECAST.LINEAR([.$A156]; OFFSET([$Photodiode.$C$2]; MATCH([.$A156];[$Photodiode.$A$3:$Photodiode.$A$21];1); 0; 2); OFFSET([$Photodiode.$A$2]; MATCH([.$A156];[$Photodiode.$A$3:$Photodiode.$A$21];1); 0; 2))" office:value-type="float" office:value="0.3308" calcext:value-type="float">
            <text:p>0.33</text:p>
          </table:table-cell>
          <table:table-cell table:style-name="ce32" table:formula="of:=COM.MICROSOFT.FORECAST.LINEAR([.$A156]; OFFSET([$Photodiode.$D$2]; MATCH([.$A156];[$Photodiode.$A$3:$Photodiode.$A$21];1); 0; 2); OFFSET([$Photodiode.$A$2]; MATCH([.$A15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6]; OFFSET([$Photodiode.$E$2]; MATCH([.$A156];[$Photodiode.$A$3:$Photodiode.$A$21];1); 0; 2); OFFSET([$Photodiode.$A$2]; MATCH([.$A156];[$Photodiode.$A$3:$Photodiode.$A$21];1); 0; 2))" office:value-type="float" office:value="0" calcext:value-type="float">
            <text:p>0.00</text:p>
          </table:table-cell>
          <table:table-cell table:style-name="ce38" table:formula="of:=IF([.K156] = MAX([.K156:.N156]); &quot;PD1&quot;; IF([.L156] = MAX([.K156:.N156]); &quot;PD2&quot;; IF([.M156] = MAX([.K156:.N15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42BT5B/1830-IN-S42BT5BCT-ND/10384815</text:p>
          </table:table-cell>
          <table:table-cell table:number-columns-repeated="1007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7];[$Colors.$A$3:$Colors.$C$15];3;1)" office:value-type="string" office:string-value="Blue" calcext:value-type="string">
            <text:p>Blue</text:p>
          </table:table-cell>
          <table:table-cell office:value-type="currency" office:currency="GBP" office:value="0.5" calcext:value-type="currency">
            <text:p>£0.50</text:p>
          </table:table-cell>
          <table:table-cell office:value-type="float" office:value="4228" calcext:value-type="float">
            <text:p>4,228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7]*[.F157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57]; OFFSET([$Photodiode.$B$2]; MATCH([.A157];[$Photodiode.$A$3:$Photodiode.$A$21];1); 0; 2); OFFSET([$Photodiode.$A$2]; MATCH([.A157];[$Photodiode.$A$3:$Photodiode.$A$21];1); 0; 2))" office:value-type="float" office:value="0.549" calcext:value-type="float">
            <text:p>0.55</text:p>
          </table:table-cell>
          <table:table-cell table:style-name="ce32" table:formula="of:=COM.MICROSOFT.FORECAST.LINEAR([.$A157]; OFFSET([$Photodiode.$C$2]; MATCH([.$A157];[$Photodiode.$A$3:$Photodiode.$A$21];1); 0; 2); OFFSET([$Photodiode.$A$2]; MATCH([.$A157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157]; OFFSET([$Photodiode.$D$2]; MATCH([.$A157];[$Photodiode.$A$3:$Photodiode.$A$21];1); 0; 2); OFFSET([$Photodiode.$A$2]; MATCH([.$A15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7]; OFFSET([$Photodiode.$E$2]; MATCH([.$A157];[$Photodiode.$A$3:$Photodiode.$A$21];1); 0; 2); OFFSET([$Photodiode.$A$2]; MATCH([.$A157];[$Photodiode.$A$3:$Photodiode.$A$21];1); 0; 2))" office:value-type="float" office:value="0" calcext:value-type="float">
            <text:p>0.00</text:p>
          </table:table-cell>
          <table:table-cell table:style-name="ce38" table:formula="of:=IF([.K157] = MAX([.K157:.N157]); &quot;PD1&quot;; IF([.L157] = MAX([.K157:.N157]); &quot;PD2&quot;; IF([.M157] = MAX([.K157:.N15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FBB54W-8/1497-1437-1-ND/8259114</text:p>
          </table:table-cell>
          <table:table-cell table:number-columns-repeated="1007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8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14288" calcext:value-type="float">
            <text:p>14,288</text:p>
          </table:table-cell>
          <table:table-cell office:value-type="float" office:value="3.4" calcext:value-type="float">
            <text:p>3.40</text:p>
          </table:table-cell>
          <table:table-cell office:value-type="float" office:value="150" calcext:value-type="float">
            <text:p>150</text:p>
          </table:table-cell>
          <table:table-cell table:formula="of:=[.E158]*[.F158]" office:value-type="float" office:value="510" calcext:value-type="float">
            <text:p>51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58]; OFFSET([$Photodiode.$B$2]; MATCH([.A158];[$Photodiode.$A$3:$Photodiode.$A$21];1); 0; 2); OFFSET([$Photodiode.$A$2]; MATCH([.A158];[$Photodiode.$A$3:$Photodiode.$A$21];1); 0; 2))" office:value-type="float" office:value="0.549" calcext:value-type="float">
            <text:p>0.55</text:p>
          </table:table-cell>
          <table:table-cell table:style-name="ce32" table:formula="of:=COM.MICROSOFT.FORECAST.LINEAR([.$A158]; OFFSET([$Photodiode.$C$2]; MATCH([.$A158];[$Photodiode.$A$3:$Photodiode.$A$21];1); 0; 2); OFFSET([$Photodiode.$A$2]; MATCH([.$A158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158]; OFFSET([$Photodiode.$D$2]; MATCH([.$A158];[$Photodiode.$A$3:$Photodiode.$A$21];1); 0; 2); OFFSET([$Photodiode.$A$2]; MATCH([.$A15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8]; OFFSET([$Photodiode.$E$2]; MATCH([.$A158];[$Photodiode.$A$3:$Photodiode.$A$21];1); 0; 2); OFFSET([$Photodiode.$A$2]; MATCH([.$A158];[$Photodiode.$A$3:$Photodiode.$A$21];1); 0; 2))" office:value-type="float" office:value="0" calcext:value-type="float">
            <text:p>0.00</text:p>
          </table:table-cell>
          <table:table-cell table:style-name="ce38" table:formula="of:=IF([.K158] = MAX([.K158:.N158]); &quot;PD1&quot;; IF([.L158] = MAX([.K158:.N158]); &quot;PD2&quot;; IF([.M158] = MAX([.K158:.N15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tt-electronics-optek-technology/OVS5MBBCR4/365-1544-1-ND/2164125</text:p>
          </table:table-cell>
          <table:table-cell table:number-columns-repeated="1007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VLOOKUP([.A15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67" calcext:value-type="currency">
            <text:p>£0.67</text:p>
          </table:table-cell>
          <table:table-cell office:value-type="float" office:value="6401" calcext:value-type="float">
            <text:p>6,401</text:p>
          </table:table-cell>
          <table:table-cell office:value-type="float" office:value="3.2" calcext:value-type="float">
            <text:p>3.20</text:p>
          </table:table-cell>
          <table:table-cell office:value-type="float" office:value="10" calcext:value-type="float">
            <text:p>10</text:p>
          </table:table-cell>
          <table:table-cell table:formula="of:=[.E159]*[.F159]" office:value-type="float" office:value="32" calcext:value-type="float">
            <text:p>32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table:formula="of:=COM.MICROSOFT.FORECAST.LINEAR([.A159]; OFFSET([$Photodiode.$B$2]; MATCH([.A159];[$Photodiode.$A$3:$Photodiode.$A$21];1); 0; 2); OFFSET([$Photodiode.$A$2]; MATCH([.A159];[$Photodiode.$A$3:$Photodiode.$A$21];1); 0; 2))" office:value-type="float" office:value="0.5424" calcext:value-type="float">
            <text:p>0.54</text:p>
          </table:table-cell>
          <table:table-cell table:style-name="ce32" table:formula="of:=COM.MICROSOFT.FORECAST.LINEAR([.$A159]; OFFSET([$Photodiode.$C$2]; MATCH([.$A159];[$Photodiode.$A$3:$Photodiode.$A$21];1); 0; 2); OFFSET([$Photodiode.$A$2]; MATCH([.$A159];[$Photodiode.$A$3:$Photodiode.$A$21];1); 0; 2))" office:value-type="float" office:value="0.3236" calcext:value-type="float">
            <text:p>0.32</text:p>
          </table:table-cell>
          <table:table-cell table:style-name="ce32" table:formula="of:=COM.MICROSOFT.FORECAST.LINEAR([.$A159]; OFFSET([$Photodiode.$D$2]; MATCH([.$A159];[$Photodiode.$A$3:$Photodiode.$A$21];1); 0; 2); OFFSET([$Photodiode.$A$2]; MATCH([.$A15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9]; OFFSET([$Photodiode.$E$2]; MATCH([.$A159];[$Photodiode.$A$3:$Photodiode.$A$21];1); 0; 2); OFFSET([$Photodiode.$A$2]; MATCH([.$A159];[$Photodiode.$A$3:$Photodiode.$A$21];1); 0; 2))" office:value-type="float" office:value="0" calcext:value-type="float">
            <text:p>0.00</text:p>
          </table:table-cell>
          <table:table-cell table:style-name="ce38" table:formula="of:=IF([.K159] = MAX([.K159:.N159]); &quot;PD1&quot;; IF([.L159] = MAX([.K159:.N159]); &quot;PD2&quot;; IF([.M159] = MAX([.K159:.N15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B41P1Q2-GS08/VLMB41P1Q2-GS08CT-ND/4895906</text:p>
          </table:table-cell>
          <table:table-cell table:number-columns-repeated="1007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VLOOKUP([.A160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6" calcext:value-type="currency">
            <text:p>£0.46</text:p>
          </table:table-cell>
          <table:table-cell office:value-type="float" office:value="1217" calcext:value-type="float">
            <text:p>1,2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0]*[.F160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60]; OFFSET([$Photodiode.$B$2]; MATCH([.A160];[$Photodiode.$A$3:$Photodiode.$A$21];1); 0; 2); OFFSET([$Photodiode.$A$2]; MATCH([.A160];[$Photodiode.$A$3:$Photodiode.$A$21];1); 0; 2))" office:value-type="float" office:value="0.5358" calcext:value-type="float">
            <text:p>0.54</text:p>
          </table:table-cell>
          <table:table-cell table:style-name="ce32" table:formula="of:=COM.MICROSOFT.FORECAST.LINEAR([.$A160]; OFFSET([$Photodiode.$C$2]; MATCH([.$A160];[$Photodiode.$A$3:$Photodiode.$A$21];1); 0; 2); OFFSET([$Photodiode.$A$2]; MATCH([.$A160];[$Photodiode.$A$3:$Photodiode.$A$21];1); 0; 2))" office:value-type="float" office:value="0.3212" calcext:value-type="float">
            <text:p>0.32</text:p>
          </table:table-cell>
          <table:table-cell table:style-name="ce32" table:formula="of:=COM.MICROSOFT.FORECAST.LINEAR([.$A160]; OFFSET([$Photodiode.$D$2]; MATCH([.$A160];[$Photodiode.$A$3:$Photodiode.$A$21];1); 0; 2); OFFSET([$Photodiode.$A$2]; MATCH([.$A16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0]; OFFSET([$Photodiode.$E$2]; MATCH([.$A160];[$Photodiode.$A$3:$Photodiode.$A$21];1); 0; 2); OFFSET([$Photodiode.$A$2]; MATCH([.$A160];[$Photodiode.$A$3:$Photodiode.$A$21];1); 0; 2))" office:value-type="float" office:value="0" calcext:value-type="float">
            <text:p>0.00</text:p>
          </table:table-cell>
          <table:table-cell table:style-name="ce38" table:formula="of:=IF([.K160] = MAX([.K160:.N160]); &quot;PD1&quot;; IF([.L160] = MAX([.K160:.N160]); &quot;PD2&quot;; IF([.M160] = MAX([.K160:.N16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CKB1111CS-TR/404-1299-1-ND/9477304</text:p>
          </table:table-cell>
          <table:table-cell table:number-columns-repeated="1007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VLOOKUP([.A161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1" calcext:value-type="currency">
            <text:p>£0.71</text:p>
          </table:table-cell>
          <table:table-cell office:value-type="float" office:value="15997" calcext:value-type="float">
            <text:p>15,997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61]*[.F161]" office:value-type="float" office:value="68" calcext:value-type="float">
            <text:p>6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61]; OFFSET([$Photodiode.$B$2]; MATCH([.A161];[$Photodiode.$A$3:$Photodiode.$A$21];1); 0; 2); OFFSET([$Photodiode.$A$2]; MATCH([.A161];[$Photodiode.$A$3:$Photodiode.$A$21];1); 0; 2))" office:value-type="float" office:value="0.5292" calcext:value-type="float">
            <text:p>0.53</text:p>
          </table:table-cell>
          <table:table-cell table:style-name="ce32" table:formula="of:=COM.MICROSOFT.FORECAST.LINEAR([.$A161]; OFFSET([$Photodiode.$C$2]; MATCH([.$A161];[$Photodiode.$A$3:$Photodiode.$A$21];1); 0; 2); OFFSET([$Photodiode.$A$2]; MATCH([.$A161];[$Photodiode.$A$3:$Photodiode.$A$21];1); 0; 2))" office:value-type="float" office:value="0.3188" calcext:value-type="float">
            <text:p>0.32</text:p>
          </table:table-cell>
          <table:table-cell table:style-name="ce32" table:formula="of:=COM.MICROSOFT.FORECAST.LINEAR([.$A161]; OFFSET([$Photodiode.$D$2]; MATCH([.$A161];[$Photodiode.$A$3:$Photodiode.$A$21];1); 0; 2); OFFSET([$Photodiode.$A$2]; MATCH([.$A16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1]; OFFSET([$Photodiode.$E$2]; MATCH([.$A161];[$Photodiode.$A$3:$Photodiode.$A$21];1); 0; 2); OFFSET([$Photodiode.$A$2]; MATCH([.$A161];[$Photodiode.$A$3:$Photodiode.$A$21];1); 0; 2))" office:value-type="float" office:value="0" calcext:value-type="float">
            <text:p>0.00</text:p>
          </table:table-cell>
          <table:table-cell table:style-name="ce38" table:formula="of:=IF([.K161] = MAX([.K161:.N161]); &quot;PD1&quot;; IF([.L161] = MAX([.K161:.N161]); &quot;PD2&quot;; IF([.M161] = MAX([.K161:.N16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R-C170-R0000/516-HSMR-C170-R0000CT-ND/10511779</text:p>
          </table:table-cell>
          <table:table-cell table:number-columns-repeated="1007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VLOOKUP([.A162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" calcext:value-type="currency">
            <text:p>£0.70</text:p>
          </table:table-cell>
          <table:table-cell office:value-type="float" office:value="1487" calcext:value-type="float">
            <text:p>1,48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2]*[.F162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162]; OFFSET([$Photodiode.$B$2]; MATCH([.A162];[$Photodiode.$A$3:$Photodiode.$A$21];1); 0; 2); OFFSET([$Photodiode.$A$2]; MATCH([.A162];[$Photodiode.$A$3:$Photodiode.$A$21];1); 0; 2))" office:value-type="float" office:value="0.5226" calcext:value-type="float">
            <text:p>0.52</text:p>
          </table:table-cell>
          <table:table-cell table:style-name="ce32" table:formula="of:=COM.MICROSOFT.FORECAST.LINEAR([.$A162]; OFFSET([$Photodiode.$C$2]; MATCH([.$A162];[$Photodiode.$A$3:$Photodiode.$A$21];1); 0; 2); OFFSET([$Photodiode.$A$2]; MATCH([.$A162];[$Photodiode.$A$3:$Photodiode.$A$21];1); 0; 2))" office:value-type="float" office:value="0.3164" calcext:value-type="float">
            <text:p>0.32</text:p>
          </table:table-cell>
          <table:table-cell table:style-name="ce32" table:formula="of:=COM.MICROSOFT.FORECAST.LINEAR([.$A162]; OFFSET([$Photodiode.$D$2]; MATCH([.$A162];[$Photodiode.$A$3:$Photodiode.$A$21];1); 0; 2); OFFSET([$Photodiode.$A$2]; MATCH([.$A16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2]; OFFSET([$Photodiode.$E$2]; MATCH([.$A162];[$Photodiode.$A$3:$Photodiode.$A$21];1); 0; 2); OFFSET([$Photodiode.$A$2]; MATCH([.$A162];[$Photodiode.$A$3:$Photodiode.$A$21];1); 0; 2))" office:value-type="float" office:value="0" calcext:value-type="float">
            <text:p>0.00</text:p>
          </table:table-cell>
          <table:table-cell table:style-name="ce38" table:formula="of:=IF([.K162] = MAX([.K162:.N162]); &quot;PD1&quot;; IF([.L162] = MAX([.K162:.N162]); &quot;PD2&quot;; IF([.M162] = MAX([.K162:.N16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1608QBC-G/754-1501-1-ND/2263587</text:p>
          </table:table-cell>
          <table:table-cell table:number-columns-repeated="1007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3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8" calcext:value-type="currency">
            <text:p>£0.48</text:p>
          </table:table-cell>
          <table:table-cell office:value-type="float" office:value="2617" calcext:value-type="float">
            <text:p>2,6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3]*[.F163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63]; OFFSET([$Photodiode.$B$2]; MATCH([.A163];[$Photodiode.$A$3:$Photodiode.$A$21];1); 0; 2); OFFSET([$Photodiode.$A$2]; MATCH([.A163];[$Photodiode.$A$3:$Photodiode.$A$21];1); 0; 2))" office:value-type="float" office:value="0.516" calcext:value-type="float">
            <text:p>0.52</text:p>
          </table:table-cell>
          <table:table-cell table:style-name="ce32" table:formula="of:=COM.MICROSOFT.FORECAST.LINEAR([.$A163]; OFFSET([$Photodiode.$C$2]; MATCH([.$A163];[$Photodiode.$A$3:$Photodiode.$A$21];1); 0; 2); OFFSET([$Photodiode.$A$2]; MATCH([.$A163];[$Photodiode.$A$3:$Photodiode.$A$21];1); 0; 2))" office:value-type="float" office:value="0.314" calcext:value-type="float">
            <text:p>0.31</text:p>
          </table:table-cell>
          <table:table-cell table:style-name="ce32" table:formula="of:=COM.MICROSOFT.FORECAST.LINEAR([.$A163]; OFFSET([$Photodiode.$D$2]; MATCH([.$A163];[$Photodiode.$A$3:$Photodiode.$A$21];1); 0; 2); OFFSET([$Photodiode.$A$2]; MATCH([.$A16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3]; OFFSET([$Photodiode.$E$2]; MATCH([.$A163];[$Photodiode.$A$3:$Photodiode.$A$21];1); 0; 2); OFFSET([$Photodiode.$A$2]; MATCH([.$A163];[$Photodiode.$A$3:$Photodiode.$A$21];1); 0; 2))" office:value-type="float" office:value="0" calcext:value-type="float">
            <text:p>0.00</text:p>
          </table:table-cell>
          <table:table-cell table:style-name="ce38" table:formula="of:=IF([.K163] = MAX([.K163:.N163]); &quot;PD1&quot;; IF([.L163] = MAX([.K163:.N163]); &quot;PD2&quot;; IF([.M163] = MAX([.K163:.N16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CBD54W-8/1497-1436-1-ND/8259113</text:p>
          </table:table-cell>
          <table:table-cell table:number-columns-repeated="1007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4];[$Colors.$A$3:$Colors.$C$15];3;1)" office:value-type="string" office:string-value="Blue" calcext:value-type="string">
            <text:p>Blue</text:p>
          </table:table-cell>
          <table:table-cell office:value-type="currency" office:currency="GBP" office:value="2.61" calcext:value-type="currency">
            <text:p>£2.61</text:p>
          </table:table-cell>
          <table:table-cell office:value-type="float" office:value="706" calcext:value-type="float">
            <text:p>706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64]*[.F164]" office:value-type="float" office:value="1120" calcext:value-type="float">
            <text:p>1120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2.15" calcext:value-type="float">
            <text:p>2.15</text:p>
          </table:table-cell>
          <table:table-cell table:formula="of:=COM.MICROSOFT.FORECAST.LINEAR([.A164]; OFFSET([$Photodiode.$B$2]; MATCH([.A164];[$Photodiode.$A$3:$Photodiode.$A$21];1); 0; 2); OFFSET([$Photodiode.$A$2]; MATCH([.A164];[$Photodiode.$A$3:$Photodiode.$A$21];1); 0; 2))" office:value-type="float" office:value="0.516" calcext:value-type="float">
            <text:p>0.52</text:p>
          </table:table-cell>
          <table:table-cell table:style-name="ce32" table:formula="of:=COM.MICROSOFT.FORECAST.LINEAR([.$A164]; OFFSET([$Photodiode.$C$2]; MATCH([.$A164];[$Photodiode.$A$3:$Photodiode.$A$21];1); 0; 2); OFFSET([$Photodiode.$A$2]; MATCH([.$A164];[$Photodiode.$A$3:$Photodiode.$A$21];1); 0; 2))" office:value-type="float" office:value="0.314" calcext:value-type="float">
            <text:p>0.31</text:p>
          </table:table-cell>
          <table:table-cell table:style-name="ce32" table:formula="of:=COM.MICROSOFT.FORECAST.LINEAR([.$A164]; OFFSET([$Photodiode.$D$2]; MATCH([.$A164];[$Photodiode.$A$3:$Photodiode.$A$21];1); 0; 2); OFFSET([$Photodiode.$A$2]; MATCH([.$A16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4]; OFFSET([$Photodiode.$E$2]; MATCH([.$A164];[$Photodiode.$A$3:$Photodiode.$A$21];1); 0; 2); OFFSET([$Photodiode.$A$2]; MATCH([.$A164];[$Photodiode.$A$3:$Photodiode.$A$21];1); 0; 2))" office:value-type="float" office:value="0" calcext:value-type="float">
            <text:p>0.00</text:p>
          </table:table-cell>
          <table:table-cell table:style-name="ce38" table:formula="of:=IF([.K164] = MAX([.K164:.N164]); &quot;PD1&quot;; IF([.L164] = MAX([.K164:.N164]); &quot;PD2&quot;; IF([.M164] = MAX([.K164:.N16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w%C3%BCrth-elektronik/150353BS74500/732-10349-1-ND/6140862</text:p>
          </table:table-cell>
          <table:table-cell table:number-columns-repeated="1007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VLOOKUP([.A165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4" calcext:value-type="currency">
            <text:p>£0.74</text:p>
          </table:table-cell>
          <table:table-cell office:value-type="float" office:value="18179" calcext:value-type="float">
            <text:p>18,179</text:p>
          </table:table-cell>
          <table:table-cell office:value-type="float" office:value="3.05" calcext:value-type="float">
            <text:p>3.05</text:p>
          </table:table-cell>
          <table:table-cell office:value-type="float" office:value="20" calcext:value-type="float">
            <text:p>20</text:p>
          </table:table-cell>
          <table:table-cell table:formula="of:=[.E165]*[.F165]" office:value-type="float" office:value="61" calcext:value-type="float">
            <text:p>61</text:p>
          </table:table-cell>
          <table:table-cell office:value-type="float" office:value="2" calcext:value-type="float">
            <text:p>2.00</text:p>
          </table:table-cell>
          <table:table-cell office:value-type="float" office:value="1.8" calcext:value-type="float">
            <text:p>1.8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65]; OFFSET([$Photodiode.$B$2]; MATCH([.A165];[$Photodiode.$A$3:$Photodiode.$A$21];1); 0; 2); OFFSET([$Photodiode.$A$2]; MATCH([.A165];[$Photodiode.$A$3:$Photodiode.$A$21];1); 0; 2))" office:value-type="float" office:value="0.5094" calcext:value-type="float">
            <text:p>0.51</text:p>
          </table:table-cell>
          <table:table-cell table:style-name="ce32" table:formula="of:=COM.MICROSOFT.FORECAST.LINEAR([.$A165]; OFFSET([$Photodiode.$C$2]; MATCH([.$A165];[$Photodiode.$A$3:$Photodiode.$A$21];1); 0; 2); OFFSET([$Photodiode.$A$2]; MATCH([.$A165];[$Photodiode.$A$3:$Photodiode.$A$21];1); 0; 2))" office:value-type="float" office:value="0.3116" calcext:value-type="float">
            <text:p>0.31</text:p>
          </table:table-cell>
          <table:table-cell table:style-name="ce32" table:formula="of:=COM.MICROSOFT.FORECAST.LINEAR([.$A165]; OFFSET([$Photodiode.$D$2]; MATCH([.$A165];[$Photodiode.$A$3:$Photodiode.$A$21];1); 0; 2); OFFSET([$Photodiode.$A$2]; MATCH([.$A16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5]; OFFSET([$Photodiode.$E$2]; MATCH([.$A165];[$Photodiode.$A$3:$Photodiode.$A$21];1); 0; 2); OFFSET([$Photodiode.$A$2]; MATCH([.$A165];[$Photodiode.$A$3:$Photodiode.$A$21];1); 0; 2))" office:value-type="float" office:value="0" calcext:value-type="float">
            <text:p>0.00</text:p>
          </table:table-cell>
          <table:table-cell table:style-name="ce38" table:formula="of:=IF([.K165] = MAX([.K165:.N165]); &quot;PD1&quot;; IF([.L165] = MAX([.K165:.N165]); &quot;PD2&quot;; IF([.M165] = MAX([.K165:.N16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D-MVSG-JGLH-46-1/475-3410-1-ND/7908017</text:p>
          </table:table-cell>
          <table:table-cell table:number-columns-repeated="1007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VLOOKUP([.A166];[$Colors.$A$3:$Colors.$C$15];3;1)" office:value-type="string" office:string-value="Blue" calcext:value-type="string">
            <text:p>Blue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2191" calcext:value-type="float">
            <text:p>2,191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66]*[.F166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66]; OFFSET([$Photodiode.$B$2]; MATCH([.A166];[$Photodiode.$A$3:$Photodiode.$A$21];1); 0; 2); OFFSET([$Photodiode.$A$2]; MATCH([.A166];[$Photodiode.$A$3:$Photodiode.$A$21];1); 0; 2))" office:value-type="float" office:value="0.5028" calcext:value-type="float">
            <text:p>0.50</text:p>
          </table:table-cell>
          <table:table-cell table:style-name="ce32" table:formula="of:=COM.MICROSOFT.FORECAST.LINEAR([.$A166]; OFFSET([$Photodiode.$C$2]; MATCH([.$A166];[$Photodiode.$A$3:$Photodiode.$A$21];1); 0; 2); OFFSET([$Photodiode.$A$2]; MATCH([.$A166];[$Photodiode.$A$3:$Photodiode.$A$21];1); 0; 2))" office:value-type="float" office:value="0.3092" calcext:value-type="float">
            <text:p>0.31</text:p>
          </table:table-cell>
          <table:table-cell table:style-name="ce32" table:formula="of:=COM.MICROSOFT.FORECAST.LINEAR([.$A166]; OFFSET([$Photodiode.$D$2]; MATCH([.$A166];[$Photodiode.$A$3:$Photodiode.$A$21];1); 0; 2); OFFSET([$Photodiode.$A$2]; MATCH([.$A16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6]; OFFSET([$Photodiode.$E$2]; MATCH([.$A166];[$Photodiode.$A$3:$Photodiode.$A$21];1); 0; 2); OFFSET([$Photodiode.$A$2]; MATCH([.$A166];[$Photodiode.$A$3:$Photodiode.$A$21];1); 0; 2))" office:value-type="float" office:value="0" calcext:value-type="float">
            <text:p>0.00</text:p>
          </table:table-cell>
          <table:table-cell table:style-name="ce38" table:formula="of:=IF([.K166] = MAX([.K166:.N166]); &quot;PD1&quot;; IF([.L166] = MAX([.K166:.N166]); &quot;PD2&quot;; IF([.M166] = MAX([.K166:.N16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ROY-00-0000-000000L01/XQEROY-00-0000-000000L01CT-ND/5806221</text:p>
          </table:table-cell>
          <table:table-cell table:number-columns-repeated="1007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7];[$Colors.$A$3:$Colors.$C$15];3;1)" office:value-type="string" office:string-value="Blue" calcext:value-type="string">
            <text:p>Blue</text:p>
          </table:table-cell>
          <table:table-cell office:value-type="currency" office:currency="GBP" office:value="2.59" calcext:value-type="currency">
            <text:p>£2.59</text:p>
          </table:table-cell>
          <table:table-cell office:value-type="float" office:value="611" calcext:value-type="float">
            <text:p>611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67]*[.F167]" office:value-type="float" office:value="1155" calcext:value-type="float">
            <text:p>1155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2" calcext:value-type="float">
            <text:p>2.20</text:p>
          </table:table-cell>
          <table:table-cell table:formula="of:=COM.MICROSOFT.FORECAST.LINEAR([.A167]; OFFSET([$Photodiode.$B$2]; MATCH([.A167];[$Photodiode.$A$3:$Photodiode.$A$21];1); 0; 2); OFFSET([$Photodiode.$A$2]; MATCH([.A167];[$Photodiode.$A$3:$Photodiode.$A$21];1); 0; 2))" office:value-type="float" office:value="0.483" calcext:value-type="float">
            <text:p>0.48</text:p>
          </table:table-cell>
          <table:table-cell table:style-name="ce32" table:formula="of:=COM.MICROSOFT.FORECAST.LINEAR([.$A167]; OFFSET([$Photodiode.$C$2]; MATCH([.$A167];[$Photodiode.$A$3:$Photodiode.$A$21];1); 0; 2); OFFSET([$Photodiode.$A$2]; MATCH([.$A167];[$Photodiode.$A$3:$Photodiode.$A$21];1); 0; 2))" office:value-type="float" office:value="0.302" calcext:value-type="float">
            <text:p>0.30</text:p>
          </table:table-cell>
          <table:table-cell table:style-name="ce32" table:formula="of:=COM.MICROSOFT.FORECAST.LINEAR([.$A167]; OFFSET([$Photodiode.$D$2]; MATCH([.$A167];[$Photodiode.$A$3:$Photodiode.$A$21];1); 0; 2); OFFSET([$Photodiode.$A$2]; MATCH([.$A16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7]; OFFSET([$Photodiode.$E$2]; MATCH([.$A167];[$Photodiode.$A$3:$Photodiode.$A$21];1); 0; 2); OFFSET([$Photodiode.$A$2]; MATCH([.$A167];[$Photodiode.$A$3:$Photodiode.$A$21];1); 0; 2))" office:value-type="float" office:value="0" calcext:value-type="float">
            <text:p>0.00</text:p>
          </table:table-cell>
          <table:table-cell table:style-name="ce38" table:formula="of:=IF([.K167] = MAX([.K167:.N167]); &quot;PD1&quot;; IF([.L167] = MAX([.K167:.N167]); &quot;PD2&quot;; IF([.M167] = MAX([.K167:.N16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CB14X160S/1497-1348-1-ND/6615780</text:p>
          </table:table-cell>
          <table:table-cell table:number-columns-repeated="1007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8];[$Colors.$A$3:$Colors.$C$15];3;1)" office:value-type="string" office:string-value="Blue" calcext:value-type="string">
            <text:p>Blue</text:p>
          </table:table-cell>
          <table:table-cell office:value-type="currency" office:currency="GBP" office:value="1.6" calcext:value-type="currency">
            <text:p>£1.60</text:p>
          </table:table-cell>
          <table:table-cell office:value-type="float" office:value="3140" calcext:value-type="float">
            <text:p>3,140</text:p>
          </table:table-cell>
          <table:table-cell office:value-type="float" office:value="2.85" calcext:value-type="float">
            <text:p>2.85</text:p>
          </table:table-cell>
          <table:table-cell office:value-type="float" office:value="350" calcext:value-type="float">
            <text:p>350</text:p>
          </table:table-cell>
          <table:table-cell table:formula="of:=[.E168]*[.F168]" office:value-type="float" office:value="997.5" calcext:value-type="float">
            <text:p>99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4" calcext:value-type="float">
            <text:p>1.54</text:p>
          </table:table-cell>
          <table:table-cell table:formula="of:=COM.MICROSOFT.FORECAST.LINEAR([.A168]; OFFSET([$Photodiode.$B$2]; MATCH([.A168];[$Photodiode.$A$3:$Photodiode.$A$21];1); 0; 2); OFFSET([$Photodiode.$A$2]; MATCH([.A168];[$Photodiode.$A$3:$Photodiode.$A$21];1); 0; 2))" office:value-type="float" office:value="0.483" calcext:value-type="float">
            <text:p>0.48</text:p>
          </table:table-cell>
          <table:table-cell table:style-name="ce32" table:formula="of:=COM.MICROSOFT.FORECAST.LINEAR([.$A168]; OFFSET([$Photodiode.$C$2]; MATCH([.$A168];[$Photodiode.$A$3:$Photodiode.$A$21];1); 0; 2); OFFSET([$Photodiode.$A$2]; MATCH([.$A168];[$Photodiode.$A$3:$Photodiode.$A$21];1); 0; 2))" office:value-type="float" office:value="0.302" calcext:value-type="float">
            <text:p>0.30</text:p>
          </table:table-cell>
          <table:table-cell table:style-name="ce32" table:formula="of:=COM.MICROSOFT.FORECAST.LINEAR([.$A168]; OFFSET([$Photodiode.$D$2]; MATCH([.$A168];[$Photodiode.$A$3:$Photodiode.$A$21];1); 0; 2); OFFSET([$Photodiode.$A$2]; MATCH([.$A16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8]; OFFSET([$Photodiode.$E$2]; MATCH([.$A168];[$Photodiode.$A$3:$Photodiode.$A$21];1); 0; 2); OFFSET([$Photodiode.$A$2]; MATCH([.$A168];[$Photodiode.$A$3:$Photodiode.$A$21];1); 0; 2))" office:value-type="float" office:value="0" calcext:value-type="float">
            <text:p>0.00</text:p>
          </table:table-cell>
          <table:table-cell table:style-name="ce38" table:formula="of:=IF([.K168] = MAX([.K168:.N168]); &quot;PD1&quot;; IF([.L168] = MAX([.K168:.N168]); &quot;PD2&quot;; IF([.M168] = MAX([.K168:.N16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GD-CSHPM1-14-UOVJ-W4-1/475-3272-1-ND/6599061</text:p>
          </table:table-cell>
          <table:table-cell table:number-columns-repeated="1007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VLOOKUP([.A16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5" calcext:value-type="currency">
            <text:p>£0.45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69]*[.F169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table:formula="of:=COM.MICROSOFT.FORECAST.LINEAR([.A169]; OFFSET([$Photodiode.$B$2]; MATCH([.A169];[$Photodiode.$A$3:$Photodiode.$A$21];1); 0; 2); OFFSET([$Photodiode.$A$2]; MATCH([.A169];[$Photodiode.$A$3:$Photodiode.$A$21];1); 0; 2))" office:value-type="float" office:value="0.4632" calcext:value-type="float">
            <text:p>0.46</text:p>
          </table:table-cell>
          <table:table-cell table:style-name="ce32" table:formula="of:=COM.MICROSOFT.FORECAST.LINEAR([.$A169]; OFFSET([$Photodiode.$C$2]; MATCH([.$A169];[$Photodiode.$A$3:$Photodiode.$A$21];1); 0; 2); OFFSET([$Photodiode.$A$2]; MATCH([.$A169];[$Photodiode.$A$3:$Photodiode.$A$21];1); 0; 2))" office:value-type="float" office:value="0.2948" calcext:value-type="float">
            <text:p>0.29</text:p>
          </table:table-cell>
          <table:table-cell table:style-name="ce32" table:formula="of:=COM.MICROSOFT.FORECAST.LINEAR([.$A169]; OFFSET([$Photodiode.$D$2]; MATCH([.$A169];[$Photodiode.$A$3:$Photodiode.$A$21];1); 0; 2); OFFSET([$Photodiode.$A$2]; MATCH([.$A16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9]; OFFSET([$Photodiode.$E$2]; MATCH([.$A169];[$Photodiode.$A$3:$Photodiode.$A$21];1); 0; 2); OFFSET([$Photodiode.$A$2]; MATCH([.$A169];[$Photodiode.$A$3:$Photodiode.$A$21];1); 0; 2))" office:value-type="float" office:value="0" calcext:value-type="float">
            <text:p>0.00</text:p>
          </table:table-cell>
          <table:table-cell table:style-name="ce38" table:formula="of:=IF([.K169] = MAX([.K169:.N169]); &quot;PD1&quot;; IF([.L169] = MAX([.K169:.N169]); &quot;PD2&quot;; IF([.M169] = MAX([.K169:.N16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224BS73100/732-11397-1-ND/7316002</text:p>
          </table:table-cell>
          <table:table-cell table:number-columns-repeated="1007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VLOOKUP([.A170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460" calcext:value-type="float">
            <text:p>15,460</text:p>
          </table:table-cell>
          <table:table-cell office:value-type="float" office:value="3.08" calcext:value-type="float">
            <text:p>3.08</text:p>
          </table:table-cell>
          <table:table-cell office:value-type="float" office:value="150" calcext:value-type="float">
            <text:p>150</text:p>
          </table:table-cell>
          <table:table-cell table:formula="of:=[.E170]*[.F170]" office:value-type="float" office:value="462" calcext:value-type="float">
            <text:p>462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70]; OFFSET([$Photodiode.$B$2]; MATCH([.A170];[$Photodiode.$A$3:$Photodiode.$A$21];1); 0; 2); OFFSET([$Photodiode.$A$2]; MATCH([.A170];[$Photodiode.$A$3:$Photodiode.$A$21];1); 0; 2))" office:value-type="float" office:value="0.4566" calcext:value-type="float">
            <text:p>0.46</text:p>
          </table:table-cell>
          <table:table-cell table:style-name="ce32" table:formula="of:=COM.MICROSOFT.FORECAST.LINEAR([.$A170]; OFFSET([$Photodiode.$C$2]; MATCH([.$A170];[$Photodiode.$A$3:$Photodiode.$A$21];1); 0; 2); OFFSET([$Photodiode.$A$2]; MATCH([.$A170];[$Photodiode.$A$3:$Photodiode.$A$21];1); 0; 2))" office:value-type="float" office:value="0.2924" calcext:value-type="float">
            <text:p>0.29</text:p>
          </table:table-cell>
          <table:table-cell table:style-name="ce32" table:formula="of:=COM.MICROSOFT.FORECAST.LINEAR([.$A170]; OFFSET([$Photodiode.$D$2]; MATCH([.$A170];[$Photodiode.$A$3:$Photodiode.$A$21];1); 0; 2); OFFSET([$Photodiode.$A$2]; MATCH([.$A17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0]; OFFSET([$Photodiode.$E$2]; MATCH([.$A170];[$Photodiode.$A$3:$Photodiode.$A$21];1); 0; 2); OFFSET([$Photodiode.$A$2]; MATCH([.$A170];[$Photodiode.$A$3:$Photodiode.$A$21];1); 0; 2))" office:value-type="float" office:value="0" calcext:value-type="float">
            <text:p>0.00</text:p>
          </table:table-cell>
          <table:table-cell table:style-name="ce38" table:formula="of:=IF([.K170] = MAX([.K170:.N170]); &quot;PD1&quot;; IF([.L170] = MAX([.K170:.N170]); &quot;PD2&quot;; IF([.M170] = MAX([.K170:.N17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W-LM00-NGJ0E/516-4342-1-ND/10239769</text:p>
          </table:table-cell>
          <table:table-cell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1];[$Colors.$A$3:$Colors.$C$15];3;1)" office:value-type="string" office:string-value="Blue" calcext:value-type="string">
            <text:p>Blue</text:p>
          </table:table-cell>
          <table:table-cell office:value-type="currency" office:currency="GBP" office:value="4.7" calcext:value-type="currency">
            <text:p>£4.70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.00</text:p>
          </table:table-cell>
          <table:table-cell office:value-type="float" office:value="1000" calcext:value-type="float">
            <text:p>1000</text:p>
          </table:table-cell>
          <table:table-cell table:formula="of:=[.E171]*[.F171]" office:value-type="float" office:value="3000" calcext:value-type="float">
            <text:p>30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.08" calcext:value-type="float">
            <text:p>0.08</text:p>
          </table:table-cell>
          <table:table-cell table:formula="of:=COM.MICROSOFT.FORECAST.LINEAR([.A171]; OFFSET([$Photodiode.$B$2]; MATCH([.A171];[$Photodiode.$A$3:$Photodiode.$A$21];1); 0; 2); OFFSET([$Photodiode.$A$2]; MATCH([.A171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71]; OFFSET([$Photodiode.$C$2]; MATCH([.$A171];[$Photodiode.$A$3:$Photodiode.$A$21];1); 0; 2); OFFSET([$Photodiode.$A$2]; MATCH([.$A171];[$Photodiode.$A$3:$Photodiode.$A$21];1); 0; 2))" office:value-type="float" office:value="0.29" calcext:value-type="float">
            <text:p>0.29</text:p>
          </table:table-cell>
          <table:table-cell table:style-name="ce32" table:formula="of:=COM.MICROSOFT.FORECAST.LINEAR([.$A171]; OFFSET([$Photodiode.$D$2]; MATCH([.$A171];[$Photodiode.$A$3:$Photodiode.$A$21];1); 0; 2); OFFSET([$Photodiode.$A$2]; MATCH([.$A17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1]; OFFSET([$Photodiode.$E$2]; MATCH([.$A171];[$Photodiode.$A$3:$Photodiode.$A$21];1); 0; 2); OFFSET([$Photodiode.$A$2]; MATCH([.$A171];[$Photodiode.$A$3:$Photodiode.$A$21];1); 0; 2))" office:value-type="float" office:value="0" calcext:value-type="float">
            <text:p>0.00</text:p>
          </table:table-cell>
          <table:table-cell table:style-name="ce38" table:formula="of:=IF([.K171] = MAX([.K171:.N171]); &quot;PD1&quot;; IF([.L171] = MAX([.K171:.N171]); &quot;PD2&quot;; IF([.M171] = MAX([.K171:.N17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KB-CSLNM1-14-3V6A-46-0-S/475-3718-1-ND/10055001</text:p>
          </table:table-cell>
          <table:table-cell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2];[$Colors.$A$3:$Colors.$C$15];3;1)" office:value-type="string" office:string-value="Blue" calcext:value-type="string">
            <text:p>Blue</text:p>
          </table:table-cell>
          <table:table-cell office:value-type="currency" office:currency="GBP" office:value="2.07" calcext:value-type="currency">
            <text:p>£2.07</text:p>
          </table:table-cell>
          <table:table-cell office:value-type="float" office:value="3059" calcext:value-type="float">
            <text:p>3,05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72]*[.F172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72]; OFFSET([$Photodiode.$B$2]; MATCH([.A172];[$Photodiode.$A$3:$Photodiode.$A$21];1); 0; 2); OFFSET([$Photodiode.$A$2]; MATCH([.A172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72]; OFFSET([$Photodiode.$C$2]; MATCH([.$A172];[$Photodiode.$A$3:$Photodiode.$A$21];1); 0; 2); OFFSET([$Photodiode.$A$2]; MATCH([.$A172];[$Photodiode.$A$3:$Photodiode.$A$21];1); 0; 2))" office:value-type="float" office:value="0.29" calcext:value-type="float">
            <text:p>0.29</text:p>
          </table:table-cell>
          <table:table-cell table:style-name="ce32" table:formula="of:=COM.MICROSOFT.FORECAST.LINEAR([.$A172]; OFFSET([$Photodiode.$D$2]; MATCH([.$A172];[$Photodiode.$A$3:$Photodiode.$A$21];1); 0; 2); OFFSET([$Photodiode.$A$2]; MATCH([.$A17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2]; OFFSET([$Photodiode.$E$2]; MATCH([.$A172];[$Photodiode.$A$3:$Photodiode.$A$21];1); 0; 2); OFFSET([$Photodiode.$A$2]; MATCH([.$A172];[$Photodiode.$A$3:$Photodiode.$A$21];1); 0; 2))" office:value-type="float" office:value="0" calcext:value-type="float">
            <text:p>0.00</text:p>
          </table:table-cell>
          <table:table-cell table:style-name="ce38" table:formula="of:=IF([.K172] = MAX([.K172:.N172]); &quot;PD1&quot;; IF([.L172] = MAX([.K172:.N172]); &quot;PD2&quot;; IF([.M172] = MAX([.K172:.N17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R01/1416-1058-1-ND/3961163</text:p>
          </table:table-cell>
          <table:table-cell table:number-columns-repeated="1007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VLOOKUP([.A173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69" calcext:value-type="currency">
            <text:p>£0.69</text:p>
          </table:table-cell>
          <table:table-cell office:value-type="float" office:value="9213" calcext:value-type="float">
            <text:p>9,213</text:p>
          </table:table-cell>
          <table:table-cell office:value-type="float" office:value="3.05" calcext:value-type="float">
            <text:p>3.05</text:p>
          </table:table-cell>
          <table:table-cell office:value-type="float" office:value="100" calcext:value-type="float">
            <text:p>100</text:p>
          </table:table-cell>
          <table:table-cell table:formula="of:=[.E173]*[.F173]" office:value-type="float" office:value="305" calcext:value-type="float">
            <text:p>305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73]; OFFSET([$Photodiode.$B$2]; MATCH([.A173];[$Photodiode.$A$3:$Photodiode.$A$21];1); 0; 2); OFFSET([$Photodiode.$A$2]; MATCH([.A173];[$Photodiode.$A$3:$Photodiode.$A$21];1); 0; 2))" office:value-type="float" office:value="0.4368" calcext:value-type="float">
            <text:p>0.44</text:p>
          </table:table-cell>
          <table:table-cell table:style-name="ce32" table:formula="of:=COM.MICROSOFT.FORECAST.LINEAR([.$A173]; OFFSET([$Photodiode.$C$2]; MATCH([.$A173];[$Photodiode.$A$3:$Photodiode.$A$21];1); 0; 2); OFFSET([$Photodiode.$A$2]; MATCH([.$A173];[$Photodiode.$A$3:$Photodiode.$A$21];1); 0; 2))" office:value-type="float" office:value="0.2852" calcext:value-type="float">
            <text:p>0.29</text:p>
          </table:table-cell>
          <table:table-cell table:style-name="ce32" table:formula="of:=COM.MICROSOFT.FORECAST.LINEAR([.$A173]; OFFSET([$Photodiode.$D$2]; MATCH([.$A173];[$Photodiode.$A$3:$Photodiode.$A$21];1); 0; 2); OFFSET([$Photodiode.$A$2]; MATCH([.$A17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3]; OFFSET([$Photodiode.$E$2]; MATCH([.$A173];[$Photodiode.$A$3:$Photodiode.$A$21];1); 0; 2); OFFSET([$Photodiode.$A$2]; MATCH([.$A173];[$Photodiode.$A$3:$Photodiode.$A$21];1); 0; 2))" office:value-type="float" office:value="0" calcext:value-type="float">
            <text:p>0.00</text:p>
          </table:table-cell>
          <table:table-cell table:style-name="ce38" table:formula="of:=IF([.K173] = MAX([.K173:.N173]); &quot;PD1&quot;; IF([.L173] = MAX([.K173:.N173]); &quot;PD2&quot;; IF([.M173] = MAX([.K173:.N17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35-U450003500000/1416-1723-1-ND/5823508</text:p>
          </table:table-cell>
          <table:table-cell table:number-columns-repeated="1007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VLOOKUP([.A174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1.16" calcext:value-type="currency">
            <text:p>£1.16</text:p>
          </table:table-cell>
          <table:table-cell office:value-type="float" office:value="1296" calcext:value-type="float">
            <text:p>1,296</text:p>
          </table:table-cell>
          <table:table-cell office:value-type="float" office:value="3.5" calcext:value-type="float">
            <text:p>3.50</text:p>
          </table:table-cell>
          <table:table-cell office:value-type="float" office:value="150" calcext:value-type="float">
            <text:p>150</text:p>
          </table:table-cell>
          <table:table-cell table:formula="of:=[.E174]*[.F174]" office:value-type="float" office:value="525" calcext:value-type="float">
            <text:p>525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05" calcext:value-type="float">
            <text:p>1.05</text:p>
          </table:table-cell>
          <table:table-cell table:formula="of:=COM.MICROSOFT.FORECAST.LINEAR([.A174]; OFFSET([$Photodiode.$B$2]; MATCH([.A174];[$Photodiode.$A$3:$Photodiode.$A$21];1); 0; 2); OFFSET([$Photodiode.$A$2]; MATCH([.A174];[$Photodiode.$A$3:$Photodiode.$A$21];1); 0; 2))" office:value-type="float" office:value="0.417" calcext:value-type="float">
            <text:p>0.42</text:p>
          </table:table-cell>
          <table:table-cell table:style-name="ce32" table:formula="of:=COM.MICROSOFT.FORECAST.LINEAR([.$A174]; OFFSET([$Photodiode.$C$2]; MATCH([.$A174];[$Photodiode.$A$3:$Photodiode.$A$21];1); 0; 2); OFFSET([$Photodiode.$A$2]; MATCH([.$A174];[$Photodiode.$A$3:$Photodiode.$A$21];1); 0; 2))" office:value-type="float" office:value="0.278" calcext:value-type="float">
            <text:p>0.28</text:p>
          </table:table-cell>
          <table:table-cell table:style-name="ce32" table:formula="of:=COM.MICROSOFT.FORECAST.LINEAR([.$A174]; OFFSET([$Photodiode.$D$2]; MATCH([.$A174];[$Photodiode.$A$3:$Photodiode.$A$21];1); 0; 2); OFFSET([$Photodiode.$A$2]; MATCH([.$A17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4]; OFFSET([$Photodiode.$E$2]; MATCH([.$A174];[$Photodiode.$A$3:$Photodiode.$A$21];1); 0; 2); OFFSET([$Photodiode.$A$2]; MATCH([.$A174];[$Photodiode.$A$3:$Photodiode.$A$21];1); 0; 2))" office:value-type="float" office:value="0" calcext:value-type="float">
            <text:p>0.00</text:p>
          </table:table-cell>
          <table:table-cell table:style-name="ce38" table:formula="of:=IF([.K174] = MAX([.K174:.N174]); &quot;PD1&quot;; IF([.L174] = MAX([.K174:.N174]); &quot;PD2&quot;; IF([.M174] = MAX([.K174:.N17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CB25X109FS/1497-1309-1-ND/6615689</text:p>
          </table:table-cell>
          <table:table-cell table:number-columns-repeated="1007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5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4.95" calcext:value-type="currency">
            <text:p>£4.95</text:p>
          </table:table-cell>
          <table:table-cell office:value-type="float" office:value="965" calcext:value-type="float">
            <text:p>965</text:p>
          </table:table-cell>
          <table:table-cell office:value-type="float" office:value="3.4" calcext:value-type="float">
            <text:p>3.40</text:p>
          </table:table-cell>
          <table:table-cell office:value-type="float" office:value="700" calcext:value-type="float">
            <text:p>700</text:p>
          </table:table-cell>
          <table:table-cell table:formula="of:=[.E175]*[.F175]" office:value-type="float" office:value="2380" calcext:value-type="float">
            <text:p>238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13" calcext:value-type="float">
            <text:p>2.13</text:p>
          </table:table-cell>
          <table:table-cell table:formula="of:=COM.MICROSOFT.FORECAST.LINEAR([.A175]; OFFSET([$Photodiode.$B$2]; MATCH([.A175];[$Photodiode.$A$3:$Photodiode.$A$21];1); 0; 2); OFFSET([$Photodiode.$A$2]; MATCH([.A175];[$Photodiode.$A$3:$Photodiode.$A$21];1); 0; 2))" office:value-type="float" office:value="0.318" calcext:value-type="float">
            <text:p>0.32</text:p>
          </table:table-cell>
          <table:table-cell table:style-name="ce32" table:formula="of:=COM.MICROSOFT.FORECAST.LINEAR([.$A175]; OFFSET([$Photodiode.$C$2]; MATCH([.$A175];[$Photodiode.$A$3:$Photodiode.$A$21];1); 0; 2); OFFSET([$Photodiode.$A$2]; MATCH([.$A175];[$Photodiode.$A$3:$Photodiode.$A$21];1); 0; 2))" office:value-type="float" office:value="0.242" calcext:value-type="float">
            <text:p>0.24</text:p>
          </table:table-cell>
          <table:table-cell table:style-name="ce32" table:formula="of:=COM.MICROSOFT.FORECAST.LINEAR([.$A175]; OFFSET([$Photodiode.$D$2]; MATCH([.$A175];[$Photodiode.$A$3:$Photodiode.$A$21];1); 0; 2); OFFSET([$Photodiode.$A$2]; MATCH([.$A17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5]; OFFSET([$Photodiode.$E$2]; MATCH([.$A175];[$Photodiode.$A$3:$Photodiode.$A$21];1); 0; 2); OFFSET([$Photodiode.$A$2]; MATCH([.$A175];[$Photodiode.$A$3:$Photodiode.$A$21];1); 0; 2))" office:value-type="float" office:value="0" calcext:value-type="float">
            <text:p>0.00</text:p>
          </table:table-cell>
          <table:table-cell table:style-name="ce38" table:formula="of:=IF([.K175] = MAX([.K175:.N175]); &quot;PD1&quot;; IF([.L175] = MAX([.K175:.N175]); &quot;PD2&quot;; IF([.M175] = MAX([.K175:.N17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lite-on-inc/LTPL-C034UVH430/160-2206-1-ND/7364838</text:p>
          </table:table-cell>
          <table:table-cell table:number-columns-repeated="1007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6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63" calcext:value-type="currency">
            <text:p>£0.63</text:p>
          </table:table-cell>
          <table:table-cell office:value-type="float" office:value="1416" calcext:value-type="float">
            <text:p>1,416</text:p>
          </table:table-cell>
          <table:table-cell office:value-type="float" office:value="3.8" calcext:value-type="float">
            <text:p>3.80</text:p>
          </table:table-cell>
          <table:table-cell office:value-type="float" office:value="20" calcext:value-type="float">
            <text:p>20</text:p>
          </table:table-cell>
          <table:table-cell table:formula="of:=[.E176]*[.F176]" office:value-type="float" office:value="76" calcext:value-type="float">
            <text:p>7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76]; OFFSET([$Photodiode.$B$2]; MATCH([.A176];[$Photodiode.$A$3:$Photodiode.$A$21];1); 0; 2); OFFSET([$Photodiode.$A$2]; MATCH([.A176];[$Photodiode.$A$3:$Photodiode.$A$21];1); 0; 2))" office:value-type="float" office:value="0.318" calcext:value-type="float">
            <text:p>0.32</text:p>
          </table:table-cell>
          <table:table-cell table:style-name="ce32" table:formula="of:=COM.MICROSOFT.FORECAST.LINEAR([.$A176]; OFFSET([$Photodiode.$C$2]; MATCH([.$A176];[$Photodiode.$A$3:$Photodiode.$A$21];1); 0; 2); OFFSET([$Photodiode.$A$2]; MATCH([.$A176];[$Photodiode.$A$3:$Photodiode.$A$21];1); 0; 2))" office:value-type="float" office:value="0.242" calcext:value-type="float">
            <text:p>0.24</text:p>
          </table:table-cell>
          <table:table-cell table:style-name="ce32" table:formula="of:=COM.MICROSOFT.FORECAST.LINEAR([.$A176]; OFFSET([$Photodiode.$D$2]; MATCH([.$A176];[$Photodiode.$A$3:$Photodiode.$A$21];1); 0; 2); OFFSET([$Photodiode.$A$2]; MATCH([.$A17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6]; OFFSET([$Photodiode.$E$2]; MATCH([.$A176];[$Photodiode.$A$3:$Photodiode.$A$21];1); 0; 2); OFFSET([$Photodiode.$A$2]; MATCH([.$A176];[$Photodiode.$A$3:$Photodiode.$A$21];1); 0; 2))" office:value-type="float" office:value="0" calcext:value-type="float">
            <text:p>0.00</text:p>
          </table:table-cell>
          <table:table-cell table:style-name="ce38" table:formula="of:=IF([.K176] = MAX([.K176:.N176]); &quot;PD1&quot;; IF([.L176] = MAX([.K176:.N176]); &quot;PD2&quot;; IF([.M176] = MAX([.K176:.N17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everlight-electronics-co-ltd/QTLP600CBTR/1080-1401-1-ND/2676135</text:p>
          </table:table-cell>
          <table:table-cell table:number-columns-repeated="1007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VLOOKUP([.A177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1241" calcext:value-type="float">
            <text:p>11,241</text:p>
          </table:table-cell>
          <table:table-cell office:value-type="float" office:value="3.9" calcext:value-type="float">
            <text:p>3.90</text:p>
          </table:table-cell>
          <table:table-cell office:value-type="float" office:value="10" calcext:value-type="float">
            <text:p>10</text:p>
          </table:table-cell>
          <table:table-cell table:formula="of:=[.E177]*[.F177]" office:value-type="float" office:value="39" calcext:value-type="float">
            <text:p>39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77]; OFFSET([$Photodiode.$B$2]; MATCH([.A177];[$Photodiode.$A$3:$Photodiode.$A$21];1); 0; 2); OFFSET([$Photodiode.$A$2]; MATCH([.A177];[$Photodiode.$A$3:$Photodiode.$A$21];1); 0; 2))" office:value-type="float" office:value="0.3048" calcext:value-type="float">
            <text:p>0.30</text:p>
          </table:table-cell>
          <table:table-cell table:style-name="ce32" table:formula="of:=COM.MICROSOFT.FORECAST.LINEAR([.$A177]; OFFSET([$Photodiode.$C$2]; MATCH([.$A177];[$Photodiode.$A$3:$Photodiode.$A$21];1); 0; 2); OFFSET([$Photodiode.$A$2]; MATCH([.$A177];[$Photodiode.$A$3:$Photodiode.$A$21];1); 0; 2))" office:value-type="float" office:value="0.2372" calcext:value-type="float">
            <text:p>0.24</text:p>
          </table:table-cell>
          <table:table-cell table:style-name="ce32" table:formula="of:=COM.MICROSOFT.FORECAST.LINEAR([.$A177]; OFFSET([$Photodiode.$D$2]; MATCH([.$A177];[$Photodiode.$A$3:$Photodiode.$A$21];1); 0; 2); OFFSET([$Photodiode.$A$2]; MATCH([.$A17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7]; OFFSET([$Photodiode.$E$2]; MATCH([.$A177];[$Photodiode.$A$3:$Photodiode.$A$21];1); 0; 2); OFFSET([$Photodiode.$A$2]; MATCH([.$A177];[$Photodiode.$A$3:$Photodiode.$A$21];1); 0; 2))" office:value-type="float" office:value="0" calcext:value-type="float">
            <text:p>0.00</text:p>
          </table:table-cell>
          <table:table-cell table:style-name="ce38" table:formula="of:=IF([.K177] = MAX([.K177:.N177]); &quot;PD1&quot;; IF([.L177] = MAX([.K177:.N177]); &quot;PD2&quot;; IF([.M177] = MAX([.K177:.N17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TLMB1100-GS08/751-1156-1-ND/1681439</text:p>
          </table:table-cell>
          <table:table-cell table:number-columns-repeated="1007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mponents.J3:Components.J1048576">
            <calcext:condition calcext:apply-style-name="Error" calcext:value="&gt;1.75" calcext:base-cell-address="Components.J3"/>
            <calcext:condition calcext:apply-style-name="Warning" calcext:value="&gt;1.6" calcext:base-cell-address="Components.J3"/>
            <calcext:condition calcext:apply-style-name="Warning" calcext:value="&lt;0.5" calcext:base-cell-address="Components.J3"/>
            <calcext:condition calcext:apply-style-name="Good" calcext:value="&gt;2" calcext:base-cell-address="Components.J3"/>
          </calcext:conditional-format>
          <calcext:conditional-format calcext:target-range-address="Components.H3:Components.H1048576">
            <calcext:condition calcext:apply-style-name="Error" calcext:value="&gt;6" calcext:base-cell-address="Components.H3"/>
            <calcext:condition calcext:apply-style-name="Warning" calcext:value="&gt;5.5" calcext:base-cell-address="Components.H3"/>
            <calcext:condition calcext:apply-style-name="Warning" calcext:value="&lt;1.6" calcext:base-cell-address="Components.H3"/>
            <calcext:condition calcext:apply-style-name="Good" calcext:value="&gt;=2" calcext:base-cell-address="Components.H3"/>
          </calcext:conditional-format>
          <calcext:conditional-format calcext:target-range-address="Components.I3:Components.I1048576">
            <calcext:condition calcext:apply-style-name="Error" calcext:value="&gt;3.5" calcext:base-cell-address="Components.I3"/>
            <calcext:condition calcext:apply-style-name="Warning" calcext:value="&lt;0.8" calcext:base-cell-address="Components.I3"/>
            <calcext:condition calcext:apply-style-name="Good" calcext:value="&gt;=1.25" calcext:base-cell-address="Components.I3"/>
          </calcext:conditional-format>
          <calcext:conditional-format calcext:target-range-address="Components.F3:Components.F1048576">
            <calcext:condition calcext:apply-style-name="Error" calcext:value="&gt;1000" calcext:base-cell-address="Components.F3"/>
            <calcext:condition calcext:apply-style-name="Warning" calcext:value="&gt;450" calcext:base-cell-address="Components.F3"/>
            <calcext:condition calcext:apply-style-name="Good" calcext:value="between(20,100)" calcext:base-cell-address="Components.F3"/>
          </calcext:conditional-format>
          <calcext:conditional-format calcext:target-range-address="Components.E3:Components.E1048576">
            <calcext:condition calcext:apply-style-name="Error" calcext:value="&gt;5" calcext:base-cell-address="Components.E3"/>
            <calcext:condition calcext:apply-style-name="Warning" calcext:value="&gt;4.6" calcext:base-cell-address="Components.E3"/>
            <calcext:condition calcext:apply-style-name="Good" calcext:value="between(4.1,4.6)" calcext:base-cell-address="Components.E3"/>
            <calcext:condition calcext:apply-style-name="Good" calcext:value="between(2.1,2.6)" calcext:base-cell-address="Components.E3"/>
          </calcext:conditional-format>
          <calcext:conditional-format calcext:target-range-address="Components.C3:Components.C1048576">
            <calcext:condition calcext:apply-style-name="Good" calcext:value="&lt;=1" calcext:base-cell-address="Components.C3"/>
            <calcext:condition calcext:apply-style-name="Warning" calcext:value="&gt;5" calcext:base-cell-address="Components.C3"/>
          </calcext:conditional-format>
          <calcext:conditional-format calcext:target-range-address="Components.D3:Components.D1048576">
            <calcext:condition calcext:apply-style-name="Error" calcext:value="&lt;5" calcext:base-cell-address="Components.D3"/>
            <calcext:condition calcext:apply-style-name="Warning" calcext:value="&lt;20" calcext:base-cell-address="Components.D3"/>
            <calcext:condition calcext:apply-style-name="Good" calcext:value="&gt;50" calcext:base-cell-address="Components.D3"/>
          </calcext:conditional-format>
          <calcext:conditional-format calcext:target-range-address="Components.B3:Components.B1048576">
            <calcext:condition calcext:apply-style-name="IR" calcext:value="ends-with(&quot;IR&quot;)" calcext:base-cell-address="Components.B3"/>
            <calcext:condition calcext:apply-style-name="Red" calcext:value="=&quot;Red&quot;" calcext:base-cell-address="Components.B3"/>
            <calcext:condition calcext:apply-style-name="Orange" calcext:value="=&quot;Orange&quot;" calcext:base-cell-address="Components.B3"/>
            <calcext:condition calcext:apply-style-name="Yellow" calcext:value="=&quot;Yellow&quot;" calcext:base-cell-address="Components.B3"/>
            <calcext:condition calcext:apply-style-name="Green" calcext:value="=&quot;Green&quot;" calcext:base-cell-address="Components.B3"/>
            <calcext:condition calcext:apply-style-name="Cyan" calcext:value="=&quot;Cyan&quot;" calcext:base-cell-address="Components.B3"/>
            <calcext:condition calcext:apply-style-name="Blue" calcext:value="=&quot;Blue&quot;" calcext:base-cell-address="Components.B3"/>
            <calcext:condition calcext:apply-style-name="Violet" calcext:value="=&quot;Violet&quot;" calcext:base-cell-address="Components.B3"/>
            <calcext:condition calcext:apply-style-name="UV" calcext:value="ends-with(&quot;UV&quot;)" calcext:base-cell-address="Components.B3"/>
          </calcext:conditional-format>
          <calcext:conditional-format calcext:target-range-address="Components.G3:Components.G1048576">
            <calcext:condition calcext:apply-style-name="Warning" calcext:value="&gt;1000" calcext:base-cell-address="Components.G3"/>
            <calcext:condition calcext:apply-style-name="Warning" calcext:value="&lt;30" calcext:base-cell-address="Components.G3"/>
            <calcext:condition calcext:apply-style-name="Good" calcext:value="between(40,200)" calcext:base-cell-address="Components.G3"/>
          </calcext:conditional-format>
          <calcext:conditional-format calcext:target-range-address="Components.K3:Components.N1048576">
            <calcext:condition calcext:apply-style-name="Good" calcext:value="&gt;0.5" calcext:base-cell-address="Components.K3"/>
            <calcext:condition calcext:apply-style-name="Error" calcext:value="&lt;=0" calcext:base-cell-address="Components.K3"/>
            <calcext:condition calcext:apply-style-name="Warning" calcext:value="&lt;0.25" calcext:base-cell-address="Components.K3"/>
          </calcext:conditional-format>
          <calcext:conditional-format calcext:target-range-address="Components.O2:Components.O1048576">
            <calcext:condition calcext:apply-style-name="IR" calcext:value="=&quot;PD4&quot;" calcext:base-cell-address="Components.O2"/>
            <calcext:condition calcext:apply-style-name="Red" calcext:value="=&quot;PD3&quot;" calcext:base-cell-address="Components.O2"/>
            <calcext:condition calcext:apply-style-name="Orange" calcext:value="=&quot;PD2&quot;" calcext:base-cell-address="Components.O2"/>
            <calcext:condition calcext:apply-style-name="Yellow" calcext:value="=&quot;PD1&quot;" calcext:base-cell-address="Components.O2"/>
          </calcext:conditional-format>
        </calcext:conditional-formats>
      </table:table>
      <table:table table:name="Colors" table:style-name="ta1">
        <table:table-column table:style-name="co8" table:default-cell-style-name="Default"/>
        <table:table-column table:style-name="co8" table:default-cell-style-name="ce34"/>
        <table:table-column table:style-name="co8" table:default-cell-style-name="IR"/>
        <table:table-row table:style-name="ro1">
          <table:table-cell table:style-name="ce42" office:value-type="string" calcext:value-type="string" table:number-columns-spanned="2" table:number-rows-spanned="1">
            <text:p>Wavelength</text:p>
          </table:table-cell>
          <table:covered-table-cell/>
          <table:table-cell table:style-name="ce44" office:value-type="string" calcext:value-type="string" table:number-columns-spanned="1" table:number-rows-spanned="2">
            <text:p>Color</text:p>
          </table:table-cell>
        </table:table-row>
        <table:table-row table:style-name="ro1">
          <table:table-cell table:style-name="ce40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covered-table-cell table:style-name="ce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style-name="UV" office:value-type="string" calcext:value-type="string">
            <text:p>UV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50" calcext:value-type="float">
            <text:p>450</text:p>
          </table:table-cell>
          <table:table-cell table:style-name="Violet" office:value-type="string" calcext:value-type="string">
            <text:p>Violet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table:style-name="Blue" office:value-type="string" calcext:value-type="string">
            <text:p>Blu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5" calcext:value-type="float">
            <text:p>495</text:p>
          </table:table-cell>
          <table:table-cell table:style-name="Cyan" office:value-type="string" calcext:value-type="string">
            <text:p>Cyan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0" calcext:value-type="float">
            <text:p>570</text:p>
          </table:table-cell>
          <table:table-cell table:style-name="Green" office:value-type="string" calcext:value-type="string">
            <text:p>Green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0" calcext:value-type="float">
            <text:p>590</text:p>
          </table:table-cell>
          <table:table-cell table:style-name="Yellow" office:value-type="string" calcext:value-type="string">
            <text:p>Yellow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table:style-name="Orange" office:value-type="string" calcext:value-type="string">
            <text:p>Orang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50" calcext:value-type="float">
            <text:p>750</text:p>
          </table:table-cell>
          <table:table-cell table:style-name="Red" office:value-type="string" calcext:value-type="string">
            <text:p>Red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IR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WIR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WIR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WIR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IR</text:p>
          </table:table-cell>
        </table:table-row>
      </table:table>
      <table:table table:name="Photodiode" table:style-name="ta1">
        <table:table-column table:style-name="co15" table:default-cell-style-name="ce34"/>
        <table:table-column table:style-name="co16" table:default-cell-style-name="ce41"/>
        <table:table-column table:style-name="co17" table:default-cell-style-name="ce41"/>
        <table:table-column table:style-name="co18" table:number-columns-repeated="2" table:default-cell-style-name="ce41"/>
        <table:table-row table:style-name="ro1">
          <table:table-cell table:style-name="ce45" office:value-type="string" calcext:value-type="string" table:number-columns-spanned="1" table:number-rows-spanned="2">
            <text:p>Wavelength</text:p>
          </table:table-cell>
          <table:table-cell table:style-name="ce46" office:value-type="string" calcext:value-type="string" table:number-columns-spanned="4" table:number-rows-spanned="1">
            <text:p>Intensity</text:p>
          </table:table-cell>
          <table:covered-table-cell table:style-name="ce46"/>
          <table:covered-table-cell table:number-columns-repeated="2" table:style-name="Default"/>
        </table:table-row>
        <table:table-row table:style-name="ro1">
          <table:covered-table-cell table:style-name="ce43"/>
          <table:table-cell table:style-name="ce40" office:value-type="string" calcext:value-type="string">
            <text:p>PD1</text:p>
          </table:table-cell>
          <table:table-cell table:style-name="ce40" office:value-type="string" calcext:value-type="string">
            <text:p>PD2</text:p>
          </table:table-cell>
          <table:table-cell table:style-name="ce40" office:value-type="string" calcext:value-type="string">
            <text:p>PD3</text:p>
          </table:table-cell>
          <table:table-cell table:style-name="ce40" office:value-type="string" calcext:value-type="string">
            <text:p>PD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3]+100" office:value-type="float" office:value="500" calcext:value-type="float">
            <text:p>500</text:p>
          </table:table-cell>
          <table:table-cell office:value-type="float" office:value="0.78" calcext:value-type="float">
            <text:p>0.7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.0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4]+100"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office:value-type="float" office:value="0.22" calcext:value-type="float">
            <text:p>0.22</text:p>
          </table:table-cell>
          <table:table-cell office:value-type="float" office:value="0.99" calcext:value-type="float">
            <text:p>0.99</text:p>
          </table:table-cell>
          <table:table-cell office:value-type="float" office:value="0.83" calcext:value-type="float">
            <text:p>0.8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.00</text:p>
          </table:table-cell>
          <table:table-cell office:value-type="float" office:value="0.87" calcext:value-type="float">
            <text:p>0.8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.0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formula="of:=[.A10]+100" office:value-type="float" office:value="1000" calcext:value-type="float">
            <text:p>1000</text:p>
          </table:table-cell>
          <table:table-cell office:value-type="float" office:value="0.06" calcext:value-type="float">
            <text:p>0.06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formula="of:=[.A12]+100" office:value-type="float" office:value="1100" calcext:value-type="float">
            <text:p>110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table:formula="of:=[.A13]+100"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table:formula="of:=[.A14]+100"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table:formula="of:=[.A15]+100" office:value-type="float" office:value="1400" calcext:value-type="float">
            <text:p>14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table:formula="of:=[.A16]+100"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formula="of:=[.A17]+100"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formula="of:=[.A19]+100"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formula="of:=[.A20]+100"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R" style:family="table-cell" style:parent-style-name="Default">
      <style:table-cell-properties fo:background-color="#7f0000"/>
      <style:text-properties fo:color="#ffffff"/>
    </style:style>
    <style:style style:name="Red" style:family="table-cell" style:parent-style-name="Default">
      <style:table-cell-properties fo:background-color="#bf0000"/>
    </style:style>
    <style:style style:name="Orange" style:family="table-cell" style:parent-style-name="Default">
      <style:table-cell-properties fo:background-color="#bf5f00"/>
    </style:style>
    <style:style style:name="Yellow" style:family="table-cell" style:parent-style-name="Default">
      <style:table-cell-properties fo:background-color="#bfbf00"/>
    </style:style>
    <style:style style:name="Green" style:family="table-cell" style:parent-style-name="Default">
      <style:table-cell-properties fo:background-color="#00bf00"/>
    </style:style>
    <style:style style:name="Cyan" style:family="table-cell" style:parent-style-name="Default">
      <style:table-cell-properties fo:background-color="#00bfbf"/>
    </style:style>
    <style:style style:name="Blue" style:family="table-cell" style:parent-style-name="Default">
      <style:table-cell-properties fo:background-color="#0000bf"/>
    </style:style>
    <style:style style:name="Violet" style:family="table-cell" style:parent-style-name="Default">
      <style:table-cell-properties fo:background-color="#6000bf"/>
    </style:style>
    <style:style style:name="UV" style:family="table-cell" style:parent-style-name="Default">
      <style:table-cell-properties fo:background-color="#400080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09:36:44.233829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3:25:36.589558343</meta:creation-date>
    <dc:date>2020-04-29T17:34:20.167366235</dc:date>
    <meta:editing-duration>PT1H52M7S</meta:editing-duration>
    <meta:editing-cycles>8</meta:editing-cycles>
    <meta:generator>LibreOffice/6.3.5.2$Linux_X86_64 LibreOffice_project/30$Build-2</meta:generator>
    <meta:document-statistic meta:table-count="3" meta:cell-count="3137" meta:object-count="0"/>
  </office:meta>
</office:document-meta>
</file>